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nshaderHLSLProfilerData_data_main_se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ean USG(msec)</text:p>
          </table:table-cell>
          <table:table-cell office:value-type="string" calcext:value-type="string">
            <text:p>Mean HLSL(msec)</text:p>
          </table:table-cell>
          <table:table-cell office:value-type="string" calcext:value-type="string">
            <text:p>HLSL BETTER (0 = False, 1 = True)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0.08883267" calcext:value-type="float">
            <text:p>0.08883267</text:p>
          </table:table-cell>
          <table:table-cell office:value-type="float" office:value="0.08725664" calcext:value-type="float">
            <text:p>0.08725664</text:p>
          </table:table-cell>
          <table:table-cell table:formula="of:=COM.MICROSOFT.IFS([.C2]&gt;[.D2];1;[.D2]&gt;[.C2];0;[.D2]=[.C2];0)" office:value-type="float" office:value="1" calcext:value-type="float">
            <text:p>1</text:p>
          </table:table-cell>
          <table:table-cell table:formula="of:=[.C2]-[.D2]" office:value-type="float" office:value="0.00157603000000001" calcext:value-type="float">
            <text:p>0.00157603</text:p>
          </table:table-cell>
        </table:table-row>
        <table:table-row table:style-name="ro1">
          <table:table-cell office:value-type="string" calcext:value-type="string">
            <text:p>CullResults.CreateSharedRendererScene</text:p>
          </table:table-cell>
          <table:table-cell office:value-type="string" calcext:value-type="string">
            <text:p>Render</text:p>
          </table:table-cell>
          <table:table-cell office:value-type="float" office:value="0.01551767" calcext:value-type="float">
            <text:p>0.01551767</text:p>
          </table:table-cell>
          <table:table-cell office:value-type="float" office:value="0.01412501" calcext:value-type="float">
            <text:p>0.01412501</text:p>
          </table:table-cell>
          <table:table-cell table:formula="of:=COM.MICROSOFT.IFS([.C3]&gt;[.D3];1;[.D3]&gt;[.C3];0;[.D3]=[.C3];0)" office:value-type="float" office:value="1" calcext:value-type="float">
            <text:p>1</text:p>
          </table:table-cell>
          <table:table-cell table:formula="of:=[.C3]-[.D3]" office:value-type="float" office:value="0.00139266" calcext:value-type="float">
            <text:p>0.00139266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1104667" calcext:value-type="float">
            <text:p>0.001104667</text:p>
          </table:table-cell>
          <table:table-cell office:value-type="float" office:value="0.000114" calcext:value-type="float">
            <text:p>0.000114</text:p>
          </table:table-cell>
          <table:table-cell table:formula="of:=COM.MICROSOFT.IFS([.C4]&gt;[.D4];1;[.D4]&gt;[.C4];0;[.D4]=[.C4];0)" office:value-type="float" office:value="1" calcext:value-type="float">
            <text:p>1</text:p>
          </table:table-cell>
          <table:table-cell table:formula="of:=[.C4]-[.D4]" office:value-type="float" office:value="0.000990667" calcext:value-type="float">
            <text:p>0.000990667</text:p>
          </table:table-cell>
        </table:table-row>
        <table:table-row table:style-name="ro1">
          <table:table-cell office:value-type="string" calcext:value-type="string">
            <text:p>Inl_Context.Submit</text:p>
          </table:table-cell>
          <table:table-cell office:value-type="string" calcext:value-type="string">
            <text:p>Scripts</text:p>
          </table:table-cell>
          <table:table-cell office:value-type="float" office:value="0.1451667" calcext:value-type="float">
            <text:p>0.1451667</text:p>
          </table:table-cell>
          <table:table-cell office:value-type="float" office:value="0.1441863" calcext:value-type="float">
            <text:p>0.1441863</text:p>
          </table:table-cell>
          <table:table-cell table:formula="of:=COM.MICROSOFT.IFS([.C5]&gt;[.D5];1;[.D5]&gt;[.C5];0;[.D5]=[.C5];0)" office:value-type="float" office:value="1" calcext:value-type="float">
            <text:p>1</text:p>
          </table:table-cell>
          <table:table-cell table:formula="of:=[.C5]-[.D5]" office:value-type="float" office:value="0.000980399999999992" calcext:value-type="float">
            <text:p>0.0009804</text:p>
          </table:table-cell>
        </table:table-row>
        <table:table-row table:style-name="ro1">
          <table:table-cell office:value-type="string" calcext:value-type="string">
            <text:p>CullScriptable</text:p>
          </table:table-cell>
          <table:table-cell office:value-type="string" calcext:value-type="string">
            <text:p>Render</text:p>
          </table:table-cell>
          <table:table-cell office:value-type="float" office:value="0.05708903" calcext:value-type="float">
            <text:p>0.05708903</text:p>
          </table:table-cell>
          <table:table-cell office:value-type="float" office:value="0.05620534" calcext:value-type="float">
            <text:p>0.05620534</text:p>
          </table:table-cell>
          <table:table-cell table:formula="of:=COM.MICROSOFT.IFS([.C6]&gt;[.D6];1;[.D6]&gt;[.C6];0;[.D6]=[.C6];0)" office:value-type="float" office:value="1" calcext:value-type="float">
            <text:p>1</text:p>
          </table:table-cell>
          <table:table-cell table:formula="of:=[.C6]-[.D6]" office:value-type="float" office:value="0.000883689999999999" calcext:value-type="float">
            <text:p>0.00088369</text:p>
          </table:table-cell>
        </table:table-row>
        <table:table-row table:style-name="ro1">
          <table:table-cell office:value-type="string" calcext:value-type="string">
            <text:p>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0.1010047" calcext:value-type="float">
            <text:p>0.1010047</text:p>
          </table:table-cell>
          <table:table-cell office:value-type="float" office:value="0.100126" calcext:value-type="float">
            <text:p>0.100126</text:p>
          </table:table-cell>
          <table:table-cell table:formula="of:=COM.MICROSOFT.IFS([.C7]&gt;[.D7];1;[.D7]&gt;[.C7];0;[.D7]=[.C7];0)" office:value-type="float" office:value="1" calcext:value-type="float">
            <text:p>1</text:p>
          </table:table-cell>
          <table:table-cell table:formula="of:=[.C7]-[.D7]" office:value-type="float" office:value="0.000878699999999996" calcext:value-type="float">
            <text:p>0.0008787</text:p>
          </table:table-cell>
        </table:table-row>
        <table:table-row table:style-name="ro1">
          <table:table-cell office:value-type="string" calcext:value-type="string">
            <text:p>PostLateUpdate.UpdateAllRenderers</text:p>
          </table:table-cell>
          <table:table-cell office:value-type="string" calcext:value-type="string">
            <text:p>PlayerLoop</text:p>
          </table:table-cell>
          <table:table-cell office:value-type="float" office:value="0.019783" calcext:value-type="float">
            <text:p>0.019783</text:p>
          </table:table-cell>
          <table:table-cell office:value-type="float" office:value="0.01905466" calcext:value-type="float">
            <text:p>0.01905466</text:p>
          </table:table-cell>
          <table:table-cell table:formula="of:=COM.MICROSOFT.IFS([.C8]&gt;[.D8];1;[.D8]&gt;[.C8];0;[.D8]=[.C8];0)" office:value-type="float" office:value="1" calcext:value-type="float">
            <text:p>1</text:p>
          </table:table-cell>
          <table:table-cell table:formula="of:=[.C8]-[.D8]" office:value-type="float" office:value="0.000728339999999997" calcext:value-type="float">
            <text:p>0.00072834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1480289" calcext:value-type="float">
            <text:p>0.01480289</text:p>
          </table:table-cell>
          <table:table-cell office:value-type="float" office:value="0.01410615" calcext:value-type="float">
            <text:p>0.01410615</text:p>
          </table:table-cell>
          <table:table-cell table:formula="of:=COM.MICROSOFT.IFS([.C9]&gt;[.D9];1;[.D9]&gt;[.C9];0;[.D9]=[.C9];0)" office:value-type="float" office:value="1" calcext:value-type="float">
            <text:p>1</text:p>
          </table:table-cell>
          <table:table-cell table:formula="of:=[.C9]-[.D9]" office:value-type="float" office:value="0.000696740000000001" calcext:value-type="float">
            <text:p>0.00069674</text:p>
          </table:table-cell>
        </table:table-row>
        <table:table-row table:style-name="ro1">
          <table:table-cell office:value-type="string" calcext:value-type="string">
            <text:p>Inl_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0.01586967" calcext:value-type="float">
            <text:p>0.01586967</text:p>
          </table:table-cell>
          <table:table-cell office:value-type="float" office:value="0.01525467" calcext:value-type="float">
            <text:p>0.01525467</text:p>
          </table:table-cell>
          <table:table-cell table:formula="of:=COM.MICROSOFT.IFS([.C10]&gt;[.D10];1;[.D10]&gt;[.C10];0;[.D10]=[.C10];0)" office:value-type="float" office:value="1" calcext:value-type="float">
            <text:p>1</text:p>
          </table:table-cell>
          <table:table-cell table:formula="of:=[.C10]-[.D10]" office:value-type="float" office:value="0.000614999999999999" calcext:value-type="float">
            <text:p>0.000615</text:p>
          </table:table-cell>
        </table:table-row>
        <table:table-row table:style-name="ro1">
          <table:table-cell office:value-type="string" calcext:value-type="string">
            <text:p>Inl_UniversalRenderPipeline.InitializeStackedCameraData</text:p>
          </table:table-cell>
          <table:table-cell office:value-type="string" calcext:value-type="string">
            <text:p>Scripts</text:p>
          </table:table-cell>
          <table:table-cell office:value-type="float" office:value="0.007791335" calcext:value-type="float">
            <text:p>0.007791335</text:p>
          </table:table-cell>
          <table:table-cell office:value-type="float" office:value="0.007243002" calcext:value-type="float">
            <text:p>0.007243002</text:p>
          </table:table-cell>
          <table:table-cell table:formula="of:=COM.MICROSOFT.IFS([.C11]&gt;[.D11];1;[.D11]&gt;[.C11];0;[.D11]=[.C11];0)" office:value-type="float" office:value="1" calcext:value-type="float">
            <text:p>1</text:p>
          </table:table-cell>
          <table:table-cell table:formula="of:=[.C11]-[.D11]" office:value-type="float" office:value="0.000548333000000001" calcext:value-type="float">
            <text:p>0.000548333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08440001" calcext:value-type="float">
            <text:p>0.0008440001</text:p>
          </table:table-cell>
          <table:table-cell office:value-type="float" office:value="0.000382" calcext:value-type="float">
            <text:p>0.000382</text:p>
          </table:table-cell>
          <table:table-cell table:formula="of:=COM.MICROSOFT.IFS([.C12]&gt;[.D12];1;[.D12]&gt;[.C12];0;[.D12]=[.C12];0)" office:value-type="float" office:value="1" calcext:value-type="float">
            <text:p>1</text:p>
          </table:table-cell>
          <table:table-cell table:formula="of:=[.C12]-[.D12]" office:value-type="float" office:value="0.0004620001" calcext:value-type="float">
            <text:p>0.0004620001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1994667" calcext:value-type="float">
            <text:p>0.001994667</text:p>
          </table:table-cell>
          <table:table-cell office:value-type="float" office:value="0.001533" calcext:value-type="float">
            <text:p>0.001533</text:p>
          </table:table-cell>
          <table:table-cell table:formula="of:=COM.MICROSOFT.IFS([.C13]&gt;[.D13];1;[.D13]&gt;[.C13];0;[.D13]=[.C13];0)" office:value-type="float" office:value="1" calcext:value-type="float">
            <text:p>1</text:p>
          </table:table-cell>
          <table:table-cell table:formula="of:=[.C13]-[.D13]" office:value-type="float" office:value="0.000461667" calcext:value-type="float">
            <text:p>0.000461667</text:p>
          </table:table-cell>
        </table:table-row>
        <table:table-row table:style-name="ro1">
          <table:table-cell office:value-type="string" calcext:value-type="string">
            <text:p>Inl_UniversalRenderPipeline.InitializeRenderingData</text:p>
          </table:table-cell>
          <table:table-cell office:value-type="string" calcext:value-type="string">
            <text:p>Scripts</text:p>
          </table:table-cell>
          <table:table-cell office:value-type="float" office:value="0.006339668" calcext:value-type="float">
            <text:p>0.006339668</text:p>
          </table:table-cell>
          <table:table-cell office:value-type="float" office:value="0.005918333" calcext:value-type="float">
            <text:p>0.005918333</text:p>
          </table:table-cell>
          <table:table-cell table:formula="of:=COM.MICROSOFT.IFS([.C14]&gt;[.D14];1;[.D14]&gt;[.C14];0;[.D14]=[.C14];0)" office:value-type="float" office:value="1" calcext:value-type="float">
            <text:p>1</text:p>
          </table:table-cell>
          <table:table-cell table:formula="of:=[.C14]-[.D14]" office:value-type="float" office:value="0.000421335" calcext:value-type="float">
            <text:p>0.000421335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1284999" calcext:value-type="float">
            <text:p>0.001284999</text:p>
          </table:table-cell>
          <table:table-cell office:value-type="float" office:value="0.0008699996" calcext:value-type="float">
            <text:p>0.0008699996</text:p>
          </table:table-cell>
          <table:table-cell table:formula="of:=COM.MICROSOFT.IFS([.C15]&gt;[.D15];1;[.D15]&gt;[.C15];0;[.D15]=[.C15];0)" office:value-type="float" office:value="1" calcext:value-type="float">
            <text:p>1</text:p>
          </table:table-cell>
          <table:table-cell table:formula="of:=[.C15]-[.D15]" office:value-type="float" office:value="0.0004149994" calcext:value-type="float">
            <text:p>0.0004149994</text:p>
          </table:table-cell>
        </table:table-row>
        <table:table-row table:style-name="ro1">
          <table:table-cell office:value-type="string" calcext:value-type="string">
            <text:p>CullSendEvents</text:p>
          </table:table-cell>
          <table:table-cell office:value-type="string" calcext:value-type="string">
            <text:p>Render</text:p>
          </table:table-cell>
          <table:table-cell office:value-type="float" office:value="0.006754334" calcext:value-type="float">
            <text:p>0.006754334</text:p>
          </table:table-cell>
          <table:table-cell office:value-type="float" office:value="0.006357336" calcext:value-type="float">
            <text:p>0.006357336</text:p>
          </table:table-cell>
          <table:table-cell table:formula="of:=COM.MICROSOFT.IFS([.C16]&gt;[.D16];1;[.D16]&gt;[.C16];0;[.D16]=[.C16];0)" office:value-type="float" office:value="1" calcext:value-type="float">
            <text:p>1</text:p>
          </table:table-cell>
          <table:table-cell table:formula="of:=[.C16]-[.D16]" office:value-type="float" office:value="0.000396998" calcext:value-type="float">
            <text:p>0.000396998</text:p>
          </table:table-cell>
        </table:table-row>
        <table:table-row table:style-name="ro1">
          <table:table-cell office:value-type="string" calcext:value-type="string">
            <text:p>Unity.RenderPipelines.Core.Runtime.dll!UnityEngine.Rendering::DebugUpdater.Update()</text:p>
          </table:table-cell>
          <table:table-cell office:value-type="string" calcext:value-type="string">
            <text:p>Scripts</text:p>
          </table:table-cell>
          <table:table-cell office:value-type="float" office:value="0.006327335" calcext:value-type="float">
            <text:p>0.006327335</text:p>
          </table:table-cell>
          <table:table-cell office:value-type="float" office:value="0.005945333" calcext:value-type="float">
            <text:p>0.005945333</text:p>
          </table:table-cell>
          <table:table-cell table:formula="of:=COM.MICROSOFT.IFS([.C17]&gt;[.D17];1;[.D17]&gt;[.C17];0;[.D17]=[.C17];0)" office:value-type="float" office:value="1" calcext:value-type="float">
            <text:p>1</text:p>
          </table:table-cell>
          <table:table-cell table:formula="of:=[.C17]-[.D17]" office:value-type="float" office:value="0.000382002" calcext:value-type="float">
            <text:p>0.000382002</text:p>
          </table:table-cell>
        </table:table-row>
        <table:table-row table:style-name="ro1">
          <table:table-cell office:value-type="string" calcext:value-type="string">
            <text:p>Inl_Setup Main Shadowmap</text:p>
          </table:table-cell>
          <table:table-cell office:value-type="string" calcext:value-type="string">
            <text:p>Scripts</text:p>
          </table:table-cell>
          <table:table-cell office:value-type="float" office:value="0.004897334" calcext:value-type="float">
            <text:p>0.004897334</text:p>
          </table:table-cell>
          <table:table-cell office:value-type="float" office:value="0.004516335" calcext:value-type="float">
            <text:p>0.004516335</text:p>
          </table:table-cell>
          <table:table-cell table:formula="of:=COM.MICROSOFT.IFS([.C18]&gt;[.D18];1;[.D18]&gt;[.C18];0;[.D18]=[.C18];0)" office:value-type="float" office:value="1" calcext:value-type="float">
            <text:p>1</text:p>
          </table:table-cell>
          <table:table-cell table:formula="of:=[.C18]-[.D18]" office:value-type="float" office:value="0.000380999" calcext:value-type="float">
            <text:p>0.000380999</text:p>
          </table:table-cell>
        </table:table-row>
        <table:table-row table:style-name="ro1">
          <table:table-cell office:value-type="string" calcext:value-type="string">
            <text:p>Update.ScriptRun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11376" calcext:value-type="float">
            <text:p>0.011376</text:p>
          </table:table-cell>
          <table:table-cell office:value-type="float" office:value="0.01101633" calcext:value-type="float">
            <text:p>0.01101633</text:p>
          </table:table-cell>
          <table:table-cell table:formula="of:=COM.MICROSOFT.IFS([.C19]&gt;[.D19];1;[.D19]&gt;[.C19];0;[.D19]=[.C19];0)" office:value-type="float" office:value="1" calcext:value-type="float">
            <text:p>1</text:p>
          </table:table-cell>
          <table:table-cell table:formula="of:=[.C19]-[.D19]" office:value-type="float" office:value="0.000359669999999999" calcext:value-type="float">
            <text:p>0.00035967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4214666" calcext:value-type="float">
            <text:p>0.004214666</text:p>
          </table:table-cell>
          <table:table-cell office:value-type="float" office:value="0.003873998" calcext:value-type="float">
            <text:p>0.003873998</text:p>
          </table:table-cell>
          <table:table-cell table:formula="of:=COM.MICROSOFT.IFS([.C20]&gt;[.D20];1;[.D20]&gt;[.C20];0;[.D20]=[.C20];0)" office:value-type="float" office:value="1" calcext:value-type="float">
            <text:p>1</text:p>
          </table:table-cell>
          <table:table-cell table:formula="of:=[.C20]-[.D20]" office:value-type="float" office:value="0.000340668000000001" calcext:value-type="float">
            <text:p>0.000340668</text:p>
          </table:table-cell>
        </table:table-row>
        <table:table-row table:style-name="ro1">
          <table:table-cell office:value-type="string" calcext:value-type="string">
            <text:p>PostLateUpdate.PresentAfterDraw</text:p>
          </table:table-cell>
          <table:table-cell office:value-type="string" calcext:value-type="string">
            <text:p>PlayerLoop</text:p>
          </table:table-cell>
          <table:table-cell office:value-type="float" office:value="0.003561668" calcext:value-type="float">
            <text:p>0.003561668</text:p>
          </table:table-cell>
          <table:table-cell office:value-type="float" office:value="0.003227333" calcext:value-type="float">
            <text:p>0.003227333</text:p>
          </table:table-cell>
          <table:table-cell table:formula="of:=COM.MICROSOFT.IFS([.C21]&gt;[.D21];1;[.D21]&gt;[.C21];0;[.D21]=[.C21];0)" office:value-type="float" office:value="1" calcext:value-type="float">
            <text:p>1</text:p>
          </table:table-cell>
          <table:table-cell table:formula="of:=[.C21]-[.D21]" office:value-type="float" office:value="0.000334335" calcext:value-type="float">
            <text:p>0.000334335</text:p>
          </table:table-cell>
        </table:table-row>
        <table:table-row table:style-name="ro1">
          <table:table-cell office:value-type="string" calcext:value-type="string">
            <text:p>Gfx.EndAsyncJobFrame</text:p>
          </table:table-cell>
          <table:table-cell office:value-type="string" calcext:value-type="string">
            <text:p>Render</text:p>
          </table:table-cell>
          <table:table-cell office:value-type="float" office:value="0.007236667" calcext:value-type="float">
            <text:p>0.007236667</text:p>
          </table:table-cell>
          <table:table-cell office:value-type="float" office:value="0.006904336" calcext:value-type="float">
            <text:p>0.006904336</text:p>
          </table:table-cell>
          <table:table-cell table:formula="of:=COM.MICROSOFT.IFS([.C22]&gt;[.D22];1;[.D22]&gt;[.C22];0;[.D22]=[.C22];0)" office:value-type="float" office:value="1" calcext:value-type="float">
            <text:p>1</text:p>
          </table:table-cell>
          <table:table-cell table:formula="of:=[.C22]-[.D22]" office:value-type="float" office:value="0.000332331" calcext:value-type="float">
            <text:p>0.000332331</text:p>
          </table:table-cell>
        </table:table-row>
        <table:table-row table:style-name="ro1">
          <table:table-cell office:value-type="string" calcext:value-type="string">
            <text:p>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1096633" calcext:value-type="float">
            <text:p>0.01096633</text:p>
          </table:table-cell>
          <table:table-cell office:value-type="float" office:value="0.010639" calcext:value-type="float">
            <text:p>0.010639</text:p>
          </table:table-cell>
          <table:table-cell table:formula="of:=COM.MICROSOFT.IFS([.C23]&gt;[.D23];1;[.D23]&gt;[.C23];0;[.D23]=[.C23];0)" office:value-type="float" office:value="1" calcext:value-type="float">
            <text:p>1</text:p>
          </table:table-cell>
          <table:table-cell table:formula="of:=[.C23]-[.D23]" office:value-type="float" office:value="0.000327330000000001" calcext:value-type="float">
            <text:p>0.00032733</text:p>
          </table:table-cell>
        </table:table-row>
        <table:table-row table:style-name="ro1">
          <table:table-cell office:value-type="string" calcext:value-type="string">
            <text:p>PostLateUpdate.PlayerSendFrameStarted</text:p>
          </table:table-cell>
          <table:table-cell office:value-type="string" calcext:value-type="string">
            <text:p>PlayerLoop</text:p>
          </table:table-cell>
          <table:table-cell office:value-type="float" office:value="0.004943001" calcext:value-type="float">
            <text:p>0.004943001</text:p>
          </table:table-cell>
          <table:table-cell office:value-type="float" office:value="0.004619667" calcext:value-type="float">
            <text:p>0.004619667</text:p>
          </table:table-cell>
          <table:table-cell table:formula="of:=COM.MICROSOFT.IFS([.C24]&gt;[.D24];1;[.D24]&gt;[.C24];0;[.D24]=[.C24];0)" office:value-type="float" office:value="1" calcext:value-type="float">
            <text:p>1</text:p>
          </table:table-cell>
          <table:table-cell table:formula="of:=[.C24]-[.D24]" office:value-type="float" office:value="0.000323334000000001" calcext:value-type="float">
            <text:p>0.000323334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07514666" calcext:value-type="float">
            <text:p>0.007514666</text:p>
          </table:table-cell>
          <table:table-cell office:value-type="float" office:value="0.007198331" calcext:value-type="float">
            <text:p>0.007198331</text:p>
          </table:table-cell>
          <table:table-cell table:formula="of:=COM.MICROSOFT.IFS([.C25]&gt;[.D25];1;[.D25]&gt;[.C25];0;[.D25]=[.C25];0)" office:value-type="float" office:value="1" calcext:value-type="float">
            <text:p>1</text:p>
          </table:table-cell>
          <table:table-cell table:formula="of:=[.C25]-[.D25]" office:value-type="float" office:value="0.000316335" calcext:value-type="float">
            <text:p>0.000316335</text:p>
          </table:table-cell>
        </table:table-row>
        <table:table-row table:style-name="ro1">
          <table:table-cell office:value-type="string" calcext:value-type="string">
            <text:p>WaitForRenderJobs</text:p>
          </table:table-cell>
          <table:table-cell office:value-type="string" calcext:value-type="string">
            <text:p>Render</text:p>
          </table:table-cell>
          <table:table-cell office:value-type="float" office:value="0.007056335" calcext:value-type="float">
            <text:p>0.007056335</text:p>
          </table:table-cell>
          <table:table-cell office:value-type="float" office:value="0.006744332" calcext:value-type="float">
            <text:p>0.006744332</text:p>
          </table:table-cell>
          <table:table-cell table:formula="of:=COM.MICROSOFT.IFS([.C26]&gt;[.D26];1;[.D26]&gt;[.C26];0;[.D26]=[.C26];0)" office:value-type="float" office:value="1" calcext:value-type="float">
            <text:p>1</text:p>
          </table:table-cell>
          <table:table-cell table:formula="of:=[.C26]-[.D26]" office:value-type="float" office:value="0.000312003" calcext:value-type="float">
            <text:p>0.000312003</text:p>
          </table:table-cell>
        </table:table-row>
        <table:table-row table:style-name="ro1">
          <table:table-cell office:value-type="string" calcext:value-type="string">
            <text:p>PreLateUpdate.EndGraphicsJobsAfterScriptUpdate</text:p>
          </table:table-cell>
          <table:table-cell office:value-type="string" calcext:value-type="string">
            <text:p>PlayerLoop</text:p>
          </table:table-cell>
          <table:table-cell office:value-type="float" office:value="0.007682669" calcext:value-type="float">
            <text:p>0.007682669</text:p>
          </table:table-cell>
          <table:table-cell office:value-type="float" office:value="0.007381331" calcext:value-type="float">
            <text:p>0.007381331</text:p>
          </table:table-cell>
          <table:table-cell table:formula="of:=COM.MICROSOFT.IFS([.C27]&gt;[.D27];1;[.D27]&gt;[.C27];0;[.D27]=[.C27];0)" office:value-type="float" office:value="1" calcext:value-type="float">
            <text:p>1</text:p>
          </table:table-cell>
          <table:table-cell table:formula="of:=[.C27]-[.D27]" office:value-type="float" office:value="0.000301338" calcext:value-type="float">
            <text:p>0.000301338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6087321" calcext:value-type="float">
            <text:p>0.006087321</text:p>
          </table:table-cell>
          <table:table-cell office:value-type="float" office:value="0.005789991" calcext:value-type="float">
            <text:p>0.005789991</text:p>
          </table:table-cell>
          <table:table-cell table:formula="of:=COM.MICROSOFT.IFS([.C28]&gt;[.D28];1;[.D28]&gt;[.C28];0;[.D28]=[.C28];0)" office:value-type="float" office:value="1" calcext:value-type="float">
            <text:p>1</text:p>
          </table:table-cell>
          <table:table-cell table:formula="of:=[.C28]-[.D28]" office:value-type="float" office:value="0.00029733" calcext:value-type="float">
            <text:p>0.00029733</text:p>
          </table:table-cell>
        </table:table-row>
        <table:table-row table:style-name="ro1">
          <table:table-cell office:value-type="string" calcext:value-type="string">
            <text:p>PreLateUpdate.ParticleSystemBeginUpdateAll</text:p>
          </table:table-cell>
          <table:table-cell office:value-type="string" calcext:value-type="string">
            <text:p>PlayerLoop</text:p>
          </table:table-cell>
          <table:table-cell office:value-type="float" office:value="0.002563001" calcext:value-type="float">
            <text:p>0.002563001</text:p>
          </table:table-cell>
          <table:table-cell office:value-type="float" office:value="0.002268001" calcext:value-type="float">
            <text:p>0.002268001</text:p>
          </table:table-cell>
          <table:table-cell table:formula="of:=COM.MICROSOFT.IFS([.C29]&gt;[.D29];1;[.D29]&gt;[.C29];0;[.D29]=[.C29];0)" office:value-type="float" office:value="1" calcext:value-type="float">
            <text:p>1</text:p>
          </table:table-cell>
          <table:table-cell table:formula="of:=[.C29]-[.D29]" office:value-type="float" office:value="0.000295" calcext:value-type="float">
            <text:p>0.000295</text:p>
          </table:table-cell>
        </table:table-row>
        <table:table-row table:style-name="ro1">
          <table:table-cell office:value-type="string" calcext:value-type="string">
            <text:p>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513299" calcext:value-type="float">
            <text:p>0.00513299</text:p>
          </table:table-cell>
          <table:table-cell office:value-type="float" office:value="0.004842666" calcext:value-type="float">
            <text:p>0.004842666</text:p>
          </table:table-cell>
          <table:table-cell table:formula="of:=COM.MICROSOFT.IFS([.C30]&gt;[.D30];1;[.D30]&gt;[.C30];0;[.D30]=[.C30];0)" office:value-type="float" office:value="1" calcext:value-type="float">
            <text:p>1</text:p>
          </table:table-cell>
          <table:table-cell table:formula="of:=[.C30]-[.D30]" office:value-type="float" office:value="0.000290324" calcext:value-type="float">
            <text:p>0.000290324</text:p>
          </table:table-cell>
        </table:table-row>
        <table:table-row table:style-name="ro1">
          <table:table-cell office:value-type="string" calcext:value-type="string">
            <text:p>Device.Present</text:p>
          </table:table-cell>
          <table:table-cell office:value-type="string" calcext:value-type="string">
            <text:p>Render</text:p>
          </table:table-cell>
          <table:table-cell office:value-type="float" office:value="0.003075999" calcext:value-type="float">
            <text:p>0.003075999</text:p>
          </table:table-cell>
          <table:table-cell office:value-type="float" office:value="0.002787001" calcext:value-type="float">
            <text:p>0.002787001</text:p>
          </table:table-cell>
          <table:table-cell table:formula="of:=COM.MICROSOFT.IFS([.C31]&gt;[.D31];1;[.D31]&gt;[.C31];0;[.D31]=[.C31];0)" office:value-type="float" office:value="1" calcext:value-type="float">
            <text:p>1</text:p>
          </table:table-cell>
          <table:table-cell table:formula="of:=[.C31]-[.D31]" office:value-type="float" office:value="0.000288998" calcext:value-type="float">
            <text:p>0.000288998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0.005189335" calcext:value-type="float">
            <text:p>0.005189335</text:p>
          </table:table-cell>
          <table:table-cell table:formula="of:=COM.MICROSOFT.IFS([.C32]&gt;[.D32];1;[.D32]&gt;[.C32];0;[.D32]=[.C32];0)" office:value-type="float" office:value="1" calcext:value-type="float">
            <text:p>1</text:p>
          </table:table-cell>
          <table:table-cell table:formula="of:=[.C32]-[.D32]" office:value-type="float" office:value="0.000254664999999999" calcext:value-type="float">
            <text:p>0.000254665</text:p>
          </table:table-cell>
        </table:table-row>
        <table:table-row table:style-name="ro1">
          <table:table-cell office:value-type="string" calcext:value-type="string">
            <text:p>ParticleSystem.Update</text:p>
          </table:table-cell>
          <table:table-cell office:value-type="string" calcext:value-type="string">
            <text:p>Particles</text:p>
          </table:table-cell>
          <table:table-cell office:value-type="float" office:value="0.002317666" calcext:value-type="float">
            <text:p>0.002317666</text:p>
          </table:table-cell>
          <table:table-cell office:value-type="float" office:value="0.002064999" calcext:value-type="float">
            <text:p>0.002064999</text:p>
          </table:table-cell>
          <table:table-cell table:formula="of:=COM.MICROSOFT.IFS([.C33]&gt;[.D33];1;[.D33]&gt;[.C33];0;[.D33]=[.C33];0)" office:value-type="float" office:value="1" calcext:value-type="float">
            <text:p>1</text:p>
          </table:table-cell>
          <table:table-cell table:formula="of:=[.C33]-[.D33]" office:value-type="float" office:value="0.000252667" calcext:value-type="float">
            <text:p>0.000252667</text:p>
          </table:table-cell>
        </table:table-row>
        <table:table-row table:style-name="ro1">
          <table:table-cell office:value-type="string" calcext:value-type="string">
            <text:p>PostLateUpdate.UpdateCustomRenderTextures</text:p>
          </table:table-cell>
          <table:table-cell office:value-type="string" calcext:value-type="string">
            <text:p>PlayerLoop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02241001" calcext:value-type="float">
            <text:p>0.002241001</text:p>
          </table:table-cell>
          <table:table-cell table:formula="of:=COM.MICROSOFT.IFS([.C34]&gt;[.D34];1;[.D34]&gt;[.C34];0;[.D34]=[.C34];0)" office:value-type="float" office:value="1" calcext:value-type="float">
            <text:p>1</text:p>
          </table:table-cell>
          <table:table-cell table:formula="of:=[.C34]-[.D34]" office:value-type="float" office:value="0.000251999" calcext:value-type="float">
            <text:p>0.000251999</text:p>
          </table:table-cell>
        </table:table-row>
        <table:table-row table:style-name="ro1">
          <table:table-cell office:value-type="string" calcext:value-type="string">
            <text:p>FrameEvents.XRBeginFrame</text:p>
          </table:table-cell>
          <table:table-cell office:value-type="string" calcext:value-type="string">
            <text:p>PlayerLoop</text:p>
          </table:table-cell>
          <table:table-cell office:value-type="float" office:value="0.001321667" calcext:value-type="float">
            <text:p>0.001321667</text:p>
          </table:table-cell>
          <table:table-cell office:value-type="float" office:value="0.001079" calcext:value-type="float">
            <text:p>0.001079</text:p>
          </table:table-cell>
          <table:table-cell table:formula="of:=COM.MICROSOFT.IFS([.C35]&gt;[.D35];1;[.D35]&gt;[.C35];0;[.D35]=[.C35];0)" office:value-type="float" office:value="1" calcext:value-type="float">
            <text:p>1</text:p>
          </table:table-cell>
          <table:table-cell table:formula="of:=[.C35]-[.D35]" office:value-type="float" office:value="0.000242667" calcext:value-type="float">
            <text:p>0.000242667</text:p>
          </table:table-cell>
        </table:table-row>
        <table:table-row table:style-name="ro1">
          <table:table-cell office:value-type="string" calcext:value-type="string">
            <text:p>DrawOpaqueObjects</text:p>
          </table:table-cell>
          <table:table-cell office:value-type="string" calcext:value-type="string">
            <text:p>Scripts</text:p>
          </table:table-cell>
          <table:table-cell office:value-type="float" office:value="0.007575335" calcext:value-type="float">
            <text:p>0.007575335</text:p>
          </table:table-cell>
          <table:table-cell office:value-type="float" office:value="0.00734" calcext:value-type="float">
            <text:p>0.00734</text:p>
          </table:table-cell>
          <table:table-cell table:formula="of:=COM.MICROSOFT.IFS([.C36]&gt;[.D36];1;[.D36]&gt;[.C36];0;[.D36]=[.C36];0)" office:value-type="float" office:value="1" calcext:value-type="float">
            <text:p>1</text:p>
          </table:table-cell>
          <table:table-cell table:formula="of:=[.C36]-[.D36]" office:value-type="float" office:value="0.000235335000000001" calcext:value-type="float">
            <text:p>0.000235335</text:p>
          </table:table-cell>
        </table:table-row>
        <table:table-row table:style-name="ro1">
          <table:table-cell office:value-type="string" calcext:value-type="string">
            <text:p>Graphics.PresentAndSync</text:p>
          </table:table-cell>
          <table:table-cell office:value-type="string" calcext:value-type="string">
            <text:p>Render</text:p>
          </table:table-cell>
          <table:table-cell office:value-type="float" office:value="0.003181999" calcext:value-type="float">
            <text:p>0.003181999</text:p>
          </table:table-cell>
          <table:table-cell office:value-type="float" office:value="0.002958999" calcext:value-type="float">
            <text:p>0.002958999</text:p>
          </table:table-cell>
          <table:table-cell table:formula="of:=COM.MICROSOFT.IFS([.C37]&gt;[.D37];1;[.D37]&gt;[.C37];0;[.D37]=[.C37];0)" office:value-type="float" office:value="1" calcext:value-type="float">
            <text:p>1</text:p>
          </table:table-cell>
          <table:table-cell table:formula="of:=[.C37]-[.D37]" office:value-type="float" office:value="0.000223" calcext:value-type="float">
            <text:p>0.000223</text:p>
          </table:table-cell>
        </table:table-row>
        <table:table-row table:style-name="ro1">
          <table:table-cell office:value-type="string" calcext:value-type="string">
            <text:p>PreUpdate.NewInputUpdate</text:p>
          </table:table-cell>
          <table:table-cell office:value-type="string" calcext:value-type="string">
            <text:p>PlayerLoop</text:p>
          </table:table-cell>
          <table:table-cell office:value-type="float" office:value="0.002584333" calcext:value-type="float">
            <text:p>0.002584333</text:p>
          </table:table-cell>
          <table:table-cell office:value-type="float" office:value="0.002371666" calcext:value-type="float">
            <text:p>0.002371666</text:p>
          </table:table-cell>
          <table:table-cell table:formula="of:=COM.MICROSOFT.IFS([.C38]&gt;[.D38];1;[.D38]&gt;[.C38];0;[.D38]=[.C38];0)" office:value-type="float" office:value="1" calcext:value-type="float">
            <text:p>1</text:p>
          </table:table-cell>
          <table:table-cell table:formula="of:=[.C38]-[.D38]" office:value-type="float" office:value="0.000212667" calcext:value-type="float">
            <text:p>0.000212667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 office:value-type="float" office:value="0.001651667" calcext:value-type="float">
            <text:p>0.001651667</text:p>
          </table:table-cell>
          <table:table-cell office:value-type="float" office:value="0.001441333" calcext:value-type="float">
            <text:p>0.001441333</text:p>
          </table:table-cell>
          <table:table-cell table:formula="of:=COM.MICROSOFT.IFS([.C39]&gt;[.D39];1;[.D39]&gt;[.C39];0;[.D39]=[.C39];0)" office:value-type="float" office:value="1" calcext:value-type="float">
            <text:p>1</text:p>
          </table:table-cell>
          <table:table-cell table:formula="of:=[.C39]-[.D39]" office:value-type="float" office:value="0.000210334" calcext:value-type="float">
            <text:p>0.000210334</text:p>
          </table:table-cell>
        </table:table-row>
        <table:table-row table:style-name="ro1">
          <table:table-cell office:value-type="string" calcext:value-type="string">
            <text:p>UIEvents.CanvasManagerRenderOverlays</text:p>
          </table:table-cell>
          <table:table-cell office:value-type="string" calcext:value-type="string">
            <text:p>PlayerLoop</text:p>
          </table:table-cell>
          <table:table-cell office:value-type="float" office:value="0.001070334" calcext:value-type="float">
            <text:p>0.001070334</text:p>
          </table:table-cell>
          <table:table-cell office:value-type="float" office:value="0.000863001" calcext:value-type="float">
            <text:p>0.000863001</text:p>
          </table:table-cell>
          <table:table-cell table:formula="of:=COM.MICROSOFT.IFS([.C40]&gt;[.D40];1;[.D40]&gt;[.C40];0;[.D40]=[.C40];0)" office:value-type="float" office:value="1" calcext:value-type="float">
            <text:p>1</text:p>
          </table:table-cell>
          <table:table-cell table:formula="of:=[.C40]-[.D40]" office:value-type="float" office:value="0.000207333" calcext:value-type="float">
            <text:p>0.000207333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5966" calcext:value-type="float">
            <text:p>0.005966</text:p>
          </table:table-cell>
          <table:table-cell office:value-type="float" office:value="0.005759" calcext:value-type="float">
            <text:p>0.005759</text:p>
          </table:table-cell>
          <table:table-cell table:formula="of:=COM.MICROSOFT.IFS([.C41]&gt;[.D41];1;[.D41]&gt;[.C41];0;[.D41]=[.C41];0)" office:value-type="float" office:value="1" calcext:value-type="float">
            <text:p>1</text:p>
          </table:table-cell>
          <table:table-cell table:formula="of:=[.C41]-[.D41]" office:value-type="float" office:value="0.000207000000000001" calcext:value-type="float">
            <text:p>0.000207</text:p>
          </table:table-cell>
        </table:table-row>
        <table:table-row table:style-name="ro1">
          <table:table-cell office:value-type="string" calcext:value-type="string">
            <text:p>MainLightShadow</text:p>
          </table:table-cell>
          <table:table-cell office:value-type="string" calcext:value-type="string">
            <text:p>Scripts</text:p>
          </table:table-cell>
          <table:table-cell office:value-type="float" office:value="0.014486" calcext:value-type="float">
            <text:p>0.014486</text:p>
          </table:table-cell>
          <table:table-cell office:value-type="float" office:value="0.014281" calcext:value-type="float">
            <text:p>0.014281</text:p>
          </table:table-cell>
          <table:table-cell table:formula="of:=COM.MICROSOFT.IFS([.C42]&gt;[.D42];1;[.D42]&gt;[.C42];0;[.D42]=[.C42];0)" office:value-type="float" office:value="1" calcext:value-type="float">
            <text:p>1</text:p>
          </table:table-cell>
          <table:table-cell table:formula="of:=[.C42]-[.D42]" office:value-type="float" office:value="0.000205" calcext:value-type="float">
            <text:p>0.000205</text:p>
          </table:table-cell>
        </table:table-row>
        <table:table-row table:style-name="ro1">
          <table:table-cell office:value-type="string" calcext:value-type="string">
            <text:p>Context.Submit</text:p>
          </table:table-cell>
          <table:table-cell office:value-type="string" calcext:value-type="string">
            <text:p>Scripts</text:p>
          </table:table-cell>
          <table:table-cell office:value-type="float" office:value="0.002318667" calcext:value-type="float">
            <text:p>0.002318667</text:p>
          </table:table-cell>
          <table:table-cell office:value-type="float" office:value="0.002116666" calcext:value-type="float">
            <text:p>0.002116666</text:p>
          </table:table-cell>
          <table:table-cell table:formula="of:=COM.MICROSOFT.IFS([.C43]&gt;[.D43];1;[.D43]&gt;[.C43];0;[.D43]=[.C43];0)" office:value-type="float" office:value="1" calcext:value-type="float">
            <text:p>1</text:p>
          </table:table-cell>
          <table:table-cell table:formula="of:=[.C43]-[.D43]" office:value-type="float" office:value="0.000202001" calcext:value-type="float">
            <text:p>0.000202001</text:p>
          </table:table-cell>
        </table:table-row>
        <table:table-row table:style-name="ro1">
          <table:table-cell office:value-type="string" calcext:value-type="string">
            <text:p>Inl_Sort Render Passes</text:p>
          </table:table-cell>
          <table:table-cell office:value-type="string" calcext:value-type="string">
            <text:p>Scripts</text:p>
          </table:table-cell>
          <table:table-cell office:value-type="float" office:value="0.0007719998" calcext:value-type="float">
            <text:p>0.0007719998</text:p>
          </table:table-cell>
          <table:table-cell office:value-type="float" office:value="0.0005819993" calcext:value-type="float">
            <text:p>0.0005819993</text:p>
          </table:table-cell>
          <table:table-cell table:formula="of:=COM.MICROSOFT.IFS([.C44]&gt;[.D44];1;[.D44]&gt;[.C44];0;[.D44]=[.C44];0)" office:value-type="float" office:value="1" calcext:value-type="float">
            <text:p>1</text:p>
          </table:table-cell>
          <table:table-cell table:formula="of:=[.C44]-[.D44]" office:value-type="float" office:value="0.0001900005" calcext:value-type="float">
            <text:p>0.0001900005</text:p>
          </table:table-cell>
        </table:table-row>
        <table:table-row table:style-name="ro1">
          <table:table-cell office:value-type="string" calcext:value-type="string">
            <text:p>GUI.Repaint</text:p>
          </table:table-cell>
          <table:table-cell office:value-type="string" calcext:value-type="string">
            <text:p>GUI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002091" calcext:value-type="float">
            <text:p>0.002091</text:p>
          </table:table-cell>
          <table:table-cell table:formula="of:=COM.MICROSOFT.IFS([.C45]&gt;[.D45];1;[.D45]&gt;[.C45];0;[.D45]=[.C45];0)" office:value-type="float" office:value="1" calcext:value-type="float">
            <text:p>1</text:p>
          </table:table-cell>
          <table:table-cell table:formula="of:=[.C45]-[.D45]" office:value-type="float" office:value="0.00019" calcext:value-type="float">
            <text:p>0.00019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 office:value-type="float" office:value="0.001357667" calcext:value-type="float">
            <text:p>0.001357667</text:p>
          </table:table-cell>
          <table:table-cell office:value-type="float" office:value="0.001175001" calcext:value-type="float">
            <text:p>0.001175001</text:p>
          </table:table-cell>
          <table:table-cell table:formula="of:=COM.MICROSOFT.IFS([.C46]&gt;[.D46];1;[.D46]&gt;[.C46];0;[.D46]=[.C46];0)" office:value-type="float" office:value="1" calcext:value-type="float">
            <text:p>1</text:p>
          </table:table-cell>
          <table:table-cell table:formula="of:=[.C46]-[.D46]" office:value-type="float" office:value="0.000182666" calcext:value-type="float">
            <text:p>0.000182666</text:p>
          </table:table-cell>
        </table:table-row>
        <table:table-row table:style-name="ro1">
          <table:table-cell office:value-type="string" calcext:value-type="string">
            <text:p>UIEvents.IMGUIRenderOverlays</text:p>
          </table:table-cell>
          <table:table-cell office:value-type="string" calcext:value-type="string">
            <text:p>PlayerLoop</text:p>
          </table:table-cell>
          <table:table-cell office:value-type="float" office:value="0.002690334" calcext:value-type="float">
            <text:p>0.002690334</text:p>
          </table:table-cell>
          <table:table-cell office:value-type="float" office:value="0.002513333" calcext:value-type="float">
            <text:p>0.002513333</text:p>
          </table:table-cell>
          <table:table-cell table:formula="of:=COM.MICROSOFT.IFS([.C47]&gt;[.D47];1;[.D47]&gt;[.C47];0;[.D47]=[.C47];0)" office:value-type="float" office:value="1" calcext:value-type="float">
            <text:p>1</text:p>
          </table:table-cell>
          <table:table-cell table:formula="of:=[.C47]-[.D47]" office:value-type="float" office:value="0.000177001" calcext:value-type="float">
            <text:p>0.000177001</text:p>
          </table:table-cell>
        </table:table-row>
        <table:table-row table:style-name="ro1">
          <table:table-cell office:value-type="string" calcext:value-type="string">
            <text:p>UGUI.Rendering.RenderOverlays</text:p>
          </table:table-cell>
          <table:table-cell office:value-type="string" calcext:value-type="string">
            <text:p>UI Render</text:p>
          </table:table-cell>
          <table:table-cell office:value-type="float" office:value="0.0008743348" calcext:value-type="float">
            <text:p>0.0008743348</text:p>
          </table:table-cell>
          <table:table-cell office:value-type="float" office:value="0.0007016681" calcext:value-type="float">
            <text:p>0.0007016681</text:p>
          </table:table-cell>
          <table:table-cell table:formula="of:=COM.MICROSOFT.IFS([.C48]&gt;[.D48];1;[.D48]&gt;[.C48];0;[.D48]=[.C48];0)" office:value-type="float" office:value="1" calcext:value-type="float">
            <text:p>1</text:p>
          </table:table-cell>
          <table:table-cell table:formula="of:=[.C48]-[.D48]" office:value-type="float" office:value="0.0001726667" calcext:value-type="float">
            <text:p>0.0001726667</text:p>
          </table:table-cell>
        </table:table-row>
        <table:table-row table:style-name="ro1">
          <table:table-cell office:value-type="string" calcext:value-type="string">
            <text:p>PreUpdate.Physics2DUpdate</text:p>
          </table:table-cell>
          <table:table-cell office:value-type="string" calcext:value-type="string">
            <text:p>PlayerLoop</text:p>
          </table:table-cell>
          <table:table-cell office:value-type="float" office:value="0.0009469999" calcext:value-type="float">
            <text:p>0.0009469999</text:p>
          </table:table-cell>
          <table:table-cell office:value-type="float" office:value="0.0007773328" calcext:value-type="float">
            <text:p>0.0007773328</text:p>
          </table:table-cell>
          <table:table-cell table:formula="of:=COM.MICROSOFT.IFS([.C49]&gt;[.D49];1;[.D49]&gt;[.C49];0;[.D49]=[.C49];0)" office:value-type="float" office:value="1" calcext:value-type="float">
            <text:p>1</text:p>
          </table:table-cell>
          <table:table-cell table:formula="of:=[.C49]-[.D49]" office:value-type="float" office:value="0.0001696671" calcext:value-type="float">
            <text:p>0.0001696671</text:p>
          </table:table-cell>
        </table:table-row>
        <table:table-row table:style-name="ro1">
          <table:table-cell office:value-type="string" calcext:value-type="string">
            <text:p>Shadows.PrepareDrawShadows</text:p>
          </table:table-cell>
          <table:table-cell office:value-type="string" calcext:value-type="string">
            <text:p>Render</text:p>
          </table:table-cell>
          <table:table-cell office:value-type="float" office:value="0.01600367" calcext:value-type="float">
            <text:p>0.01600367</text:p>
          </table:table-cell>
          <table:table-cell office:value-type="float" office:value="0.01583534" calcext:value-type="float">
            <text:p>0.01583534</text:p>
          </table:table-cell>
          <table:table-cell table:formula="of:=COM.MICROSOFT.IFS([.C50]&gt;[.D50];1;[.D50]&gt;[.C50];0;[.D50]=[.C50];0)" office:value-type="float" office:value="1" calcext:value-type="float">
            <text:p>1</text:p>
          </table:table-cell>
          <table:table-cell table:formula="of:=[.C50]-[.D50]" office:value-type="float" office:value="0.000168330000000001" calcext:value-type="float">
            <text:p>0.00016833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9007" calcext:value-type="float">
            <text:p>0.009007</text:p>
          </table:table-cell>
          <table:table-cell office:value-type="float" office:value="0.008841665" calcext:value-type="float">
            <text:p>0.008841665</text:p>
          </table:table-cell>
          <table:table-cell table:formula="of:=COM.MICROSOFT.IFS([.C51]&gt;[.D51];1;[.D51]&gt;[.C51];0;[.D51]=[.C51];0)" office:value-type="float" office:value="1" calcext:value-type="float">
            <text:p>1</text:p>
          </table:table-cell>
          <table:table-cell table:formula="of:=[.C51]-[.D51]" office:value-type="float" office:value="0.000165334999999999" calcext:value-type="float">
            <text:p>0.00016533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1402333" calcext:value-type="float">
            <text:p>0.001402333</text:p>
          </table:table-cell>
          <table:table-cell office:value-type="float" office:value="0.001239" calcext:value-type="float">
            <text:p>0.001239</text:p>
          </table:table-cell>
          <table:table-cell table:formula="of:=COM.MICROSOFT.IFS([.C52]&gt;[.D52];1;[.D52]&gt;[.C52];0;[.D52]=[.C52];0)" office:value-type="float" office:value="1" calcext:value-type="float">
            <text:p>1</text:p>
          </table:table-cell>
          <table:table-cell table:formula="of:=[.C52]-[.D52]" office:value-type="float" office:value="0.000163333" calcext:value-type="float">
            <text:p>0.000163333</text:p>
          </table:table-cell>
        </table:table-row>
        <table:table-row table:style-name="ro1">
          <table:table-cell office:value-type="string" calcext:value-type="string">
            <text:p>Inl_UniversalRenderPipeline.GetMainLightIndex</text:p>
          </table:table-cell>
          <table:table-cell office:value-type="string" calcext:value-type="string">
            <text:p>Scripts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001150334" calcext:value-type="float">
            <text:p>0.001150334</text:p>
          </table:table-cell>
          <table:table-cell table:formula="of:=COM.MICROSOFT.IFS([.C53]&gt;[.D53];1;[.D53]&gt;[.C53];0;[.D53]=[.C53];0)" office:value-type="float" office:value="1" calcext:value-type="float">
            <text:p>1</text:p>
          </table:table-cell>
          <table:table-cell table:formula="of:=[.C53]-[.D53]" office:value-type="float" office:value="0.000157666" calcext:value-type="float">
            <text:p>0.000157666</text:p>
          </table:table-cell>
        </table:table-row>
        <table:table-row table:style-name="ro1">
          <table:table-cell office:value-type="string" calcext:value-type="string">
            <text:p>Physics.SyncColliderTransform</text:p>
          </table:table-cell>
          <table:table-cell office:value-type="string" calcext:value-type="string">
            <text:p>Physics</text:p>
          </table:table-cell>
          <table:table-cell office:value-type="float" office:value="0.0006413333" calcext:value-type="float">
            <text:p>0.0006413333</text:p>
          </table:table-cell>
          <table:table-cell office:value-type="float" office:value="0.000487" calcext:value-type="float">
            <text:p>0.000487</text:p>
          </table:table-cell>
          <table:table-cell table:formula="of:=COM.MICROSOFT.IFS([.C54]&gt;[.D54];1;[.D54]&gt;[.C54];0;[.D54]=[.C54];0)" office:value-type="float" office:value="1" calcext:value-type="float">
            <text:p>1</text:p>
          </table:table-cell>
          <table:table-cell table:formula="of:=[.C54]-[.D54]" office:value-type="float" office:value="0.0001543333" calcext:value-type="float">
            <text:p>0.0001543333</text:p>
          </table:table-cell>
        </table:table-row>
        <table:table-row table:style-name="ro1">
          <table:table-cell office:value-type="string" calcext:value-type="string">
            <text:p>UIEvents.CanvasManagerEmitOffScreenGeometry</text:p>
          </table:table-cell>
          <table:table-cell office:value-type="string" calcext:value-type="string">
            <text:p>PlayerLoop</text:p>
          </table:table-cell>
          <table:table-cell office:value-type="float" office:value="0.0007779996" calcext:value-type="float">
            <text:p>0.0007779996</text:p>
          </table:table-cell>
          <table:table-cell office:value-type="float" office:value="0.0006246666" calcext:value-type="float">
            <text:p>0.0006246666</text:p>
          </table:table-cell>
          <table:table-cell table:formula="of:=COM.MICROSOFT.IFS([.C55]&gt;[.D55];1;[.D55]&gt;[.C55];0;[.D55]=[.C55];0)" office:value-type="float" office:value="1" calcext:value-type="float">
            <text:p>1</text:p>
          </table:table-cell>
          <table:table-cell table:formula="of:=[.C55]-[.D55]" office:value-type="float" office:value="0.000153333" calcext:value-type="float">
            <text:p>0.000153333</text:p>
          </table:table-cell>
        </table:table-row>
        <table:table-row table:style-name="ro1">
          <table:table-cell office:value-type="string" calcext:value-type="string">
            <text:p>Inl_UniversalRenderPipeline.InitializeShadowData</text:p>
          </table:table-cell>
          <table:table-cell office:value-type="string" calcext:value-type="string">
            <text:p>Scripts</text:p>
          </table:table-cell>
          <table:table-cell office:value-type="float" office:value="0.002434" calcext:value-type="float">
            <text:p>0.002434</text:p>
          </table:table-cell>
          <table:table-cell office:value-type="float" office:value="0.002287667" calcext:value-type="float">
            <text:p>0.002287667</text:p>
          </table:table-cell>
          <table:table-cell table:formula="of:=COM.MICROSOFT.IFS([.C56]&gt;[.D56];1;[.D56]&gt;[.C56];0;[.D56]=[.C56];0)" office:value-type="float" office:value="1" calcext:value-type="float">
            <text:p>1</text:p>
          </table:table-cell>
          <table:table-cell table:formula="of:=[.C56]-[.D56]" office:value-type="float" office:value="0.000146333" calcext:value-type="float">
            <text:p>0.000146333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7312667" calcext:value-type="float">
            <text:p>0.007312667</text:p>
          </table:table-cell>
          <table:table-cell office:value-type="float" office:value="0.007174666" calcext:value-type="float">
            <text:p>0.007174666</text:p>
          </table:table-cell>
          <table:table-cell table:formula="of:=COM.MICROSOFT.IFS([.C57]&gt;[.D57];1;[.D57]&gt;[.C57];0;[.D57]=[.C57];0)" office:value-type="float" office:value="1" calcext:value-type="float">
            <text:p>1</text:p>
          </table:table-cell>
          <table:table-cell table:formula="of:=[.C57]-[.D57]" office:value-type="float" office:value="0.000138001" calcext:value-type="float">
            <text:p>0.000138001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0003730004" calcext:value-type="float">
            <text:p>0.0003730004</text:p>
          </table:table-cell>
          <table:table-cell office:value-type="float" office:value="0.0002443336" calcext:value-type="float">
            <text:p>0.0002443336</text:p>
          </table:table-cell>
          <table:table-cell table:formula="of:=COM.MICROSOFT.IFS([.C58]&gt;[.D58];1;[.D58]&gt;[.C58];0;[.D58]=[.C58];0)" office:value-type="float" office:value="1" calcext:value-type="float">
            <text:p>1</text:p>
          </table:table-cell>
          <table:table-cell table:formula="of:=[.C58]-[.D58]" office:value-type="float" office:value="0.0001286668" calcext:value-type="float">
            <text:p>0.0001286668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354" calcext:value-type="float">
            <text:p>0.000354</text:p>
          </table:table-cell>
          <table:table-cell table:formula="of:=COM.MICROSOFT.IFS([.C59]&gt;[.D59];1;[.D59]&gt;[.C59];0;[.D59]=[.C59];0)" office:value-type="float" office:value="1" calcext:value-type="float">
            <text:p>1</text:p>
          </table:table-cell>
          <table:table-cell table:formula="of:=[.C59]-[.D59]" office:value-type="float" office:value="0.000126" calcext:value-type="float">
            <text:p>0.000126</text:p>
          </table:table-cell>
        </table:table-row>
        <table:table-row table:style-name="ro1">
          <table:table-cell office:value-type="string" calcext:value-type="string">
            <text:p>CleanUp.TextRenderingGarbageCollect</text:p>
          </table:table-cell>
          <table:table-cell office:value-type="string" calcext:value-type="string">
            <text:p>PlayerLoop</text:p>
          </table:table-cell>
          <table:table-cell office:value-type="float" office:value="0.0003466673" calcext:value-type="float">
            <text:p>0.0003466673</text:p>
          </table:table-cell>
          <table:table-cell office:value-type="float" office:value="0.0002220004" calcext:value-type="float">
            <text:p>0.0002220004</text:p>
          </table:table-cell>
          <table:table-cell table:formula="of:=COM.MICROSOFT.IFS([.C60]&gt;[.D60];1;[.D60]&gt;[.C60];0;[.D60]=[.C60];0)" office:value-type="float" office:value="1" calcext:value-type="float">
            <text:p>1</text:p>
          </table:table-cell>
          <table:table-cell table:formula="of:=[.C60]-[.D60]" office:value-type="float" office:value="0.0001246669" calcext:value-type="float">
            <text:p>0.0001246669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002872002" calcext:value-type="float">
            <text:p>0.002872002</text:p>
          </table:table-cell>
          <table:table-cell office:value-type="float" office:value="0.002748668" calcext:value-type="float">
            <text:p>0.002748668</text:p>
          </table:table-cell>
          <table:table-cell table:formula="of:=COM.MICROSOFT.IFS([.C61]&gt;[.D61];1;[.D61]&gt;[.C61];0;[.D61]=[.C61];0)" office:value-type="float" office:value="1" calcext:value-type="float">
            <text:p>1</text:p>
          </table:table-cell>
          <table:table-cell table:formula="of:=[.C61]-[.D61]" office:value-type="float" office:value="0.000123334" calcext:value-type="float">
            <text:p>0.000123334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3996672" calcext:value-type="float">
            <text:p>0.0003996672</text:p>
          </table:table-cell>
          <table:table-cell office:value-type="float" office:value="0.0002770003" calcext:value-type="float">
            <text:p>0.0002770003</text:p>
          </table:table-cell>
          <table:table-cell table:formula="of:=COM.MICROSOFT.IFS([.C62]&gt;[.D62];1;[.D62]&gt;[.C62];0;[.D62]=[.C62];0)" office:value-type="float" office:value="1" calcext:value-type="float">
            <text:p>1</text:p>
          </table:table-cell>
          <table:table-cell table:formula="of:=[.C62]-[.D62]" office:value-type="float" office:value="0.0001226669" calcext:value-type="float">
            <text:p>0.0001226669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4839001" calcext:value-type="float">
            <text:p>0.004839001</text:p>
          </table:table-cell>
          <table:table-cell office:value-type="float" office:value="0.004726335" calcext:value-type="float">
            <text:p>0.004726335</text:p>
          </table:table-cell>
          <table:table-cell table:formula="of:=COM.MICROSOFT.IFS([.C63]&gt;[.D63];1;[.D63]&gt;[.C63];0;[.D63]=[.C63];0)" office:value-type="float" office:value="1" calcext:value-type="float">
            <text:p>1</text:p>
          </table:table-cell>
          <table:table-cell table:formula="of:=[.C63]-[.D63]" office:value-type="float" office:value="0.000112666" calcext:value-type="float">
            <text:p>0.000112666</text:p>
          </table:table-cell>
        </table:table-row>
        <table:table-row table:style-name="ro1">
          <table:table-cell office:value-type="string" calcext:value-type="string">
            <text:p>CullPerObjectLights</text:p>
          </table:table-cell>
          <table:table-cell office:value-type="string" calcext:value-type="string">
            <text:p>Render</text:p>
          </table:table-cell>
          <table:table-cell office:value-type="float" office:value="0.003138332" calcext:value-type="float">
            <text:p>0.003138332</text:p>
          </table:table-cell>
          <table:table-cell office:value-type="float" office:value="0.003031666" calcext:value-type="float">
            <text:p>0.003031666</text:p>
          </table:table-cell>
          <table:table-cell table:formula="of:=COM.MICROSOFT.IFS([.C64]&gt;[.D64];1;[.D64]&gt;[.C64];0;[.D64]=[.C64];0)" office:value-type="float" office:value="1" calcext:value-type="float">
            <text:p>1</text:p>
          </table:table-cell>
          <table:table-cell table:formula="of:=[.C64]-[.D64]" office:value-type="float" office:value="0.000106666" calcext:value-type="float">
            <text:p>0.000106666</text:p>
          </table:table-cell>
        </table:table-row>
        <table:table-row table:style-name="ro1">
          <table:table-cell office:value-type="string" calcext:value-type="string">
            <text:p>Camera.RenderSkybox</text:p>
          </table:table-cell>
          <table:table-cell office:value-type="string" calcext:value-type="string">
            <text:p>Render</text:p>
          </table:table-cell>
          <table:table-cell office:value-type="float" office:value="0.005655333" calcext:value-type="float">
            <text:p>0.005655333</text:p>
          </table:table-cell>
          <table:table-cell office:value-type="float" office:value="0.005550334" calcext:value-type="float">
            <text:p>0.005550334</text:p>
          </table:table-cell>
          <table:table-cell table:formula="of:=COM.MICROSOFT.IFS([.C65]&gt;[.D65];1;[.D65]&gt;[.C65];0;[.D65]=[.C65];0)" office:value-type="float" office:value="1" calcext:value-type="float">
            <text:p>1</text:p>
          </table:table-cell>
          <table:table-cell table:formula="of:=[.C65]-[.D65]" office:value-type="float" office:value="0.000104999" calcext:value-type="float">
            <text:p>0.000104999</text:p>
          </table:table-cell>
        </table:table-row>
        <table:table-row table:style-name="ro1">
          <table:table-cell office:value-type="string" calcext:value-type="string">
            <text:p>EarlyUpdate.UnityWebRequestUpdate</text:p>
          </table:table-cell>
          <table:table-cell office:value-type="string" calcext:value-type="string">
            <text:p>PlayerLoop</text:p>
          </table:table-cell>
          <table:table-cell office:value-type="float" office:value="0.0003230003" calcext:value-type="float">
            <text:p>0.0003230003</text:p>
          </table:table-cell>
          <table:table-cell office:value-type="float" office:value="0.0002196669" calcext:value-type="float">
            <text:p>0.0002196669</text:p>
          </table:table-cell>
          <table:table-cell table:formula="of:=COM.MICROSOFT.IFS([.C66]&gt;[.D66];1;[.D66]&gt;[.C66];0;[.D66]=[.C66];0)" office:value-type="float" office:value="1" calcext:value-type="float">
            <text:p>1</text:p>
          </table:table-cell>
          <table:table-cell table:formula="of:=[.C66]-[.D66]" office:value-type="float" office:value="0.0001033334" calcext:value-type="float">
            <text:p>0.0001033334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1456667" calcext:value-type="float">
            <text:p>0.0001456667</text:p>
          </table:table-cell>
          <table:table-cell table:formula="of:=COM.MICROSOFT.IFS([.C67]&gt;[.D67];1;[.D67]&gt;[.C67];0;[.D67]=[.C67];0)" office:value-type="float" office:value="1" calcext:value-type="float">
            <text:p>1</text:p>
          </table:table-cell>
          <table:table-cell table:formula="of:=[.C67]-[.D67]" office:value-type="float" office:value="0.0001033333" calcext:value-type="float">
            <text:p>0.0001033333</text:p>
          </table:table-cell>
        </table:table-row>
        <table:table-row table:style-name="ro1">
          <table:table-cell office:value-type="string" calcext:value-type="string">
            <text:p>UIEvents.WillRenderCanvases</text:p>
          </table:table-cell>
          <table:table-cell office:value-type="string" calcext:value-type="string">
            <text:p>PlayerLoop</text:p>
          </table:table-cell>
          <table:table-cell office:value-type="float" office:value="0.001561001" calcext:value-type="float">
            <text:p>0.001561001</text:p>
          </table:table-cell>
          <table:table-cell office:value-type="float" office:value="0.001458" calcext:value-type="float">
            <text:p>0.001458</text:p>
          </table:table-cell>
          <table:table-cell table:formula="of:=COM.MICROSOFT.IFS([.C68]&gt;[.D68];1;[.D68]&gt;[.C68];0;[.D68]=[.C68];0)" office:value-type="float" office:value="1" calcext:value-type="float">
            <text:p>1</text:p>
          </table:table-cell>
          <table:table-cell table:formula="of:=[.C68]-[.D68]" office:value-type="float" office:value="0.000103001" calcext:value-type="float">
            <text:p>0.000103001</text:p>
          </table:table-cell>
        </table:table-row>
        <table:table-row table:style-name="ro1">
          <table:table-cell office:value-type="string" calcext:value-type="string">
            <text:p>Inl_UniversalRenderPipeline.GetPerObjectLightFlags</text:p>
          </table:table-cell>
          <table:table-cell office:value-type="string" calcext:value-type="string">
            <text:p>Scripts</text:p>
          </table:table-cell>
          <table:table-cell office:value-type="float" office:value="0.0001713334" calcext:value-type="float">
            <text:p>0.0001713334</text:p>
          </table:table-cell>
          <table:table-cell office:value-type="float" office:value="0.00007333325" calcext:value-type="float">
            <text:p>7.333325E-05</text:p>
          </table:table-cell>
          <table:table-cell table:formula="of:=COM.MICROSOFT.IFS([.C69]&gt;[.D69];1;[.D69]&gt;[.C69];0;[.D69]=[.C69];0)" office:value-type="float" office:value="1" calcext:value-type="float">
            <text:p>1</text:p>
          </table:table-cell>
          <table:table-cell table:formula="of:=[.C69]-[.D69]" office:value-type="float" office:value="0.00009800015" calcext:value-type="float">
            <text:p>9.800015E-05</text:p>
          </table:table-cell>
        </table:table-row>
        <table:table-row table:style-name="ro1">
          <table:table-cell office:value-type="string" calcext:value-type="string">
            <text:p>Gfx.WaitForPresentOnGfxThread</text:p>
          </table:table-cell>
          <table:table-cell office:value-type="string" calcext:value-type="string">
            <text:p>Render</text:p>
          </table:table-cell>
          <table:table-cell office:value-type="float" office:value="0.005003663" calcext:value-type="float">
            <text:p>0.005003663</text:p>
          </table:table-cell>
          <table:table-cell office:value-type="float" office:value="0.004906332" calcext:value-type="float">
            <text:p>0.004906332</text:p>
          </table:table-cell>
          <table:table-cell table:formula="of:=COM.MICROSOFT.IFS([.C70]&gt;[.D70];1;[.D70]&gt;[.C70];0;[.D70]=[.C70];0)" office:value-type="float" office:value="1" calcext:value-type="float">
            <text:p>1</text:p>
          </table:table-cell>
          <table:table-cell table:formula="of:=[.C70]-[.D70]" office:value-type="float" office:value="0.000097331" calcext:value-type="float">
            <text:p>9.7331E-05</text:p>
          </table:table-cell>
        </table:table-row>
        <table:table-row table:style-name="ro1">
          <table:table-cell office:value-type="string" calcext:value-type="string">
            <text:p>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000754999" calcext:value-type="float">
            <text:p>0.000754999</text:p>
          </table:table-cell>
          <table:table-cell office:value-type="float" office:value="0.0006599987" calcext:value-type="float">
            <text:p>0.0006599987</text:p>
          </table:table-cell>
          <table:table-cell table:formula="of:=COM.MICROSOFT.IFS([.C71]&gt;[.D71];1;[.D71]&gt;[.C71];0;[.D71]=[.C71];0)" office:value-type="float" office:value="1" calcext:value-type="float">
            <text:p>1</text:p>
          </table:table-cell>
          <table:table-cell table:formula="of:=[.C71]-[.D71]" office:value-type="float" office:value="0.0000950003" calcext:value-type="float">
            <text:p>9.50003E-05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001936666" calcext:value-type="float">
            <text:p>0.001936666</text:p>
          </table:table-cell>
          <table:table-cell office:value-type="float" office:value="0.001842001" calcext:value-type="float">
            <text:p>0.001842001</text:p>
          </table:table-cell>
          <table:table-cell table:formula="of:=COM.MICROSOFT.IFS([.C72]&gt;[.D72];1;[.D72]&gt;[.C72];0;[.D72]=[.C72];0)" office:value-type="float" office:value="1" calcext:value-type="float">
            <text:p>1</text:p>
          </table:table-cell>
          <table:table-cell table:formula="of:=[.C72]-[.D72]" office:value-type="float" office:value="0.0000946650000000001" calcext:value-type="float">
            <text:p>9.46650000000001E-05</text:p>
          </table:table-cell>
        </table:table-row>
        <table:table-row table:style-name="ro1">
          <table:table-cell office:value-type="string" calcext:value-type="string">
            <text:p>CullResultsToNativeArrays</text:p>
          </table:table-cell>
          <table:table-cell office:value-type="string" calcext:value-type="string">
            <text:p>Render</text:p>
          </table:table-cell>
          <table:table-cell office:value-type="float" office:value="0.0004963335" calcext:value-type="float">
            <text:p>0.0004963335</text:p>
          </table:table-cell>
          <table:table-cell office:value-type="float" office:value="0.0004066663" calcext:value-type="float">
            <text:p>0.0004066663</text:p>
          </table:table-cell>
          <table:table-cell table:formula="of:=COM.MICROSOFT.IFS([.C73]&gt;[.D73];1;[.D73]&gt;[.C73];0;[.D73]=[.C73];0)" office:value-type="float" office:value="1" calcext:value-type="float">
            <text:p>1</text:p>
          </table:table-cell>
          <table:table-cell table:formula="of:=[.C73]-[.D73]" office:value-type="float" office:value="0.0000896672" calcext:value-type="float">
            <text:p>8.96672E-05</text:p>
          </table:table-cell>
        </table:table-row>
        <table:table-row table:style-name="ro1">
          <table:table-cell office:value-type="string" calcext:value-type="string">
            <text:p>PostLateUpdate.UpdateAllSkinnedMeshes</text:p>
          </table:table-cell>
          <table:table-cell office:value-type="string" calcext:value-type="string">
            <text:p>PlayerLoop</text:p>
          </table:table-cell>
          <table:table-cell office:value-type="float" office:value="0.0006850003" calcext:value-type="float">
            <text:p>0.0006850003</text:p>
          </table:table-cell>
          <table:table-cell office:value-type="float" office:value="0.0005966665" calcext:value-type="float">
            <text:p>0.0005966665</text:p>
          </table:table-cell>
          <table:table-cell table:formula="of:=COM.MICROSOFT.IFS([.C74]&gt;[.D74];1;[.D74]&gt;[.C74];0;[.D74]=[.C74];0)" office:value-type="float" office:value="1" calcext:value-type="float">
            <text:p>1</text:p>
          </table:table-cell>
          <table:table-cell table:formula="of:=[.C74]-[.D74]" office:value-type="float" office:value="0.0000883338000000001" calcext:value-type="float">
            <text:p>8.83338000000001E-05</text:p>
          </table:table-cell>
        </table:table-row>
        <table:table-row table:style-name="ro1">
          <table:table-cell office:value-type="string" calcext:value-type="string">
            <text:p>PostLateUpdate.DirectorLateUpdate</text:p>
          </table:table-cell>
          <table:table-cell office:value-type="string" calcext:value-type="string">
            <text:p>PlayerLoop</text:p>
          </table:table-cell>
          <table:table-cell office:value-type="float" office:value="0.0005266668" calcext:value-type="float">
            <text:p>0.0005266668</text:p>
          </table:table-cell>
          <table:table-cell office:value-type="float" office:value="0.0004429998" calcext:value-type="float">
            <text:p>0.0004429998</text:p>
          </table:table-cell>
          <table:table-cell table:formula="of:=COM.MICROSOFT.IFS([.C75]&gt;[.D75];1;[.D75]&gt;[.C75];0;[.D75]=[.C75];0)" office:value-type="float" office:value="1" calcext:value-type="float">
            <text:p>1</text:p>
          </table:table-cell>
          <table:table-cell table:formula="of:=[.C75]-[.D75]" office:value-type="float" office:value="0.000083667" calcext:value-type="float">
            <text:p>8.3667E-05</text:p>
          </table:table-cell>
        </table:table-row>
        <table:table-row table:style-name="ro1">
          <table:table-cell office:value-type="string" calcext:value-type="string">
            <text:p>Inl_MainLightShadow</text:p>
          </table:table-cell>
          <table:table-cell office:value-type="string" calcext:value-type="string">
            <text:p>Scripts</text:p>
          </table:table-cell>
          <table:table-cell office:value-type="float" office:value="0.008887001" calcext:value-type="float">
            <text:p>0.008887001</text:p>
          </table:table-cell>
          <table:table-cell office:value-type="float" office:value="0.00880633" calcext:value-type="float">
            <text:p>0.00880633</text:p>
          </table:table-cell>
          <table:table-cell table:formula="of:=COM.MICROSOFT.IFS([.C76]&gt;[.D76];1;[.D76]&gt;[.C76];0;[.D76]=[.C76];0)" office:value-type="float" office:value="1" calcext:value-type="float">
            <text:p>1</text:p>
          </table:table-cell>
          <table:table-cell table:formula="of:=[.C76]-[.D76]" office:value-type="float" office:value="0.0000806710000000009" calcext:value-type="float">
            <text:p>8.06710000000009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08156665" calcext:value-type="float">
            <text:p>0.0008156665</text:p>
          </table:table-cell>
          <table:table-cell office:value-type="float" office:value="0.0007366663" calcext:value-type="float">
            <text:p>0.0007366663</text:p>
          </table:table-cell>
          <table:table-cell table:formula="of:=COM.MICROSOFT.IFS([.C77]&gt;[.D77];1;[.D77]&gt;[.C77];0;[.D77]=[.C77];0)" office:value-type="float" office:value="1" calcext:value-type="float">
            <text:p>1</text:p>
          </table:table-cell>
          <table:table-cell table:formula="of:=[.C77]-[.D77]" office:value-type="float" office:value="0.0000790001999999999" calcext:value-type="float">
            <text:p>7.90001999999999E-05</text:p>
          </table:table-cell>
        </table:table-row>
        <table:table-row table:style-name="ro1">
          <table:table-cell office:value-type="string" calcext:value-type="string">
            <text:p>PhysX.ScScene.islandGen</text:p>
          </table:table-cell>
          <table:table-cell office:value-type="string" calcext:value-type="string">
            <text:p>Physics</text:p>
          </table:table-cell>
          <table:table-cell office:value-type="float" office:value="0.0001466667" calcext:value-type="float">
            <text:p>0.0001466667</text:p>
          </table:table-cell>
          <table:table-cell office:value-type="float" office:value="0.00006899999" calcext:value-type="float">
            <text:p>6.899999E-05</text:p>
          </table:table-cell>
          <table:table-cell table:formula="of:=COM.MICROSOFT.IFS([.C78]&gt;[.D78];1;[.D78]&gt;[.C78];0;[.D78]=[.C78];0)" office:value-type="float" office:value="1" calcext:value-type="float">
            <text:p>1</text:p>
          </table:table-cell>
          <table:table-cell table:formula="of:=[.C78]-[.D78]" office:value-type="float" office:value="0.00007766671" calcext:value-type="float">
            <text:p>7.766671E-05</text:p>
          </table:table-cell>
        </table:table-row>
        <table:table-row table:style-name="ro1">
          <table:table-cell office:value-type="string" calcext:value-type="string">
            <text:p>UGUI.Rendering.UpdateBatches</text:p>
          </table:table-cell>
          <table:table-cell office:value-type="string" calcext:value-type="string">
            <text:p>UI Render</text:p>
          </table:table-cell>
          <table:table-cell office:value-type="float" office:value="0.001388667" calcext:value-type="float">
            <text:p>0.001388667</text:p>
          </table:table-cell>
          <table:table-cell office:value-type="float" office:value="0.001319666" calcext:value-type="float">
            <text:p>0.001319666</text:p>
          </table:table-cell>
          <table:table-cell table:formula="of:=COM.MICROSOFT.IFS([.C79]&gt;[.D79];1;[.D79]&gt;[.C79];0;[.D79]=[.C79];0)" office:value-type="float" office:value="1" calcext:value-type="float">
            <text:p>1</text:p>
          </table:table-cell>
          <table:table-cell table:formula="of:=[.C79]-[.D79]" office:value-type="float" office:value="0.000069001" calcext:value-type="float">
            <text:p>6.9001E-05</text:p>
          </table:table-cell>
        </table:table-row>
        <table:table-row table:style-name="ro1">
          <table:table-cell office:value-type="string" calcext:value-type="string">
            <text:p>UnityEngine.CoreModule.dll!UnityEngine.Rendering::SupportedRenderingFeatures.IsUIOverlayRenderedBySRP()</text:p>
          </table:table-cell>
          <table:table-cell office:value-type="string" calcext:value-type="string">
            <text:p>Scripts</text:p>
          </table:table-cell>
          <table:table-cell office:value-type="float" office:value="0.0009213329" calcext:value-type="float">
            <text:p>0.0009213329</text:p>
          </table:table-cell>
          <table:table-cell office:value-type="float" office:value="0.0008533327" calcext:value-type="float">
            <text:p>0.0008533327</text:p>
          </table:table-cell>
          <table:table-cell table:formula="of:=COM.MICROSOFT.IFS([.C80]&gt;[.D80];1;[.D80]&gt;[.C80];0;[.D80]=[.C80];0)" office:value-type="float" office:value="1" calcext:value-type="float">
            <text:p>1</text:p>
          </table:table-cell>
          <table:table-cell table:formula="of:=[.C80]-[.D80]" office:value-type="float" office:value="0.0000680002" calcext:value-type="float">
            <text:p>6.80002E-05</text:p>
          </table:table-cell>
        </table:table-row>
        <table:table-row table:style-name="ro1">
          <table:table-cell office:value-type="string" calcext:value-type="string">
            <text:p>PhysX.AABBManager::postBroadPhaseStage3</text:p>
          </table:table-cell>
          <table:table-cell office:value-type="string" calcext:value-type="string">
            <text:p>Physics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57" calcext:value-type="float">
            <text:p>5.7E-05</text:p>
          </table:table-cell>
          <table:table-cell table:formula="of:=COM.MICROSOFT.IFS([.C81]&gt;[.D81];1;[.D81]&gt;[.C81];0;[.D81]=[.C81];0)" office:value-type="float" office:value="1" calcext:value-type="float">
            <text:p>1</text:p>
          </table:table-cell>
          <table:table-cell table:formula="of:=[.C81]-[.D81]" office:value-type="float" office:value="0.000067" calcext:value-type="float">
            <text:p>6.7E-05</text:p>
          </table:table-cell>
        </table:table-row>
        <table:table-row table:style-name="ro1">
          <table:table-cell office:value-type="string" calcext:value-type="string">
            <text:p>Inl_UniversalRenderPipeline.InitializeCameraData</text:p>
          </table:table-cell>
          <table:table-cell office:value-type="string" calcext:value-type="string">
            <text:p>Scripts</text:p>
          </table:table-cell>
          <table:table-cell office:value-type="float" office:value="0.010324" calcext:value-type="float">
            <text:p>0.010324</text:p>
          </table:table-cell>
          <table:table-cell office:value-type="float" office:value="0.01026533" calcext:value-type="float">
            <text:p>0.01026533</text:p>
          </table:table-cell>
          <table:table-cell table:formula="of:=COM.MICROSOFT.IFS([.C82]&gt;[.D82];1;[.D82]&gt;[.C82];0;[.D82]=[.C82];0)" office:value-type="float" office:value="1" calcext:value-type="float">
            <text:p>1</text:p>
          </table:table-cell>
          <table:table-cell table:formula="of:=[.C82]-[.D82]" office:value-type="float" office:value="0.0000586700000000003" calcext:value-type="float">
            <text:p>5.86700000000003E-05</text:p>
          </table:table-cell>
        </table:table-row>
        <table:table-row table:style-name="ro1">
          <table:table-cell office:value-type="string" calcext:value-type="string">
            <text:p>PlayerEndOfFrame</text:p>
          </table:table-cell>
          <table:table-cell office:value-type="string" calcext:value-type="string">
            <text:p>Scripts</text:p>
          </table:table-cell>
          <table:table-cell office:value-type="float" office:value="0.001201001" calcext:value-type="float">
            <text:p>0.001201001</text:p>
          </table:table-cell>
          <table:table-cell office:value-type="float" office:value="0.001142667" calcext:value-type="float">
            <text:p>0.001142667</text:p>
          </table:table-cell>
          <table:table-cell table:formula="of:=COM.MICROSOFT.IFS([.C83]&gt;[.D83];1;[.D83]&gt;[.C83];0;[.D83]=[.C83];0)" office:value-type="float" office:value="1" calcext:value-type="float">
            <text:p>1</text:p>
          </table:table-cell>
          <table:table-cell table:formula="of:=[.C83]-[.D83]" office:value-type="float" office:value="0.0000583340000000002" calcext:value-type="float">
            <text:p>5.83340000000002E-05</text:p>
          </table:table-cell>
        </table:table-row>
        <table:table-row table:style-name="ro1">
          <table:table-cell office:value-type="string" calcext:value-type="string">
            <text:p>UnityEngine.CoreModule.dll!UnityEngine::UnitySynchronizationContext.ExecuteTasks()</text:p>
          </table:table-cell>
          <table:table-cell office:value-type="string" calcext:value-type="string">
            <text:p>Scripts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0978" calcext:value-type="float">
            <text:p>0.000978</text:p>
          </table:table-cell>
          <table:table-cell table:formula="of:=COM.MICROSOFT.IFS([.C84]&gt;[.D84];1;[.D84]&gt;[.C84];0;[.D84]=[.C84];0)" office:value-type="float" office:value="1" calcext:value-type="float">
            <text:p>1</text:p>
          </table:table-cell>
          <table:table-cell table:formula="of:=[.C84]-[.D84]" office:value-type="float" office:value="0.0000580000000000001" calcext:value-type="float">
            <text:p>5.80000000000001E-05</text:p>
          </table:table-cell>
        </table:table-row>
        <table:table-row table:style-name="ro1">
          <table:table-cell office:value-type="string" calcext:value-type="string">
            <text:p>PhysX.ScScene.postBroadPhase3</text:p>
          </table:table-cell>
          <table:table-cell office:value-type="string" calcext:value-type="string">
            <text:p>Physics</text:p>
          </table:table-cell>
          <table:table-cell office:value-type="float" office:value="0.00006266667" calcext:value-type="float">
            <text:p>6.266667E-05</text:p>
          </table:table-cell>
          <table:table-cell office:value-type="float" office:value="0.000007" calcext:value-type="float">
            <text:p>7E-06</text:p>
          </table:table-cell>
          <table:table-cell table:formula="of:=COM.MICROSOFT.IFS([.C85]&gt;[.D85];1;[.D85]&gt;[.C85];0;[.D85]=[.C85];0)" office:value-type="float" office:value="1" calcext:value-type="float">
            <text:p>1</text:p>
          </table:table-cell>
          <table:table-cell table:formula="of:=[.C85]-[.D85]" office:value-type="float" office:value="0.00005566667" calcext:value-type="float">
            <text:p>5.566667E-05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001036666" calcext:value-type="float">
            <text:p>0.0001036666</text:p>
          </table:table-cell>
          <table:table-cell office:value-type="float" office:value="0.00004833328" calcext:value-type="float">
            <text:p>4.833328E-05</text:p>
          </table:table-cell>
          <table:table-cell table:formula="of:=COM.MICROSOFT.IFS([.C86]&gt;[.D86];1;[.D86]&gt;[.C86];0;[.D86]=[.C86];0)" office:value-type="float" office:value="1" calcext:value-type="float">
            <text:p>1</text:p>
          </table:table-cell>
          <table:table-cell table:formula="of:=[.C86]-[.D86]" office:value-type="float" office:value="0.00005533332" calcext:value-type="float">
            <text:p>5.533332E-05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002610011" calcext:value-type="float">
            <text:p>0.0002610011</text:p>
          </table:table-cell>
          <table:table-cell office:value-type="float" office:value="0.0002070001" calcext:value-type="float">
            <text:p>0.0002070001</text:p>
          </table:table-cell>
          <table:table-cell table:formula="of:=COM.MICROSOFT.IFS([.C87]&gt;[.D87];1;[.D87]&gt;[.C87];0;[.D87]=[.C87];0)" office:value-type="float" office:value="1" calcext:value-type="float">
            <text:p>1</text:p>
          </table:table-cell>
          <table:table-cell table:formula="of:=[.C87]-[.D87]" office:value-type="float" office:value="0.000054001" calcext:value-type="float">
            <text:p>5.4001E-05</text:p>
          </table:table-cell>
        </table:table-row>
        <table:table-row table:style-name="ro1">
          <table:table-cell office:value-type="string" calcext:value-type="string">
            <text:p>Inl_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0.005289334" calcext:value-type="float">
            <text:p>0.005289334</text:p>
          </table:table-cell>
          <table:table-cell office:value-type="float" office:value="0.005235334" calcext:value-type="float">
            <text:p>0.005235334</text:p>
          </table:table-cell>
          <table:table-cell table:formula="of:=COM.MICROSOFT.IFS([.C88]&gt;[.D88];1;[.D88]&gt;[.C88];0;[.D88]=[.C88];0)" office:value-type="float" office:value="1" calcext:value-type="float">
            <text:p>1</text:p>
          </table:table-cell>
          <table:table-cell table:formula="of:=[.C88]-[.D88]" office:value-type="float" office:value="0.0000540000000000002" calcext:value-type="float">
            <text:p>5.40000000000002E-05</text:p>
          </table:table-cell>
        </table:table-row>
        <table:table-row table:style-name="ro1">
          <table:table-cell office:value-type="string" calcext:value-type="string">
            <text:p>Update Lights</text:p>
          </table:table-cell>
          <table:table-cell office:value-type="string" calcext:value-type="string">
            <text:p>Render</text:p>
          </table:table-cell>
          <table:table-cell office:value-type="float" office:value="0.0002103337" calcext:value-type="float">
            <text:p>0.0002103337</text:p>
          </table:table-cell>
          <table:table-cell office:value-type="float" office:value="0.0001573335" calcext:value-type="float">
            <text:p>0.0001573335</text:p>
          </table:table-cell>
          <table:table-cell table:formula="of:=COM.MICROSOFT.IFS([.C89]&gt;[.D89];1;[.D89]&gt;[.C89];0;[.D89]=[.C89];0)" office:value-type="float" office:value="1" calcext:value-type="float">
            <text:p>1</text:p>
          </table:table-cell>
          <table:table-cell table:formula="of:=[.C89]-[.D89]" office:value-type="float" office:value="0.0000530002" calcext:value-type="float">
            <text:p>5.30002E-05</text:p>
          </table:table-cell>
        </table:table-row>
        <table:table-row table:style-name="ro1">
          <table:table-cell office:value-type="string" calcext:value-type="string">
            <text:p>CullSceneDynamicObjects</text:p>
          </table:table-cell>
          <table:table-cell office:value-type="string" calcext:value-type="string">
            <text:p>Render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12" calcext:value-type="float">
            <text:p>1.2E-05</text:p>
          </table:table-cell>
          <table:table-cell table:formula="of:=COM.MICROSOFT.IFS([.C90]&gt;[.D90];1;[.D90]&gt;[.C90];0;[.D90]=[.C90];0)" office:value-type="float" office:value="1" calcext:value-type="float">
            <text:p>1</text:p>
          </table:table-cell>
          <table:table-cell table:formula="of:=[.C90]-[.D90]" office:value-type="float" office:value="0.000053" calcext:value-type="float">
            <text:p>5.3E-0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8569988" calcext:value-type="float">
            <text:p>0.0008569988</text:p>
          </table:table-cell>
          <table:table-cell office:value-type="float" office:value="0.000805332" calcext:value-type="float">
            <text:p>0.000805332</text:p>
          </table:table-cell>
          <table:table-cell table:formula="of:=COM.MICROSOFT.IFS([.C91]&gt;[.D91];1;[.D91]&gt;[.C91];0;[.D91]=[.C91];0)" office:value-type="float" office:value="1" calcext:value-type="float">
            <text:p>1</text:p>
          </table:table-cell>
          <table:table-cell table:formula="of:=[.C91]-[.D91]" office:value-type="float" office:value="0.0000516668" calcext:value-type="float">
            <text:p>5.16668E-05</text:p>
          </table:table-cell>
        </table:table-row>
        <table:table-row table:style-name="ro1">
          <table:table-cell office:value-type="string" calcext:value-type="string">
            <text:p>PhysX.ScScene.broadPhase</text:p>
          </table:table-cell>
          <table:table-cell office:value-type="string" calcext:value-type="string">
            <text:p>Physics</text:p>
          </table:table-cell>
          <table:table-cell office:value-type="float" office:value="0.00006966667" calcext:value-type="float">
            <text:p>6.966667E-05</text:p>
          </table:table-cell>
          <table:table-cell office:value-type="float" office:value="0.00001833333" calcext:value-type="float">
            <text:p>1.833333E-05</text:p>
          </table:table-cell>
          <table:table-cell table:formula="of:=COM.MICROSOFT.IFS([.C92]&gt;[.D92];1;[.D92]&gt;[.C92];0;[.D92]=[.C92];0)" office:value-type="float" office:value="1" calcext:value-type="float">
            <text:p>1</text:p>
          </table:table-cell>
          <table:table-cell table:formula="of:=[.C92]-[.D92]" office:value-type="float" office:value="0.00005133334" calcext:value-type="float">
            <text:p>5.133334E-05</text:p>
          </table:table-cell>
        </table:table-row>
        <table:table-row table:style-name="ro1">
          <table:table-cell office:value-type="string" calcext:value-type="string">
            <text:p>PhysX.ScScene.processLostContact2</text:p>
          </table:table-cell>
          <table:table-cell office:value-type="string" calcext:value-type="string">
            <text:p>Physics</text:p>
          </table:table-cell>
          <table:table-cell office:value-type="float" office:value="0.0001083333" calcext:value-type="float">
            <text:p>0.0001083333</text:p>
          </table:table-cell>
          <table:table-cell office:value-type="float" office:value="0.00006066666" calcext:value-type="float">
            <text:p>6.066666E-05</text:p>
          </table:table-cell>
          <table:table-cell table:formula="of:=COM.MICROSOFT.IFS([.C93]&gt;[.D93];1;[.D93]&gt;[.C93];0;[.D93]=[.C93];0)" office:value-type="float" office:value="1" calcext:value-type="float">
            <text:p>1</text:p>
          </table:table-cell>
          <table:table-cell table:formula="of:=[.C93]-[.D93]" office:value-type="float" office:value="0.00004766664" calcext:value-type="float">
            <text:p>4.766664E-05</text:p>
          </table:table-cell>
        </table:table-row>
        <table:table-row table:style-name="ro1">
          <table:table-cell office:value-type="string" calcext:value-type="string">
            <text:p>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001915334" calcext:value-type="float">
            <text:p>0.001915334</text:p>
          </table:table-cell>
          <table:table-cell office:value-type="float" office:value="0.001871" calcext:value-type="float">
            <text:p>0.001871</text:p>
          </table:table-cell>
          <table:table-cell table:formula="of:=COM.MICROSOFT.IFS([.C94]&gt;[.D94];1;[.D94]&gt;[.C94];0;[.D94]=[.C94];0)" office:value-type="float" office:value="1" calcext:value-type="float">
            <text:p>1</text:p>
          </table:table-cell>
          <table:table-cell table:formula="of:=[.C94]-[.D94]" office:value-type="float" office:value="0.0000443340000000003" calcext:value-type="float">
            <text:p>4.43340000000003E-05</text:p>
          </table:table-cell>
        </table:table-row>
        <table:table-row table:style-name="ro1">
          <table:table-cell office:value-type="string" calcext:value-type="string">
            <text:p>PostLateUpdate.UpdateCaptureScreenshot</text:p>
          </table:table-cell>
          <table:table-cell office:value-type="string" calcext:value-type="string">
            <text:p>PlayerLoop</text:p>
          </table:table-cell>
          <table:table-cell office:value-type="float" office:value="0.0001343334" calcext:value-type="float">
            <text:p>0.0001343334</text:p>
          </table:table-cell>
          <table:table-cell office:value-type="float" office:value="0.0000909999" calcext:value-type="float">
            <text:p>9.09999E-05</text:p>
          </table:table-cell>
          <table:table-cell table:formula="of:=COM.MICROSOFT.IFS([.C95]&gt;[.D95];1;[.D95]&gt;[.C95];0;[.D95]=[.C95];0)" office:value-type="float" office:value="1" calcext:value-type="float">
            <text:p>1</text:p>
          </table:table-cell>
          <table:table-cell table:formula="of:=[.C95]-[.D95]" office:value-type="float" office:value="0.0000433335" calcext:value-type="float">
            <text:p>4.33335E-05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001126667" calcext:value-type="float">
            <text:p>0.0001126667</text:p>
          </table:table-cell>
          <table:table-cell office:value-type="float" office:value="0.00006933325" calcext:value-type="float">
            <text:p>6.933325E-05</text:p>
          </table:table-cell>
          <table:table-cell table:formula="of:=COM.MICROSOFT.IFS([.C96]&gt;[.D96];1;[.D96]&gt;[.C96];0;[.D96]=[.C96];0)" office:value-type="float" office:value="1" calcext:value-type="float">
            <text:p>1</text:p>
          </table:table-cell>
          <table:table-cell table:formula="of:=[.C96]-[.D96]" office:value-type="float" office:value="0.00004333345" calcext:value-type="float">
            <text:p>4.333345E-05</text:p>
          </table:table-cell>
        </table:table-row>
        <table:table-row table:style-name="ro1">
          <table:table-cell office:value-type="string" calcext:value-type="string">
            <text:p>PhysX.ScScene.postNarrowPhase</text:p>
          </table:table-cell>
          <table:table-cell office:value-type="string" calcext:value-type="string">
            <text:p>Physics</text:p>
          </table:table-cell>
          <table:table-cell office:value-type="float" office:value="0.00007066667" calcext:value-type="float">
            <text:p>7.066667E-05</text:p>
          </table:table-cell>
          <table:table-cell office:value-type="float" office:value="0.00002733333" calcext:value-type="float">
            <text:p>2.733333E-05</text:p>
          </table:table-cell>
          <table:table-cell table:formula="of:=COM.MICROSOFT.IFS([.C97]&gt;[.D97];1;[.D97]&gt;[.C97];0;[.D97]=[.C97];0)" office:value-type="float" office:value="1" calcext:value-type="float">
            <text:p>1</text:p>
          </table:table-cell>
          <table:table-cell table:formula="of:=[.C97]-[.D97]" office:value-type="float" office:value="0.00004333334" calcext:value-type="float">
            <text:p>4.333334E-05</text:p>
          </table:table-cell>
        </table:table-row>
        <table:table-row table:style-name="ro1">
          <table:table-cell office:value-type="string" calcext:value-type="string">
            <text:p>PhysX.ScScene.preallocateContactManagers</text:p>
          </table:table-cell>
          <table:table-cell office:value-type="string" calcext:value-type="string">
            <text:p>Physics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8666667" calcext:value-type="float">
            <text:p>8.666667E-06</text:p>
          </table:table-cell>
          <table:table-cell table:formula="of:=COM.MICROSOFT.IFS([.C98]&gt;[.D98];1;[.D98]&gt;[.C98];0;[.D98]=[.C98];0)" office:value-type="float" office:value="1" calcext:value-type="float">
            <text:p>1</text:p>
          </table:table-cell>
          <table:table-cell table:formula="of:=[.C98]-[.D98]" office:value-type="float" office:value="0.000043333333" calcext:value-type="float">
            <text:p>4.3333333E-05</text:p>
          </table:table-cell>
        </table:table-row>
        <table:table-row table:style-name="ro1">
          <table:table-cell office:value-type="string" calcext:value-type="string">
            <text:p>Physics.Simulate</text:p>
          </table:table-cell>
          <table:table-cell office:value-type="string" calcext:value-type="string">
            <text:p>Physics</text:p>
          </table:table-cell>
          <table:table-cell office:value-type="float" office:value="0.0002093333" calcext:value-type="float">
            <text:p>0.0002093333</text:p>
          </table:table-cell>
          <table:table-cell office:value-type="float" office:value="0.000166" calcext:value-type="float">
            <text:p>0.000166</text:p>
          </table:table-cell>
          <table:table-cell table:formula="of:=COM.MICROSOFT.IFS([.C99]&gt;[.D99];1;[.D99]&gt;[.C99];0;[.D99]=[.C99];0)" office:value-type="float" office:value="1" calcext:value-type="float">
            <text:p>1</text:p>
          </table:table-cell>
          <table:table-cell table:formula="of:=[.C99]-[.D99]" office:value-type="float" office:value="0.0000433333" calcext:value-type="float">
            <text:p>4.33333E-05</text:p>
          </table:table-cell>
        </table:table-row>
        <table:table-row table:style-name="ro1">
          <table:table-cell office:value-type="string" calcext:value-type="string">
            <text:p>PostLateUpdate.UpdateRectTransform</text:p>
          </table:table-cell>
          <table:table-cell office:value-type="string" calcext:value-type="string">
            <text:p>PlayerLoop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916669" calcext:value-type="float">
            <text:p>0.0002916669</text:p>
          </table:table-cell>
          <table:table-cell table:formula="of:=COM.MICROSOFT.IFS([.C100]&gt;[.D100];1;[.D100]&gt;[.C100];0;[.D100]=[.C100];0)" office:value-type="float" office:value="1" calcext:value-type="float">
            <text:p>1</text:p>
          </table:table-cell>
          <table:table-cell table:formula="of:=[.C100]-[.D100]" office:value-type="float" office:value="0.0000423331" calcext:value-type="float">
            <text:p>4.23331E-05</text:p>
          </table:table-cell>
        </table:table-row>
        <table:table-row table:style-name="ro1">
          <table:table-cell office:value-type="string" calcext:value-type="string">
            <text:p>UnityEngine.InputLegacyModule.dll!UnityEngine::SendMouseEvents.DoSendMouseEvents()</text:p>
          </table:table-cell>
          <table:table-cell office:value-type="string" calcext:value-type="string">
            <text:p>Scripts</text:p>
          </table:table-cell>
          <table:table-cell office:value-type="float" office:value="0.004304332" calcext:value-type="float">
            <text:p>0.004304332</text:p>
          </table:table-cell>
          <table:table-cell office:value-type="float" office:value="0.004262001" calcext:value-type="float">
            <text:p>0.004262001</text:p>
          </table:table-cell>
          <table:table-cell table:formula="of:=COM.MICROSOFT.IFS([.C101]&gt;[.D101];1;[.D101]&gt;[.C101];0;[.D101]=[.C101];0)" office:value-type="float" office:value="1" calcext:value-type="float">
            <text:p>1</text:p>
          </table:table-cell>
          <table:table-cell table:formula="of:=[.C101]-[.D101]" office:value-type="float" office:value="0.0000423309999999996" calcext:value-type="float">
            <text:p>4.23309999999996E-05</text:p>
          </table:table-cell>
        </table:table-row>
        <table:table-row table:style-name="ro1">
          <table:table-cell office:value-type="string" calcext:value-type="string">
            <text:p>Update.DirectorUpdate</text:p>
          </table:table-cell>
          <table:table-cell office:value-type="string" calcext:value-type="string">
            <text:p>PlayerLoop</text:p>
          </table:table-cell>
          <table:table-cell office:value-type="float" office:value="0.0006103335" calcext:value-type="float">
            <text:p>0.0006103335</text:p>
          </table:table-cell>
          <table:table-cell office:value-type="float" office:value="0.0005686666" calcext:value-type="float">
            <text:p>0.0005686666</text:p>
          </table:table-cell>
          <table:table-cell table:formula="of:=COM.MICROSOFT.IFS([.C102]&gt;[.D102];1;[.D102]&gt;[.C102];0;[.D102]=[.C102];0)" office:value-type="float" office:value="1" calcext:value-type="float">
            <text:p>1</text:p>
          </table:table-cell>
          <table:table-cell table:formula="of:=[.C102]-[.D102]" office:value-type="float" office:value="0.0000416669000000001" calcext:value-type="float">
            <text:p>4.16669000000001E-05</text:p>
          </table:table-cell>
        </table:table-row>
        <table:table-row table:style-name="ro1">
          <table:table-cell office:value-type="string" calcext:value-type="string">
            <text:p>Inl_UniversalRenderPipeline.InitializeLightData</text:p>
          </table:table-cell>
          <table:table-cell office:value-type="string" calcext:value-type="string">
            <text:p>Scripts</text:p>
          </table:table-cell>
          <table:table-cell office:value-type="float" office:value="0.000479667" calcext:value-type="float">
            <text:p>0.000479667</text:p>
          </table:table-cell>
          <table:table-cell office:value-type="float" office:value="0.0004403334" calcext:value-type="float">
            <text:p>0.0004403334</text:p>
          </table:table-cell>
          <table:table-cell table:formula="of:=COM.MICROSOFT.IFS([.C103]&gt;[.D103];1;[.D103]&gt;[.C103];0;[.D103]=[.C103];0)" office:value-type="float" office:value="1" calcext:value-type="float">
            <text:p>1</text:p>
          </table:table-cell>
          <table:table-cell table:formula="of:=[.C103]-[.D103]" office:value-type="float" office:value="0.0000393336" calcext:value-type="float">
            <text:p>3.93336E-05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001913342" calcext:value-type="float">
            <text:p>0.0001913342</text:p>
          </table:table-cell>
          <table:table-cell office:value-type="float" office:value="0.0001520006" calcext:value-type="float">
            <text:p>0.0001520006</text:p>
          </table:table-cell>
          <table:table-cell table:formula="of:=COM.MICROSOFT.IFS([.C104]&gt;[.D104];1;[.D104]&gt;[.C104];0;[.D104]=[.C104];0)" office:value-type="float" office:value="1" calcext:value-type="float">
            <text:p>1</text:p>
          </table:table-cell>
          <table:table-cell table:formula="of:=[.C104]-[.D104]" office:value-type="float" office:value="0.0000393336" calcext:value-type="float">
            <text:p>3.93336E-05</text:p>
          </table:table-cell>
        </table:table-row>
        <table:table-row table:style-name="ro1">
          <table:table-cell office:value-type="string" calcext:value-type="string">
            <text:p>PostLate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000419333" calcext:value-type="float">
            <text:p>0.000419333</text:p>
          </table:table-cell>
          <table:table-cell office:value-type="float" office:value="0.0003799999" calcext:value-type="float">
            <text:p>0.0003799999</text:p>
          </table:table-cell>
          <table:table-cell table:formula="of:=COM.MICROSOFT.IFS([.C105]&gt;[.D105];1;[.D105]&gt;[.C105];0;[.D105]=[.C105];0)" office:value-type="float" office:value="1" calcext:value-type="float">
            <text:p>1</text:p>
          </table:table-cell>
          <table:table-cell table:formula="of:=[.C105]-[.D105]" office:value-type="float" office:value="0.0000393331" calcext:value-type="float">
            <text:p>3.93331E-05</text:p>
          </table:table-cell>
        </table:table-row>
        <table:table-row table:style-name="ro1">
          <table:table-cell office:value-type="string" calcext:value-type="string">
            <text:p>PostLateUpdate.PlayerEmitCanvasGeometry</text:p>
          </table:table-cell>
          <table:table-cell office:value-type="string" calcext:value-type="string">
            <text:p>PlayerLoop</text:p>
          </table:table-cell>
          <table:table-cell office:value-type="float" office:value="0.001492999" calcext:value-type="float">
            <text:p>0.001492999</text:p>
          </table:table-cell>
          <table:table-cell office:value-type="float" office:value="0.001455" calcext:value-type="float">
            <text:p>0.001455</text:p>
          </table:table-cell>
          <table:table-cell table:formula="of:=COM.MICROSOFT.IFS([.C106]&gt;[.D106];1;[.D106]&gt;[.C106];0;[.D106]=[.C106];0)" office:value-type="float" office:value="1" calcext:value-type="float">
            <text:p>1</text:p>
          </table:table-cell>
          <table:table-cell table:formula="of:=[.C106]-[.D106]" office:value-type="float" office:value="0.0000379990000000001" calcext:value-type="float">
            <text:p>3.79990000000001E-05</text:p>
          </table:table-cell>
        </table:table-row>
        <table:table-row table:style-name="ro1">
          <table:table-cell office:value-type="string" calcext:value-type="string">
            <text:p>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0003536668" calcext:value-type="float">
            <text:p>0.0003536668</text:p>
          </table:table-cell>
          <table:table-cell office:value-type="float" office:value="0.0003179999" calcext:value-type="float">
            <text:p>0.0003179999</text:p>
          </table:table-cell>
          <table:table-cell table:formula="of:=COM.MICROSOFT.IFS([.C107]&gt;[.D107];1;[.D107]&gt;[.C107];0;[.D107]=[.C107];0)" office:value-type="float" office:value="1" calcext:value-type="float">
            <text:p>1</text:p>
          </table:table-cell>
          <table:table-cell table:formula="of:=[.C107]-[.D107]" office:value-type="float" office:value="0.0000356669" calcext:value-type="float">
            <text:p>3.56669E-05</text:p>
          </table:table-cell>
        </table:table-row>
        <table:table-row table:style-name="ro1">
          <table:table-cell office:value-type="string" calcext:value-type="string">
            <text:p>PostLateUpdate.ClearImmediateRenderers</text:p>
          </table:table-cell>
          <table:table-cell office:value-type="string" calcext:value-type="string">
            <text:p>PlayerLoop</text:p>
          </table:table-cell>
          <table:table-cell office:value-type="float" office:value="0.0001726668" calcext:value-type="float">
            <text:p>0.0001726668</text:p>
          </table:table-cell>
          <table:table-cell office:value-type="float" office:value="0.0001370001" calcext:value-type="float">
            <text:p>0.0001370001</text:p>
          </table:table-cell>
          <table:table-cell table:formula="of:=COM.MICROSOFT.IFS([.C108]&gt;[.D108];1;[.D108]&gt;[.C108];0;[.D108]=[.C108];0)" office:value-type="float" office:value="1" calcext:value-type="float">
            <text:p>1</text:p>
          </table:table-cell>
          <table:table-cell table:formula="of:=[.C108]-[.D108]" office:value-type="float" office:value="0.0000356667" calcext:value-type="float">
            <text:p>3.56667E-05</text:p>
          </table:table-cell>
        </table:table-row>
        <table:table-row table:style-name="ro1">
          <table:table-cell office:value-type="string" calcext:value-type="string">
            <text:p>AddCustomActiveLocalLights</text:p>
          </table:table-cell>
          <table:table-cell office:value-type="string" calcext:value-type="string">
            <text:p>Render</text:p>
          </table:table-cell>
          <table:table-cell office:value-type="float" office:value="0.0005583328" calcext:value-type="float">
            <text:p>0.0005583328</text:p>
          </table:table-cell>
          <table:table-cell office:value-type="float" office:value="0.000522667" calcext:value-type="float">
            <text:p>0.000522667</text:p>
          </table:table-cell>
          <table:table-cell table:formula="of:=COM.MICROSOFT.IFS([.C109]&gt;[.D109];1;[.D109]&gt;[.C109];0;[.D109]=[.C109];0)" office:value-type="float" office:value="1" calcext:value-type="float">
            <text:p>1</text:p>
          </table:table-cell>
          <table:table-cell table:formula="of:=[.C109]-[.D109]" office:value-type="float" office:value="0.0000356658" calcext:value-type="float">
            <text:p>3.56658E-05</text:p>
          </table:table-cell>
        </table:table-row>
        <table:table-row table:style-name="ro1">
          <table:table-cell office:value-type="string" calcext:value-type="string">
            <text:p>AddDirectionalLights</text:p>
          </table:table-cell>
          <table:table-cell office:value-type="string" calcext:value-type="string">
            <text:p>Render</text:p>
          </table:table-cell>
          <table:table-cell office:value-type="float" office:value="0.0004560001" calcext:value-type="float">
            <text:p>0.0004560001</text:p>
          </table:table-cell>
          <table:table-cell office:value-type="float" office:value="0.000421" calcext:value-type="float">
            <text:p>0.000421</text:p>
          </table:table-cell>
          <table:table-cell table:formula="of:=COM.MICROSOFT.IFS([.C110]&gt;[.D110];1;[.D110]&gt;[.C110];0;[.D110]=[.C110];0)" office:value-type="float" office:value="1" calcext:value-type="float">
            <text:p>1</text:p>
          </table:table-cell>
          <table:table-cell table:formula="of:=[.C110]-[.D110]" office:value-type="float" office:value="0.0000350001" calcext:value-type="float">
            <text:p>3.50001E-05</text:p>
          </table:table-cell>
        </table:table-row>
        <table:table-row table:style-name="ro1">
          <table:table-cell office:value-type="string" calcext:value-type="string">
            <text:p>PhysX.ScScene.lostTouchReports</text:p>
          </table:table-cell>
          <table:table-cell office:value-type="string" calcext:value-type="string">
            <text:p>Physics</text:p>
          </table:table-cell>
          <table:table-cell office:value-type="float" office:value="0.00003533333" calcext:value-type="float">
            <text:p>3.533333E-05</text:p>
          </table:table-cell>
          <table:table-cell office:value-type="float" office:value="0.000001333333" calcext:value-type="float">
            <text:p>1.333333E-06</text:p>
          </table:table-cell>
          <table:table-cell table:formula="of:=COM.MICROSOFT.IFS([.C111]&gt;[.D111];1;[.D111]&gt;[.C111];0;[.D111]=[.C111];0)" office:value-type="float" office:value="1" calcext:value-type="float">
            <text:p>1</text:p>
          </table:table-cell>
          <table:table-cell table:formula="of:=[.C111]-[.D111]" office:value-type="float" office:value="0.000033999997" calcext:value-type="float">
            <text:p>3.3999997E-05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001553339" calcext:value-type="float">
            <text:p>0.0001553339</text:p>
          </table:table-cell>
          <table:table-cell office:value-type="float" office:value="0.0001216668" calcext:value-type="float">
            <text:p>0.0001216668</text:p>
          </table:table-cell>
          <table:table-cell table:formula="of:=COM.MICROSOFT.IFS([.C112]&gt;[.D112];1;[.D112]&gt;[.C112];0;[.D112]=[.C112];0)" office:value-type="float" office:value="1" calcext:value-type="float">
            <text:p>1</text:p>
          </table:table-cell>
          <table:table-cell table:formula="of:=[.C112]-[.D112]" office:value-type="float" office:value="0.0000336671" calcext:value-type="float">
            <text:p>3.36671E-05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2133338" calcext:value-type="float">
            <text:p>0.0002133338</text:p>
          </table:table-cell>
          <table:table-cell office:value-type="float" office:value="0.0001796669" calcext:value-type="float">
            <text:p>0.0001796669</text:p>
          </table:table-cell>
          <table:table-cell table:formula="of:=COM.MICROSOFT.IFS([.C113]&gt;[.D113];1;[.D113]&gt;[.C113];0;[.D113]=[.C113];0)" office:value-type="float" office:value="1" calcext:value-type="float">
            <text:p>1</text:p>
          </table:table-cell>
          <table:table-cell table:formula="of:=[.C113]-[.D113]" office:value-type="float" office:value="0.0000336669" calcext:value-type="float">
            <text:p>3.36669E-05</text:p>
          </table:table-cell>
        </table:table-row>
        <table:table-row table:style-name="ro1">
          <table:table-cell office:value-type="string" calcext:value-type="string">
            <text:p>Pr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0005796671" calcext:value-type="float">
            <text:p>0.0005796671</text:p>
          </table:table-cell>
          <table:table-cell office:value-type="float" office:value="0.0005476667" calcext:value-type="float">
            <text:p>0.0005476667</text:p>
          </table:table-cell>
          <table:table-cell table:formula="of:=COM.MICROSOFT.IFS([.C114]&gt;[.D114];1;[.D114]&gt;[.C114];0;[.D114]=[.C114];0)" office:value-type="float" office:value="1" calcext:value-type="float">
            <text:p>1</text:p>
          </table:table-cell>
          <table:table-cell table:formula="of:=[.C114]-[.D114]" office:value-type="float" office:value="0.0000320003999999999" calcext:value-type="float">
            <text:p>3.20003999999999E-05</text:p>
          </table:table-cell>
        </table:table-row>
        <table:table-row table:style-name="ro1">
          <table:table-cell office:value-type="string" calcext:value-type="string">
            <text:p>PhysX.ScScene.rigidBodySolver</text:p>
          </table:table-cell>
          <table:table-cell office:value-type="string" calcext:value-type="string">
            <text:p>Physics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933333" calcext:value-type="float">
            <text:p>1.933333E-05</text:p>
          </table:table-cell>
          <table:table-cell table:formula="of:=COM.MICROSOFT.IFS([.C115]&gt;[.D115];1;[.D115]&gt;[.C115];0;[.D115]=[.C115];0)" office:value-type="float" office:value="1" calcext:value-type="float">
            <text:p>1</text:p>
          </table:table-cell>
          <table:table-cell table:formula="of:=[.C115]-[.D115]" office:value-type="float" office:value="0.00003166667" calcext:value-type="float">
            <text:p>3.166667E-05</text:p>
          </table:table-cell>
        </table:table-row>
        <table:table-row table:style-name="ro1">
          <table:table-cell office:value-type="string" calcext:value-type="string">
            <text:p>PreUpdate.SendMouseEvents</text:p>
          </table:table-cell>
          <table:table-cell office:value-type="string" calcext:value-type="string">
            <text:p>PlayerLoop</text:p>
          </table:table-cell>
          <table:table-cell office:value-type="float" office:value="0.004946999" calcext:value-type="float">
            <text:p>0.004946999</text:p>
          </table:table-cell>
          <table:table-cell office:value-type="float" office:value="0.004915334" calcext:value-type="float">
            <text:p>0.004915334</text:p>
          </table:table-cell>
          <table:table-cell table:formula="of:=COM.MICROSOFT.IFS([.C116]&gt;[.D116];1;[.D116]&gt;[.C116];0;[.D116]=[.C116];0)" office:value-type="float" office:value="1" calcext:value-type="float">
            <text:p>1</text:p>
          </table:table-cell>
          <table:table-cell table:formula="of:=[.C116]-[.D116]" office:value-type="float" office:value="0.0000316650000000002" calcext:value-type="float">
            <text:p>3.16650000000002E-05</text:p>
          </table:table-cell>
        </table:table-row>
        <table:table-row table:style-name="ro1">
          <table:table-cell office:value-type="string" calcext:value-type="string">
            <text:p>WatermarkRender</text:p>
          </table:table-cell>
          <table:table-cell office:value-type="string" calcext:value-type="string">
            <text:p>Render</text:p>
          </table:table-cell>
          <table:table-cell office:value-type="float" office:value="0.006142999" calcext:value-type="float">
            <text:p>0.006142999</text:p>
          </table:table-cell>
          <table:table-cell office:value-type="float" office:value="0.006111997" calcext:value-type="float">
            <text:p>0.006111997</text:p>
          </table:table-cell>
          <table:table-cell table:formula="of:=COM.MICROSOFT.IFS([.C117]&gt;[.D117];1;[.D117]&gt;[.C117];0;[.D117]=[.C117];0)" office:value-type="float" office:value="1" calcext:value-type="float">
            <text:p>1</text:p>
          </table:table-cell>
          <table:table-cell table:formula="of:=[.C117]-[.D117]" office:value-type="float" office:value="0.0000310020000000005" calcext:value-type="float">
            <text:p>3.10020000000005E-05</text:p>
          </table:table-cell>
        </table:table-row>
        <table:table-row table:style-name="ro1">
          <table:table-cell office:value-type="string" calcext:value-type="string">
            <text:p>EnlightenRuntimeManager.RemoveCustomLights</text:p>
          </table:table-cell>
          <table:table-cell office:value-type="string" calcext:value-type="string">
            <text:p>Gi</text:p>
          </table:table-cell>
          <table:table-cell office:value-type="float" office:value="0.0001496668" calcext:value-type="float">
            <text:p>0.0001496668</text:p>
          </table:table-cell>
          <table:table-cell office:value-type="float" office:value="0.0001186668" calcext:value-type="float">
            <text:p>0.0001186668</text:p>
          </table:table-cell>
          <table:table-cell table:formula="of:=COM.MICROSOFT.IFS([.C118]&gt;[.D118];1;[.D118]&gt;[.C118];0;[.D118]=[.C118];0)" office:value-type="float" office:value="1" calcext:value-type="float">
            <text:p>1</text:p>
          </table:table-cell>
          <table:table-cell table:formula="of:=[.C118]-[.D118]" office:value-type="float" office:value="0.000031" calcext:value-type="float">
            <text:p>3.1E-05</text:p>
          </table:table-cell>
        </table:table-row>
        <table:table-row table:style-name="ro1">
          <table:table-cell office:value-type="string" calcext:value-type="string">
            <text:p>PhysX.ScScene.finalizationPhase</text:p>
          </table:table-cell>
          <table:table-cell office:value-type="string" calcext:value-type="string">
            <text:p>Physics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3" calcext:value-type="float">
            <text:p>3E-05</text:p>
          </table:table-cell>
          <table:table-cell table:formula="of:=COM.MICROSOFT.IFS([.C119]&gt;[.D119];1;[.D119]&gt;[.C119];0;[.D119]=[.C119];0)" office:value-type="float" office:value="1" calcext:value-type="float">
            <text:p>1</text:p>
          </table:table-cell>
          <table:table-cell table:formula="of:=[.C119]-[.D119]" office:value-type="float" office:value="0.000031" calcext:value-type="float">
            <text:p>3.1E-05</text:p>
          </table:table-cell>
        </table:table-row>
        <table:table-row table:style-name="ro1">
          <table:table-cell office:value-type="string" calcext:value-type="string">
            <text:p>PhysX.ScScene.setEdgesConnectedTask</text:p>
          </table:table-cell>
          <table:table-cell office:value-type="string" calcext:value-type="string">
            <text:p>Physics</text:p>
          </table:table-cell>
          <table:table-cell office:value-type="float" office:value="0.00007433334" calcext:value-type="float">
            <text:p>7.433334E-05</text:p>
          </table:table-cell>
          <table:table-cell office:value-type="float" office:value="0.00004433333" calcext:value-type="float">
            <text:p>4.433333E-05</text:p>
          </table:table-cell>
          <table:table-cell table:formula="of:=COM.MICROSOFT.IFS([.C120]&gt;[.D120];1;[.D120]&gt;[.C120];0;[.D120]=[.C120];0)" office:value-type="float" office:value="1" calcext:value-type="float">
            <text:p>1</text:p>
          </table:table-cell>
          <table:table-cell table:formula="of:=[.C120]-[.D120]" office:value-type="float" office:value="0.00003000001" calcext:value-type="float">
            <text:p>3.000001E-05</text:p>
          </table:table-cell>
        </table:table-row>
        <table:table-row table:style-name="ro1">
          <table:table-cell office:value-type="string" calcext:value-type="string">
            <text:p>PhysX.ScScene.post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4" calcext:value-type="float">
            <text:p>2.4E-05</text:p>
          </table:table-cell>
          <table:table-cell table:formula="of:=COM.MICROSOFT.IFS([.C121]&gt;[.D121];1;[.D121]&gt;[.C121];0;[.D121]=[.C121];0)" office:value-type="float" office:value="1" calcext:value-type="float">
            <text:p>1</text:p>
          </table:table-cell>
          <table:table-cell table:formula="of:=[.C121]-[.D121]" office:value-type="float" office:value="0.000029" calcext:value-type="float">
            <text:p>2.9E-05</text:p>
          </table:table-cell>
        </table:table-row>
        <table:table-row table:style-name="ro1">
          <table:table-cell office:value-type="string" calcext:value-type="string">
            <text:p>PhysX.ScScene.secondPassNarrowPhase</text:p>
          </table:table-cell>
          <table:table-cell office:value-type="string" calcext:value-type="string">
            <text:p>Physics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433333" calcext:value-type="float">
            <text:p>1.433333E-05</text:p>
          </table:table-cell>
          <table:table-cell table:formula="of:=COM.MICROSOFT.IFS([.C122]&gt;[.D122];1;[.D122]&gt;[.C122];0;[.D122]=[.C122];0)" office:value-type="float" office:value="1" calcext:value-type="float">
            <text:p>1</text:p>
          </table:table-cell>
          <table:table-cell table:formula="of:=[.C122]-[.D122]" office:value-type="float" office:value="0.00002866667" calcext:value-type="float">
            <text:p>2.866667E-05</text:p>
          </table:table-cell>
        </table:table-row>
        <table:table-row table:style-name="ro1">
          <table:table-cell office:value-type="string" calcext:value-type="string">
            <text:p>EarlyUpdate.PerformanceAnalyticsUpdate</text:p>
          </table:table-cell>
          <table:table-cell office:value-type="string" calcext:value-type="string">
            <text:p>PlayerLoop</text:p>
          </table:table-cell>
          <table:table-cell office:value-type="float" office:value="0.0001463334" calcext:value-type="float">
            <text:p>0.0001463334</text:p>
          </table:table-cell>
          <table:table-cell office:value-type="float" office:value="0.0001193334" calcext:value-type="float">
            <text:p>0.0001193334</text:p>
          </table:table-cell>
          <table:table-cell table:formula="of:=COM.MICROSOFT.IFS([.C123]&gt;[.D123];1;[.D123]&gt;[.C123];0;[.D123]=[.C123];0)" office:value-type="float" office:value="1" calcext:value-type="float">
            <text:p>1</text:p>
          </table:table-cell>
          <table:table-cell table:formula="of:=[.C123]-[.D123]" office:value-type="float" office:value="0.000027" calcext:value-type="float">
            <text:p>2.7E-05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001748335" calcext:value-type="float">
            <text:p>0.001748335</text:p>
          </table:table-cell>
          <table:table-cell office:value-type="float" office:value="0.001722" calcext:value-type="float">
            <text:p>0.001722</text:p>
          </table:table-cell>
          <table:table-cell table:formula="of:=COM.MICROSOFT.IFS([.C124]&gt;[.D124];1;[.D124]&gt;[.C124];0;[.D124]=[.C124];0)" office:value-type="float" office:value="1" calcext:value-type="float">
            <text:p>1</text:p>
          </table:table-cell>
          <table:table-cell table:formula="of:=[.C124]-[.D124]" office:value-type="float" office:value="0.0000263350000000002" calcext:value-type="float">
            <text:p>2.63350000000002E-0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002273336" calcext:value-type="float">
            <text:p>0.0002273336</text:p>
          </table:table-cell>
          <table:table-cell office:value-type="float" office:value="0.000201" calcext:value-type="float">
            <text:p>0.000201</text:p>
          </table:table-cell>
          <table:table-cell table:formula="of:=COM.MICROSOFT.IFS([.C125]&gt;[.D125];1;[.D125]&gt;[.C125];0;[.D125]=[.C125];0)" office:value-type="float" office:value="1" calcext:value-type="float">
            <text:p>1</text:p>
          </table:table-cell>
          <table:table-cell table:formula="of:=[.C125]-[.D125]" office:value-type="float" office:value="0.0000263336" calcext:value-type="float">
            <text:p>2.63336E-05</text:p>
          </table:table-cell>
        </table:table-row>
        <table:table-row table:style-name="ro1">
          <table:table-cell office:value-type="string" calcext:value-type="string">
            <text:p>EnlightenRuntimeManager.AddCustomLights</text:p>
          </table:table-cell>
          <table:table-cell office:value-type="string" calcext:value-type="string">
            <text:p>Gi</text:p>
          </table:table-cell>
          <table:table-cell office:value-type="float" office:value="0.0003673331" calcext:value-type="float">
            <text:p>0.0003673331</text:p>
          </table:table-cell>
          <table:table-cell office:value-type="float" office:value="0.0003409998" calcext:value-type="float">
            <text:p>0.0003409998</text:p>
          </table:table-cell>
          <table:table-cell table:formula="of:=COM.MICROSOFT.IFS([.C126]&gt;[.D126];1;[.D126]&gt;[.C126];0;[.D126]=[.C126];0)" office:value-type="float" office:value="1" calcext:value-type="float">
            <text:p>1</text:p>
          </table:table-cell>
          <table:table-cell table:formula="of:=[.C126]-[.D126]" office:value-type="float" office:value="0.0000263333" calcext:value-type="float">
            <text:p>2.63333E-05</text:p>
          </table:table-cell>
        </table:table-row>
        <table:table-row table:style-name="ro1">
          <table:table-cell office:value-type="string" calcext:value-type="string">
            <text:p>PostLateUpdate.UpdateLightProbeProxyVolumes</text:p>
          </table:table-cell>
          <table:table-cell office:value-type="string" calcext:value-type="string">
            <text:p>PlayerLoop</text:p>
          </table:table-cell>
          <table:table-cell office:value-type="float" office:value="0.0005556667" calcext:value-type="float">
            <text:p>0.0005556667</text:p>
          </table:table-cell>
          <table:table-cell office:value-type="float" office:value="0.0005296667" calcext:value-type="float">
            <text:p>0.0005296667</text:p>
          </table:table-cell>
          <table:table-cell table:formula="of:=COM.MICROSOFT.IFS([.C127]&gt;[.D127];1;[.D127]&gt;[.C127];0;[.D127]=[.C127];0)" office:value-type="float" office:value="1" calcext:value-type="float">
            <text:p>1</text:p>
          </table:table-cell>
          <table:table-cell table:formula="of:=[.C127]-[.D127]" office:value-type="float" office:value="0.000026" calcext:value-type="float">
            <text:p>2.6E-05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 office:value-type="float" office:value="0.001880666" calcext:value-type="float">
            <text:p>0.001880666</text:p>
          </table:table-cell>
          <table:table-cell office:value-type="float" office:value="0.001855" calcext:value-type="float">
            <text:p>0.001855</text:p>
          </table:table-cell>
          <table:table-cell table:formula="of:=COM.MICROSOFT.IFS([.C128]&gt;[.D128];1;[.D128]&gt;[.C128];0;[.D128]=[.C128];0)" office:value-type="float" office:value="1" calcext:value-type="float">
            <text:p>1</text:p>
          </table:table-cell>
          <table:table-cell table:formula="of:=[.C128]-[.D128]" office:value-type="float" office:value="0.0000256660000000001" calcext:value-type="float">
            <text:p>2.56660000000001E-05</text:p>
          </table:table-cell>
        </table:table-row>
        <table:table-row table:style-name="ro1">
          <table:table-cell office:value-type="string" calcext:value-type="string">
            <text:p>afterCullingOutputReady.Invoke</text:p>
          </table:table-cell>
          <table:table-cell office:value-type="string" calcext:value-type="string">
            <text:p>PlayerLoop</text:p>
          </table:table-cell>
          <table:table-cell office:value-type="float" office:value="0.0007829986" calcext:value-type="float">
            <text:p>0.0007829986</text:p>
          </table:table-cell>
          <table:table-cell office:value-type="float" office:value="0.0007576653" calcext:value-type="float">
            <text:p>0.0007576653</text:p>
          </table:table-cell>
          <table:table-cell table:formula="of:=COM.MICROSOFT.IFS([.C129]&gt;[.D129];1;[.D129]&gt;[.C129];0;[.D129]=[.C129];0)" office:value-type="float" office:value="1" calcext:value-type="float">
            <text:p>1</text:p>
          </table:table-cell>
          <table:table-cell table:formula="of:=[.C129]-[.D129]" office:value-type="float" office:value="0.0000253333" calcext:value-type="float">
            <text:p>2.53333E-05</text:p>
          </table:table-cell>
        </table:table-row>
        <table:table-row table:style-name="ro1">
          <table:table-cell office:value-type="string" calcext:value-type="string">
            <text:p>FrameEvents.OnBeforeRenderCallback</text:p>
          </table:table-cell>
          <table:table-cell office:value-type="string" calcext:value-type="string">
            <text:p>PlayerLoop</text:p>
          </table:table-cell>
          <table:table-cell office:value-type="float" office:value="0.0008969993" calcext:value-type="float">
            <text:p>0.0008969993</text:p>
          </table:table-cell>
          <table:table-cell office:value-type="float" office:value="0.0008723324" calcext:value-type="float">
            <text:p>0.0008723324</text:p>
          </table:table-cell>
          <table:table-cell table:formula="of:=COM.MICROSOFT.IFS([.C130]&gt;[.D130];1;[.D130]&gt;[.C130];0;[.D130]=[.C130];0)" office:value-type="float" office:value="1" calcext:value-type="float">
            <text:p>1</text:p>
          </table:table-cell>
          <table:table-cell table:formula="of:=[.C130]-[.D130]" office:value-type="float" office:value="0.0000246669" calcext:value-type="float">
            <text:p>2.46669E-05</text:p>
          </table:table-cell>
        </table:table-row>
        <table:table-row table:style-name="ro1">
          <table:table-cell office:value-type="string" calcext:value-type="string">
            <text:p>PostLateUpdate.XRPostLateUpdate</text:p>
          </table:table-cell>
          <table:table-cell office:value-type="string" calcext:value-type="string">
            <text:p>PlayerLoop</text:p>
          </table:table-cell>
          <table:table-cell office:value-type="float" office:value="0.0001153334" calcext:value-type="float">
            <text:p>0.0001153334</text:p>
          </table:table-cell>
          <table:table-cell office:value-type="float" office:value="0.00009066655" calcext:value-type="float">
            <text:p>9.066655E-05</text:p>
          </table:table-cell>
          <table:table-cell table:formula="of:=COM.MICROSOFT.IFS([.C131]&gt;[.D131];1;[.D131]&gt;[.C131];0;[.D131]=[.C131];0)" office:value-type="float" office:value="1" calcext:value-type="float">
            <text:p>1</text:p>
          </table:table-cell>
          <table:table-cell table:formula="of:=[.C131]-[.D131]" office:value-type="float" office:value="0.00002466685" calcext:value-type="float">
            <text:p>2.466685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02600003" calcext:value-type="float">
            <text:p>0.0002600003</text:p>
          </table:table-cell>
          <table:table-cell office:value-type="float" office:value="0.0002353336" calcext:value-type="float">
            <text:p>0.0002353336</text:p>
          </table:table-cell>
          <table:table-cell table:formula="of:=COM.MICROSOFT.IFS([.C132]&gt;[.D132];1;[.D132]&gt;[.C132];0;[.D132]=[.C132];0)" office:value-type="float" office:value="1" calcext:value-type="float">
            <text:p>1</text:p>
          </table:table-cell>
          <table:table-cell table:formula="of:=[.C132]-[.D132]" office:value-type="float" office:value="0.0000246667" calcext:value-type="float">
            <text:p>2.46667E-05</text:p>
          </table:table-cell>
        </table:table-row>
        <table:table-row table:style-name="ro1">
          <table:table-cell office:value-type="string" calcext:value-type="string">
            <text:p>PhysX.PostBroadPhaseStage2Task</text:p>
          </table:table-cell>
          <table:table-cell office:value-type="string" calcext:value-type="string">
            <text:p>Physics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933333" calcext:value-type="float">
            <text:p>2.933333E-05</text:p>
          </table:table-cell>
          <table:table-cell table:formula="of:=COM.MICROSOFT.IFS([.C133]&gt;[.D133];1;[.D133]&gt;[.C133];0;[.D133]=[.C133];0)" office:value-type="float" office:value="1" calcext:value-type="float">
            <text:p>1</text:p>
          </table:table-cell>
          <table:table-cell table:formula="of:=[.C133]-[.D133]" office:value-type="float" office:value="0.00002466667" calcext:value-type="float">
            <text:p>2.466667E-05</text:p>
          </table:table-cell>
        </table:table-row>
        <table:table-row table:style-name="ro1">
          <table:table-cell office:value-type="string" calcext:value-type="string">
            <text:p>PhysX.ScScene.processLostContact3</text:p>
          </table:table-cell>
          <table:table-cell office:value-type="string" calcext:value-type="string">
            <text:p>Physics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2033333" calcext:value-type="float">
            <text:p>2.033333E-05</text:p>
          </table:table-cell>
          <table:table-cell table:formula="of:=COM.MICROSOFT.IFS([.C134]&gt;[.D134];1;[.D134]&gt;[.C134];0;[.D134]=[.C134];0)" office:value-type="float" office:value="1" calcext:value-type="float">
            <text:p>1</text:p>
          </table:table-cell>
          <table:table-cell table:formula="of:=[.C134]-[.D134]" office:value-type="float" office:value="0.00002466667" calcext:value-type="float">
            <text:p>2.466667E-05</text:p>
          </table:table-cell>
        </table:table-row>
        <table:table-row table:style-name="ro1">
          <table:table-cell office:value-type="string" calcext:value-type="string">
            <text:p>PhysX.ScScene.destroyManagers</text:p>
          </table:table-cell>
          <table:table-cell office:value-type="string" calcext:value-type="string">
            <text:p>Physics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293333" calcext:value-type="float">
            <text:p>0.0001293333</text:p>
          </table:table-cell>
          <table:table-cell table:formula="of:=COM.MICROSOFT.IFS([.C135]&gt;[.D135];1;[.D135]&gt;[.C135];0;[.D135]=[.C135];0)" office:value-type="float" office:value="1" calcext:value-type="float">
            <text:p>1</text:p>
          </table:table-cell>
          <table:table-cell table:formula="of:=[.C135]-[.D135]" office:value-type="float" office:value="0.0000236667" calcext:value-type="float">
            <text:p>2.36667E-05</text:p>
          </table:table-cell>
        </table:table-row>
        <table:table-row table:style-name="ro1">
          <table:table-cell office:value-type="string" calcext:value-type="string">
            <text:p>GUITexture.Draw</text:p>
          </table:table-cell>
          <table:table-cell office:value-type="string" calcext:value-type="string">
            <text:p>Render</text:p>
          </table:table-cell>
          <table:table-cell office:value-type="float" office:value="0.0003656669" calcext:value-type="float">
            <text:p>0.0003656669</text:p>
          </table:table-cell>
          <table:table-cell office:value-type="float" office:value="0.0003423336" calcext:value-type="float">
            <text:p>0.0003423336</text:p>
          </table:table-cell>
          <table:table-cell table:formula="of:=COM.MICROSOFT.IFS([.C136]&gt;[.D136];1;[.D136]&gt;[.C136];0;[.D136]=[.C136];0)" office:value-type="float" office:value="1" calcext:value-type="float">
            <text:p>1</text:p>
          </table:table-cell>
          <table:table-cell table:formula="of:=[.C136]-[.D136]" office:value-type="float" office:value="0.0000233333" calcext:value-type="float">
            <text:p>2.33333E-05</text:p>
          </table:table-cell>
        </table:table-row>
        <table:table-row table:style-name="ro1">
          <table:table-cell office:value-type="string" calcext:value-type="string">
            <text:p>EarlyUpdate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0009966655" calcext:value-type="float">
            <text:p>9.966655E-05</text:p>
          </table:table-cell>
          <table:table-cell office:value-type="float" office:value="0.00007733324" calcext:value-type="float">
            <text:p>7.733324E-05</text:p>
          </table:table-cell>
          <table:table-cell table:formula="of:=COM.MICROSOFT.IFS([.C137]&gt;[.D137];1;[.D137]&gt;[.C137];0;[.D137]=[.C137];0)" office:value-type="float" office:value="1" calcext:value-type="float">
            <text:p>1</text:p>
          </table:table-cell>
          <table:table-cell table:formula="of:=[.C137]-[.D137]" office:value-type="float" office:value="0.00002233331" calcext:value-type="float">
            <text:p>2.233331E-05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06596706" calcext:value-type="float">
            <text:p>0.0006596706</text:p>
          </table:table-cell>
          <table:table-cell office:value-type="float" office:value="0.0006376703" calcext:value-type="float">
            <text:p>0.0006376703</text:p>
          </table:table-cell>
          <table:table-cell table:formula="of:=COM.MICROSOFT.IFS([.C138]&gt;[.D138];1;[.D138]&gt;[.C138];0;[.D138]=[.C138];0)" office:value-type="float" office:value="1" calcext:value-type="float">
            <text:p>1</text:p>
          </table:table-cell>
          <table:table-cell table:formula="of:=[.C138]-[.D138]" office:value-type="float" office:value="0.0000220003" calcext:value-type="float">
            <text:p>2.20003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02396668" calcext:value-type="float">
            <text:p>0.0002396668</text:p>
          </table:table-cell>
          <table:table-cell office:value-type="float" office:value="0.0002176668" calcext:value-type="float">
            <text:p>0.0002176668</text:p>
          </table:table-cell>
          <table:table-cell table:formula="of:=COM.MICROSOFT.IFS([.C139]&gt;[.D139];1;[.D139]&gt;[.C139];0;[.D139]=[.C139];0)" office:value-type="float" office:value="1" calcext:value-type="float">
            <text:p>1</text:p>
          </table:table-cell>
          <table:table-cell table:formula="of:=[.C139]-[.D139]" office:value-type="float" office:value="0.000022" calcext:value-type="float">
            <text:p>2.2E-05</text:p>
          </table:table-cell>
        </table:table-row>
        <table:table-row table:style-name="ro1">
          <table:table-cell office:value-type="string" calcext:value-type="string">
            <text:p>ComputeNeedsPerObjectLights</text:p>
          </table:table-cell>
          <table:table-cell office:value-type="string" calcext:value-type="string">
            <text:p>Render</text:p>
          </table:table-cell>
          <table:table-cell office:value-type="float" office:value="0.0002236669" calcext:value-type="float">
            <text:p>0.0002236669</text:p>
          </table:table-cell>
          <table:table-cell office:value-type="float" office:value="0.0002020001" calcext:value-type="float">
            <text:p>0.0002020001</text:p>
          </table:table-cell>
          <table:table-cell table:formula="of:=COM.MICROSOFT.IFS([.C140]&gt;[.D140];1;[.D140]&gt;[.C140];0;[.D140]=[.C140];0)" office:value-type="float" office:value="1" calcext:value-type="float">
            <text:p>1</text:p>
          </table:table-cell>
          <table:table-cell table:formula="of:=[.C140]-[.D140]" office:value-type="float" office:value="0.0000216668" calcext:value-type="float">
            <text:p>2.16668E-05</text:p>
          </table:table-cell>
        </table:table-row>
        <table:table-row table:style-name="ro1">
          <table:table-cell office:value-type="string" calcext:value-type="string">
            <text:p>FrameEvents.XRPostPresent</text:p>
          </table:table-cell>
          <table:table-cell office:value-type="string" calcext:value-type="string">
            <text:p>PlayerLoop</text:p>
          </table:table-cell>
          <table:table-cell office:value-type="float" office:value="0.00009766655" calcext:value-type="float">
            <text:p>9.766655E-05</text:p>
          </table:table-cell>
          <table:table-cell office:value-type="float" office:value="0.00007633325" calcext:value-type="float">
            <text:p>7.633325E-05</text:p>
          </table:table-cell>
          <table:table-cell table:formula="of:=COM.MICROSOFT.IFS([.C141]&gt;[.D141];1;[.D141]&gt;[.C141];0;[.D141]=[.C141];0)" office:value-type="float" office:value="1" calcext:value-type="float">
            <text:p>1</text:p>
          </table:table-cell>
          <table:table-cell table:formula="of:=[.C141]-[.D141]" office:value-type="float" office:value="0.0000213333" calcext:value-type="float">
            <text:p>2.13333E-05</text:p>
          </table:table-cell>
        </table:table-row>
        <table:table-row table:style-name="ro1">
          <table:table-cell office:value-type="string" calcext:value-type="string">
            <text:p>PostLateUpdate.GUIClearEvents</text:p>
          </table:table-cell>
          <table:table-cell office:value-type="string" calcext:value-type="string">
            <text:p>PlayerLoop</text:p>
          </table:table-cell>
          <table:table-cell office:value-type="float" office:value="0.0002023336" calcext:value-type="float">
            <text:p>0.0002023336</text:p>
          </table:table-cell>
          <table:table-cell office:value-type="float" office:value="0.0001813335" calcext:value-type="float">
            <text:p>0.0001813335</text:p>
          </table:table-cell>
          <table:table-cell table:formula="of:=COM.MICROSOFT.IFS([.C142]&gt;[.D142];1;[.D142]&gt;[.C142];0;[.D142]=[.C142];0)" office:value-type="float" office:value="1" calcext:value-type="float">
            <text:p>1</text:p>
          </table:table-cell>
          <table:table-cell table:formula="of:=[.C142]-[.D142]" office:value-type="float" office:value="0.0000210001" calcext:value-type="float">
            <text:p>2.10001E-05</text:p>
          </table:table-cell>
        </table:table-row>
        <table:table-row table:style-name="ro1">
          <table:table-cell office:value-type="string" calcext:value-type="string">
            <text:p>RenderTexture.GarbageCollectTemporary</text:p>
          </table:table-cell>
          <table:table-cell office:value-type="string" calcext:value-type="string">
            <text:p>Render</text:p>
          </table:table-cell>
          <table:table-cell office:value-type="float" office:value="0.0004880005" calcext:value-type="float">
            <text:p>0.0004880005</text:p>
          </table:table-cell>
          <table:table-cell office:value-type="float" office:value="0.0004676666" calcext:value-type="float">
            <text:p>0.0004676666</text:p>
          </table:table-cell>
          <table:table-cell table:formula="of:=COM.MICROSOFT.IFS([.C143]&gt;[.D143];1;[.D143]&gt;[.C143];0;[.D143]=[.C143];0)" office:value-type="float" office:value="1" calcext:value-type="float">
            <text:p>1</text:p>
          </table:table-cell>
          <table:table-cell table:formula="of:=[.C143]-[.D143]" office:value-type="float" office:value="0.0000203339" calcext:value-type="float">
            <text:p>2.03339E-05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3250004" calcext:value-type="float">
            <text:p>0.0003250004</text:p>
          </table:table-cell>
          <table:table-cell office:value-type="float" office:value="0.0003046672" calcext:value-type="float">
            <text:p>0.0003046672</text:p>
          </table:table-cell>
          <table:table-cell table:formula="of:=COM.MICROSOFT.IFS([.C144]&gt;[.D144];1;[.D144]&gt;[.C144];0;[.D144]=[.C144];0)" office:value-type="float" office:value="1" calcext:value-type="float">
            <text:p>1</text:p>
          </table:table-cell>
          <table:table-cell table:formula="of:=[.C144]-[.D144]" office:value-type="float" office:value="0.0000203332" calcext:value-type="float">
            <text:p>2.03332E-05</text:p>
          </table:table-cell>
        </table:table-row>
        <table:table-row table:style-name="ro1">
          <table:table-cell office:value-type="string" calcext:value-type="string">
            <text:p>EarlyUpdate.AnalyticsCoreStatsUpdate</text:p>
          </table:table-cell>
          <table:table-cell office:value-type="string" calcext:value-type="string">
            <text:p>PlayerLoop</text:p>
          </table:table-cell>
          <table:table-cell office:value-type="float" office:value="0.0002363336" calcext:value-type="float">
            <text:p>0.0002363336</text:p>
          </table:table-cell>
          <table:table-cell office:value-type="float" office:value="0.0002163335" calcext:value-type="float">
            <text:p>0.0002163335</text:p>
          </table:table-cell>
          <table:table-cell table:formula="of:=COM.MICROSOFT.IFS([.C145]&gt;[.D145];1;[.D145]&gt;[.C145];0;[.D145]=[.C145];0)" office:value-type="float" office:value="1" calcext:value-type="float">
            <text:p>1</text:p>
          </table:table-cell>
          <table:table-cell table:formula="of:=[.C145]-[.D145]" office:value-type="float" office:value="0.0000200001" calcext:value-type="float">
            <text:p>2.00001E-05</text:p>
          </table:table-cell>
        </table:table-row>
        <table:table-row table:style-name="ro1">
          <table:table-cell office:value-type="string" calcext:value-type="string">
            <text:p>ConstraintManager::Update</text:p>
          </table:table-cell>
          <table:table-cell office:value-type="string" calcext:value-type="string">
            <text:p>Animation</text:p>
          </table:table-cell>
          <table:table-cell office:value-type="float" office:value="0.0002743337" calcext:value-type="float">
            <text:p>0.0002743337</text:p>
          </table:table-cell>
          <table:table-cell office:value-type="float" office:value="0.0002550003" calcext:value-type="float">
            <text:p>0.0002550003</text:p>
          </table:table-cell>
          <table:table-cell table:formula="of:=COM.MICROSOFT.IFS([.C146]&gt;[.D146];1;[.D146]&gt;[.C146];0;[.D146]=[.C146];0)" office:value-type="float" office:value="1" calcext:value-type="float">
            <text:p>1</text:p>
          </table:table-cell>
          <table:table-cell table:formula="of:=[.C146]-[.D146]" office:value-type="float" office:value="0.0000193334" calcext:value-type="float">
            <text:p>1.93334E-05</text:p>
          </table:table-cell>
        </table:table-row>
        <table:table-row table:style-name="ro1">
          <table:table-cell office:value-type="string" calcext:value-type="string">
            <text:p>Sort Render Passes</text:p>
          </table:table-cell>
          <table:table-cell office:value-type="string" calcext:value-type="string">
            <text:p>Scripts</text:p>
          </table:table-cell>
          <table:table-cell office:value-type="float" office:value="0.0001653335" calcext:value-type="float">
            <text:p>0.0001653335</text:p>
          </table:table-cell>
          <table:table-cell office:value-type="float" office:value="0.0001463335" calcext:value-type="float">
            <text:p>0.0001463335</text:p>
          </table:table-cell>
          <table:table-cell table:formula="of:=COM.MICROSOFT.IFS([.C147]&gt;[.D147];1;[.D147]&gt;[.C147];0;[.D147]=[.C147];0)" office:value-type="float" office:value="1" calcext:value-type="float">
            <text:p>1</text:p>
          </table:table-cell>
          <table:table-cell table:formula="of:=[.C147]-[.D147]"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UnityEngine.UIModule.dll!UnityEngine::Canvas.Send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002933334" calcext:value-type="float">
            <text:p>0.0002933334</text:p>
          </table:table-cell>
          <table:table-cell office:value-type="float" office:value="0.0002743337" calcext:value-type="float">
            <text:p>0.0002743337</text:p>
          </table:table-cell>
          <table:table-cell table:formula="of:=COM.MICROSOFT.IFS([.C148]&gt;[.D148];1;[.D148]&gt;[.C148];0;[.D148]=[.C148];0)" office:value-type="float" office:value="1" calcext:value-type="float">
            <text:p>1</text:p>
          </table:table-cell>
          <table:table-cell table:formula="of:=[.C148]-[.D148]" office:value-type="float" office:value="0.0000189997" calcext:value-type="float">
            <text:p>1.89997E-05</text:p>
          </table:table-cell>
        </table:table-row>
        <table:table-row table:style-name="ro1">
          <table:table-cell office:value-type="string" calcext:value-type="string">
            <text:p>Shadows.ScheduleRenderJobs</text:p>
          </table:table-cell>
          <table:table-cell office:value-type="string" calcext:value-type="string">
            <text:p>Render</text:p>
          </table:table-cell>
          <table:table-cell office:value-type="float" office:value="0.005575999" calcext:value-type="float">
            <text:p>0.005575999</text:p>
          </table:table-cell>
          <table:table-cell office:value-type="float" office:value="0.005557331" calcext:value-type="float">
            <text:p>0.005557331</text:p>
          </table:table-cell>
          <table:table-cell table:formula="of:=COM.MICROSOFT.IFS([.C149]&gt;[.D149];1;[.D149]&gt;[.C149];0;[.D149]=[.C149];0)" office:value-type="float" office:value="1" calcext:value-type="float">
            <text:p>1</text:p>
          </table:table-cell>
          <table:table-cell table:formula="of:=[.C149]-[.D149]" office:value-type="float" office:value="0.0000186680000000003" calcext:value-type="float">
            <text:p>1.86680000000003E-05</text:p>
          </table:table-cell>
        </table:table-row>
        <table:table-row table:style-name="ro1">
          <table:table-cell office:value-type="string" calcext:value-type="string">
            <text:p>PreUpdate.AIUpdate</text:p>
          </table:table-cell>
          <table:table-cell office:value-type="string" calcext:value-type="string">
            <text:p>PlayerLoop</text:p>
          </table:table-cell>
          <table:table-cell office:value-type="float" office:value="0.001193667" calcext:value-type="float">
            <text:p>0.001193667</text:p>
          </table:table-cell>
          <table:table-cell office:value-type="float" office:value="0.001175001" calcext:value-type="float">
            <text:p>0.001175001</text:p>
          </table:table-cell>
          <table:table-cell table:formula="of:=COM.MICROSOFT.IFS([.C150]&gt;[.D150];1;[.D150]&gt;[.C150];0;[.D150]=[.C150];0)" office:value-type="float" office:value="1" calcext:value-type="float">
            <text:p>1</text:p>
          </table:table-cell>
          <table:table-cell table:formula="of:=[.C150]-[.D150]" office:value-type="float" office:value="0.0000186659999999999" calcext:value-type="float">
            <text:p>1.86659999999999E-05</text:p>
          </table:table-cell>
        </table:table-row>
        <table:table-row table:style-name="ro1">
          <table:table-cell office:value-type="string" calcext:value-type="string">
            <text:p>Inl_InvokeOnRenderObjectCallbackPass</text:p>
          </table:table-cell>
          <table:table-cell office:value-type="string" calcext:value-type="string">
            <text:p>Scripts</text:p>
          </table:table-cell>
          <table:table-cell office:value-type="float" office:value="0.002555668" calcext:value-type="float">
            <text:p>0.002555668</text:p>
          </table:table-cell>
          <table:table-cell office:value-type="float" office:value="0.002538332" calcext:value-type="float">
            <text:p>0.002538332</text:p>
          </table:table-cell>
          <table:table-cell table:formula="of:=COM.MICROSOFT.IFS([.C151]&gt;[.D151];1;[.D151]&gt;[.C151];0;[.D151]=[.C151];0)" office:value-type="float" office:value="1" calcext:value-type="float">
            <text:p>1</text:p>
          </table:table-cell>
          <table:table-cell table:formula="of:=[.C151]-[.D151]" office:value-type="float" office:value="0.0000173359999999997" calcext:value-type="float">
            <text:p>1.73359999999997E-05</text:p>
          </table:table-cell>
        </table:table-row>
        <table:table-row table:style-name="ro1">
          <table:table-cell office:value-type="string" calcext:value-type="string">
            <text:p>EarlyUpdate.XRUpdate</text:p>
          </table:table-cell>
          <table:table-cell office:value-type="string" calcext:value-type="string">
            <text:p>PlayerLoop</text:p>
          </table:table-cell>
          <table:table-cell office:value-type="float" office:value="0.0003223337" calcext:value-type="float">
            <text:p>0.0003223337</text:p>
          </table:table-cell>
          <table:table-cell office:value-type="float" office:value="0.0003050003" calcext:value-type="float">
            <text:p>0.0003050003</text:p>
          </table:table-cell>
          <table:table-cell table:formula="of:=COM.MICROSOFT.IFS([.C152]&gt;[.D152];1;[.D152]&gt;[.C152];0;[.D152]=[.C152];0)" office:value-type="float" office:value="1" calcext:value-type="float">
            <text:p>1</text:p>
          </table:table-cell>
          <table:table-cell table:formula="of:=[.C152]-[.D152]" office:value-type="float" office:value="0.0000173334" calcext:value-type="float">
            <text:p>1.73334E-05</text:p>
          </table:table-cell>
        </table:table-row>
        <table:table-row table:style-name="ro1">
          <table:table-cell office:value-type="string" calcext:value-type="string">
            <text:p>CullingGroupSendEvents</text:p>
          </table:table-cell>
          <table:table-cell office:value-type="string" calcext:value-type="string">
            <text:p>Render</text:p>
          </table:table-cell>
          <table:table-cell office:value-type="float" office:value="0.00006666659" calcext:value-type="float">
            <text:p>6.666659E-05</text:p>
          </table:table-cell>
          <table:table-cell office:value-type="float" office:value="0.00004966661" calcext:value-type="float">
            <text:p>4.966661E-05</text:p>
          </table:table-cell>
          <table:table-cell table:formula="of:=COM.MICROSOFT.IFS([.C153]&gt;[.D153];1;[.D153]&gt;[.C153];0;[.D153]=[.C153];0)" office:value-type="float" office:value="1" calcext:value-type="float">
            <text:p>1</text:p>
          </table:table-cell>
          <table:table-cell table:formula="of:=[.C153]-[.D153]" office:value-type="float" office:value="0.00001699998" calcext:value-type="float">
            <text:p>1.699998E-05</text:p>
          </table:table-cell>
        </table:table-row>
        <table:table-row table:style-name="ro1">
          <table:table-cell office:value-type="string" calcext:value-type="string">
            <text:p>Terrain.Trees.OnWillRender</text:p>
          </table:table-cell>
          <table:table-cell office:value-type="string" calcext:value-type="string">
            <text:p>Render</text:p>
          </table:table-cell>
          <table:table-cell office:value-type="float" office:value="0.00009966655" calcext:value-type="float">
            <text:p>9.966655E-05</text:p>
          </table:table-cell>
          <table:table-cell office:value-type="float" office:value="0.0000829999" calcext:value-type="float">
            <text:p>8.29999E-05</text:p>
          </table:table-cell>
          <table:table-cell table:formula="of:=COM.MICROSOFT.IFS([.C154]&gt;[.D154];1;[.D154]&gt;[.C154];0;[.D154]=[.C154];0)" office:value-type="float" office:value="1" calcext:value-type="float">
            <text:p>1</text:p>
          </table:table-cell>
          <table:table-cell table:formula="of:=[.C154]-[.D154]" office:value-type="float" office:value="0.00001666665" calcext:value-type="float">
            <text:p>1.666665E-05</text:p>
          </table:table-cell>
        </table:table-row>
        <table:table-row table:style-name="ro1">
          <table:table-cell office:value-type="string" calcext:value-type="string">
            <text:p>PhysX.NpScene.execution</text:p>
          </table:table-cell>
          <table:table-cell office:value-type="string" calcext:value-type="string">
            <text:p>Physics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29" calcext:value-type="float">
            <text:p>0.000129</text:p>
          </table:table-cell>
          <table:table-cell table:formula="of:=COM.MICROSOFT.IFS([.C155]&gt;[.D155];1;[.D155]&gt;[.C155];0;[.D155]=[.C155];0)" office:value-type="float" office:value="1" calcext:value-type="float">
            <text:p>1</text:p>
          </table:table-cell>
          <table:table-cell table:formula="of:=[.C155]-[.D155]" office:value-type="float" office:value="0.000016" calcext:value-type="float">
            <text:p>1.6E-05</text:p>
          </table:table-cell>
        </table:table-row>
        <table:table-row table:style-name="ro1">
          <table:table-cell office:value-type="string" calcext:value-type="string">
            <text:p>PostLateUpdate.ParticleSystemEndUpdateAll</text:p>
          </table:table-cell>
          <table:table-cell office:value-type="string" calcext:value-type="string">
            <text:p>PlayerLoop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3090002" calcext:value-type="float">
            <text:p>0.0003090002</text:p>
          </table:table-cell>
          <table:table-cell table:formula="of:=COM.MICROSOFT.IFS([.C156]&gt;[.D156];1;[.D156]&gt;[.C156];0;[.D156]=[.C156];0)" office:value-type="float" office:value="1" calcext:value-type="float">
            <text:p>1</text:p>
          </table:table-cell>
          <table:table-cell table:formula="of:=[.C156]-[.D156]" office:value-type="float" office:value="0.0000159998" calcext:value-type="float">
            <text:p>1.59998E-05</text:p>
          </table:table-cell>
        </table:table-row>
        <table:table-row table:style-name="ro1">
          <table:table-cell office:value-type="string" calcext:value-type="string">
            <text:p>EarlyUpdate.Updat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003116671" calcext:value-type="float">
            <text:p>0.0003116671</text:p>
          </table:table-cell>
          <table:table-cell office:value-type="float" office:value="0.0002963338" calcext:value-type="float">
            <text:p>0.0002963338</text:p>
          </table:table-cell>
          <table:table-cell table:formula="of:=COM.MICROSOFT.IFS([.C157]&gt;[.D157];1;[.D157]&gt;[.C157];0;[.D157]=[.C157];0)" office:value-type="float" office:value="1" calcext:value-type="float">
            <text:p>1</text:p>
          </table:table-cell>
          <table:table-cell table:formula="of:=[.C157]-[.D157]" office:value-type="float" office:value="0.0000153333" calcext:value-type="float">
            <text:p>1.53333E-05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 office:value-type="float" office:value="0.0005406668" calcext:value-type="float">
            <text:p>0.0005406668</text:p>
          </table:table-cell>
          <table:table-cell office:value-type="float" office:value="0.0005256669" calcext:value-type="float">
            <text:p>0.0005256669</text:p>
          </table:table-cell>
          <table:table-cell table:formula="of:=COM.MICROSOFT.IFS([.C158]&gt;[.D158];1;[.D158]&gt;[.C158];0;[.D158]=[.C158];0)" office:value-type="float" office:value="1" calcext:value-type="float">
            <text:p>1</text:p>
          </table:table-cell>
          <table:table-cell table:formula="of:=[.C158]-[.D158]" office:value-type="float" office:value="0.0000149999" calcext:value-type="float">
            <text:p>1.49999E-05</text:p>
          </table:table-cell>
        </table:table-row>
        <table:table-row table:style-name="ro1">
          <table:table-cell office:value-type="string" calcext:value-type="string">
            <text:p>PreUpdate.CheckTexFieldInput</text:p>
          </table:table-cell>
          <table:table-cell office:value-type="string" calcext:value-type="string">
            <text:p>PlayerLoop</text:p>
          </table:table-cell>
          <table:table-cell office:value-type="float" office:value="0.0001106667" calcext:value-type="float">
            <text:p>0.0001106667</text:p>
          </table:table-cell>
          <table:table-cell office:value-type="float" office:value="0.00009599989" calcext:value-type="float">
            <text:p>9.599989E-05</text:p>
          </table:table-cell>
          <table:table-cell table:formula="of:=COM.MICROSOFT.IFS([.C159]&gt;[.D159];1;[.D159]&gt;[.C159];0;[.D159]=[.C159];0)" office:value-type="float" office:value="1" calcext:value-type="float">
            <text:p>1</text:p>
          </table:table-cell>
          <table:table-cell table:formula="of:=[.C159]-[.D159]" office:value-type="float" office:value="0.00001466681" calcext:value-type="float">
            <text:p>1.466681E-05</text:p>
          </table:table-cell>
        </table:table-row>
        <table:table-row table:style-name="ro1">
          <table:table-cell office:value-type="string" calcext:value-type="string">
            <text:p>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0.00007266658" calcext:value-type="float">
            <text:p>7.266658E-05</text:p>
          </table:table-cell>
          <table:table-cell office:value-type="float" office:value="0.00005799993" calcext:value-type="float">
            <text:p>5.799993E-05</text:p>
          </table:table-cell>
          <table:table-cell table:formula="of:=COM.MICROSOFT.IFS([.C160]&gt;[.D160];1;[.D160]&gt;[.C160];0;[.D160]=[.C160];0)" office:value-type="float" office:value="1" calcext:value-type="float">
            <text:p>1</text:p>
          </table:table-cell>
          <table:table-cell table:formula="of:=[.C160]-[.D160]" office:value-type="float" office:value="0.00001466665" calcext:value-type="float">
            <text:p>1.466665E-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210667" calcext:value-type="float">
            <text:p>0.000210667</text:p>
          </table:table-cell>
          <table:table-cell office:value-type="float" office:value="0.0001963336" calcext:value-type="float">
            <text:p>0.0001963336</text:p>
          </table:table-cell>
          <table:table-cell table:formula="of:=COM.MICROSOFT.IFS([.C161]&gt;[.D161];1;[.D161]&gt;[.C161];0;[.D161]=[.C161];0)" office:value-type="float" office:value="1" calcext:value-type="float">
            <text:p>1</text:p>
          </table:table-cell>
          <table:table-cell table:formula="of:=[.C161]-[.D161]" office:value-type="float" office:value="0.0000143334" calcext:value-type="float">
            <text:p>1.43334E-05</text:p>
          </table:table-cell>
        </table:table-row>
        <table:table-row table:style-name="ro1">
          <table:table-cell office:value-type="string" calcext:value-type="string">
            <text:p>PhysX.ScScene.pre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0007966666" calcext:value-type="float">
            <text:p>7.966666E-05</text:p>
          </table:table-cell>
          <table:table-cell office:value-type="float" office:value="0.00006533333" calcext:value-type="float">
            <text:p>6.533333E-05</text:p>
          </table:table-cell>
          <table:table-cell table:formula="of:=COM.MICROSOFT.IFS([.C162]&gt;[.D162];1;[.D162]&gt;[.C162];0;[.D162]=[.C162];0)" office:value-type="float" office:value="1" calcext:value-type="float">
            <text:p>1</text:p>
          </table:table-cell>
          <table:table-cell table:formula="of:=[.C162]-[.D162]" office:value-type="float" office:value="0.00001433333" calcext:value-type="float">
            <text:p>1.433333E-05</text:p>
          </table:table-cell>
        </table:table-row>
        <table:table-row table:style-name="ro1">
          <table:table-cell office:value-type="string" calcext:value-type="string">
            <text:p>Inl_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001113334" calcext:value-type="float">
            <text:p>0.001113334</text:p>
          </table:table-cell>
          <table:table-cell office:value-type="float" office:value="0.001099334" calcext:value-type="float">
            <text:p>0.001099334</text:p>
          </table:table-cell>
          <table:table-cell table:formula="of:=COM.MICROSOFT.IFS([.C163]&gt;[.D163];1;[.D163]&gt;[.C163];0;[.D163]=[.C163];0)" office:value-type="float" office:value="1" calcext:value-type="float">
            <text:p>1</text:p>
          </table:table-cell>
          <table:table-cell table:formula="of:=[.C163]-[.D163]" office:value-type="float" office:value="0.0000140000000000001" calcext:value-type="float">
            <text:p>1.40000000000001E-05</text:p>
          </table:table-cell>
        </table:table-row>
        <table:table-row table:style-name="ro1">
          <table:table-cell office:value-type="string" calcext:value-type="string">
            <text:p>PostLateUpdate.PlayerSendFramePostPresent</text:p>
          </table:table-cell>
          <table:table-cell office:value-type="string" calcext:value-type="string">
            <text:p>PlayerLoop</text:p>
          </table:table-cell>
          <table:table-cell office:value-type="float" office:value="0.0002670003" calcext:value-type="float">
            <text:p>0.0002670003</text:p>
          </table:table-cell>
          <table:table-cell office:value-type="float" office:value="0.0002530003" calcext:value-type="float">
            <text:p>0.0002530003</text:p>
          </table:table-cell>
          <table:table-cell table:formula="of:=COM.MICROSOFT.IFS([.C164]&gt;[.D164];1;[.D164]&gt;[.C164];0;[.D164]=[.C164];0)" office:value-type="float" office:value="1" calcext:value-type="float">
            <text:p>1</text:p>
          </table:table-cell>
          <table:table-cell table:formula="of:=[.C164]-[.D164]" office:value-type="float" office:value="0.000014" calcext:value-type="float">
            <text:p>1.4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2613337" calcext:value-type="float">
            <text:p>0.0002613337</text:p>
          </table:table-cell>
          <table:table-cell office:value-type="float" office:value="0.0002473337" calcext:value-type="float">
            <text:p>0.0002473337</text:p>
          </table:table-cell>
          <table:table-cell table:formula="of:=COM.MICROSOFT.IFS([.C165]&gt;[.D165];1;[.D165]&gt;[.C165];0;[.D165]=[.C165];0)" office:value-type="float" office:value="1" calcext:value-type="float">
            <text:p>1</text:p>
          </table:table-cell>
          <table:table-cell table:formula="of:=[.C165]-[.D165]" office:value-type="float" office:value="0.000014" calcext:value-type="float">
            <text:p>1.4E-05</text:p>
          </table:table-cell>
        </table:table-row>
        <table:table-row table:style-name="ro1">
          <table:table-cell office:value-type="string" calcext:value-type="string">
            <text:p>Physics.UpdateBodies</text:p>
          </table:table-cell>
          <table:table-cell office:value-type="string" calcext:value-type="string">
            <text:p>Physics</text:p>
          </table:table-cell>
          <table:table-cell office:value-type="float" office:value="0.00003166667" calcext:value-type="float">
            <text:p>3.166667E-05</text:p>
          </table:table-cell>
          <table:table-cell office:value-type="float" office:value="0.00001833333" calcext:value-type="float">
            <text:p>1.833333E-05</text:p>
          </table:table-cell>
          <table:table-cell table:formula="of:=COM.MICROSOFT.IFS([.C166]&gt;[.D166];1;[.D166]&gt;[.C166];0;[.D166]=[.C166];0)" office:value-type="float" office:value="1" calcext:value-type="float">
            <text:p>1</text:p>
          </table:table-cell>
          <table:table-cell table:formula="of:=[.C166]-[.D166]" office:value-type="float" office:value="0.00001333334" calcext:value-type="float">
            <text:p>1.333334E-05</text:p>
          </table:table-cell>
        </table:table-row>
        <table:table-row table:style-name="ro1">
          <table:table-cell office:value-type="string" calcext:value-type="string">
            <text:p>PostLateUpdate.EnlightenRuntimeUpdate</text:p>
          </table:table-cell>
          <table:table-cell office:value-type="string" calcext:value-type="string">
            <text:p>PlayerLoop</text:p>
          </table:table-cell>
          <table:table-cell office:value-type="float" office:value="0.0004703332" calcext:value-type="float">
            <text:p>0.0004703332</text:p>
          </table:table-cell>
          <table:table-cell office:value-type="float" office:value="0.0004576668" calcext:value-type="float">
            <text:p>0.0004576668</text:p>
          </table:table-cell>
          <table:table-cell table:formula="of:=COM.MICROSOFT.IFS([.C167]&gt;[.D167];1;[.D167]&gt;[.C167];0;[.D167]=[.C167];0)" office:value-type="float" office:value="1" calcext:value-type="float">
            <text:p>1</text:p>
          </table:table-cell>
          <table:table-cell table:formula="of:=[.C167]-[.D167]" office:value-type="float" office:value="0.0000126664" calcext:value-type="float">
            <text:p>1.26664E-05</text:p>
          </table:table-cell>
        </table:table-row>
        <table:table-row table:style-name="ro1">
          <table:table-cell office:value-type="string" calcext:value-type="string">
            <text:p>Update.ScriptRunDelayedTasks</text:p>
          </table:table-cell>
          <table:table-cell office:value-type="string" calcext:value-type="string">
            <text:p>PlayerLoop</text:p>
          </table:table-cell>
          <table:table-cell office:value-type="float" office:value="0.001461001" calcext:value-type="float">
            <text:p>0.001461001</text:p>
          </table:table-cell>
          <table:table-cell office:value-type="float" office:value="0.001448667" calcext:value-type="float">
            <text:p>0.001448667</text:p>
          </table:table-cell>
          <table:table-cell table:formula="of:=COM.MICROSOFT.IFS([.C168]&gt;[.D168];1;[.D168]&gt;[.C168];0;[.D168]=[.C168];0)" office:value-type="float" office:value="1" calcext:value-type="float">
            <text:p>1</text:p>
          </table:table-cell>
          <table:table-cell table:formula="of:=[.C168]-[.D168]" office:value-type="float" office:value="0.0000123340000000001" calcext:value-type="float">
            <text:p>1.23340000000001E-05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004253335" calcext:value-type="float">
            <text:p>0.0004253335</text:p>
          </table:table-cell>
          <table:table-cell office:value-type="float" office:value="0.000413" calcext:value-type="float">
            <text:p>0.000413</text:p>
          </table:table-cell>
          <table:table-cell table:formula="of:=COM.MICROSOFT.IFS([.C169]&gt;[.D169];1;[.D169]&gt;[.C169];0;[.D169]=[.C169];0)" office:value-type="float" office:value="1" calcext:value-type="float">
            <text:p>1</text:p>
          </table:table-cell>
          <table:table-cell table:formula="of:=[.C169]-[.D169]" office:value-type="float" office:value="0.0000123335000000001" calcext:value-type="float">
            <text:p>1.23335000000001E-05</text:p>
          </table:table-cell>
        </table:table-row>
        <table:table-row table:style-name="ro1">
          <table:table-cell office:value-type="string" calcext:value-type="string">
            <text:p>EarlyUpdate.ExecuteMainThreadJobs</text:p>
          </table:table-cell>
          <table:table-cell office:value-type="string" calcext:value-type="string">
            <text:p>PlayerLoop</text:p>
          </table:table-cell>
          <table:table-cell office:value-type="float" office:value="0.0003150005" calcext:value-type="float">
            <text:p>0.0003150005</text:p>
          </table:table-cell>
          <table:table-cell office:value-type="float" office:value="0.0003030002" calcext:value-type="float">
            <text:p>0.0003030002</text:p>
          </table:table-cell>
          <table:table-cell table:formula="of:=COM.MICROSOFT.IFS([.C170]&gt;[.D170];1;[.D170]&gt;[.C170];0;[.D170]=[.C170];0)" office:value-type="float" office:value="1" calcext:value-type="float">
            <text:p>1</text:p>
          </table:table-cell>
          <table:table-cell table:formula="of:=[.C170]-[.D170]" office:value-type="float" office:value="0.0000120003" calcext:value-type="float">
            <text:p>1.20003E-05</text:p>
          </table:table-cell>
        </table:table-row>
        <table:table-row table:style-name="ro1">
          <table:table-cell office:value-type="string" calcext:value-type="string">
            <text:p>PhysX.ScScene.updateCCDMultiPass</text:p>
          </table:table-cell>
          <table:table-cell office:value-type="string" calcext:value-type="string">
            <text:p>Physics</text:p>
          </table:table-cell>
          <table:table-cell office:value-type="float" office:value="0.00005033334" calcext:value-type="float">
            <text:p>5.033334E-05</text:p>
          </table:table-cell>
          <table:table-cell office:value-type="float" office:value="0.00003866667" calcext:value-type="float">
            <text:p>3.866667E-05</text:p>
          </table:table-cell>
          <table:table-cell table:formula="of:=COM.MICROSOFT.IFS([.C171]&gt;[.D171];1;[.D171]&gt;[.C171];0;[.D171]=[.C171];0)" office:value-type="float" office:value="1" calcext:value-type="float">
            <text:p>1</text:p>
          </table:table-cell>
          <table:table-cell table:formula="of:=[.C171]-[.D171]" office:value-type="float" office:value="0.00001166667" calcext:value-type="float">
            <text:p>1.166667E-05</text:p>
          </table:table-cell>
        </table:table-row>
        <table:table-row table:style-name="ro1">
          <table:table-cell office:value-type="string" calcext:value-type="string">
            <text:p>UnityEngine.AIModule.dll!UnityEngine.AI::NavMesh.Internal_CallOnNavMeshPreUpdate()</text:p>
          </table:table-cell>
          <table:table-cell office:value-type="string" calcext:value-type="string">
            <text:p>Scripts</text:p>
          </table:table-cell>
          <table:table-cell office:value-type="float" office:value="0.0005353336" calcext:value-type="float">
            <text:p>0.0005353336</text:p>
          </table:table-cell>
          <table:table-cell office:value-type="float" office:value="0.0005236673" calcext:value-type="float">
            <text:p>0.0005236673</text:p>
          </table:table-cell>
          <table:table-cell table:formula="of:=COM.MICROSOFT.IFS([.C172]&gt;[.D172];1;[.D172]&gt;[.C172];0;[.D172]=[.C172];0)" office:value-type="float" office:value="1" calcext:value-type="float">
            <text:p>1</text:p>
          </table:table-cell>
          <table:table-cell table:formula="of:=[.C172]-[.D172]" office:value-type="float" office:value="0.0000116663" calcext:value-type="float">
            <text:p>1.16663E-05</text:p>
          </table:table-cell>
        </table:table-row>
        <table:table-row table:style-name="ro1">
          <table:table-cell office:value-type="string" calcext:value-type="string">
            <text:p>addCustomLights.Invoke</text:p>
          </table:table-cell>
          <table:table-cell office:value-type="string" calcext:value-type="string">
            <text:p>PlayerLoop</text:p>
          </table:table-cell>
          <table:table-cell office:value-type="float" office:value="0.0001996677" calcext:value-type="float">
            <text:p>0.0001996677</text:p>
          </table:table-cell>
          <table:table-cell office:value-type="float" office:value="0.0001886676" calcext:value-type="float">
            <text:p>0.0001886676</text:p>
          </table:table-cell>
          <table:table-cell table:formula="of:=COM.MICROSOFT.IFS([.C173]&gt;[.D173];1;[.D173]&gt;[.C173];0;[.D173]=[.C173];0)" office:value-type="float" office:value="1" calcext:value-type="float">
            <text:p>1</text:p>
          </table:table-cell>
          <table:table-cell table:formula="of:=[.C173]-[.D173]" office:value-type="float" office:value="0.0000110001" calcext:value-type="float">
            <text:p>1.10001E-05</text:p>
          </table:table-cell>
        </table:table-row>
        <table:table-row table:style-name="ro1">
          <table:table-cell office:value-type="string" calcext:value-type="string">
            <text:p>ParticleSystem.WaitForPreviousRenderingToFinish</text:p>
          </table:table-cell>
          <table:table-cell office:value-type="string" calcext:value-type="string">
            <text:p>Particles</text:p>
          </table:table-cell>
          <table:table-cell office:value-type="float" office:value="0.0001760005" calcext:value-type="float">
            <text:p>0.0001760005</text:p>
          </table:table-cell>
          <table:table-cell office:value-type="float" office:value="0.0001650006" calcext:value-type="float">
            <text:p>0.0001650006</text:p>
          </table:table-cell>
          <table:table-cell table:formula="of:=COM.MICROSOFT.IFS([.C174]&gt;[.D174];1;[.D174]&gt;[.C174];0;[.D174]=[.C174];0)" office:value-type="float" office:value="1" calcext:value-type="float">
            <text:p>1</text:p>
          </table:table-cell>
          <table:table-cell table:formula="of:=[.C174]-[.D174]" office:value-type="float" office:value="0.0000109999" calcext:value-type="float">
            <text:p>1.09999E-05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9666654" calcext:value-type="float">
            <text:p>9.666654E-05</text:p>
          </table:table-cell>
          <table:table-cell office:value-type="float" office:value="0.00008599989" calcext:value-type="float">
            <text:p>8.599989E-05</text:p>
          </table:table-cell>
          <table:table-cell table:formula="of:=COM.MICROSOFT.IFS([.C175]&gt;[.D175];1;[.D175]&gt;[.C175];0;[.D175]=[.C175];0)" office:value-type="float" office:value="1" calcext:value-type="float">
            <text:p>1</text:p>
          </table:table-cell>
          <table:table-cell table:formula="of:=[.C175]-[.D175]" office:value-type="float" office:value="0.00001066665" calcext:value-type="float">
            <text:p>1.066665E-05</text:p>
          </table:table-cell>
        </table:table-row>
        <table:table-row table:style-name="ro1">
          <table:table-cell office:value-type="string" calcext:value-type="string">
            <text:p>UIEvents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0007699991" calcext:value-type="float">
            <text:p>7.699991E-05</text:p>
          </table:table-cell>
          <table:table-cell office:value-type="float" office:value="0.00006666659" calcext:value-type="float">
            <text:p>6.666659E-05</text:p>
          </table:table-cell>
          <table:table-cell table:formula="of:=COM.MICROSOFT.IFS([.C176]&gt;[.D176];1;[.D176]&gt;[.C176];0;[.D176]=[.C176];0)" office:value-type="float" office:value="1" calcext:value-type="float">
            <text:p>1</text:p>
          </table:table-cell>
          <table:table-cell table:formula="of:=[.C176]-[.D176]" office:value-type="float" office:value="0.00001033332" calcext:value-type="float">
            <text:p>1.033332E-05</text:p>
          </table:table-cell>
        </table:table-row>
        <table:table-row table:style-name="ro1">
          <table:table-cell office:value-type="string" calcext:value-type="string">
            <text:p>PhysX.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6" calcext:value-type="float">
            <text:p>1.6E-05</text:p>
          </table:table-cell>
          <table:table-cell table:formula="of:=COM.MICROSOFT.IFS([.C177]&gt;[.D177];1;[.D177]&gt;[.C177];0;[.D177]=[.C177];0)" office:value-type="float" office:value="1" calcext:value-type="float">
            <text:p>1</text:p>
          </table:table-cell>
          <table:table-cell table:formula="of:=[.C177]-[.D177]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2420003" calcext:value-type="float">
            <text:p>0.0002420003</text:p>
          </table:table-cell>
          <table:table-cell office:value-type="float" office:value="0.0002323336" calcext:value-type="float">
            <text:p>0.0002323336</text:p>
          </table:table-cell>
          <table:table-cell table:formula="of:=COM.MICROSOFT.IFS([.C178]&gt;[.D178];1;[.D178]&gt;[.C178];0;[.D178]=[.C178];0)" office:value-type="float" office:value="1" calcext:value-type="float">
            <text:p>1</text:p>
          </table:table-cell>
          <table:table-cell table:formula="of:=[.C178]-[.D178]" office:value-type="float" office:value="0.00000966670000000002" calcext:value-type="float">
            <text:p>9.66670000000002E-06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0006666661" calcext:value-type="float">
            <text:p>6.666661E-05</text:p>
          </table:table-cell>
          <table:table-cell office:value-type="float" office:value="0.00005699994" calcext:value-type="float">
            <text:p>5.699994E-05</text:p>
          </table:table-cell>
          <table:table-cell table:formula="of:=COM.MICROSOFT.IFS([.C179]&gt;[.D179];1;[.D179]&gt;[.C179];0;[.D179]=[.C179];0)" office:value-type="float" office:value="1" calcext:value-type="float">
            <text:p>1</text:p>
          </table:table-cell>
          <table:table-cell table:formula="of:=[.C179]-[.D179]" office:value-type="float" office:value="0.00000966666999999999" calcext:value-type="float">
            <text:p>9.66666999999999E-06</text:p>
          </table:table-cell>
        </table:table-row>
        <table:table-row table:style-name="ro1">
          <table:table-cell office:value-type="string" calcext:value-type="string">
            <text:p>ParticleSystem.EndUpdateAll</text:p>
          </table:table-cell>
          <table:table-cell office:value-type="string" calcext:value-type="string">
            <text:p>Particles</text:p>
          </table:table-cell>
          <table:table-cell office:value-type="float" office:value="0.0001746668" calcext:value-type="float">
            <text:p>0.0001746668</text:p>
          </table:table-cell>
          <table:table-cell office:value-type="float" office:value="0.0001650003" calcext:value-type="float">
            <text:p>0.0001650003</text:p>
          </table:table-cell>
          <table:table-cell table:formula="of:=COM.MICROSOFT.IFS([.C180]&gt;[.D180];1;[.D180]&gt;[.C180];0;[.D180]=[.C180];0)" office:value-type="float" office:value="1" calcext:value-type="float">
            <text:p>1</text:p>
          </table:table-cell>
          <table:table-cell table:formula="of:=[.C180]-[.D180]" office:value-type="float" office:value="0.00000966650000000001" calcext:value-type="float">
            <text:p>9.66650000000001E-06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001286668" calcext:value-type="float">
            <text:p>0.0001286668</text:p>
          </table:table-cell>
          <table:table-cell office:value-type="float" office:value="0.0001193334" calcext:value-type="float">
            <text:p>0.0001193334</text:p>
          </table:table-cell>
          <table:table-cell table:formula="of:=COM.MICROSOFT.IFS([.C181]&gt;[.D181];1;[.D181]&gt;[.C181];0;[.D181]=[.C181];0)" office:value-type="float" office:value="1" calcext:value-type="float">
            <text:p>1</text:p>
          </table:table-cell>
          <table:table-cell table:formula="of:=[.C181]-[.D181]" office:value-type="float" office:value="0.00000933339999999999" calcext:value-type="float">
            <text:p>9.33339999999999E-06</text:p>
          </table:table-cell>
        </table:table-row>
        <table:table-row table:style-name="ro1">
          <table:table-cell office:value-type="string" calcext:value-type="string">
            <text:p>Physics2D.InterpolatePoses</text:p>
          </table:table-cell>
          <table:table-cell office:value-type="string" calcext:value-type="string">
            <text:p>Physics</text:p>
          </table:table-cell>
          <table:table-cell office:value-type="float" office:value="0.0003263335" calcext:value-type="float">
            <text:p>0.0003263335</text:p>
          </table:table-cell>
          <table:table-cell office:value-type="float" office:value="0.0003170003" calcext:value-type="float">
            <text:p>0.0003170003</text:p>
          </table:table-cell>
          <table:table-cell table:formula="of:=COM.MICROSOFT.IFS([.C182]&gt;[.D182];1;[.D182]&gt;[.C182];0;[.D182]=[.C182];0)" office:value-type="float" office:value="1" calcext:value-type="float">
            <text:p>1</text:p>
          </table:table-cell>
          <table:table-cell table:formula="of:=[.C182]-[.D182]" office:value-type="float" office:value="0.0000093332" calcext:value-type="float">
            <text:p>9.3332E-06</text:p>
          </table:table-cell>
        </table:table-row>
        <table:table-row table:style-name="ro1">
          <table:table-cell office:value-type="string" calcext:value-type="string">
            <text:p>FixedUpdate.DirectorFixedUpdatePostPhysics</text:p>
          </table:table-cell>
          <table:table-cell office:value-type="string" calcext:value-type="string">
            <text:p>PlayerLoop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4" calcext:value-type="float">
            <text:p>1.4E-05</text:p>
          </table:table-cell>
          <table:table-cell table:formula="of:=COM.MICROSOFT.IFS([.C183]&gt;[.D183];1;[.D183]&gt;[.C183];0;[.D183]=[.C183];0)" office:value-type="float" office:value="1" calcext:value-type="float">
            <text:p>1</text:p>
          </table:table-cell>
          <table:table-cell table:formula="of:=[.C183]-[.D183]"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2540002" calcext:value-type="float">
            <text:p>0.0002540002</text:p>
          </table:table-cell>
          <table:table-cell office:value-type="float" office:value="0.0002450003" calcext:value-type="float">
            <text:p>0.0002450003</text:p>
          </table:table-cell>
          <table:table-cell table:formula="of:=COM.MICROSOFT.IFS([.C184]&gt;[.D184];1;[.D184]&gt;[.C184];0;[.D184]=[.C184];0)" office:value-type="float" office:value="1" calcext:value-type="float">
            <text:p>1</text:p>
          </table:table-cell>
          <table:table-cell table:formula="of:=[.C184]-[.D184]" office:value-type="float" office:value="0.00000899990000000002" calcext:value-type="float">
            <text:p>8.99990000000002E-06</text:p>
          </table:table-cell>
        </table:table-row>
        <table:table-row table:style-name="ro1">
          <table:table-cell office:value-type="string" calcext:value-type="string">
            <text:p>PostLateUpdate.UpdateVideoTextures</text:p>
          </table:table-cell>
          <table:table-cell office:value-type="string" calcext:value-type="string">
            <text:p>PlayerLoop</text:p>
          </table:table-cell>
          <table:table-cell office:value-type="float" office:value="0.0003826663" calcext:value-type="float">
            <text:p>0.0003826663</text:p>
          </table:table-cell>
          <table:table-cell office:value-type="float" office:value="0.0003739999" calcext:value-type="float">
            <text:p>0.0003739999</text:p>
          </table:table-cell>
          <table:table-cell table:formula="of:=COM.MICROSOFT.IFS([.C185]&gt;[.D185];1;[.D185]&gt;[.C185];0;[.D185]=[.C185];0)" office:value-type="float" office:value="1" calcext:value-type="float">
            <text:p>1</text:p>
          </table:table-cell>
          <table:table-cell table:formula="of:=[.C185]-[.D185]" office:value-type="float" office:value="0.00000866640000000003" calcext:value-type="float">
            <text:p>8.66640000000003E-06</text:p>
          </table:table-cell>
        </table:table-row>
        <table:table-row table:style-name="ro1">
          <table:table-cell office:value-type="string" calcext:value-type="string">
            <text:p>EarlyUpdate.SpriteAtlasManagerUpdate</text:p>
          </table:table-cell>
          <table:table-cell office:value-type="string" calcext:value-type="string">
            <text:p>PlayerLoop</text:p>
          </table:table-cell>
          <table:table-cell office:value-type="float" office:value="0.0001420001" calcext:value-type="float">
            <text:p>0.0001420001</text:p>
          </table:table-cell>
          <table:table-cell office:value-type="float" office:value="0.0001336668" calcext:value-type="float">
            <text:p>0.0001336668</text:p>
          </table:table-cell>
          <table:table-cell table:formula="of:=COM.MICROSOFT.IFS([.C186]&gt;[.D186];1;[.D186]&gt;[.C186];0;[.D186]=[.C186];0)" office:value-type="float" office:value="1" calcext:value-type="float">
            <text:p>1</text:p>
          </table:table-cell>
          <table:table-cell table:formula="of:=[.C186]-[.D186]" office:value-type="float" office:value="0.00000833330000000001" calcext:value-type="float">
            <text:p>8.33330000000001E-06</text:p>
          </table:table-cell>
        </table:table-row>
        <table:table-row table:style-name="ro1">
          <table:table-cell office:value-type="string" calcext:value-type="string">
            <text:p>PhysX.ScScene.constraintProjection</text:p>
          </table:table-cell>
          <table:table-cell office:value-type="string" calcext:value-type="string">
            <text:p>Physics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25" calcext:value-type="float">
            <text:p>2.5E-05</text:p>
          </table:table-cell>
          <table:table-cell table:formula="of:=COM.MICROSOFT.IFS([.C187]&gt;[.D187];1;[.D187]&gt;[.C187];0;[.D187]=[.C187];0)" office:value-type="float" office:value="1" calcext:value-type="float">
            <text:p>1</text:p>
          </table:table-cell>
          <table:table-cell table:formula="of:=[.C187]-[.D187]"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3312" calcext:value-type="float">
            <text:p>0.003312</text:p>
          </table:table-cell>
          <table:table-cell office:value-type="float" office:value="0.003304001" calcext:value-type="float">
            <text:p>0.003304001</text:p>
          </table:table-cell>
          <table:table-cell table:formula="of:=COM.MICROSOFT.IFS([.C188]&gt;[.D188];1;[.D188]&gt;[.C188];0;[.D188]=[.C188];0)" office:value-type="float" office:value="1" calcext:value-type="float">
            <text:p>1</text:p>
          </table:table-cell>
          <table:table-cell table:formula="of:=[.C188]-[.D188]" office:value-type="float" office:value="0.00000799899999999942" calcext:value-type="float">
            <text:p>7.99899999999942E-06</text:p>
          </table:table-cell>
        </table:table-row>
        <table:table-row table:style-name="ro1">
          <table:table-cell office:value-type="string" calcext:value-type="string">
            <text:p>LightProbeProxyVolumeManager.Update</text:p>
          </table:table-cell>
          <table:table-cell office:value-type="string" calcext:value-type="string">
            <text:p>Render</text:p>
          </table:table-cell>
          <table:table-cell office:value-type="float" office:value="0.0003093337" calcext:value-type="float">
            <text:p>0.0003093337</text:p>
          </table:table-cell>
          <table:table-cell office:value-type="float" office:value="0.0003020003" calcext:value-type="float">
            <text:p>0.0003020003</text:p>
          </table:table-cell>
          <table:table-cell table:formula="of:=COM.MICROSOFT.IFS([.C189]&gt;[.D189];1;[.D189]&gt;[.C189];0;[.D189]=[.C189];0)" office:value-type="float" office:value="1" calcext:value-type="float">
            <text:p>1</text:p>
          </table:table-cell>
          <table:table-cell table:formula="of:=[.C189]-[.D189]" office:value-type="float" office:value="0.00000733340000000002" calcext:value-type="float">
            <text:p>7.33340000000002E-06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05733327" calcext:value-type="float">
            <text:p>5.733327E-05</text:p>
          </table:table-cell>
          <table:table-cell office:value-type="float" office:value="0.00004999994" calcext:value-type="float">
            <text:p>4.999994E-05</text:p>
          </table:table-cell>
          <table:table-cell table:formula="of:=COM.MICROSOFT.IFS([.C190]&gt;[.D190];1;[.D190]&gt;[.C190];0;[.D190]=[.C190];0)" office:value-type="float" office:value="1" calcext:value-type="float">
            <text:p>1</text:p>
          </table:table-cell>
          <table:table-cell table:formula="of:=[.C190]-[.D190]" office:value-type="float" office:value="0.00000733333" calcext:value-type="float">
            <text:p>7.33333E-06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08133324" calcext:value-type="float">
            <text:p>8.133324E-05</text:p>
          </table:table-cell>
          <table:table-cell office:value-type="float" office:value="0.00007399992" calcext:value-type="float">
            <text:p>7.399992E-05</text:p>
          </table:table-cell>
          <table:table-cell table:formula="of:=COM.MICROSOFT.IFS([.C191]&gt;[.D191];1;[.D191]&gt;[.C191];0;[.D191]=[.C191];0)" office:value-type="float" office:value="1" calcext:value-type="float">
            <text:p>1</text:p>
          </table:table-cell>
          <table:table-cell table:formula="of:=[.C191]-[.D191]" office:value-type="float" office:value="0.00000733332" calcext:value-type="float">
            <text:p>7.33332E-06</text:p>
          </table:table-cell>
        </table:table-row>
        <table:table-row table:style-name="ro1">
          <table:table-cell office:value-type="string" calcext:value-type="string">
            <text:p>PrepareSceneCullingParameters</text:p>
          </table:table-cell>
          <table:table-cell office:value-type="string" calcext:value-type="string">
            <text:p>Render</text:p>
          </table:table-cell>
          <table:table-cell office:value-type="float" office:value="0.002099" calcext:value-type="float">
            <text:p>0.002099</text:p>
          </table:table-cell>
          <table:table-cell office:value-type="float" office:value="0.002092001" calcext:value-type="float">
            <text:p>0.002092001</text:p>
          </table:table-cell>
          <table:table-cell table:formula="of:=COM.MICROSOFT.IFS([.C192]&gt;[.D192];1;[.D192]&gt;[.C192];0;[.D192]=[.C192];0)" office:value-type="float" office:value="1" calcext:value-type="float">
            <text:p>1</text:p>
          </table:table-cell>
          <table:table-cell table:formula="of:=[.C192]-[.D192]" office:value-type="float" office:value="0.00000699899999999972" calcext:value-type="float">
            <text:p>6.99899999999972E-06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616666" calcext:value-type="float">
            <text:p>6.16666E-05</text:p>
          </table:table-cell>
          <table:table-cell office:value-type="float" office:value="0.00005633327" calcext:value-type="float">
            <text:p>5.633327E-05</text:p>
          </table:table-cell>
          <table:table-cell table:formula="of:=COM.MICROSOFT.IFS([.C193]&gt;[.D193];1;[.D193]&gt;[.C193];0;[.D193]=[.C193];0)" office:value-type="float" office:value="1" calcext:value-type="float">
            <text:p>1</text:p>
          </table:table-cell>
          <table:table-cell table:formula="of:=[.C193]-[.D193]" office:value-type="float" office:value="0.00000533333000000001" calcext:value-type="float">
            <text:p>5.33333000000001E-06</text:p>
          </table:table-cell>
        </table:table-row>
        <table:table-row table:style-name="ro1">
          <table:table-cell office:value-type="string" calcext:value-type="string">
            <text:p>PlayerCleanupCachedData</text:p>
          </table:table-cell>
          <table:table-cell office:value-type="string" calcext:value-type="string">
            <text:p>GUI</text:p>
          </table:table-cell>
          <table:table-cell office:value-type="float" office:value="0.001259334" calcext:value-type="float">
            <text:p>0.001259334</text:p>
          </table:table-cell>
          <table:table-cell office:value-type="float" office:value="0.001254333" calcext:value-type="float">
            <text:p>0.001254333</text:p>
          </table:table-cell>
          <table:table-cell table:formula="of:=COM.MICROSOFT.IFS([.C194]&gt;[.D194];1;[.D194]&gt;[.C194];0;[.D194]=[.C194];0)" office:value-type="float" office:value="1" calcext:value-type="float">
            <text:p>1</text:p>
          </table:table-cell>
          <table:table-cell table:formula="of:=[.C194]-[.D194]" office:value-type="float" office:value="0.00000500099999999992" calcext:value-type="float">
            <text:p>5.00099999999992E-06</text:p>
          </table:table-cell>
        </table:table-row>
        <table:table-row table:style-name="ro1">
          <table:table-cell office:value-type="string" calcext:value-type="string">
            <text:p>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0.0000626666" calcext:value-type="float">
            <text:p>6.26666E-05</text:p>
          </table:table-cell>
          <table:table-cell office:value-type="float" office:value="0.00005799993" calcext:value-type="float">
            <text:p>5.799993E-05</text:p>
          </table:table-cell>
          <table:table-cell table:formula="of:=COM.MICROSOFT.IFS([.C195]&gt;[.D195];1;[.D195]&gt;[.C195];0;[.D195]=[.C195];0)" office:value-type="float" office:value="1" calcext:value-type="float">
            <text:p>1</text:p>
          </table:table-cell>
          <table:table-cell table:formula="of:=[.C195]-[.D195]" office:value-type="float" office:value="0.00000466667000000001" calcext:value-type="float">
            <text:p>4.66667000000001E-06</text:p>
          </table:table-cell>
        </table:table-row>
        <table:table-row table:style-name="ro1">
          <table:table-cell office:value-type="string" calcext:value-type="string">
            <text:p>AddLocalLights</text:p>
          </table:table-cell>
          <table:table-cell office:value-type="string" calcext:value-type="string">
            <text:p>Render</text:p>
          </table:table-cell>
          <table:table-cell office:value-type="float" office:value="0.00001566667" calcext:value-type="float">
            <text:p>1.566667E-05</text:p>
          </table:table-cell>
          <table:table-cell office:value-type="float" office:value="0.000011" calcext:value-type="float">
            <text:p>1.1E-05</text:p>
          </table:table-cell>
          <table:table-cell table:formula="of:=COM.MICROSOFT.IFS([.C196]&gt;[.D196];1;[.D196]&gt;[.C196];0;[.D196]=[.C196];0)" office:value-type="float" office:value="1" calcext:value-type="float">
            <text:p>1</text:p>
          </table:table-cell>
          <table:table-cell table:formula="of:=[.C196]-[.D196]" office:value-type="float" office:value="0.00000466667" calcext:value-type="float">
            <text:p>4.66667E-06</text:p>
          </table:table-cell>
        </table:table-row>
        <table:table-row table:style-name="ro1">
          <table:table-cell office:value-type="string" calcext:value-type="string">
            <text:p>PreLateUpdate.DirectorUpdateAnimationBegin</text:p>
          </table:table-cell>
          <table:table-cell office:value-type="string" calcext:value-type="string">
            <text:p>PlayerLoop</text:p>
          </table:table-cell>
          <table:table-cell office:value-type="float" office:value="0.0002940004" calcext:value-type="float">
            <text:p>0.0002940004</text:p>
          </table:table-cell>
          <table:table-cell office:value-type="float" office:value="0.0002896668" calcext:value-type="float">
            <text:p>0.0002896668</text:p>
          </table:table-cell>
          <table:table-cell table:formula="of:=COM.MICROSOFT.IFS([.C197]&gt;[.D197];1;[.D197]&gt;[.C197];0;[.D197]=[.C197];0)" office:value-type="float" office:value="1" calcext:value-type="float">
            <text:p>1</text:p>
          </table:table-cell>
          <table:table-cell table:formula="of:=[.C197]-[.D197]" office:value-type="float" office:value="0.00000433360000000002" calcext:value-type="float">
            <text:p>4.33360000000002E-06</text:p>
          </table:table-cell>
        </table:table-row>
        <table:table-row table:style-name="ro1">
          <table:table-cell office:value-type="string" calcext:value-type="string">
            <text:p>PrepareSceneNodesCombineJob</text:p>
          </table:table-cell>
          <table:table-cell office:value-type="string" calcext:value-type="string">
            <text:p>Render</text:p>
          </table:table-cell>
          <table:table-cell office:value-type="float" office:value="0.00002366667" calcext:value-type="float">
            <text:p>2.366667E-05</text:p>
          </table:table-cell>
          <table:table-cell office:value-type="float" office:value="0.00001933333" calcext:value-type="float">
            <text:p>1.933333E-05</text:p>
          </table:table-cell>
          <table:table-cell table:formula="of:=COM.MICROSOFT.IFS([.C198]&gt;[.D198];1;[.D198]&gt;[.C198];0;[.D198]=[.C198];0)" office:value-type="float" office:value="1" calcext:value-type="float">
            <text:p>1</text:p>
          </table:table-cell>
          <table:table-cell table:formula="of:=[.C198]-[.D198]" office:value-type="float" office:value="0.00000433334" calcext:value-type="float">
            <text:p>4.33334E-06</text:p>
          </table:table-cell>
        </table:table-row>
        <table:table-row table:style-name="ro1">
          <table:table-cell office:value-type="string" calcext:value-type="string">
            <text:p>PrepareSceneNodesSetUp</text:p>
          </table:table-cell>
          <table:table-cell office:value-type="string" calcext:value-type="string">
            <text:p>Render</text:p>
          </table:table-cell>
          <table:table-cell office:value-type="float" office:value="0.00001833333" calcext:value-type="float">
            <text:p>1.833333E-05</text:p>
          </table:table-cell>
          <table:table-cell office:value-type="float" office:value="0.000014" calcext:value-type="float">
            <text:p>1.4E-05</text:p>
          </table:table-cell>
          <table:table-cell table:formula="of:=COM.MICROSOFT.IFS([.C199]&gt;[.D199];1;[.D199]&gt;[.C199];0;[.D199]=[.C199];0)" office:value-type="float" office:value="1" calcext:value-type="float">
            <text:p>1</text:p>
          </table:table-cell>
          <table:table-cell table:formula="of:=[.C199]-[.D199]" office:value-type="float" office:value="0.00000433333" calcext:value-type="float">
            <text:p>4.33333E-06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001636668" calcext:value-type="float">
            <text:p>0.0001636668</text:p>
          </table:table-cell>
          <table:table-cell office:value-type="float" office:value="0.0001596668" calcext:value-type="float">
            <text:p>0.0001596668</text:p>
          </table:table-cell>
          <table:table-cell table:formula="of:=COM.MICROSOFT.IFS([.C200]&gt;[.D200];1;[.D200]&gt;[.C200];0;[.D200]=[.C200];0)" office:value-type="float" office:value="1" calcext:value-type="float">
            <text:p>1</text:p>
          </table:table-cell>
          <table:table-cell table:formula="of:=[.C200]-[.D200]" office:value-type="float" office:value="0.00000399999999999999" calcext:value-type="float">
            <text:p>3.99999999999999E-06</text:p>
          </table:table-cell>
        </table:table-row>
        <table:table-row table:style-name="ro1">
          <table:table-cell office:value-type="string" calcext:value-type="string">
            <text:p>FixedUpdate.ScriptRunBehaviourFixedUpdate</text:p>
          </table:table-cell>
          <table:table-cell office:value-type="string" calcext:value-type="string">
            <text:p>PlayerLoop</text:p>
          </table:table-cell>
          <table:table-cell office:value-type="float" office:value="0.00001966667" calcext:value-type="float">
            <text:p>1.966667E-05</text:p>
          </table:table-cell>
          <table:table-cell office:value-type="float" office:value="0.000016" calcext:value-type="float">
            <text:p>1.6E-05</text:p>
          </table:table-cell>
          <table:table-cell table:formula="of:=COM.MICROSOFT.IFS([.C201]&gt;[.D201];1;[.D201]&gt;[.C201];0;[.D201]=[.C201];0)" office:value-type="float" office:value="1" calcext:value-type="float">
            <text:p>1</text:p>
          </table:table-cell>
          <table:table-cell table:formula="of:=[.C201]-[.D201]" office:value-type="float" office:value="0.00000366667" calcext:value-type="float">
            <text:p>3.66667E-06</text:p>
          </table:table-cell>
        </table:table-row>
        <table:table-row table:style-name="ro1">
          <table:table-cell office:value-type="string" calcext:value-type="string">
            <text:p>PhysX.ScScene.advanceStep</text:p>
          </table:table-cell>
          <table:table-cell office:value-type="string" calcext:value-type="string">
            <text:p>Physics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4833334" calcext:value-type="float">
            <text:p>4.833334E-05</text:p>
          </table:table-cell>
          <table:table-cell table:formula="of:=COM.MICROSOFT.IFS([.C202]&gt;[.D202];1;[.D202]&gt;[.C202];0;[.D202]=[.C202];0)" office:value-type="float" office:value="1" calcext:value-type="float">
            <text:p>1</text:p>
          </table:table-cell>
          <table:table-cell table:formula="of:=[.C202]-[.D202]" office:value-type="float" office:value="0.00000366666" calcext:value-type="float">
            <text:p>3.66666E-06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0004833328" calcext:value-type="float">
            <text:p>4.833328E-05</text:p>
          </table:table-cell>
          <table:table-cell office:value-type="float" office:value="0.00004466662" calcext:value-type="float">
            <text:p>4.466662E-05</text:p>
          </table:table-cell>
          <table:table-cell table:formula="of:=COM.MICROSOFT.IFS([.C203]&gt;[.D203];1;[.D203]&gt;[.C203];0;[.D203]=[.C203];0)" office:value-type="float" office:value="1" calcext:value-type="float">
            <text:p>1</text:p>
          </table:table-cell>
          <table:table-cell table:formula="of:=[.C203]-[.D203]" office:value-type="float" office:value="0.00000366666" calcext:value-type="float">
            <text:p>3.66666E-06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01266667" calcext:value-type="float">
            <text:p>1.266667E-05</text:p>
          </table:table-cell>
          <table:table-cell office:value-type="float" office:value="0.000009333336" calcext:value-type="float">
            <text:p>9.333336E-06</text:p>
          </table:table-cell>
          <table:table-cell table:formula="of:=COM.MICROSOFT.IFS([.C204]&gt;[.D204];1;[.D204]&gt;[.C204];0;[.D204]=[.C204];0)" office:value-type="float" office:value="1" calcext:value-type="float">
            <text:p>1</text:p>
          </table:table-cell>
          <table:table-cell table:formula="of:=[.C204]-[.D204]" office:value-type="float" office:value="0.000003333334" calcext:value-type="float">
            <text:p>3.333334E-06</text:p>
          </table:table-cell>
        </table:table-row>
        <table:table-row table:style-name="ro1">
          <table:table-cell office:value-type="string" calcext:value-type="string">
            <text:p>FixedUpdate.NewInputFixedUpdate</text:p>
          </table:table-cell>
          <table:table-cell office:value-type="string" calcext:value-type="string">
            <text:p>PlayerLoop</text:p>
          </table:table-cell>
          <table:table-cell office:value-type="float" office:value="0.00007466666" calcext:value-type="float">
            <text:p>7.466666E-05</text:p>
          </table:table-cell>
          <table:table-cell office:value-type="float" office:value="0.00007133334" calcext:value-type="float">
            <text:p>7.133334E-05</text:p>
          </table:table-cell>
          <table:table-cell table:formula="of:=COM.MICROSOFT.IFS([.C205]&gt;[.D205];1;[.D205]&gt;[.C205];0;[.D205]=[.C205];0)" office:value-type="float" office:value="1" calcext:value-type="float">
            <text:p>1</text:p>
          </table:table-cell>
          <table:table-cell table:formula="of:=[.C205]-[.D205]" office:value-type="float" office:value="0.00000333332" calcext:value-type="float">
            <text:p>3.33332E-06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6578666" calcext:value-type="float">
            <text:p>0.006578666</text:p>
          </table:table-cell>
          <table:table-cell office:value-type="float" office:value="0.006575334" calcext:value-type="float">
            <text:p>0.006575334</text:p>
          </table:table-cell>
          <table:table-cell table:formula="of:=COM.MICROSOFT.IFS([.C206]&gt;[.D206];1;[.D206]&gt;[.C206];0;[.D206]=[.C206];0)" office:value-type="float" office:value="1" calcext:value-type="float">
            <text:p>1</text:p>
          </table:table-cell>
          <table:table-cell table:formula="of:=[.C206]-[.D206]" office:value-type="float" office:value="0.00000333199999999999" calcext:value-type="float">
            <text:p>3.33199999999999E-06</text:p>
          </table:table-cell>
        </table:table-row>
        <table:table-row table:style-name="ro1">
          <table:table-cell office:value-type="string" calcext:value-type="string">
            <text:p>PhysX.ScScene.updateSimulationController</text:p>
          </table:table-cell>
          <table:table-cell office:value-type="string" calcext:value-type="string">
            <text:p>Physics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0006666667" calcext:value-type="float">
            <text:p>6.666667E-07</text:p>
          </table:table-cell>
          <table:table-cell table:formula="of:=COM.MICROSOFT.IFS([.C207]&gt;[.D207];1;[.D207]&gt;[.C207];0;[.D207]=[.C207];0)" office:value-type="float" office:value="1" calcext:value-type="float">
            <text:p>1</text:p>
          </table:table-cell>
          <table:table-cell table:formula="of:=[.C207]-[.D207]" office:value-type="float" office:value="0.0000030000003" calcext:value-type="float">
            <text:p>3.0000003E-06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table:formula="of:=COM.MICROSOFT.IFS([.C208]&gt;[.D208];1;[.D208]&gt;[.C208];0;[.D208]=[.C208];0)" office:value-type="float" office:value="1" calcext:value-type="float">
            <text:p>1</text:p>
          </table:table-cell>
          <table:table-cell table:formula="of:=[.C208]-[.D208]"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5299995" calcext:value-type="float">
            <text:p>5.299995E-05</text:p>
          </table:table-cell>
          <table:table-cell office:value-type="float" office:value="0.00005033328" calcext:value-type="float">
            <text:p>5.033328E-05</text:p>
          </table:table-cell>
          <table:table-cell table:formula="of:=COM.MICROSOFT.IFS([.C209]&gt;[.D209];1;[.D209]&gt;[.C209];0;[.D209]=[.C209];0)" office:value-type="float" office:value="1" calcext:value-type="float">
            <text:p>1</text:p>
          </table:table-cell>
          <table:table-cell table:formula="of:=[.C209]-[.D209]" office:value-type="float" office:value="0.00000266667" calcext:value-type="float">
            <text:p>2.66667E-06</text:p>
          </table:table-cell>
        </table:table-row>
        <table:table-row table:style-name="ro1">
          <table:table-cell office:value-type="string" calcext:value-type="string">
            <text:p>SceneNodesInitJob</text:p>
          </table:table-cell>
          <table:table-cell office:value-type="string" calcext:value-type="string">
            <text:p>Render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004333334" calcext:value-type="float">
            <text:p>4.333334E-06</text:p>
          </table:table-cell>
          <table:table-cell table:formula="of:=COM.MICROSOFT.IFS([.C210]&gt;[.D210];1;[.D210]&gt;[.C210];0;[.D210]=[.C210];0)" office:value-type="float" office:value="1" calcext:value-type="float">
            <text:p>1</text:p>
          </table:table-cell>
          <table:table-cell table:formula="of:=[.C210]-[.D210]" office:value-type="float" office:value="0.000002666667" calcext:value-type="float">
            <text:p>2.666667E-06</text:p>
          </table:table-cell>
        </table:table-row>
        <table:table-row table:style-name="ro1">
          <table:table-cell office:value-type="string" calcext:value-type="string">
            <text:p>CullSceneDynamicObjectsCombineJob</text:p>
          </table:table-cell>
          <table:table-cell office:value-type="string" calcext:value-type="string">
            <text:p>Render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333334" calcext:value-type="float">
            <text:p>6.333334E-06</text:p>
          </table:table-cell>
          <table:table-cell table:formula="of:=COM.MICROSOFT.IFS([.C211]&gt;[.D211];1;[.D211]&gt;[.C211];0;[.D211]=[.C211];0)" office:value-type="float" office:value="1" calcext:value-type="float">
            <text:p>1</text:p>
          </table:table-cell>
          <table:table-cell table:formula="of:=[.C211]-[.D211]" office:value-type="float" office:value="0.000002666666" calcext:value-type="float">
            <text:p>2.666666E-06</text:p>
          </table:table-cell>
        </table:table-row>
        <table:table-row table:style-name="ro1">
          <table:table-cell office:value-type="string" calcext:value-type="string">
            <text:p>ConstraintManager::Update::JobSetup</text:p>
          </table:table-cell>
          <table:table-cell office:value-type="string" calcext:value-type="string">
            <text:p>Animation</text:p>
          </table:table-cell>
          <table:table-cell office:value-type="float" office:value="0.00007866658" calcext:value-type="float">
            <text:p>7.866658E-05</text:p>
          </table:table-cell>
          <table:table-cell office:value-type="float" office:value="0.00007599992" calcext:value-type="float">
            <text:p>7.599992E-05</text:p>
          </table:table-cell>
          <table:table-cell table:formula="of:=COM.MICROSOFT.IFS([.C212]&gt;[.D212];1;[.D212]&gt;[.C212];0;[.D212]=[.C212];0)" office:value-type="float" office:value="1" calcext:value-type="float">
            <text:p>1</text:p>
          </table:table-cell>
          <table:table-cell table:formula="of:=[.C212]-[.D212]" office:value-type="float" office:value="0.00000266666" calcext:value-type="float">
            <text:p>2.66666E-06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839999" calcext:value-type="float">
            <text:p>8.39999E-05</text:p>
          </table:table-cell>
          <table:table-cell office:value-type="float" office:value="0.00008166657" calcext:value-type="float">
            <text:p>8.166657E-05</text:p>
          </table:table-cell>
          <table:table-cell table:formula="of:=COM.MICROSOFT.IFS([.C213]&gt;[.D213];1;[.D213]&gt;[.C213];0;[.D213]=[.C213];0)" office:value-type="float" office:value="1" calcext:value-type="float">
            <text:p>1</text:p>
          </table:table-cell>
          <table:table-cell table:formula="of:=[.C213]-[.D213]" office:value-type="float" office:value="0.00000233333" calcext:value-type="float">
            <text:p>2.33333E-06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4240052" calcext:value-type="float">
            <text:p>0.0004240052</text:p>
          </table:table-cell>
          <table:table-cell office:value-type="float" office:value="0.0004220051" calcext:value-type="float">
            <text:p>0.0004220051</text:p>
          </table:table-cell>
          <table:table-cell table:formula="of:=COM.MICROSOFT.IFS([.C214]&gt;[.D214];1;[.D214]&gt;[.C214];0;[.D214]=[.C214];0)" office:value-type="float" office:value="1" calcext:value-type="float">
            <text:p>1</text:p>
          </table:table-cell>
          <table:table-cell table:formula="of:=[.C214]-[.D214]" office:value-type="float" office:value="0.00000200009999999997" calcext:value-type="float">
            <text:p>2.00009999999997E-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009000001" calcext:value-type="float">
            <text:p>9.000001E-06</text:p>
          </table:table-cell>
          <table:table-cell office:value-type="float" office:value="0.000007000001" calcext:value-type="float">
            <text:p>7.000001E-06</text:p>
          </table:table-cell>
          <table:table-cell table:formula="of:=COM.MICROSOFT.IFS([.C215]&gt;[.D215];1;[.D215]&gt;[.C215];0;[.D215]=[.C215];0)" office:value-type="float" office:value="1" calcext:value-type="float">
            <text:p>1</text:p>
          </table:table-cell>
          <table:table-cell table:formula="of:=[.C215]-[.D215]"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PostLateUpdate.InputEndFrame</text:p>
          </table:table-cell>
          <table:table-cell office:value-type="string" calcext:value-type="string">
            <text:p>PlayerLoop</text:p>
          </table:table-cell>
          <table:table-cell office:value-type="float" office:value="0.0001846668" calcext:value-type="float">
            <text:p>0.0001846668</text:p>
          </table:table-cell>
          <table:table-cell office:value-type="float" office:value="0.0001826668" calcext:value-type="float">
            <text:p>0.0001826668</text:p>
          </table:table-cell>
          <table:table-cell table:formula="of:=COM.MICROSOFT.IFS([.C216]&gt;[.D216];1;[.D216]&gt;[.C216];0;[.D216]=[.C216];0)" office:value-type="float" office:value="1" calcext:value-type="float">
            <text:p>1</text:p>
          </table:table-cell>
          <table:table-cell table:formula="of:=[.C216]-[.D216]"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PostLateUpdate.BatchModeUpdate</text:p>
          </table:table-cell>
          <table:table-cell office:value-type="string" calcext:value-type="string">
            <text:p>PlayerLoop</text:p>
          </table:table-cell>
          <table:table-cell office:value-type="float" office:value="0.0001083333" calcext:value-type="float">
            <text:p>0.0001083333</text:p>
          </table:table-cell>
          <table:table-cell office:value-type="float" office:value="0.0001066665" calcext:value-type="float">
            <text:p>0.0001066665</text:p>
          </table:table-cell>
          <table:table-cell table:formula="of:=COM.MICROSOFT.IFS([.C217]&gt;[.D217];1;[.D217]&gt;[.C217];0;[.D217]=[.C217];0)" office:value-type="float" office:value="1" calcext:value-type="float">
            <text:p>1</text:p>
          </table:table-cell>
          <table:table-cell table:formula="of:=[.C217]-[.D217]" office:value-type="float" office:value="0.0000016668" calcext:value-type="float">
            <text:p>1.6668E-06</text:p>
          </table:table-cell>
        </table:table-row>
        <table:table-row table:style-name="ro1">
          <table:table-cell office:value-type="string" calcext:value-type="string">
            <text:p>Inl_RenderPipeline.EndFrameRendering</text:p>
          </table:table-cell>
          <table:table-cell office:value-type="string" calcext:value-type="string">
            <text:p>Scripts</text:p>
          </table:table-cell>
          <table:table-cell office:value-type="float" office:value="0.00009266655" calcext:value-type="float">
            <text:p>9.266655E-05</text:p>
          </table:table-cell>
          <table:table-cell office:value-type="float" office:value="0.00009099988" calcext:value-type="float">
            <text:p>9.099988E-05</text:p>
          </table:table-cell>
          <table:table-cell table:formula="of:=COM.MICROSOFT.IFS([.C218]&gt;[.D218];1;[.D218]&gt;[.C218];0;[.D218]=[.C218];0)" office:value-type="float" office:value="1" calcext:value-type="float">
            <text:p>1</text:p>
          </table:table-cell>
          <table:table-cell table:formula="of:=[.C218]-[.D218]" office:value-type="float" office:value="0.00000166667" calcext:value-type="float">
            <text:p>1.66667E-06</text:p>
          </table:table-cell>
        </table:table-row>
        <table:table-row table:style-name="ro1">
          <table:table-cell office:value-type="string" calcext:value-type="string">
            <text:p>PhysX.ScScene.processLostSolverPatchesTask</text:p>
          </table:table-cell>
          <table:table-cell office:value-type="string" calcext:value-type="string">
            <text:p>Physics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219]&gt;[.D219];1;[.D219]&gt;[.C219];0;[.D219]=[.C219];0)" office:value-type="float" office:value="1" calcext:value-type="float">
            <text:p>1</text:p>
          </table:table-cell>
          <table:table-cell table:formula="of:=[.C219]-[.D219]" office:value-type="float" office:value="0.000001666667" calcext:value-type="float">
            <text:p>1.666667E-06</text:p>
          </table:table-cell>
        </table:table-row>
        <table:table-row table:style-name="ro1">
          <table:table-cell office:value-type="string" calcext:value-type="string">
            <text:p>PhysX.Completion Task</text:p>
          </table:table-cell>
          <table:table-cell office:value-type="string" calcext:value-type="string">
            <text:p>Physics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333333" calcext:value-type="float">
            <text:p>1.333333E-06</text:p>
          </table:table-cell>
          <table:table-cell table:formula="of:=COM.MICROSOFT.IFS([.C220]&gt;[.D220];1;[.D220]&gt;[.C220];0;[.D220]=[.C220];0)" office:value-type="float" office:value="1" calcext:value-type="float">
            <text:p>1</text:p>
          </table:table-cell>
          <table:table-cell table:formula="of:=[.C220]-[.D220]" office:value-type="float" office:value="0.000001666667" calcext:value-type="float">
            <text:p>1.666667E-06</text:p>
          </table:table-cell>
        </table:table-row>
        <table:table-row table:style-name="ro1">
          <table:table-cell office:value-type="string" calcext:value-type="string">
            <text:p>CullObjectsWithoutUmbra</text:p>
          </table:table-cell>
          <table:table-cell office:value-type="string" calcext:value-type="string">
            <text:p>Render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333334" calcext:value-type="float">
            <text:p>4.333334E-06</text:p>
          </table:table-cell>
          <table:table-cell table:formula="of:=COM.MICROSOFT.IFS([.C221]&gt;[.D221];1;[.D221]&gt;[.C221];0;[.D221]=[.C221];0)" office:value-type="float" office:value="1" calcext:value-type="float">
            <text:p>1</text:p>
          </table:table-cell>
          <table:table-cell table:formula="of:=[.C221]-[.D221]" office:value-type="float" office:value="0.000001666666" calcext:value-type="float">
            <text:p>1.666666E-06</text:p>
          </table:table-cell>
        </table:table-row>
        <table:table-row table:style-name="ro1">
          <table:table-cell office:value-type="string" calcext:value-type="string">
            <text:p>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00009199989" calcext:value-type="float">
            <text:p>9.199989E-05</text:p>
          </table:table-cell>
          <table:table-cell office:value-type="float" office:value="0.00009033323" calcext:value-type="float">
            <text:p>9.033323E-05</text:p>
          </table:table-cell>
          <table:table-cell table:formula="of:=COM.MICROSOFT.IFS([.C222]&gt;[.D222];1;[.D222]&gt;[.C222];0;[.D222]=[.C222];0)" office:value-type="float" office:value="1" calcext:value-type="float">
            <text:p>1</text:p>
          </table:table-cell>
          <table:table-cell table:formula="of:=[.C222]-[.D222]" office:value-type="float" office:value="0.00000166666" calcext:value-type="float">
            <text:p>1.66666E-06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4866661" calcext:value-type="float">
            <text:p>4.866661E-05</text:p>
          </table:table-cell>
          <table:table-cell office:value-type="float" office:value="0.00004733328" calcext:value-type="float">
            <text:p>4.733328E-05</text:p>
          </table:table-cell>
          <table:table-cell table:formula="of:=COM.MICROSOFT.IFS([.C223]&gt;[.D223];1;[.D223]&gt;[.C223];0;[.D223]=[.C223];0)" office:value-type="float" office:value="1" calcext:value-type="float">
            <text:p>1</text:p>
          </table:table-cell>
          <table:table-cell table:formula="of:=[.C223]-[.D223]" office:value-type="float" office:value="0.00000133333000000001" calcext:value-type="float">
            <text:p>1.33333000000001E-06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4933328" calcext:value-type="float">
            <text:p>4.933328E-05</text:p>
          </table:table-cell>
          <table:table-cell office:value-type="float" office:value="0.00004799995" calcext:value-type="float">
            <text:p>4.799995E-05</text:p>
          </table:table-cell>
          <table:table-cell table:formula="of:=COM.MICROSOFT.IFS([.C224]&gt;[.D224];1;[.D224]&gt;[.C224];0;[.D224]=[.C224];0)" office:value-type="float" office:value="1" calcext:value-type="float">
            <text:p>1</text:p>
          </table:table-cell>
          <table:table-cell table:formula="of:=[.C224]-[.D224]" office:value-type="float" office:value="0.00000133333" calcext:value-type="float">
            <text:p>1.33333E-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002066667" calcext:value-type="float">
            <text:p>2.066667E-05</text:p>
          </table:table-cell>
          <table:table-cell office:value-type="float" office:value="0.00001966667" calcext:value-type="float">
            <text:p>1.966667E-05</text:p>
          </table:table-cell>
          <table:table-cell table:formula="of:=COM.MICROSOFT.IFS([.C225]&gt;[.D225];1;[.D225]&gt;[.C225];0;[.D225]=[.C225];0)" office:value-type="float" office:value="1" calcext:value-type="float">
            <text:p>1</text:p>
          </table:table-cell>
          <table:table-cell table:formula="of:=[.C225]-[.D225]"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formula="of:=COM.MICROSOFT.IFS([.C226]&gt;[.D226];1;[.D226]&gt;[.C226];0;[.D226]=[.C226];0)" office:value-type="float" office:value="1" calcext:value-type="float">
            <text:p>1</text:p>
          </table:table-cell>
          <table:table-cell table:formula="of:=[.C226]-[.D226]"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1553335" calcext:value-type="float">
            <text:p>0.0001553335</text:p>
          </table:table-cell>
          <table:table-cell office:value-type="float" office:value="0.0001543335" calcext:value-type="float">
            <text:p>0.0001543335</text:p>
          </table:table-cell>
          <table:table-cell table:formula="of:=COM.MICROSOFT.IFS([.C227]&gt;[.D227];1;[.D227]&gt;[.C227];0;[.D227]=[.C227];0)" office:value-type="float" office:value="1" calcext:value-type="float">
            <text:p>1</text:p>
          </table:table-cell>
          <table:table-cell table:formula="of:=[.C227]-[.D227]" office:value-type="float" office:value="0.000000999999999999997" calcext:value-type="float">
            <text:p>9.99999999999997E-07</text:p>
          </table:table-cell>
        </table:table-row>
        <table:table-row table:style-name="ro1">
          <table:table-cell office:value-type="string" calcext:value-type="string">
            <text:p>Inl_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003683998" calcext:value-type="float">
            <text:p>0.003683998</text:p>
          </table:table-cell>
          <table:table-cell office:value-type="float" office:value="0.003683331" calcext:value-type="float">
            <text:p>0.003683331</text:p>
          </table:table-cell>
          <table:table-cell table:formula="of:=COM.MICROSOFT.IFS([.C228]&gt;[.D228];1;[.D228]&gt;[.C228];0;[.D228]=[.C228];0)" office:value-type="float" office:value="1" calcext:value-type="float">
            <text:p>1</text:p>
          </table:table-cell>
          <table:table-cell table:formula="of:=[.C228]-[.D228]" office:value-type="float" office:value="0.000000667000000000202" calcext:value-type="float">
            <text:p>6.67000000000202E-07</text:p>
          </table:table-cell>
        </table:table-row>
        <table:table-row table:style-name="ro1">
          <table:table-cell office:value-type="string" calcext:value-type="string">
            <text:p>Inl_RenderPipeline.EndCameraRendering</text:p>
          </table:table-cell>
          <table:table-cell office:value-type="string" calcext:value-type="string">
            <text:p>Scripts</text:p>
          </table:table-cell>
          <table:table-cell office:value-type="float" office:value="0.0001346668" calcext:value-type="float">
            <text:p>0.0001346668</text:p>
          </table:table-cell>
          <table:table-cell office:value-type="float" office:value="0.0001340001" calcext:value-type="float">
            <text:p>0.0001340001</text:p>
          </table:table-cell>
          <table:table-cell table:formula="of:=COM.MICROSOFT.IFS([.C229]&gt;[.D229];1;[.D229]&gt;[.C229];0;[.D229]=[.C229];0)" office:value-type="float" office:value="1" calcext:value-type="float">
            <text:p>1</text:p>
          </table:table-cell>
          <table:table-cell table:formula="of:=[.C229]-[.D229]" office:value-type="float" office:value="0.000000666699999999991" calcext:value-type="float">
            <text:p>6.66699999999991E-07</text:p>
          </table:table-cell>
        </table:table-row>
        <table:table-row table:style-name="ro1">
          <table:table-cell office:value-type="string" calcext:value-type="string">
            <text:p>FixedUpdate.DirectorFixedUpdate</text:p>
          </table:table-cell>
          <table:table-cell office:value-type="string" calcext:value-type="string">
            <text:p>PlayerLoop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833333" calcext:value-type="float">
            <text:p>1.833333E-05</text:p>
          </table:table-cell>
          <table:table-cell table:formula="of:=COM.MICROSOFT.IFS([.C230]&gt;[.D230];1;[.D230]&gt;[.C230];0;[.D230]=[.C230];0)" office:value-type="float" office:value="1" calcext:value-type="float">
            <text:p>1</text:p>
          </table:table-cell>
          <table:table-cell table:formula="of:=[.C230]-[.D230]" office:value-type="float" office:value="0.00000066667" calcext:value-type="float">
            <text:p>6.6667E-07</text:p>
          </table:table-cell>
        </table:table-row>
        <table:table-row table:style-name="ro1">
          <table:table-cell office:value-type="string" calcext:value-type="string">
            <text:p>FindLocal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002666667" calcext:value-type="float">
            <text:p>2.666667E-06</text:p>
          </table:table-cell>
          <table:table-cell table:formula="of:=COM.MICROSOFT.IFS([.C231]&gt;[.D231];1;[.D231]&gt;[.C231];0;[.D231]=[.C231];0)" office:value-type="float" office:value="1" calcext:value-type="float">
            <text:p>1</text:p>
          </table:table-cell>
          <table:table-cell table:formula="of:=[.C231]-[.D231]" office:value-type="float" office:value="0.000000666667" calcext:value-type="float">
            <text:p>6.66667E-07</text:p>
          </table:table-cell>
        </table:table-row>
        <table:table-row table:style-name="ro1">
          <table:table-cell office:value-type="string" calcext:value-type="string">
            <text:p>PrepareSceneNodesJob</text:p>
          </table:table-cell>
          <table:table-cell office:value-type="string" calcext:value-type="string">
            <text:p>Render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001" calcext:value-type="float">
            <text:p>1E-06</text:p>
          </table:table-cell>
          <table:table-cell table:formula="of:=COM.MICROSOFT.IFS([.C232]&gt;[.D232];1;[.D232]&gt;[.C232];0;[.D232]=[.C232];0)" office:value-type="float" office:value="1" calcext:value-type="float">
            <text:p>1</text:p>
          </table:table-cell>
          <table:table-cell table:formula="of:=[.C232]-[.D232]" office:value-type="float" office:value="0.000000666667" calcext:value-type="float">
            <text:p>6.66667E-07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.0000006666667" calcext:value-type="float">
            <text:p>6.666667E-07</text:p>
          </table:table-cell>
          <table:table-cell table:formula="of:=COM.MICROSOFT.IFS([.C233]&gt;[.D233];1;[.D233]&gt;[.C233];0;[.D233]=[.C233];0)" office:value-type="float" office:value="1" calcext:value-type="float">
            <text:p>1</text:p>
          </table:table-cell>
          <table:table-cell table:formula="of:=[.C233]-[.D233]" office:value-type="float" office:value="0.0000006666663" calcext:value-type="float">
            <text:p>6.666663E-07</text:p>
          </table:table-cell>
        </table:table-row>
        <table:table-row table:style-name="ro1">
          <table:table-cell office:value-type="string" calcext:value-type="string">
            <text:p>FixedUpdate.DirectorFixedSampleTime</text:p>
          </table:table-cell>
          <table:table-cell office:value-type="string" calcext:value-type="string">
            <text:p>PlayerLoop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333334" calcext:value-type="float">
            <text:p>5.333334E-06</text:p>
          </table:table-cell>
          <table:table-cell table:formula="of:=COM.MICROSOFT.IFS([.C234]&gt;[.D234];1;[.D234]&gt;[.C234];0;[.D234]=[.C234];0)" office:value-type="float" office:value="1" calcext:value-type="float">
            <text:p>1</text:p>
          </table:table-cell>
          <table:table-cell table:formula="of:=[.C234]-[.D234]" office:value-type="float" office:value="0.000000666666" calcext:value-type="float">
            <text:p>6.66666E-07</text:p>
          </table:table-cell>
        </table:table-row>
        <table:table-row table:style-name="ro1">
          <table:table-cell office:value-type="string" calcext:value-type="string">
            <text:p>AddActiveLocalLights</text:p>
          </table:table-cell>
          <table:table-cell office:value-type="string" calcext:value-type="string">
            <text:p>Render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1666667" calcext:value-type="float">
            <text:p>1.666667E-06</text:p>
          </table:table-cell>
          <table:table-cell table:formula="of:=COM.MICROSOFT.IFS([.C235]&gt;[.D235];1;[.D235]&gt;[.C235];0;[.D235]=[.C235];0)" office:value-type="float" office:value="1" calcext:value-type="float">
            <text:p>1</text:p>
          </table:table-cell>
          <table:table-cell table:formula="of:=[.C235]-[.D235]" office:value-type="float" office:value="0.000000666666" calcext:value-type="float">
            <text:p>6.66666E-07</text:p>
          </table:table-cell>
        </table:table-row>
        <table:table-row table:style-name="ro1">
          <table:table-cell office:value-type="string" calcext:value-type="string">
            <text:p>Physics.TriggerStays</text:p>
          </table:table-cell>
          <table:table-cell office:value-type="string" calcext:value-type="string">
            <text:p>Physics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333334" calcext:value-type="float">
            <text:p>3.333334E-06</text:p>
          </table:table-cell>
          <table:table-cell table:formula="of:=COM.MICROSOFT.IFS([.C236]&gt;[.D236];1;[.D236]&gt;[.C236];0;[.D236]=[.C236];0)" office:value-type="float" office:value="1" calcext:value-type="float">
            <text:p>1</text:p>
          </table:table-cell>
          <table:table-cell table:formula="of:=[.C236]-[.D236]" office:value-type="float" office:value="0.000000666666" calcext:value-type="float">
            <text:p>6.66666E-07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0002816668" calcext:value-type="float">
            <text:p>0.0002816668</text:p>
          </table:table-cell>
          <table:table-cell office:value-type="float" office:value="0.0002813334" calcext:value-type="float">
            <text:p>0.0002813334</text:p>
          </table:table-cell>
          <table:table-cell table:formula="of:=COM.MICROSOFT.IFS([.C237]&gt;[.D237];1;[.D237]&gt;[.C237];0;[.D237]=[.C237];0)" office:value-type="float" office:value="1" calcext:value-type="float">
            <text:p>1</text:p>
          </table:table-cell>
          <table:table-cell table:formula="of:=[.C237]-[.D237]" office:value-type="float" office:value="0.000000333400000000013" calcext:value-type="float">
            <text:p>3.33400000000013E-07</text:p>
          </table:table-cell>
        </table:table-row>
        <table:table-row table:style-name="ro1">
          <table:table-cell office:value-type="string" calcext:value-type="string">
            <text:p>Inl_RenderPipeline.BeginFrameRendering</text:p>
          </table:table-cell>
          <table:table-cell office:value-type="string" calcext:value-type="string">
            <text:p>Scripts</text:p>
          </table:table-cell>
          <table:table-cell office:value-type="float" office:value="0.0001410002" calcext:value-type="float">
            <text:p>0.0001410002</text:p>
          </table:table-cell>
          <table:table-cell office:value-type="float" office:value="0.0001406668" calcext:value-type="float">
            <text:p>0.0001406668</text:p>
          </table:table-cell>
          <table:table-cell table:formula="of:=COM.MICROSOFT.IFS([.C238]&gt;[.D238];1;[.D238]&gt;[.C238];0;[.D238]=[.C238];0)" office:value-type="float" office:value="1" calcext:value-type="float">
            <text:p>1</text:p>
          </table:table-cell>
          <table:table-cell table:formula="of:=[.C238]-[.D238]" office:value-type="float" office:value="0.000000333399999999986" calcext:value-type="float">
            <text:p>3.33399999999986E-07</text:p>
          </table:table-cell>
        </table:table-row>
        <table:table-row table:style-name="ro1">
          <table:table-cell office:value-type="string" calcext:value-type="string">
            <text:p>Find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666667" calcext:value-type="float">
            <text:p>6.666667E-07</text:p>
          </table:table-cell>
          <table:table-cell table:formula="of:=COM.MICROSOFT.IFS([.C239]&gt;[.D239];1;[.D239]&gt;[.C239];0;[.D239]=[.C239];0)" office:value-type="float" office:value="1" calcext:value-type="float">
            <text:p>1</text:p>
          </table:table-cell>
          <table:table-cell table:formula="of:=[.C239]-[.D239]" office:value-type="float" office:value="0.0000003333333" calcext:value-type="float">
            <text:p>3.333333E-07</text:p>
          </table:table-cell>
        </table:table-row>
        <table:table-row table:style-name="ro1">
          <table:table-cell office:value-type="string" calcext:value-type="string">
            <text:p>Physics.ExecuteDeferredTriggerErase</text:p>
          </table:table-cell>
          <table:table-cell office:value-type="string" calcext:value-type="string">
            <text:p>Physics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666667" calcext:value-type="float">
            <text:p>5.666667E-06</text:p>
          </table:table-cell>
          <table:table-cell table:formula="of:=COM.MICROSOFT.IFS([.C240]&gt;[.D240];1;[.D240]&gt;[.C240];0;[.D240]=[.C240];0)" office:value-type="float" office:value="1" calcext:value-type="float">
            <text:p>1</text:p>
          </table:table-cell>
          <table:table-cell table:formula="of:=[.C240]-[.D240]" office:value-type="float" office:value="0.000000333333" calcext:value-type="float">
            <text:p>3.33333E-07</text:p>
          </table:table-cell>
        </table:table-row>
        <table:table-row table:style-name="ro1">
          <table:table-cell office:value-type="string" calcext:value-type="string">
            <text:p>Shadows.CombineLocalShadowCasterBoundsAndDestroyJob</text:p>
          </table:table-cell>
          <table:table-cell office:value-type="string" calcext:value-type="string">
            <text:p>Render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.000001" calcext:value-type="float">
            <text:p>1E-06</text:p>
          </table:table-cell>
          <table:table-cell table:formula="of:=COM.MICROSOFT.IFS([.C241]&gt;[.D241];1;[.D241]&gt;[.C241];0;[.D241]=[.C241];0)" office:value-type="float" office:value="1" calcext:value-type="float">
            <text:p>1</text:p>
          </table:table-cell>
          <table:table-cell table:formula="of:=[.C241]-[.D241]" office:value-type="float" office:value="0.000000333333" calcext:value-type="float">
            <text:p>3.33333E-07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8666668" calcext:value-type="float">
            <text:p>8.666668E-06</text:p>
          </table:table-cell>
          <table:table-cell table:formula="of:=COM.MICROSOFT.IFS([.C242]&gt;[.D242];1;[.D242]&gt;[.C242];0;[.D242]=[.C242];0)" office:value-type="float" office:value="1" calcext:value-type="float">
            <text:p>1</text:p>
          </table:table-cell>
          <table:table-cell table:formula="of:=[.C242]-[.D242]" office:value-type="float" office:value="0.000000333332" calcext:value-type="float">
            <text:p>3.33332E-07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5499994" calcext:value-type="float">
            <text:p>5.499994E-05</text:p>
          </table:table-cell>
          <table:table-cell office:value-type="float" office:value="0.00005466661" calcext:value-type="float">
            <text:p>5.466661E-05</text:p>
          </table:table-cell>
          <table:table-cell table:formula="of:=COM.MICROSOFT.IFS([.C243]&gt;[.D243];1;[.D243]&gt;[.C243];0;[.D243]=[.C243];0)" office:value-type="float" office:value="1" calcext:value-type="float">
            <text:p>1</text:p>
          </table:table-cell>
          <table:table-cell table:formula="of:=[.C243]-[.D243]" office:value-type="float" office:value="0.000000333330000000001" calcext:value-type="float">
            <text:p>3.33330000000001E-07</text:p>
          </table:table-cell>
        </table:table-row>
        <table:table-row table:style-name="ro1">
          <table:table-cell office:value-type="string" calcext:value-type="string">
            <text:p>SortingGroupManager.Update</text:p>
          </table:table-cell>
          <table:table-cell office:value-type="string" calcext:value-type="string">
            <text:p>PlayerLoop</text:p>
          </table:table-cell>
          <table:table-cell office:value-type="float" office:value="0.00007733324" calcext:value-type="float">
            <text:p>7.733324E-05</text:p>
          </table:table-cell>
          <table:table-cell office:value-type="float" office:value="0.00007699992" calcext:value-type="float">
            <text:p>7.699992E-05</text:p>
          </table:table-cell>
          <table:table-cell table:formula="of:=COM.MICROSOFT.IFS([.C244]&gt;[.D244];1;[.D244]&gt;[.C244];0;[.D244]=[.C244];0)" office:value-type="float" office:value="1" calcext:value-type="float">
            <text:p>1</text:p>
          </table:table-cell>
          <table:table-cell table:formula="of:=[.C244]-[.D244]" office:value-type="float" office:value="0.000000333319999999994" calcext:value-type="float">
            <text:p>3.33319999999994E-07</text:p>
          </table:table-cell>
        </table:table-row>
        <table:table-row table:style-name="ro1">
          <table:table-cell office:value-type="string" calcext:value-type="string">
            <text:p>TextureStreamingManager.Update</text:p>
          </table:table-cell>
          <table:table-cell office:value-type="string" calcext:value-type="string">
            <text:p>Loading</text:p>
          </table:table-cell>
          <table:table-cell office:value-type="float" office:value="0.00007733324" calcext:value-type="float">
            <text:p>7.733324E-05</text:p>
          </table:table-cell>
          <table:table-cell office:value-type="float" office:value="0.00007699992" calcext:value-type="float">
            <text:p>7.699992E-05</text:p>
          </table:table-cell>
          <table:table-cell table:formula="of:=COM.MICROSOFT.IFS([.C245]&gt;[.D245];1;[.D245]&gt;[.C245];0;[.D245]=[.C245];0)" office:value-type="float" office:value="1" calcext:value-type="float">
            <text:p>1</text:p>
          </table:table-cell>
          <table:table-cell table:formula="of:=[.C245]-[.D245]" office:value-type="float" office:value="0.000000333319999999994" calcext:value-type="float">
            <text:p>3.33319999999994E-07</text:p>
          </table:table-cell>
        </table:table-row>
        <table:table-row table:style-name="ro1">
          <table:table-cell office:value-type="string" calcext:value-type="string">
            <text:p>Fixed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0007666667" calcext:value-type="float">
            <text:p>7.666667E-06</text:p>
          </table:table-cell>
          <table:table-cell office:value-type="float" office:value="0.000007666666" calcext:value-type="float">
            <text:p>7.666666E-06</text:p>
          </table:table-cell>
          <table:table-cell table:formula="of:=COM.MICROSOFT.IFS([.C246]&gt;[.D246];1;[.D246]&gt;[.C246];0;[.D246]=[.C246];0)" office:value-type="float" office:value="1" calcext:value-type="float">
            <text:p>1</text:p>
          </table:table-cell>
          <table:table-cell table:formula="of:=[.C246]-[.D246]" office:value-type="float" office:value="0.0000000000010000000010864" calcext:value-type="float">
            <text:p>1.0000000010864E-12</text:p>
          </table:table-cell>
        </table:table-row>
        <table:table-row table:style-name="ro1">
          <table:table-cell office:value-type="string" calcext:value-type="string">
            <text:p>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0.00007466658" calcext:value-type="float">
            <text:p>7.466658E-05</text:p>
          </table:table-cell>
          <table:table-cell office:value-type="float" office:value="0.0000749999" calcext:value-type="float">
            <text:p>7.49999E-05</text:p>
          </table:table-cell>
          <table:table-cell table:formula="of:=COM.MICROSOFT.IFS([.C247]&gt;[.D247];1;[.D247]&gt;[.C247];0;[.D247]=[.C247];0)" office:value-type="float" office:value="0" calcext:value-type="float">
            <text:p>0</text:p>
          </table:table-cell>
          <table:table-cell table:formula="of:=[.C247]-[.D247]" office:value-type="float" office:value="-0.000000333320000000007" calcext:value-type="float">
            <text:p>-3.33320000000007E-07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033333" calcext:value-type="float">
            <text:p>1.033333E-05</text:p>
          </table:table-cell>
          <table:table-cell table:formula="of:=COM.MICROSOFT.IFS([.C248]&gt;[.D248];1;[.D248]&gt;[.C248];0;[.D248]=[.C248];0)" office:value-type="float" office:value="0" calcext:value-type="float">
            <text:p>0</text:p>
          </table:table-cell>
          <table:table-cell table:formula="of:=[.C248]-[.D248]" office:value-type="float" office:value="-0.000000333329999999999" calcext:value-type="float">
            <text:p>-3.33329999999999E-07</text:p>
          </table:table-cell>
        </table:table-row>
        <table:table-row table:style-name="ro1">
          <table:table-cell office:value-type="string" calcext:value-type="string">
            <text:p>FixedUpdate.XR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4333333" calcext:value-type="float">
            <text:p>4.333333E-06</text:p>
          </table:table-cell>
          <table:table-cell table:formula="of:=COM.MICROSOFT.IFS([.C249]&gt;[.D249];1;[.D249]&gt;[.C249];0;[.D249]=[.C249];0)" office:value-type="float" office:value="0" calcext:value-type="float">
            <text:p>0</text:p>
          </table:table-cell>
          <table:table-cell table:formula="of:=[.C249]-[.D249]" office:value-type="float" office:value="-0.000000333333" calcext:value-type="float">
            <text:p>-3.33333E-07</text:p>
          </table:table-cell>
        </table:table-row>
        <table:table-row table:style-name="ro1">
          <table:table-cell office:value-type="string" calcext:value-type="string">
            <text:p>Shadows.CullShadowCastersWithoutUmbra</text:p>
          </table:table-cell>
          <table:table-cell office:value-type="string" calcext:value-type="string">
            <text:p>Render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1333333" calcext:value-type="float">
            <text:p>1.333333E-06</text:p>
          </table:table-cell>
          <table:table-cell table:formula="of:=COM.MICROSOFT.IFS([.C250]&gt;[.D250];1;[.D250]&gt;[.C250];0;[.D250]=[.C250];0)" office:value-type="float" office:value="0" calcext:value-type="float">
            <text:p>0</text:p>
          </table:table-cell>
          <table:table-cell table:formula="of:=[.C250]-[.D250]" office:value-type="float" office:value="-0.000000333333" calcext:value-type="float">
            <text:p>-3.33333E-07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" calcext:value-type="float">
            <text:p>0</text:p>
          </table:table-cell>
          <table:table-cell office:value-type="float" office:value="0.0000003333334" calcext:value-type="float">
            <text:p>3.333334E-07</text:p>
          </table:table-cell>
          <table:table-cell table:formula="of:=COM.MICROSOFT.IFS([.C251]&gt;[.D251];1;[.D251]&gt;[.C251];0;[.D251]=[.C251];0)" office:value-type="float" office:value="0" calcext:value-type="float">
            <text:p>0</text:p>
          </table:table-cell>
          <table:table-cell table:formula="of:=[.C251]-[.D251]" office:value-type="float" office:value="-0.0000003333334" calcext:value-type="float">
            <text:p>-3.333334E-07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333334" calcext:value-type="float">
            <text:p>3.333334E-06</text:p>
          </table:table-cell>
          <table:table-cell table:formula="of:=COM.MICROSOFT.IFS([.C252]&gt;[.D252];1;[.D252]&gt;[.C252];0;[.D252]=[.C252];0)" office:value-type="float" office:value="0" calcext:value-type="float">
            <text:p>0</text:p>
          </table:table-cell>
          <table:table-cell table:formula="of:=[.C252]-[.D252]" office:value-type="float" office:value="-0.000000333334" calcext:value-type="float">
            <text:p>-3.33334E-07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2666667" calcext:value-type="float">
            <text:p>2.666667E-06</text:p>
          </table:table-cell>
          <table:table-cell table:formula="of:=COM.MICROSOFT.IFS([.C253]&gt;[.D253];1;[.D253]&gt;[.C253];0;[.D253]=[.C253];0)" office:value-type="float" office:value="0" calcext:value-type="float">
            <text:p>0</text:p>
          </table:table-cell>
          <table:table-cell table:formula="of:=[.C253]-[.D253]" office:value-type="float" office:value="-0.000000333334" calcext:value-type="float">
            <text:p>-3.33334E-07</text:p>
          </table:table-cell>
        </table:table-row>
        <table:table-row table:style-name="ro1">
          <table:table-cell office:value-type="string" calcext:value-type="string">
            <text:p>PhysX.ScScene.unblockNarrowPhase</text:p>
          </table:table-cell>
          <table:table-cell office:value-type="string" calcext:value-type="string">
            <text:p>Physics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2666667" calcext:value-type="float">
            <text:p>2.666667E-06</text:p>
          </table:table-cell>
          <table:table-cell table:formula="of:=COM.MICROSOFT.IFS([.C254]&gt;[.D254];1;[.D254]&gt;[.C254];0;[.D254]=[.C254];0)" office:value-type="float" office:value="0" calcext:value-type="float">
            <text:p>0</text:p>
          </table:table-cell>
          <table:table-cell table:formula="of:=[.C254]-[.D254]" office:value-type="float" office:value="-0.000000333334" calcext:value-type="float">
            <text:p>-3.33334E-07</text:p>
          </table:table-cell>
        </table:table-row>
        <table:table-row table:style-name="ro1">
          <table:table-cell office:value-type="string" calcext:value-type="string">
            <text:p>Physics2D.SyncRigidbody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007000001" calcext:value-type="float">
            <text:p>7.000001E-06</text:p>
          </table:table-cell>
          <table:table-cell table:formula="of:=COM.MICROSOFT.IFS([.C255]&gt;[.D255];1;[.D255]&gt;[.C255];0;[.D255]=[.C255];0)" office:value-type="float" office:value="0" calcext:value-type="float">
            <text:p>0</text:p>
          </table:table-cell>
          <table:table-cell table:formula="of:=[.C255]-[.D255]" office:value-type="float" office:value="-0.000000333334" calcext:value-type="float">
            <text:p>-3.33334E-07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002333333" calcext:value-type="float">
            <text:p>2.333333E-06</text:p>
          </table:table-cell>
          <table:table-cell table:formula="of:=COM.MICROSOFT.IFS([.C256]&gt;[.D256];1;[.D256]&gt;[.C256];0;[.D256]=[.C256];0)" office:value-type="float" office:value="0" calcext:value-type="float">
            <text:p>0</text:p>
          </table:table-cell>
          <table:table-cell table:formula="of:=[.C256]-[.D256]" office:value-type="float" office:value="-0.000000666666" calcext:value-type="float">
            <text:p>-6.66666E-07</text:p>
          </table:table-cell>
        </table:table-row>
        <table:table-row table:style-name="ro1">
          <table:table-cell office:value-type="string" calcext:value-type="string">
            <text:p>Shadows.CullShadowCastersDirectionalDetail</text:p>
          </table:table-cell>
          <table:table-cell office:value-type="string" calcext:value-type="string">
            <text:p>Render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257]&gt;[.D257];1;[.D257]&gt;[.C257];0;[.D257]=[.C257];0)" office:value-type="float" office:value="0" calcext:value-type="float">
            <text:p>0</text:p>
          </table:table-cell>
          <table:table-cell table:formula="of:=[.C257]-[.D257]" office:value-type="float" office:value="-0.000000666667" calcext:value-type="float">
            <text:p>-6.66667E-07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666667" calcext:value-type="float">
            <text:p>3.666667E-06</text:p>
          </table:table-cell>
          <table:table-cell table:formula="of:=COM.MICROSOFT.IFS([.C258]&gt;[.D258];1;[.D258]&gt;[.C258];0;[.D258]=[.C258];0)" office:value-type="float" office:value="0" calcext:value-type="float">
            <text:p>0</text:p>
          </table:table-cell>
          <table:table-cell table:formula="of:=[.C258]-[.D258]" office:value-type="float" office:value="-0.000000666667" calcext:value-type="float">
            <text:p>-6.66667E-07</text:p>
          </table:table-cell>
        </table:table-row>
        <table:table-row table:style-name="ro1">
          <table:table-cell office:value-type="string" calcext:value-type="string">
            <text:p>Physics.TriggerEnterExits</text:p>
          </table:table-cell>
          <table:table-cell office:value-type="string" calcext:value-type="string">
            <text:p>Physics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4666667" calcext:value-type="float">
            <text:p>4.666667E-06</text:p>
          </table:table-cell>
          <table:table-cell table:formula="of:=COM.MICROSOFT.IFS([.C259]&gt;[.D259];1;[.D259]&gt;[.C259];0;[.D259]=[.C259];0)" office:value-type="float" office:value="0" calcext:value-type="float">
            <text:p>0</text:p>
          </table:table-cell>
          <table:table-cell table:formula="of:=[.C259]-[.D259]" office:value-type="float" office:value="-0.000000666667000000001" calcext:value-type="float">
            <text:p>-6.66667000000001E-07</text:p>
          </table:table-cell>
        </table:table-row>
        <table:table-row table:style-name="ro1">
          <table:table-cell office:value-type="string" calcext:value-type="string">
            <text:p>FrameEvents.NewInputBeforeRenderUpdate</text:p>
          </table:table-cell>
          <table:table-cell office:value-type="string" calcext:value-type="string">
            <text:p>PlayerLoop</text:p>
          </table:table-cell>
          <table:table-cell office:value-type="float" office:value="0.002255665" calcext:value-type="float">
            <text:p>0.002255665</text:p>
          </table:table-cell>
          <table:table-cell office:value-type="float" office:value="0.002256333" calcext:value-type="float">
            <text:p>0.002256333</text:p>
          </table:table-cell>
          <table:table-cell table:formula="of:=COM.MICROSOFT.IFS([.C260]&gt;[.D260];1;[.D260]&gt;[.C260];0;[.D260]=[.C260];0)" office:value-type="float" office:value="0" calcext:value-type="float">
            <text:p>0</text:p>
          </table:table-cell>
          <table:table-cell table:formula="of:=[.C260]-[.D260]" office:value-type="float" office:value="-0.00000066800000000011" calcext:value-type="float">
            <text:p>-6.6800000000011E-07</text:p>
          </table:table-cell>
        </table:table-row>
        <table:table-row table:style-name="ro1">
          <table:table-cell office:value-type="string" calcext:value-type="string">
            <text:p>Shadows.CombineDirectionalShadowCasterCullignIndexListsAndDestroy</text:p>
          </table:table-cell>
          <table:table-cell office:value-type="string" calcext:value-type="string">
            <text:p>Render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261]&gt;[.D261];1;[.D261]&gt;[.C261];0;[.D261]=[.C261];0)" office:value-type="float" office:value="0" calcext:value-type="float">
            <text:p>0</text:p>
          </table:table-cell>
          <table:table-cell table:formula="of:=[.C261]-[.D261]" office:value-type="float" office:value="-0.000001" calcext:value-type="float">
            <text:p>-1E-06</text:p>
          </table:table-cell>
        </table:table-row>
        <table:table-row table:style-name="ro1">
          <table:table-cell office:value-type="string" calcext:value-type="string">
            <text:p>Physics2D.SyncCollider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004333334" calcext:value-type="float">
            <text:p>4.333334E-06</text:p>
          </table:table-cell>
          <table:table-cell table:formula="of:=COM.MICROSOFT.IFS([.C262]&gt;[.D262];1;[.D262]&gt;[.C262];0;[.D262]=[.C262];0)" office:value-type="float" office:value="0" calcext:value-type="float">
            <text:p>0</text:p>
          </table:table-cell>
          <table:table-cell table:formula="of:=[.C262]-[.D262]" office:value-type="float" office:value="-0.000001" calcext:value-type="float">
            <text:p>-1E-06</text:p>
          </table:table-cell>
        </table:table-row>
        <table:table-row table:style-name="ro1">
          <table:table-cell office:value-type="string" calcext:value-type="string">
            <text:p>PhysX.ScScene.unregisterInteractions</text:p>
          </table:table-cell>
          <table:table-cell office:value-type="string" calcext:value-type="string">
            <text:p>Physics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3666667" calcext:value-type="float">
            <text:p>3.666667E-06</text:p>
          </table:table-cell>
          <table:table-cell table:formula="of:=COM.MICROSOFT.IFS([.C263]&gt;[.D263];1;[.D263]&gt;[.C263];0;[.D263]=[.C263];0)" office:value-type="float" office:value="0" calcext:value-type="float">
            <text:p>0</text:p>
          </table:table-cell>
          <table:table-cell table:formula="of:=[.C263]-[.D263]" office:value-type="float" office:value="-0.000001" calcext:value-type="float">
            <text:p>-1E-06</text:p>
          </table:table-cell>
        </table:table-row>
        <table:table-row table:style-name="ro1">
          <table:table-cell office:value-type="string" calcext:value-type="string">
            <text:p>Physics2D.Sync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01433333" calcext:value-type="float">
            <text:p>1.433333E-05</text:p>
          </table:table-cell>
          <table:table-cell office:value-type="float" office:value="0.00001533333" calcext:value-type="float">
            <text:p>1.533333E-05</text:p>
          </table:table-cell>
          <table:table-cell table:formula="of:=COM.MICROSOFT.IFS([.C264]&gt;[.D264];1;[.D264]&gt;[.C264];0;[.D264]=[.C264];0)" office:value-type="float" office:value="0" calcext:value-type="float">
            <text:p>0</text:p>
          </table:table-cell>
          <table:table-cell table:formula="of:=[.C264]-[.D264]" office:value-type="float" office:value="-0.000001" calcext:value-type="float">
            <text:p>-1E-06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4056672" calcext:value-type="float">
            <text:p>0.0004056672</text:p>
          </table:table-cell>
          <table:table-cell office:value-type="float" office:value="0.0004070003" calcext:value-type="float">
            <text:p>0.0004070003</text:p>
          </table:table-cell>
          <table:table-cell table:formula="of:=COM.MICROSOFT.IFS([.C265]&gt;[.D265];1;[.D265]&gt;[.C265];0;[.D265]=[.C265];0)" office:value-type="float" office:value="0" calcext:value-type="float">
            <text:p>0</text:p>
          </table:table-cell>
          <table:table-cell table:formula="of:=[.C265]-[.D265]" office:value-type="float" office:value="-0.00000133309999999999" calcext:value-type="float">
            <text:p>-1.33309999999999E-06</text:p>
          </table:table-cell>
        </table:table-row>
        <table:table-row table:style-name="ro1">
          <table:table-cell office:value-type="string" calcext:value-type="string">
            <text:p>Shadows.CullShadowCastersDirectional</text:p>
          </table:table-cell>
          <table:table-cell office:value-type="string" calcext:value-type="string">
            <text:p>Render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004666666" calcext:value-type="float">
            <text:p>4.666666E-06</text:p>
          </table:table-cell>
          <table:table-cell table:formula="of:=COM.MICROSOFT.IFS([.C266]&gt;[.D266];1;[.D266]&gt;[.C266];0;[.D266]=[.C266];0)" office:value-type="float" office:value="0" calcext:value-type="float">
            <text:p>0</text:p>
          </table:table-cell>
          <table:table-cell table:formula="of:=[.C266]-[.D266]" office:value-type="float" office:value="-0.000001333332" calcext:value-type="float">
            <text:p>-1.333332E-06</text:p>
          </table:table-cell>
        </table:table-row>
        <table:table-row table:style-name="ro1">
          <table:table-cell office:value-type="string" calcext:value-type="string">
            <text:p>Fixed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3666667" calcext:value-type="float">
            <text:p>3.666667E-06</text:p>
          </table:table-cell>
          <table:table-cell table:formula="of:=COM.MICROSOFT.IFS([.C267]&gt;[.D267];1;[.D267]&gt;[.C267];0;[.D267]=[.C267];0)" office:value-type="float" office:value="0" calcext:value-type="float">
            <text:p>0</text:p>
          </table:table-cell>
          <table:table-cell table:formula="of:=[.C267]-[.D267]" office:value-type="float" office:value="-0.000001333334" calcext:value-type="float">
            <text:p>-1.333334E-06</text:p>
          </table:table-cell>
        </table:table-row>
        <table:table-row table:style-name="ro1">
          <table:table-cell office:value-type="string" calcext:value-type="string">
            <text:p>Inl_ScriptableRenderer.AddRenderPasses</text:p>
          </table:table-cell>
          <table:table-cell office:value-type="string" calcext:value-type="string">
            <text:p>Scripts</text:p>
          </table:table-cell>
          <table:table-cell office:value-type="float" office:value="0.00008233322" calcext:value-type="float">
            <text:p>8.233322E-05</text:p>
          </table:table-cell>
          <table:table-cell office:value-type="float" office:value="0.00008366656" calcext:value-type="float">
            <text:p>8.366656E-05</text:p>
          </table:table-cell>
          <table:table-cell table:formula="of:=COM.MICROSOFT.IFS([.C268]&gt;[.D268];1;[.D268]&gt;[.C268];0;[.D268]=[.C268];0)" office:value-type="float" office:value="0" calcext:value-type="float">
            <text:p>0</text:p>
          </table:table-cell>
          <table:table-cell table:formula="of:=[.C268]-[.D268]" office:value-type="float" office:value="-0.00000133333999999999" calcext:value-type="float">
            <text:p>-1.33333999999999E-06</text:p>
          </table:table-cell>
        </table:table-row>
        <table:table-row table:style-name="ro1">
          <table:table-cell office:value-type="string" calcext:value-type="string">
            <text:p>PreLateUpdate.ConstraintManagerUpdate</text:p>
          </table:table-cell>
          <table:table-cell office:value-type="string" calcext:value-type="string">
            <text:p>PlayerLoop</text:p>
          </table:table-cell>
          <table:table-cell office:value-type="float" office:value="0.0006076664" calcext:value-type="float">
            <text:p>0.0006076664</text:p>
          </table:table-cell>
          <table:table-cell office:value-type="float" office:value="0.0006093328" calcext:value-type="float">
            <text:p>0.0006093328</text:p>
          </table:table-cell>
          <table:table-cell table:formula="of:=COM.MICROSOFT.IFS([.C269]&gt;[.D269];1;[.D269]&gt;[.C269];0;[.D269]=[.C269];0)" office:value-type="float" office:value="0" calcext:value-type="float">
            <text:p>0</text:p>
          </table:table-cell>
          <table:table-cell table:formula="of:=[.C269]-[.D269]" office:value-type="float" office:value="-0.00000166640000000002" calcext:value-type="float">
            <text:p>-1.66640000000002E-06</text:p>
          </table:table-cell>
        </table:table-row>
        <table:table-row table:style-name="ro1">
          <table:table-cell office:value-type="string" calcext:value-type="string">
            <text:p>Physics.SyncRigidbodyTransform</text:p>
          </table:table-cell>
          <table:table-cell office:value-type="string" calcext:value-type="string">
            <text:p>Physics</text:p>
          </table:table-cell>
          <table:table-cell office:value-type="float" office:value="0.000006333334" calcext:value-type="float">
            <text:p>6.333334E-06</text:p>
          </table:table-cell>
          <table:table-cell office:value-type="float" office:value="0.000008" calcext:value-type="float">
            <text:p>8E-06</text:p>
          </table:table-cell>
          <table:table-cell table:formula="of:=COM.MICROSOFT.IFS([.C270]&gt;[.D270];1;[.D270]&gt;[.C270];0;[.D270]=[.C270];0)" office:value-type="float" office:value="0" calcext:value-type="float">
            <text:p>0</text:p>
          </table:table-cell>
          <table:table-cell table:formula="of:=[.C270]-[.D270]" office:value-type="float" office:value="-0.000001666666" calcext:value-type="float">
            <text:p>-1.666666E-06</text:p>
          </table:table-cell>
        </table:table-row>
        <table:table-row table:style-name="ro1">
          <table:table-cell office:value-type="string" calcext:value-type="string">
            <text:p>Physics.Contacts</text:p>
          </table:table-cell>
          <table:table-cell office:value-type="string" calcext:value-type="string">
            <text:p>Physics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008333333" calcext:value-type="float">
            <text:p>8.333333E-06</text:p>
          </table:table-cell>
          <table:table-cell table:formula="of:=COM.MICROSOFT.IFS([.C271]&gt;[.D271];1;[.D271]&gt;[.C271];0;[.D271]=[.C271];0)" office:value-type="float" office:value="0" calcext:value-type="float">
            <text:p>0</text:p>
          </table:table-cell>
          <table:table-cell table:formula="of:=[.C271]-[.D271]" office:value-type="float" office:value="-0.000001666666" calcext:value-type="float">
            <text:p>-1.666666E-06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007166658" calcext:value-type="float">
            <text:p>7.166658E-05</text:p>
          </table:table-cell>
          <table:table-cell office:value-type="float" office:value="0.00007333325" calcext:value-type="float">
            <text:p>7.333325E-05</text:p>
          </table:table-cell>
          <table:table-cell table:formula="of:=COM.MICROSOFT.IFS([.C272]&gt;[.D272];1;[.D272]&gt;[.C272];0;[.D272]=[.C272];0)" office:value-type="float" office:value="0" calcext:value-type="float">
            <text:p>0</text:p>
          </table:table-cell>
          <table:table-cell table:formula="of:=[.C272]-[.D272]" office:value-type="float" office:value="-0.00000166667" calcext:value-type="float">
            <text:p>-1.66667E-06</text:p>
          </table:table-cell>
        </table:table-row>
        <table:table-row table:style-name="ro1">
          <table:table-cell office:value-type="string" calcext:value-type="string">
            <text:p>FixedUpdate.AudioFixedUpdate</text:p>
          </table:table-cell>
          <table:table-cell office:value-type="string" calcext:value-type="string">
            <text:p>PlayerLoop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766667" calcext:value-type="float">
            <text:p>2.766667E-05</text:p>
          </table:table-cell>
          <table:table-cell table:formula="of:=COM.MICROSOFT.IFS([.C273]&gt;[.D273];1;[.D273]&gt;[.C273];0;[.D273]=[.C273];0)" office:value-type="float" office:value="0" calcext:value-type="float">
            <text:p>0</text:p>
          </table:table-cell>
          <table:table-cell table:formula="of:=[.C273]-[.D273]" office:value-type="float" office:value="-0.00000166667" calcext:value-type="float">
            <text:p>-1.66667E-06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5199994" calcext:value-type="float">
            <text:p>5.199994E-05</text:p>
          </table:table-cell>
          <table:table-cell office:value-type="float" office:value="0.00005366662" calcext:value-type="float">
            <text:p>5.366662E-05</text:p>
          </table:table-cell>
          <table:table-cell table:formula="of:=COM.MICROSOFT.IFS([.C274]&gt;[.D274];1;[.D274]&gt;[.C274];0;[.D274]=[.C274];0)" office:value-type="float" office:value="0" calcext:value-type="float">
            <text:p>0</text:p>
          </table:table-cell>
          <table:table-cell table:formula="of:=[.C274]-[.D274]" office:value-type="float" office:value="-0.00000166667999999999" calcext:value-type="float">
            <text:p>-1.66667999999999E-06</text:p>
          </table:table-cell>
        </table:table-row>
        <table:table-row table:style-name="ro1">
          <table:table-cell office:value-type="string" calcext:value-type="string">
            <text:p>EarlyUpdate.ProcessMouseInWindow</text:p>
          </table:table-cell>
          <table:table-cell office:value-type="string" calcext:value-type="string">
            <text:p>PlayerLoop</text:p>
          </table:table-cell>
          <table:table-cell office:value-type="float" office:value="0.00007299992" calcext:value-type="float">
            <text:p>7.299992E-05</text:p>
          </table:table-cell>
          <table:table-cell office:value-type="float" office:value="0.0000749999" calcext:value-type="float">
            <text:p>7.49999E-05</text:p>
          </table:table-cell>
          <table:table-cell table:formula="of:=COM.MICROSOFT.IFS([.C275]&gt;[.D275];1;[.D275]&gt;[.C275];0;[.D275]=[.C275];0)" office:value-type="float" office:value="0" calcext:value-type="float">
            <text:p>0</text:p>
          </table:table-cell>
          <table:table-cell table:formula="of:=[.C275]-[.D275]" office:value-type="float" office:value="-0.00000199998000000001" calcext:value-type="float">
            <text:p>-1.99998000000001E-06</text:p>
          </table:table-cell>
        </table:table-row>
        <table:table-row table:style-name="ro1">
          <table:table-cell office:value-type="string" calcext:value-type="string">
            <text:p>PhysX.NpScene.completion</text:p>
          </table:table-cell>
          <table:table-cell office:value-type="string" calcext:value-type="string">
            <text:p>Physics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2" calcext:value-type="float">
            <text:p>4.2E-05</text:p>
          </table:table-cell>
          <table:table-cell table:formula="of:=COM.MICROSOFT.IFS([.C276]&gt;[.D276];1;[.D276]&gt;[.C276];0;[.D276]=[.C276];0)" office:value-type="float" office:value="0" calcext:value-type="float">
            <text:p>0</text:p>
          </table:table-cell>
          <table:table-cell table:formula="of:=[.C276]-[.D276]" office:value-type="float" office:value="-0.000002" calcext:value-type="float">
            <text:p>-2E-06</text:p>
          </table:table-cell>
        </table:table-row>
        <table:table-row table:style-name="ro1">
          <table:table-cell office:value-type="string" calcext:value-type="string">
            <text:p>FixedUpdate.LegacyFixed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000001" calcext:value-type="float">
            <text:p>7.000001E-06</text:p>
          </table:table-cell>
          <table:table-cell table:formula="of:=COM.MICROSOFT.IFS([.C277]&gt;[.D277];1;[.D277]&gt;[.C277];0;[.D277]=[.C277];0)" office:value-type="float" office:value="0" calcext:value-type="float">
            <text:p>0</text:p>
          </table:table-cell>
          <table:table-cell table:formula="of:=[.C277]-[.D277]" office:value-type="float" office:value="-0.000002000001" calcext:value-type="float">
            <text:p>-2.000001E-06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986667" calcext:value-type="float">
            <text:p>0.0001986667</text:p>
          </table:table-cell>
          <table:table-cell office:value-type="float" office:value="0.000201" calcext:value-type="float">
            <text:p>0.000201</text:p>
          </table:table-cell>
          <table:table-cell table:formula="of:=COM.MICROSOFT.IFS([.C278]&gt;[.D278];1;[.D278]&gt;[.C278];0;[.D278]=[.C278];0)" office:value-type="float" office:value="0" calcext:value-type="float">
            <text:p>0</text:p>
          </table:table-cell>
          <table:table-cell table:formula="of:=[.C278]-[.D278]" office:value-type="float" office:value="-0.00000233329999999997" calcext:value-type="float">
            <text:p>-2.33329999999997E-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1066667" calcext:value-type="float">
            <text:p>1.066667E-05</text:p>
          </table:table-cell>
          <table:table-cell office:value-type="float" office:value="0.000013" calcext:value-type="float">
            <text:p>1.3E-05</text:p>
          </table:table-cell>
          <table:table-cell table:formula="of:=COM.MICROSOFT.IFS([.C279]&gt;[.D279];1;[.D279]&gt;[.C279];0;[.D279]=[.C279];0)" office:value-type="float" office:value="0" calcext:value-type="float">
            <text:p>0</text:p>
          </table:table-cell>
          <table:table-cell table:formula="of:=[.C279]-[.D279]" office:value-type="float" office:value="-0.00000233333" calcext:value-type="float">
            <text:p>-2.33333E-06</text:p>
          </table:table-cell>
        </table:table-row>
        <table:table-row table:style-name="ro1">
          <table:table-cell office:value-type="string" calcext:value-type="string">
            <text:p>FixedUpdate.PhysicsCloth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5666667" calcext:value-type="float">
            <text:p>5.666667E-06</text:p>
          </table:table-cell>
          <table:table-cell table:formula="of:=COM.MICROSOFT.IFS([.C280]&gt;[.D280];1;[.D280]&gt;[.C280];0;[.D280]=[.C280];0)" office:value-type="float" office:value="0" calcext:value-type="float">
            <text:p>0</text:p>
          </table:table-cell>
          <table:table-cell table:formula="of:=[.C280]-[.D280]" office:value-type="float" office:value="-0.000002666667" calcext:value-type="float">
            <text:p>-2.666667E-06</text:p>
          </table:table-cell>
        </table:table-row>
        <table:table-row table:style-name="ro1">
          <table:table-cell office:value-type="string" calcext:value-type="string">
            <text:p>PhysX.ScScene.registerSceneInteractions</text:p>
          </table:table-cell>
          <table:table-cell office:value-type="string" calcext:value-type="string">
            <text:p>Physics</text:p>
          </table:table-cell>
          <table:table-cell office:value-type="float" office:value="0.00001433333" calcext:value-type="float">
            <text:p>1.433333E-05</text:p>
          </table:table-cell>
          <table:table-cell office:value-type="float" office:value="0.000017" calcext:value-type="float">
            <text:p>1.7E-05</text:p>
          </table:table-cell>
          <table:table-cell table:formula="of:=COM.MICROSOFT.IFS([.C281]&gt;[.D281];1;[.D281]&gt;[.C281];0;[.D281]=[.C281];0)" office:value-type="float" office:value="0" calcext:value-type="float">
            <text:p>0</text:p>
          </table:table-cell>
          <table:table-cell table:formula="of:=[.C281]-[.D281]" office:value-type="float" office:value="-0.00000266667" calcext:value-type="float">
            <text:p>-2.66667E-06</text:p>
          </table:table-cell>
        </table:table-row>
        <table:table-row table:style-name="ro1">
          <table:table-cell office:value-type="string" calcext:value-type="string">
            <text:p>EarlyUpdate.GpuTimestamp</text:p>
          </table:table-cell>
          <table:table-cell office:value-type="string" calcext:value-type="string">
            <text:p>PlayerLoop</text:p>
          </table:table-cell>
          <table:table-cell office:value-type="float" office:value="0.00009766653" calcext:value-type="float">
            <text:p>9.766653E-05</text:p>
          </table:table-cell>
          <table:table-cell office:value-type="float" office:value="0.0001006665" calcext:value-type="float">
            <text:p>0.0001006665</text:p>
          </table:table-cell>
          <table:table-cell table:formula="of:=COM.MICROSOFT.IFS([.C282]&gt;[.D282];1;[.D282]&gt;[.C282];0;[.D282]=[.C282];0)" office:value-type="float" office:value="0" calcext:value-type="float">
            <text:p>0</text:p>
          </table:table-cell>
          <table:table-cell table:formula="of:=[.C282]-[.D282]" office:value-type="float" office:value="-0.00000299997000000002" calcext:value-type="float">
            <text:p>-2.99997000000002E-06</text:p>
          </table:table-cell>
        </table:table-row>
        <table:table-row table:style-name="ro1">
          <table:table-cell office:value-type="string" calcext:value-type="string">
            <text:p>AudioManager.FixedUpdate</text:p>
          </table:table-cell>
          <table:table-cell office:value-type="string" calcext:value-type="string">
            <text:p>Audio</text:p>
          </table:table-cell>
          <table:table-cell office:value-type="float" office:value="0.00001633333" calcext:value-type="float">
            <text:p>1.633333E-05</text:p>
          </table:table-cell>
          <table:table-cell office:value-type="float" office:value="0.00001933333" calcext:value-type="float">
            <text:p>1.933333E-05</text:p>
          </table:table-cell>
          <table:table-cell table:formula="of:=COM.MICROSOFT.IFS([.C283]&gt;[.D283];1;[.D283]&gt;[.C283];0;[.D283]=[.C283];0)" office:value-type="float" office:value="0" calcext:value-type="float">
            <text:p>0</text:p>
          </table:table-cell>
          <table:table-cell table:formula="of:=[.C283]-[.D283]" office:value-type="float" office:value="-0.000003" calcext:value-type="float">
            <text:p>-3E-06</text:p>
          </table:table-cell>
        </table:table-row>
        <table:table-row table:style-name="ro1">
          <table:table-cell office:value-type="string" calcext:value-type="string">
            <text:p>PostLateUpdate.DirectorRenderImage</text:p>
          </table:table-cell>
          <table:table-cell office:value-type="string" calcext:value-type="string">
            <text:p>PlayerLoop</text:p>
          </table:table-cell>
          <table:table-cell office:value-type="float" office:value="0.0005113338" calcext:value-type="float">
            <text:p>0.0005113338</text:p>
          </table:table-cell>
          <table:table-cell office:value-type="float" office:value="0.0005146666" calcext:value-type="float">
            <text:p>0.0005146666</text:p>
          </table:table-cell>
          <table:table-cell table:formula="of:=COM.MICROSOFT.IFS([.C284]&gt;[.D284];1;[.D284]&gt;[.C284];0;[.D284]=[.C284];0)" office:value-type="float" office:value="0" calcext:value-type="float">
            <text:p>0</text:p>
          </table:table-cell>
          <table:table-cell table:formula="of:=[.C284]-[.D284]" office:value-type="float" office:value="-0.00000333279999999994" calcext:value-type="float">
            <text:p>-3.33279999999994E-06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1686669" calcext:value-type="float">
            <text:p>0.0001686669</text:p>
          </table:table-cell>
          <table:table-cell office:value-type="float" office:value="0.0001720001" calcext:value-type="float">
            <text:p>0.0001720001</text:p>
          </table:table-cell>
          <table:table-cell table:formula="of:=COM.MICROSOFT.IFS([.C285]&gt;[.D285];1;[.D285]&gt;[.C285];0;[.D285]=[.C285];0)" office:value-type="float" office:value="0" calcext:value-type="float">
            <text:p>0</text:p>
          </table:table-cell>
          <table:table-cell table:formula="of:=[.C285]-[.D285]" office:value-type="float" office:value="-0.00000333320000000002" calcext:value-type="float">
            <text:p>-3.33320000000002E-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2833334" calcext:value-type="float">
            <text:p>2.833334E-05</text:p>
          </table:table-cell>
          <table:table-cell office:value-type="float" office:value="0.000032" calcext:value-type="float">
            <text:p>3.2E-05</text:p>
          </table:table-cell>
          <table:table-cell table:formula="of:=COM.MICROSOFT.IFS([.C286]&gt;[.D286];1;[.D286]&gt;[.C286];0;[.D286]=[.C286];0)" office:value-type="float" office:value="0" calcext:value-type="float">
            <text:p>0</text:p>
          </table:table-cell>
          <table:table-cell table:formula="of:=[.C286]-[.D286]" office:value-type="float" office:value="-0.00000366666" calcext:value-type="float">
            <text:p>-3.66666E-06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766667" calcext:value-type="float">
            <text:p>1.766667E-05</text:p>
          </table:table-cell>
          <table:table-cell table:formula="of:=COM.MICROSOFT.IFS([.C287]&gt;[.D287];1;[.D287]&gt;[.C287];0;[.D287]=[.C287];0)" office:value-type="float" office:value="0" calcext:value-type="float">
            <text:p>0</text:p>
          </table:table-cell>
          <table:table-cell table:formula="of:=[.C287]-[.D287]" office:value-type="float" office:value="-0.00000366667" calcext:value-type="float">
            <text:p>-3.66667E-06</text:p>
          </table:table-cell>
        </table:table-row>
        <table:table-row table:style-name="ro1">
          <table:table-cell office:value-type="string" calcext:value-type="string">
            <text:p>PreLateUpdate.DirectorDeferredEvaluate</text:p>
          </table:table-cell>
          <table:table-cell office:value-type="string" calcext:value-type="string">
            <text:p>PlayerLoop</text:p>
          </table:table-cell>
          <table:table-cell office:value-type="float" office:value="0.0001413335" calcext:value-type="float">
            <text:p>0.0001413335</text:p>
          </table:table-cell>
          <table:table-cell office:value-type="float" office:value="0.0001453334" calcext:value-type="float">
            <text:p>0.0001453334</text:p>
          </table:table-cell>
          <table:table-cell table:formula="of:=COM.MICROSOFT.IFS([.C288]&gt;[.D288];1;[.D288]&gt;[.C288];0;[.D288]=[.C288];0)" office:value-type="float" office:value="0" calcext:value-type="float">
            <text:p>0</text:p>
          </table:table-cell>
          <table:table-cell table:formula="of:=[.C288]-[.D288]" office:value-type="float" office:value="-0.00000399990000000001" calcext:value-type="float">
            <text:p>-3.99990000000001E-06</text:p>
          </table:table-cell>
        </table:table-row>
        <table:table-row table:style-name="ro1">
          <table:table-cell office:value-type="string" calcext:value-type="string">
            <text:p>EndDynamicVBOFrame</text:p>
          </table:table-cell>
          <table:table-cell office:value-type="string" calcext:value-type="string">
            <text:p>Render</text:p>
          </table:table-cell>
          <table:table-cell office:value-type="float" office:value="0.0002073334" calcext:value-type="float">
            <text:p>0.0002073334</text:p>
          </table:table-cell>
          <table:table-cell office:value-type="float" office:value="0.0002113334" calcext:value-type="float">
            <text:p>0.0002113334</text:p>
          </table:table-cell>
          <table:table-cell table:formula="of:=COM.MICROSOFT.IFS([.C289]&gt;[.D289];1;[.D289]&gt;[.C289];0;[.D289]=[.C289];0)" office:value-type="float" office:value="0" calcext:value-type="float">
            <text:p>0</text:p>
          </table:table-cell>
          <table:table-cell table:formula="of:=[.C289]-[.D289]" office:value-type="float" office:value="-0.00000400000000000002" calcext:value-type="float">
            <text:p>-4.00000000000002E-06</text:p>
          </table:table-cell>
        </table:table-row>
        <table:table-row table:style-name="ro1">
          <table:table-cell office:value-type="string" calcext:value-type="string">
            <text:p>PostLateUpdate.EndGraphicsJobsAfterScriptLateUpdate</text:p>
          </table:table-cell>
          <table:table-cell office:value-type="string" calcext:value-type="string">
            <text:p>PlayerLoop</text:p>
          </table:table-cell>
          <table:table-cell office:value-type="float" office:value="0.0001890001" calcext:value-type="float">
            <text:p>0.0001890001</text:p>
          </table:table-cell>
          <table:table-cell office:value-type="float" office:value="0.0001933334" calcext:value-type="float">
            <text:p>0.0001933334</text:p>
          </table:table-cell>
          <table:table-cell table:formula="of:=COM.MICROSOFT.IFS([.C290]&gt;[.D290];1;[.D290]&gt;[.C290];0;[.D290]=[.C290];0)" office:value-type="float" office:value="0" calcext:value-type="float">
            <text:p>0</text:p>
          </table:table-cell>
          <table:table-cell table:formula="of:=[.C290]-[.D290]" office:value-type="float" office:value="-0.0000043333" calcext:value-type="float">
            <text:p>-4.3333E-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2033333" calcext:value-type="float">
            <text:p>2.033333E-05</text:p>
          </table:table-cell>
          <table:table-cell table:formula="of:=COM.MICROSOFT.IFS([.C291]&gt;[.D291];1;[.D291]&gt;[.C291];0;[.D291]=[.C291];0)" office:value-type="float" office:value="0" calcext:value-type="float">
            <text:p>0</text:p>
          </table:table-cell>
          <table:table-cell table:formula="of:=[.C291]-[.D291]" office:value-type="float" office:value="-0.00000433333" calcext:value-type="float">
            <text:p>-4.33333E-06</text:p>
          </table:table-cell>
        </table:table-row>
        <table:table-row table:style-name="ro1">
          <table:table-cell office:value-type="string" calcext:value-type="string">
            <text:p>PhysX.ScScene.postBroadPhase</text:p>
          </table:table-cell>
          <table:table-cell office:value-type="string" calcext:value-type="string">
            <text:p>Physics</text:p>
          </table:table-cell>
          <table:table-cell office:value-type="float" office:value="0.00007466666" calcext:value-type="float">
            <text:p>7.466666E-05</text:p>
          </table:table-cell>
          <table:table-cell office:value-type="float" office:value="0.000079" calcext:value-type="float">
            <text:p>7.9E-05</text:p>
          </table:table-cell>
          <table:table-cell table:formula="of:=COM.MICROSOFT.IFS([.C292]&gt;[.D292];1;[.D292]&gt;[.C292];0;[.D292]=[.C292];0)" office:value-type="float" office:value="0" calcext:value-type="float">
            <text:p>0</text:p>
          </table:table-cell>
          <table:table-cell table:formula="of:=[.C292]-[.D292]" office:value-type="float" office:value="-0.00000433334" calcext:value-type="float">
            <text:p>-4.33334E-06</text:p>
          </table:table-cell>
        </table:table-row>
        <table:table-row table:style-name="ro1">
          <table:table-cell office:value-type="string" calcext:value-type="string">
            <text:p>Inl_RenderPipeline.BeginCameraRendering</text:p>
          </table:table-cell>
          <table:table-cell office:value-type="string" calcext:value-type="string">
            <text:p>Scripts</text:p>
          </table:table-cell>
          <table:table-cell office:value-type="float" office:value="0.00008833322" calcext:value-type="float">
            <text:p>8.833322E-05</text:p>
          </table:table-cell>
          <table:table-cell office:value-type="float" office:value="0.00009299989" calcext:value-type="float">
            <text:p>9.299989E-05</text:p>
          </table:table-cell>
          <table:table-cell table:formula="of:=COM.MICROSOFT.IFS([.C293]&gt;[.D293];1;[.D293]&gt;[.C293];0;[.D293]=[.C293];0)" office:value-type="float" office:value="0" calcext:value-type="float">
            <text:p>0</text:p>
          </table:table-cell>
          <table:table-cell table:formula="of:=[.C293]-[.D293]" office:value-type="float" office:value="-0.00000466666999999999" calcext:value-type="float">
            <text:p>-4.66666999999999E-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1233333" calcext:value-type="float">
            <text:p>1.233333E-05</text:p>
          </table:table-cell>
          <table:table-cell office:value-type="float" office:value="0.000017" calcext:value-type="float">
            <text:p>1.7E-05</text:p>
          </table:table-cell>
          <table:table-cell table:formula="of:=COM.MICROSOFT.IFS([.C294]&gt;[.D294];1;[.D294]&gt;[.C294];0;[.D294]=[.C294];0)" office:value-type="float" office:value="0" calcext:value-type="float">
            <text:p>0</text:p>
          </table:table-cell>
          <table:table-cell table:formula="of:=[.C294]-[.D294]" office:value-type="float" office:value="-0.00000466667" calcext:value-type="float">
            <text:p>-4.66667E-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1133333" calcext:value-type="float">
            <text:p>1.133333E-05</text:p>
          </table:table-cell>
          <table:table-cell office:value-type="float" office:value="0.000016" calcext:value-type="float">
            <text:p>1.6E-05</text:p>
          </table:table-cell>
          <table:table-cell table:formula="of:=COM.MICROSOFT.IFS([.C295]&gt;[.D295];1;[.D295]&gt;[.C295];0;[.D295]=[.C295];0)" office:value-type="float" office:value="0" calcext:value-type="float">
            <text:p>0</text:p>
          </table:table-cell>
          <table:table-cell table:formula="of:=[.C295]-[.D295]" office:value-type="float" office:value="-0.00000466667" calcext:value-type="float">
            <text:p>-4.66667E-06</text:p>
          </table:table-cell>
        </table:table-row>
        <table:table-row table:style-name="ro1">
          <table:table-cell office:value-type="string" calcext:value-type="string">
            <text:p>Physics2D.Simulate</text:p>
          </table:table-cell>
          <table:table-cell office:value-type="string" calcext:value-type="string">
            <text:p>Physics</text:p>
          </table:table-cell>
          <table:table-cell office:value-type="float" office:value="0.00002633333" calcext:value-type="float">
            <text:p>2.633333E-05</text:p>
          </table:table-cell>
          <table:table-cell office:value-type="float" office:value="0.000031" calcext:value-type="float">
            <text:p>3.1E-05</text:p>
          </table:table-cell>
          <table:table-cell table:formula="of:=COM.MICROSOFT.IFS([.C296]&gt;[.D296];1;[.D296]&gt;[.C296];0;[.D296]=[.C296];0)" office:value-type="float" office:value="0" calcext:value-type="float">
            <text:p>0</text:p>
          </table:table-cell>
          <table:table-cell table:formula="of:=[.C296]-[.D296]" office:value-type="float" office:value="-0.00000466667" calcext:value-type="float">
            <text:p>-4.66667E-06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003023337" calcext:value-type="float">
            <text:p>0.0003023337</text:p>
          </table:table-cell>
          <table:table-cell office:value-type="float" office:value="0.0003070004" calcext:value-type="float">
            <text:p>0.0003070004</text:p>
          </table:table-cell>
          <table:table-cell table:formula="of:=COM.MICROSOFT.IFS([.C297]&gt;[.D297];1;[.D297]&gt;[.C297];0;[.D297]=[.C297];0)" office:value-type="float" office:value="0" calcext:value-type="float">
            <text:p>0</text:p>
          </table:table-cell>
          <table:table-cell table:formula="of:=[.C297]-[.D297]" office:value-type="float" office:value="-0.00000466669999999998" calcext:value-type="float">
            <text:p>-4.66669999999998E-06</text:p>
          </table:table-cell>
        </table:table-row>
        <table:table-row table:style-name="ro1">
          <table:table-cell office:value-type="string" calcext:value-type="string">
            <text:p>Find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009233322" calcext:value-type="float">
            <text:p>9.233322E-05</text:p>
          </table:table-cell>
          <table:table-cell office:value-type="float" office:value="0.00009733322" calcext:value-type="float">
            <text:p>9.733322E-05</text:p>
          </table:table-cell>
          <table:table-cell table:formula="of:=COM.MICROSOFT.IFS([.C298]&gt;[.D298];1;[.D298]&gt;[.C298];0;[.D298]=[.C298];0)" office:value-type="float" office:value="0" calcext:value-type="float">
            <text:p>0</text:p>
          </table:table-cell>
          <table:table-cell table:formula="of:=[.C298]-[.D298]" office:value-type="float" office:value="-0.000005" calcext:value-type="float">
            <text:p>-5E-06</text:p>
          </table:table-cell>
        </table:table-row>
        <table:table-row table:style-name="ro1">
          <table:table-cell office:value-type="string" calcext:value-type="string">
            <text:p>EarlyUpdate.PresentBeforeUpdate</text:p>
          </table:table-cell>
          <table:table-cell office:value-type="string" calcext:value-type="string">
            <text:p>PlayerLoop</text:p>
          </table:table-cell>
          <table:table-cell office:value-type="float" office:value="0.00009233321" calcext:value-type="float">
            <text:p>9.233321E-05</text:p>
          </table:table-cell>
          <table:table-cell office:value-type="float" office:value="0.00009733322" calcext:value-type="float">
            <text:p>9.733322E-05</text:p>
          </table:table-cell>
          <table:table-cell table:formula="of:=COM.MICROSOFT.IFS([.C299]&gt;[.D299];1;[.D299]&gt;[.C299];0;[.D299]=[.C299];0)" office:value-type="float" office:value="0" calcext:value-type="float">
            <text:p>0</text:p>
          </table:table-cell>
          <table:table-cell table:formula="of:=[.C299]-[.D299]" office:value-type="float" office:value="-0.00000500001" calcext:value-type="float">
            <text:p>-5.00001E-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1133333" calcext:value-type="float">
            <text:p>1.133333E-05</text:p>
          </table:table-cell>
          <table:table-cell office:value-type="float" office:value="0.00001666667" calcext:value-type="float">
            <text:p>1.666667E-05</text:p>
          </table:table-cell>
          <table:table-cell table:formula="of:=COM.MICROSOFT.IFS([.C300]&gt;[.D300];1;[.D300]&gt;[.C300];0;[.D300]=[.C300];0)" office:value-type="float" office:value="0" calcext:value-type="float">
            <text:p>0</text:p>
          </table:table-cell>
          <table:table-cell table:formula="of:=[.C300]-[.D300]" office:value-type="float" office:value="-0.00000533334" calcext:value-type="float">
            <text:p>-5.33334E-06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9899987" calcext:value-type="float">
            <text:p>9.899987E-05</text:p>
          </table:table-cell>
          <table:table-cell office:value-type="float" office:value="0.0001046665" calcext:value-type="float">
            <text:p>0.0001046665</text:p>
          </table:table-cell>
          <table:table-cell table:formula="of:=COM.MICROSOFT.IFS([.C301]&gt;[.D301];1;[.D301]&gt;[.C301];0;[.D301]=[.C301];0)" office:value-type="float" office:value="0" calcext:value-type="float">
            <text:p>0</text:p>
          </table:table-cell>
          <table:table-cell table:formula="of:=[.C301]-[.D301]" office:value-type="float" office:value="-0.00000566663" calcext:value-type="float">
            <text:p>-5.66663E-06</text:p>
          </table:table-cell>
        </table:table-row>
        <table:table-row table:style-name="ro1">
          <table:table-cell office:value-type="string" calcext:value-type="string">
            <text:p>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0.00006433326" calcext:value-type="float">
            <text:p>6.433326E-05</text:p>
          </table:table-cell>
          <table:table-cell office:value-type="float" office:value="0.00006999991" calcext:value-type="float">
            <text:p>6.999991E-05</text:p>
          </table:table-cell>
          <table:table-cell table:formula="of:=COM.MICROSOFT.IFS([.C302]&gt;[.D302];1;[.D302]&gt;[.C302];0;[.D302]=[.C302];0)" office:value-type="float" office:value="0" calcext:value-type="float">
            <text:p>0</text:p>
          </table:table-cell>
          <table:table-cell table:formula="of:=[.C302]-[.D302]" office:value-type="float" office:value="-0.00000566665" calcext:value-type="float">
            <text:p>-5.66665E-06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0363333" calcext:value-type="float">
            <text:p>3.63333E-05</text:p>
          </table:table-cell>
          <table:table-cell office:value-type="float" office:value="0.00004199996" calcext:value-type="float">
            <text:p>4.199996E-05</text:p>
          </table:table-cell>
          <table:table-cell table:formula="of:=COM.MICROSOFT.IFS([.C303]&gt;[.D303];1;[.D303]&gt;[.C303];0;[.D303]=[.C303];0)" office:value-type="float" office:value="0" calcext:value-type="float">
            <text:p>0</text:p>
          </table:table-cell>
          <table:table-cell table:formula="of:=[.C303]-[.D303]" office:value-type="float" office:value="-0.00000566666" calcext:value-type="float">
            <text:p>-5.66666E-06</text:p>
          </table:table-cell>
        </table:table-row>
        <table:table-row table:style-name="ro1">
          <table:table-cell office:value-type="string" calcext:value-type="string">
            <text:p>Terrain.UpdateSplatProperties</text:p>
          </table:table-cell>
          <table:table-cell office:value-type="string" calcext:value-type="string">
            <text:p>Render</text:p>
          </table:table-cell>
          <table:table-cell office:value-type="float" office:value="0.00008433323" calcext:value-type="float">
            <text:p>8.433323E-05</text:p>
          </table:table-cell>
          <table:table-cell office:value-type="float" office:value="0.00008999989" calcext:value-type="float">
            <text:p>8.999989E-05</text:p>
          </table:table-cell>
          <table:table-cell table:formula="of:=COM.MICROSOFT.IFS([.C304]&gt;[.D304];1;[.D304]&gt;[.C304];0;[.D304]=[.C304];0)" office:value-type="float" office:value="0" calcext:value-type="float">
            <text:p>0</text:p>
          </table:table-cell>
          <table:table-cell table:formula="of:=[.C304]-[.D304]" office:value-type="float" office:value="-0.00000566666" calcext:value-type="float">
            <text:p>-5.66666E-06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626666" calcext:value-type="float">
            <text:p>6.26666E-05</text:p>
          </table:table-cell>
          <table:table-cell office:value-type="float" office:value="0.00006866658" calcext:value-type="float">
            <text:p>6.866658E-05</text:p>
          </table:table-cell>
          <table:table-cell table:formula="of:=COM.MICROSOFT.IFS([.C305]&gt;[.D305];1;[.D305]&gt;[.C305];0;[.D305]=[.C305];0)" office:value-type="float" office:value="0" calcext:value-type="float">
            <text:p>0</text:p>
          </table:table-cell>
          <table:table-cell table:formula="of:=[.C305]-[.D305]" office:value-type="float" office:value="-0.00000599998" calcext:value-type="float">
            <text:p>-5.99998E-06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0809999" calcext:value-type="float">
            <text:p>8.09999E-05</text:p>
          </table:table-cell>
          <table:table-cell office:value-type="float" office:value="0.0000869999" calcext:value-type="float">
            <text:p>8.69999E-05</text:p>
          </table:table-cell>
          <table:table-cell table:formula="of:=COM.MICROSOFT.IFS([.C306]&gt;[.D306];1;[.D306]&gt;[.C306];0;[.D306]=[.C306];0)" office:value-type="float" office:value="0" calcext:value-type="float">
            <text:p>0</text:p>
          </table:table-cell>
          <table:table-cell table:formula="of:=[.C306]-[.D306]" office:value-type="float" office:value="-0.00000600000000000001" calcext:value-type="float">
            <text:p>-6.00000000000001E-06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4663335" calcext:value-type="float">
            <text:p>0.0004663335</text:p>
          </table:table-cell>
          <table:table-cell office:value-type="float" office:value="0.0004723336" calcext:value-type="float">
            <text:p>0.0004723336</text:p>
          </table:table-cell>
          <table:table-cell table:formula="of:=COM.MICROSOFT.IFS([.C307]&gt;[.D307];1;[.D307]&gt;[.C307];0;[.D307]=[.C307];0)" office:value-type="float" office:value="0" calcext:value-type="float">
            <text:p>0</text:p>
          </table:table-cell>
          <table:table-cell table:formula="of:=[.C307]-[.D307]" office:value-type="float" office:value="-0.00000600009999999996" calcext:value-type="float">
            <text:p>-6.00009999999996E-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2866667" calcext:value-type="float">
            <text:p>2.866667E-05</text:p>
          </table:table-cell>
          <table:table-cell office:value-type="float" office:value="0.000035" calcext:value-type="float">
            <text:p>3.5E-05</text:p>
          </table:table-cell>
          <table:table-cell table:formula="of:=COM.MICROSOFT.IFS([.C308]&gt;[.D308];1;[.D308]&gt;[.C308];0;[.D308]=[.C308];0)" office:value-type="float" office:value="0" calcext:value-type="float">
            <text:p>0</text:p>
          </table:table-cell>
          <table:table-cell table:formula="of:=[.C308]-[.D308]" office:value-type="float" office:value="-0.00000633333" calcext:value-type="float">
            <text:p>-6.33333E-06</text:p>
          </table:table-cell>
        </table:table-row>
        <table:table-row table:style-name="ro1">
          <table:table-cell office:value-type="string" calcext:value-type="string">
            <text:p>PhysX.ScScene.processNpLostTouchTask</text:p>
          </table:table-cell>
          <table:table-cell office:value-type="string" calcext:value-type="string">
            <text:p>Physics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7333333" calcext:value-type="float">
            <text:p>7.333333E-06</text:p>
          </table:table-cell>
          <table:table-cell table:formula="of:=COM.MICROSOFT.IFS([.C309]&gt;[.D309];1;[.D309]&gt;[.C309];0;[.D309]=[.C309];0)" office:value-type="float" office:value="0" calcext:value-type="float">
            <text:p>0</text:p>
          </table:table-cell>
          <table:table-cell table:formula="of:=[.C309]-[.D309]" office:value-type="float" office:value="-0.000006333333" calcext:value-type="float">
            <text:p>-6.333333E-06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004433329" calcext:value-type="float">
            <text:p>4.433329E-05</text:p>
          </table:table-cell>
          <table:table-cell office:value-type="float" office:value="0.00005133328" calcext:value-type="float">
            <text:p>5.133328E-05</text:p>
          </table:table-cell>
          <table:table-cell table:formula="of:=COM.MICROSOFT.IFS([.C310]&gt;[.D310];1;[.D310]&gt;[.C310];0;[.D310]=[.C310];0)" office:value-type="float" office:value="0" calcext:value-type="float">
            <text:p>0</text:p>
          </table:table-cell>
          <table:table-cell table:formula="of:=[.C310]-[.D310]" office:value-type="float" office:value="-0.00000699999" calcext:value-type="float">
            <text:p>-6.99999E-06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0008299989" calcext:value-type="float">
            <text:p>8.299989E-05</text:p>
          </table:table-cell>
          <table:table-cell office:value-type="float" office:value="0.00009066656" calcext:value-type="float">
            <text:p>9.066656E-05</text:p>
          </table:table-cell>
          <table:table-cell table:formula="of:=COM.MICROSOFT.IFS([.C311]&gt;[.D311];1;[.D311]&gt;[.C311];0;[.D311]=[.C311];0)" office:value-type="float" office:value="0" calcext:value-type="float">
            <text:p>0</text:p>
          </table:table-cell>
          <table:table-cell table:formula="of:=[.C311]-[.D311]" office:value-type="float" office:value="-0.00000766667000000001" calcext:value-type="float">
            <text:p>-7.66667000000001E-06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003266664" calcext:value-type="float">
            <text:p>3.266664E-05</text:p>
          </table:table-cell>
          <table:table-cell office:value-type="float" office:value="0.00004066663" calcext:value-type="float">
            <text:p>4.066663E-05</text:p>
          </table:table-cell>
          <table:table-cell table:formula="of:=COM.MICROSOFT.IFS([.C312]&gt;[.D312];1;[.D312]&gt;[.C312];0;[.D312]=[.C312];0)" office:value-type="float" office:value="0" calcext:value-type="float">
            <text:p>0</text:p>
          </table:table-cell>
          <table:table-cell table:formula="of:=[.C312]-[.D312]" office:value-type="float" office:value="-0.00000799999" calcext:value-type="float">
            <text:p>-7.99999E-06</text:p>
          </table:table-cell>
        </table:table-row>
        <table:table-row table:style-name="ro1">
          <table:table-cell office:value-type="string" calcext:value-type="string">
            <text:p>FixedUpdate.Physics2DFixedUpdate</text:p>
          </table:table-cell>
          <table:table-cell office:value-type="string" calcext:value-type="string">
            <text:p>PlayerLoop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533333" calcext:value-type="float">
            <text:p>6.533333E-05</text:p>
          </table:table-cell>
          <table:table-cell table:formula="of:=COM.MICROSOFT.IFS([.C313]&gt;[.D313];1;[.D313]&gt;[.C313];0;[.D313]=[.C313];0)" office:value-type="float" office:value="0" calcext:value-type="float">
            <text:p>0</text:p>
          </table:table-cell>
          <table:table-cell table:formula="of:=[.C313]-[.D313]" office:value-type="float" office:value="-0.00000833333000000001" calcext:value-type="float">
            <text:p>-8.33333000000001E-06</text:p>
          </table:table-cell>
        </table:table-row>
        <table:table-row table:style-name="ro1">
          <table:table-cell office:value-type="string" calcext:value-type="string">
            <text:p>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0.00007833324" calcext:value-type="float">
            <text:p>7.833324E-05</text:p>
          </table:table-cell>
          <table:table-cell office:value-type="float" office:value="0.00008733322" calcext:value-type="float">
            <text:p>8.733322E-05</text:p>
          </table:table-cell>
          <table:table-cell table:formula="of:=COM.MICROSOFT.IFS([.C314]&gt;[.D314];1;[.D314]&gt;[.C314];0;[.D314]=[.C314];0)" office:value-type="float" office:value="0" calcext:value-type="float">
            <text:p>0</text:p>
          </table:table-cell>
          <table:table-cell table:formula="of:=[.C314]-[.D314]" office:value-type="float" office:value="-0.00000899998" calcext:value-type="float">
            <text:p>-8.99998E-06</text:p>
          </table:table-cell>
        </table:table-row>
        <table:table-row table:style-name="ro1">
          <table:table-cell office:value-type="string" calcext:value-type="string">
            <text:p>PostLateUpdate.UpdateResolution</text:p>
          </table:table-cell>
          <table:table-cell office:value-type="string" calcext:value-type="string">
            <text:p>PlayerLoop</text:p>
          </table:table-cell>
          <table:table-cell office:value-type="float" office:value="0.0001556668" calcext:value-type="float">
            <text:p>0.0001556668</text:p>
          </table:table-cell>
          <table:table-cell office:value-type="float" office:value="0.0001646669" calcext:value-type="float">
            <text:p>0.0001646669</text:p>
          </table:table-cell>
          <table:table-cell table:formula="of:=COM.MICROSOFT.IFS([.C315]&gt;[.D315];1;[.D315]&gt;[.C315];0;[.D315]=[.C315];0)" office:value-type="float" office:value="0" calcext:value-type="float">
            <text:p>0</text:p>
          </table:table-cell>
          <table:table-cell table:formula="of:=[.C315]-[.D315]" office:value-type="float" office:value="-0.00000900010000000001" calcext:value-type="float">
            <text:p>-9.00010000000001E-06</text:p>
          </table:table-cell>
        </table:table-row>
        <table:table-row table:style-name="ro1">
          <table:table-cell office:value-type="string" calcext:value-type="string">
            <text:p>Early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0005099995" calcext:value-type="float">
            <text:p>5.099995E-05</text:p>
          </table:table-cell>
          <table:table-cell office:value-type="float" office:value="0.00006033327" calcext:value-type="float">
            <text:p>6.033327E-05</text:p>
          </table:table-cell>
          <table:table-cell table:formula="of:=COM.MICROSOFT.IFS([.C316]&gt;[.D316];1;[.D316]&gt;[.C316];0;[.D316]=[.C316];0)" office:value-type="float" office:value="0" calcext:value-type="float">
            <text:p>0</text:p>
          </table:table-cell>
          <table:table-cell table:formula="of:=[.C316]-[.D316]" office:value-type="float" office:value="-0.00000933332" calcext:value-type="float">
            <text:p>-9.33332E-06</text:p>
          </table:table-cell>
        </table:table-row>
        <table:table-row table:style-name="ro1">
          <table:table-cell office:value-type="string" calcext:value-type="string">
            <text:p>Inl_CopyColor</text:p>
          </table:table-cell>
          <table:table-cell office:value-type="string" calcext:value-type="string">
            <text:p>Scripts</text:p>
          </table:table-cell>
          <table:table-cell office:value-type="float" office:value="0.002142001" calcext:value-type="float">
            <text:p>0.002142001</text:p>
          </table:table-cell>
          <table:table-cell office:value-type="float" office:value="0.002151335" calcext:value-type="float">
            <text:p>0.002151335</text:p>
          </table:table-cell>
          <table:table-cell table:formula="of:=COM.MICROSOFT.IFS([.C317]&gt;[.D317];1;[.D317]&gt;[.C317];0;[.D317]=[.C317];0)" office:value-type="float" office:value="0" calcext:value-type="float">
            <text:p>0</text:p>
          </table:table-cell>
          <table:table-cell table:formula="of:=[.C317]-[.D317]" office:value-type="float" office:value="-0.00000933400000000017" calcext:value-type="float">
            <text:p>-9.33400000000017E-06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 office:value-type="float" office:value="0.00009533321" calcext:value-type="float">
            <text:p>9.533321E-05</text:p>
          </table:table-cell>
          <table:table-cell office:value-type="float" office:value="0.0001056666" calcext:value-type="float">
            <text:p>0.0001056666</text:p>
          </table:table-cell>
          <table:table-cell table:formula="of:=COM.MICROSOFT.IFS([.C318]&gt;[.D318];1;[.D318]&gt;[.C318];0;[.D318]=[.C318];0)" office:value-type="float" office:value="0" calcext:value-type="float">
            <text:p>0</text:p>
          </table:table-cell>
          <table:table-cell table:formula="of:=[.C318]-[.D318]" office:value-type="float" office:value="-0.00001033339" calcext:value-type="float">
            <text:p>-1.033339E-05</text:p>
          </table:table-cell>
        </table:table-row>
        <table:table-row table:style-name="ro1">
          <table:table-cell office:value-type="string" calcext:value-type="string">
            <text:p>UnityEngine.UIModule.dll!UnityEngine::Canvas.SendPre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003936666" calcext:value-type="float">
            <text:p>0.0003936666</text:p>
          </table:table-cell>
          <table:table-cell office:value-type="float" office:value="0.0004043334" calcext:value-type="float">
            <text:p>0.0004043334</text:p>
          </table:table-cell>
          <table:table-cell table:formula="of:=COM.MICROSOFT.IFS([.C319]&gt;[.D319];1;[.D319]&gt;[.C319];0;[.D319]=[.C319];0)" office:value-type="float" office:value="0" calcext:value-type="float">
            <text:p>0</text:p>
          </table:table-cell>
          <table:table-cell table:formula="of:=[.C319]-[.D319]" office:value-type="float" office:value="-0.0000106668" calcext:value-type="float">
            <text:p>-1.06668E-05</text:p>
          </table:table-cell>
        </table:table-row>
        <table:table-row table:style-name="ro1">
          <table:table-cell office:value-type="string" calcext:value-type="string">
            <text:p>DestroyCullResults</text:p>
          </table:table-cell>
          <table:table-cell office:value-type="string" calcext:value-type="string">
            <text:p>Render</text:p>
          </table:table-cell>
          <table:table-cell office:value-type="float" office:value="0.002508999" calcext:value-type="float">
            <text:p>0.002508999</text:p>
          </table:table-cell>
          <table:table-cell office:value-type="float" office:value="0.002519666" calcext:value-type="float">
            <text:p>0.002519666</text:p>
          </table:table-cell>
          <table:table-cell table:formula="of:=COM.MICROSOFT.IFS([.C320]&gt;[.D320];1;[.D320]&gt;[.C320];0;[.D320]=[.C320];0)" office:value-type="float" office:value="0" calcext:value-type="float">
            <text:p>0</text:p>
          </table:table-cell>
          <table:table-cell table:formula="of:=[.C320]-[.D320]" office:value-type="float" office:value="-0.0000106670000000002" calcext:value-type="float">
            <text:p>-1.06670000000002E-05</text:p>
          </table:table-cell>
        </table:table-row>
        <table:table-row table:style-name="ro1">
          <table:table-cell office:value-type="string" calcext:value-type="string">
            <text:p>PhysX.PostThirdPassTask</text:p>
          </table:table-cell>
          <table:table-cell office:value-type="string" calcext:value-type="string">
            <text:p>Physics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1333333" calcext:value-type="float">
            <text:p>1.333333E-05</text:p>
          </table:table-cell>
          <table:table-cell table:formula="of:=COM.MICROSOFT.IFS([.C321]&gt;[.D321];1;[.D321]&gt;[.C321];0;[.D321]=[.C321];0)" office:value-type="float" office:value="0" calcext:value-type="float">
            <text:p>0</text:p>
          </table:table-cell>
          <table:table-cell table:formula="of:=[.C321]-[.D321]" office:value-type="float" office:value="-0.000010999997" calcext:value-type="float">
            <text:p>-1.0999997E-05</text:p>
          </table:table-cell>
        </table:table-row>
        <table:table-row table:style-name="ro1">
          <table:table-cell office:value-type="string" calcext:value-type="string">
            <text:p>PhysX.DirtyShapeUpdatesTask</text:p>
          </table:table-cell>
          <table:table-cell office:value-type="string" calcext:value-type="string">
            <text:p>Physics</text:p>
          </table:table-cell>
          <table:table-cell office:value-type="float" office:value="0.00002966667" calcext:value-type="float">
            <text:p>2.966667E-05</text:p>
          </table:table-cell>
          <table:table-cell office:value-type="float" office:value="0.000041" calcext:value-type="float">
            <text:p>4.1E-05</text:p>
          </table:table-cell>
          <table:table-cell table:formula="of:=COM.MICROSOFT.IFS([.C322]&gt;[.D322];1;[.D322]&gt;[.C322];0;[.D322]=[.C322];0)" office:value-type="float" office:value="0" calcext:value-type="float">
            <text:p>0</text:p>
          </table:table-cell>
          <table:table-cell table:formula="of:=[.C322]-[.D322]" office:value-type="float" office:value="-0.00001133333" calcext:value-type="float">
            <text:p>-1.133333E-05</text:p>
          </table:table-cell>
        </table:table-row>
        <table:table-row table:style-name="ro1">
          <table:table-cell office:value-type="string" calcext:value-type="string">
            <text:p>PostLateUpdate.VFXUpdate</text:p>
          </table:table-cell>
          <table:table-cell office:value-type="string" calcext:value-type="string">
            <text:p>PlayerLoop</text:p>
          </table:table-cell>
          <table:table-cell office:value-type="float" office:value="0.0002376669" calcext:value-type="float">
            <text:p>0.0002376669</text:p>
          </table:table-cell>
          <table:table-cell office:value-type="float" office:value="0.0002490004" calcext:value-type="float">
            <text:p>0.0002490004</text:p>
          </table:table-cell>
          <table:table-cell table:formula="of:=COM.MICROSOFT.IFS([.C323]&gt;[.D323];1;[.D323]&gt;[.C323];0;[.D323]=[.C323];0)" office:value-type="float" office:value="0" calcext:value-type="float">
            <text:p>0</text:p>
          </table:table-cell>
          <table:table-cell table:formula="of:=[.C323]-[.D323]" office:value-type="float" office:value="-0.0000113335" calcext:value-type="float">
            <text:p>-1.13335E-05</text:p>
          </table:table-cell>
        </table:table-row>
        <table:table-row table:style-name="ro1">
          <table:table-cell office:value-type="string" calcext:value-type="string">
            <text:p>PhysX.ScScene.processNPLostTouchEvents</text:p>
          </table:table-cell>
          <table:table-cell office:value-type="string" calcext:value-type="string">
            <text:p>Physics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01333333" calcext:value-type="float">
            <text:p>1.333333E-05</text:p>
          </table:table-cell>
          <table:table-cell table:formula="of:=COM.MICROSOFT.IFS([.C324]&gt;[.D324];1;[.D324]&gt;[.C324];0;[.D324]=[.C324];0)" office:value-type="float" office:value="0" calcext:value-type="float">
            <text:p>0</text:p>
          </table:table-cell>
          <table:table-cell table:formula="of:=[.C324]-[.D324]" office:value-type="float" office:value="-0.000011666663" calcext:value-type="float">
            <text:p>-1.1666663E-05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067001" calcext:value-type="float">
            <text:p>0.001067001</text:p>
          </table:table-cell>
          <table:table-cell office:value-type="float" office:value="0.001078668" calcext:value-type="float">
            <text:p>0.001078668</text:p>
          </table:table-cell>
          <table:table-cell table:formula="of:=COM.MICROSOFT.IFS([.C325]&gt;[.D325];1;[.D325]&gt;[.C325];0;[.D325]=[.C325];0)" office:value-type="float" office:value="0" calcext:value-type="float">
            <text:p>0</text:p>
          </table:table-cell>
          <table:table-cell table:formula="of:=[.C325]-[.D325]" office:value-type="float" office:value="-0.0000116669999999999" calcext:value-type="float">
            <text:p>-1.16669999999999E-05</text:p>
          </table:table-cell>
        </table:table-row>
        <table:table-row table:style-name="ro1">
          <table:table-cell office:value-type="string" calcext:value-type="string">
            <text:p>PhysX.ScScene.ccdBroadPhase</text:p>
          </table:table-cell>
          <table:table-cell office:value-type="string" calcext:value-type="string">
            <text:p>Physics</text:p>
          </table:table-cell>
          <table:table-cell office:value-type="float" office:value="0.000009666667" calcext:value-type="float">
            <text:p>9.666667E-06</text:p>
          </table:table-cell>
          <table:table-cell office:value-type="float" office:value="0.00002166667" calcext:value-type="float">
            <text:p>2.166667E-05</text:p>
          </table:table-cell>
          <table:table-cell table:formula="of:=COM.MICROSOFT.IFS([.C326]&gt;[.D326];1;[.D326]&gt;[.C326];0;[.D326]=[.C326];0)" office:value-type="float" office:value="0" calcext:value-type="float">
            <text:p>0</text:p>
          </table:table-cell>
          <table:table-cell table:formula="of:=[.C326]-[.D326]" office:value-type="float" office:value="-0.000012000003" calcext:value-type="float">
            <text:p>-1.2000003E-05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2790017" calcext:value-type="float">
            <text:p>0.0002790017</text:p>
          </table:table-cell>
          <table:table-cell office:value-type="float" office:value="0.0002910019" calcext:value-type="float">
            <text:p>0.0002910019</text:p>
          </table:table-cell>
          <table:table-cell table:formula="of:=COM.MICROSOFT.IFS([.C327]&gt;[.D327];1;[.D327]&gt;[.C327];0;[.D327]=[.C327];0)" office:value-type="float" office:value="0" calcext:value-type="float">
            <text:p>0</text:p>
          </table:table-cell>
          <table:table-cell table:formula="of:=[.C327]-[.D327]" office:value-type="float" office:value="-0.0000120002" calcext:value-type="float">
            <text:p>-1.20002E-05</text:p>
          </table:table-cell>
        </table:table-row>
        <table:table-row table:style-name="ro1">
          <table:table-cell office:value-type="string" calcext:value-type="string">
            <text:p>SkinnedMeshOncePerFrameUpdate</text:p>
          </table:table-cell>
          <table:table-cell office:value-type="string" calcext:value-type="string">
            <text:p>Render</text:p>
          </table:table-cell>
          <table:table-cell office:value-type="float" office:value="0.00008066657" calcext:value-type="float">
            <text:p>8.066657E-05</text:p>
          </table:table-cell>
          <table:table-cell office:value-type="float" office:value="0.00009366655" calcext:value-type="float">
            <text:p>9.366655E-05</text:p>
          </table:table-cell>
          <table:table-cell table:formula="of:=COM.MICROSOFT.IFS([.C328]&gt;[.D328];1;[.D328]&gt;[.C328];0;[.D328]=[.C328];0)" office:value-type="float" office:value="0" calcext:value-type="float">
            <text:p>0</text:p>
          </table:table-cell>
          <table:table-cell table:formula="of:=[.C328]-[.D328]" office:value-type="float" office:value="-0.00001299998" calcext:value-type="float">
            <text:p>-1.299998E-05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1613334" calcext:value-type="float">
            <text:p>0.001613334</text:p>
          </table:table-cell>
          <table:table-cell office:value-type="float" office:value="0.001626667" calcext:value-type="float">
            <text:p>0.001626667</text:p>
          </table:table-cell>
          <table:table-cell table:formula="of:=COM.MICROSOFT.IFS([.C329]&gt;[.D329];1;[.D329]&gt;[.C329];0;[.D329]=[.C329];0)" office:value-type="float" office:value="0" calcext:value-type="float">
            <text:p>0</text:p>
          </table:table-cell>
          <table:table-cell table:formula="of:=[.C329]-[.D329]" office:value-type="float" office:value="-0.0000133329999999999" calcext:value-type="float">
            <text:p>-1.33329999999999E-05</text:p>
          </table:table-cell>
        </table:table-row>
        <table:table-row table:style-name="ro1">
          <table:table-cell office:value-type="string" calcext:value-type="string">
            <text:p>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0.00006599993" calcext:value-type="float">
            <text:p>6.599993E-05</text:p>
          </table:table-cell>
          <table:table-cell office:value-type="float" office:value="0.00007933326" calcext:value-type="float">
            <text:p>7.933326E-05</text:p>
          </table:table-cell>
          <table:table-cell table:formula="of:=COM.MICROSOFT.IFS([.C330]&gt;[.D330];1;[.D330]&gt;[.C330];0;[.D330]=[.C330];0)" office:value-type="float" office:value="0" calcext:value-type="float">
            <text:p>0</text:p>
          </table:table-cell>
          <table:table-cell table:formula="of:=[.C330]-[.D330]" office:value-type="float" office:value="-0.00001333333" calcext:value-type="float">
            <text:p>-1.333333E-05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2086667" calcext:value-type="float">
            <text:p>0.0002086667</text:p>
          </table:table-cell>
          <table:table-cell office:value-type="float" office:value="0.0002220002" calcext:value-type="float">
            <text:p>0.0002220002</text:p>
          </table:table-cell>
          <table:table-cell table:formula="of:=COM.MICROSOFT.IFS([.C331]&gt;[.D331];1;[.D331]&gt;[.C331];0;[.D331]=[.C331];0)" office:value-type="float" office:value="0" calcext:value-type="float">
            <text:p>0</text:p>
          </table:table-cell>
          <table:table-cell table:formula="of:=[.C331]-[.D331]" office:value-type="float" office:value="-0.0000133335" calcext:value-type="float">
            <text:p>-1.33335E-05</text:p>
          </table:table-cell>
        </table:table-row>
        <table:table-row table:style-name="ro1">
          <table:table-cell office:value-type="string" calcext:value-type="string">
            <text:p>PhysX.ScScene.islandInsertion</text:p>
          </table:table-cell>
          <table:table-cell office:value-type="string" calcext:value-type="string">
            <text:p>Physics</text:p>
          </table:table-cell>
          <table:table-cell office:value-type="float" office:value="0.000008333333" calcext:value-type="float">
            <text:p>8.333333E-06</text:p>
          </table:table-cell>
          <table:table-cell office:value-type="float" office:value="0.000022" calcext:value-type="float">
            <text:p>2.2E-05</text:p>
          </table:table-cell>
          <table:table-cell table:formula="of:=COM.MICROSOFT.IFS([.C332]&gt;[.D332];1;[.D332]&gt;[.C332];0;[.D332]=[.C332];0)" office:value-type="float" office:value="0" calcext:value-type="float">
            <text:p>0</text:p>
          </table:table-cell>
          <table:table-cell table:formula="of:=[.C332]-[.D332]" office:value-type="float" office:value="-0.000013666667" calcext:value-type="float">
            <text:p>-1.3666667E-05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0006799994" calcext:value-type="float">
            <text:p>6.799994E-05</text:p>
          </table:table-cell>
          <table:table-cell office:value-type="float" office:value="0.00008199993" calcext:value-type="float">
            <text:p>8.199993E-05</text:p>
          </table:table-cell>
          <table:table-cell table:formula="of:=COM.MICROSOFT.IFS([.C333]&gt;[.D333];1;[.D333]&gt;[.C333];0;[.D333]=[.C333];0)" office:value-type="float" office:value="0" calcext:value-type="float">
            <text:p>0</text:p>
          </table:table-cell>
          <table:table-cell table:formula="of:=[.C333]-[.D333]" office:value-type="float" office:value="-0.00001399999" calcext:value-type="float">
            <text:p>-1.399999E-05</text:p>
          </table:table-cell>
        </table:table-row>
        <table:table-row table:style-name="ro1">
          <table:table-cell office:value-type="string" calcext:value-type="string">
            <text:p>Renderers.OncePerFrameUpdate</text:p>
          </table:table-cell>
          <table:table-cell office:value-type="string" calcext:value-type="string">
            <text:p>Render</text:p>
          </table:table-cell>
          <table:table-cell office:value-type="float" office:value="0.0003440001" calcext:value-type="float">
            <text:p>0.0003440001</text:p>
          </table:table-cell>
          <table:table-cell office:value-type="float" office:value="0.0003580001" calcext:value-type="float">
            <text:p>0.0003580001</text:p>
          </table:table-cell>
          <table:table-cell table:formula="of:=COM.MICROSOFT.IFS([.C334]&gt;[.D334];1;[.D334]&gt;[.C334];0;[.D334]=[.C334];0)" office:value-type="float" office:value="0" calcext:value-type="float">
            <text:p>0</text:p>
          </table:table-cell>
          <table:table-cell table:formula="of:=[.C334]-[.D334]" office:value-type="float" office:value="-0.000014" calcext:value-type="float">
            <text:p>-1.4E-05</text:p>
          </table:table-cell>
        </table:table-row>
        <table:table-row table:style-name="ro1">
          <table:table-cell office:value-type="string" calcext:value-type="string">
            <text:p>Inl_Setup Additional Shadows</text:p>
          </table:table-cell>
          <table:table-cell office:value-type="string" calcext:value-type="string">
            <text:p>Scripts</text:p>
          </table:table-cell>
          <table:table-cell office:value-type="float" office:value="0.0006499997" calcext:value-type="float">
            <text:p>0.0006499997</text:p>
          </table:table-cell>
          <table:table-cell office:value-type="float" office:value="0.0006646663" calcext:value-type="float">
            <text:p>0.0006646663</text:p>
          </table:table-cell>
          <table:table-cell table:formula="of:=COM.MICROSOFT.IFS([.C335]&gt;[.D335];1;[.D335]&gt;[.C335];0;[.D335]=[.C335];0)" office:value-type="float" office:value="0" calcext:value-type="float">
            <text:p>0</text:p>
          </table:table-cell>
          <table:table-cell table:formula="of:=[.C335]-[.D335]" office:value-type="float" office:value="-0.0000146666000000001" calcext:value-type="float">
            <text:p>-1.46666000000001E-05</text:p>
          </table:table-cell>
        </table:table-row>
        <table:table-row table:style-name="ro1">
          <table:table-cell office:value-type="string" calcext:value-type="string">
            <text:p>PostLateUpdate.SortingGroupsUpdate</text:p>
          </table:table-cell>
          <table:table-cell office:value-type="string" calcext:value-type="string">
            <text:p>PlayerLoop</text:p>
          </table:table-cell>
          <table:table-cell office:value-type="float" office:value="0.000267667" calcext:value-type="float">
            <text:p>0.000267667</text:p>
          </table:table-cell>
          <table:table-cell office:value-type="float" office:value="0.000282334" calcext:value-type="float">
            <text:p>0.000282334</text:p>
          </table:table-cell>
          <table:table-cell table:formula="of:=COM.MICROSOFT.IFS([.C336]&gt;[.D336];1;[.D336]&gt;[.C336];0;[.D336]=[.C336];0)" office:value-type="float" office:value="0" calcext:value-type="float">
            <text:p>0</text:p>
          </table:table-cell>
          <table:table-cell table:formula="of:=[.C336]-[.D336]" office:value-type="float" office:value="-0.000014667" calcext:value-type="float">
            <text:p>-1.4667E-05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0007633324" calcext:value-type="float">
            <text:p>7.633324E-05</text:p>
          </table:table-cell>
          <table:table-cell office:value-type="float" office:value="0.00009166654" calcext:value-type="float">
            <text:p>9.166654E-05</text:p>
          </table:table-cell>
          <table:table-cell table:formula="of:=COM.MICROSOFT.IFS([.C337]&gt;[.D337];1;[.D337]&gt;[.C337];0;[.D337]=[.C337];0)" office:value-type="float" office:value="0" calcext:value-type="float">
            <text:p>0</text:p>
          </table:table-cell>
          <table:table-cell table:formula="of:=[.C337]-[.D337]" office:value-type="float" office:value="-0.0000153333" calcext:value-type="float">
            <text:p>-1.53333E-05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 office:value-type="float" office:value="0.001447001" calcext:value-type="float">
            <text:p>0.001447001</text:p>
          </table:table-cell>
          <table:table-cell office:value-type="float" office:value="0.001462668" calcext:value-type="float">
            <text:p>0.001462668</text:p>
          </table:table-cell>
          <table:table-cell table:formula="of:=COM.MICROSOFT.IFS([.C338]&gt;[.D338];1;[.D338]&gt;[.C338];0;[.D338]=[.C338];0)" office:value-type="float" office:value="0" calcext:value-type="float">
            <text:p>0</text:p>
          </table:table-cell>
          <table:table-cell table:formula="of:=[.C338]-[.D338]" office:value-type="float" office:value="-0.000015667" calcext:value-type="float">
            <text:p>-1.5667E-05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8206656" calcext:value-type="float">
            <text:p>0.0008206656</text:p>
          </table:table-cell>
          <table:table-cell office:value-type="float" office:value="0.0008366639" calcext:value-type="float">
            <text:p>0.0008366639</text:p>
          </table:table-cell>
          <table:table-cell table:formula="of:=COM.MICROSOFT.IFS([.C339]&gt;[.D339];1;[.D339]&gt;[.C339];0;[.D339]=[.C339];0)" office:value-type="float" office:value="0" calcext:value-type="float">
            <text:p>0</text:p>
          </table:table-cell>
          <table:table-cell table:formula="of:=[.C339]-[.D339]" office:value-type="float" office:value="-0.0000159983" calcext:value-type="float">
            <text:p>-1.59983E-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2416673" calcext:value-type="float">
            <text:p>0.0002416673</text:p>
          </table:table-cell>
          <table:table-cell office:value-type="float" office:value="0.0002590005" calcext:value-type="float">
            <text:p>0.0002590005</text:p>
          </table:table-cell>
          <table:table-cell table:formula="of:=COM.MICROSOFT.IFS([.C340]&gt;[.D340];1;[.D340]&gt;[.C340];0;[.D340]=[.C340];0)" office:value-type="float" office:value="0" calcext:value-type="float">
            <text:p>0</text:p>
          </table:table-cell>
          <table:table-cell table:formula="of:=[.C340]-[.D340]" office:value-type="float" office:value="-0.0000173332" calcext:value-type="float">
            <text:p>-1.73332E-05</text:p>
          </table:table-cell>
        </table:table-row>
        <table:table-row table:style-name="ro1">
          <table:table-cell office:value-type="string" calcext:value-type="string">
            <text:p>ScheduleCullingGroups</text:p>
          </table:table-cell>
          <table:table-cell office:value-type="string" calcext:value-type="string">
            <text:p>Render</text:p>
          </table:table-cell>
          <table:table-cell office:value-type="float" office:value="0.00009966655" calcext:value-type="float">
            <text:p>9.966655E-05</text:p>
          </table:table-cell>
          <table:table-cell office:value-type="float" office:value="0.000117" calcext:value-type="float">
            <text:p>0.000117</text:p>
          </table:table-cell>
          <table:table-cell table:formula="of:=COM.MICROSOFT.IFS([.C341]&gt;[.D341];1;[.D341]&gt;[.C341];0;[.D341]=[.C341];0)" office:value-type="float" office:value="0" calcext:value-type="float">
            <text:p>0</text:p>
          </table:table-cell>
          <table:table-cell table:formula="of:=[.C341]-[.D341]" office:value-type="float" office:value="-0.00001733345" calcext:value-type="float">
            <text:p>-1.733345E-05</text:p>
          </table:table-cell>
        </table:table-row>
        <table:table-row table:style-name="ro1">
          <table:table-cell office:value-type="string" calcext:value-type="string">
            <text:p>Particles.Sync</text:p>
          </table:table-cell>
          <table:table-cell office:value-type="string" calcext:value-type="string">
            <text:p>Particles</text:p>
          </table:table-cell>
          <table:table-cell office:value-type="float" office:value="0.00005999993" calcext:value-type="float">
            <text:p>5.999993E-05</text:p>
          </table:table-cell>
          <table:table-cell office:value-type="float" office:value="0.0000776666" calcext:value-type="float">
            <text:p>7.76666E-05</text:p>
          </table:table-cell>
          <table:table-cell table:formula="of:=COM.MICROSOFT.IFS([.C342]&gt;[.D342];1;[.D342]&gt;[.C342];0;[.D342]=[.C342];0)" office:value-type="float" office:value="0" calcext:value-type="float">
            <text:p>0</text:p>
          </table:table-cell>
          <table:table-cell table:formula="of:=[.C342]-[.D342]" office:value-type="float" office:value="-0.00001766667" calcext:value-type="float">
            <text:p>-1.766667E-05</text:p>
          </table:table-cell>
        </table:table-row>
        <table:table-row table:style-name="ro1">
          <table:table-cell office:value-type="string" calcext:value-type="string">
            <text:p>PhysX.ScScene.updateDynamics</text:p>
          </table:table-cell>
          <table:table-cell office:value-type="string" calcext:value-type="string">
            <text:p>Physics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116667" calcext:value-type="float">
            <text:p>0.0001116667</text:p>
          </table:table-cell>
          <table:table-cell table:formula="of:=COM.MICROSOFT.IFS([.C343]&gt;[.D343];1;[.D343]&gt;[.C343];0;[.D343]=[.C343];0)" office:value-type="float" office:value="0" calcext:value-type="float">
            <text:p>0</text:p>
          </table:table-cell>
          <table:table-cell table:formula="of:=[.C343]-[.D343]" office:value-type="float" office:value="-0.0000176667" calcext:value-type="float">
            <text:p>-1.76667E-05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004459999" calcext:value-type="float">
            <text:p>0.0004459999</text:p>
          </table:table-cell>
          <table:table-cell office:value-type="float" office:value="0.000464" calcext:value-type="float">
            <text:p>0.000464</text:p>
          </table:table-cell>
          <table:table-cell table:formula="of:=COM.MICROSOFT.IFS([.C344]&gt;[.D344];1;[.D344]&gt;[.C344];0;[.D344]=[.C344];0)" office:value-type="float" office:value="0" calcext:value-type="float">
            <text:p>0</text:p>
          </table:table-cell>
          <table:table-cell table:formula="of:=[.C344]-[.D344]" office:value-type="float" office:value="-0.0000180001" calcext:value-type="float">
            <text:p>-1.80001E-05</text:p>
          </table:table-cell>
        </table:table-row>
        <table:table-row table:style-name="ro1">
          <table:table-cell office:value-type="string" calcext:value-type="string">
            <text:p>PostLateUpdate.PhysicsSkinnedClothFinishUpdate</text:p>
          </table:table-cell>
          <table:table-cell office:value-type="string" calcext:value-type="string">
            <text:p>PlayerLoop</text:p>
          </table:table-cell>
          <table:table-cell office:value-type="float" office:value="0.0002573336" calcext:value-type="float">
            <text:p>0.0002573336</text:p>
          </table:table-cell>
          <table:table-cell office:value-type="float" office:value="0.000275667" calcext:value-type="float">
            <text:p>0.000275667</text:p>
          </table:table-cell>
          <table:table-cell table:formula="of:=COM.MICROSOFT.IFS([.C345]&gt;[.D345];1;[.D345]&gt;[.C345];0;[.D345]=[.C345];0)" office:value-type="float" office:value="0" calcext:value-type="float">
            <text:p>0</text:p>
          </table:table-cell>
          <table:table-cell table:formula="of:=[.C345]-[.D345]" office:value-type="float" office:value="-0.0000183334" calcext:value-type="float">
            <text:p>-1.83334E-05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053668" calcext:value-type="float">
            <text:p>0.001053668</text:p>
          </table:table-cell>
          <table:table-cell office:value-type="float" office:value="0.001072335" calcext:value-type="float">
            <text:p>0.001072335</text:p>
          </table:table-cell>
          <table:table-cell table:formula="of:=COM.MICROSOFT.IFS([.C346]&gt;[.D346];1;[.D346]&gt;[.C346];0;[.D346]=[.C346];0)" office:value-type="float" office:value="0" calcext:value-type="float">
            <text:p>0</text:p>
          </table:table-cell>
          <table:table-cell table:formula="of:=[.C346]-[.D346]" office:value-type="float" office:value="-0.000018667" calcext:value-type="float">
            <text:p>-1.8667E-0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1583335" calcext:value-type="float">
            <text:p>0.0001583335</text:p>
          </table:table-cell>
          <table:table-cell office:value-type="float" office:value="0.0001773336" calcext:value-type="float">
            <text:p>0.0001773336</text:p>
          </table:table-cell>
          <table:table-cell table:formula="of:=COM.MICROSOFT.IFS([.C347]&gt;[.D347];1;[.D347]&gt;[.C347];0;[.D347]=[.C347];0)" office:value-type="float" office:value="0" calcext:value-type="float">
            <text:p>0</text:p>
          </table:table-cell>
          <table:table-cell table:formula="of:=[.C347]-[.D347]" office:value-type="float" office:value="-0.0000190001" calcext:value-type="float">
            <text:p>-1.90001E-05</text:p>
          </table:table-cell>
        </table:table-row>
        <table:table-row table:style-name="ro1">
          <table:table-cell office:value-type="string" calcext:value-type="string">
            <text:p>PostLateUpdate.ProfilerSynchronizeStats</text:p>
          </table:table-cell>
          <table:table-cell office:value-type="string" calcext:value-type="string">
            <text:p>PlayerLoop</text:p>
          </table:table-cell>
          <table:table-cell office:value-type="float" office:value="0.0001446668" calcext:value-type="float">
            <text:p>0.0001446668</text:p>
          </table:table-cell>
          <table:table-cell office:value-type="float" office:value="0.0001640002" calcext:value-type="float">
            <text:p>0.0001640002</text:p>
          </table:table-cell>
          <table:table-cell table:formula="of:=COM.MICROSOFT.IFS([.C348]&gt;[.D348];1;[.D348]&gt;[.C348];0;[.D348]=[.C348];0)" office:value-type="float" office:value="0" calcext:value-type="float">
            <text:p>0</text:p>
          </table:table-cell>
          <table:table-cell table:formula="of:=[.C348]-[.D348]" office:value-type="float" office:value="-0.0000193334" calcext:value-type="float">
            <text:p>-1.93334E-05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001823334" calcext:value-type="float">
            <text:p>0.0001823334</text:p>
          </table:table-cell>
          <table:table-cell office:value-type="float" office:value="0.0002020006" calcext:value-type="float">
            <text:p>0.0002020006</text:p>
          </table:table-cell>
          <table:table-cell table:formula="of:=COM.MICROSOFT.IFS([.C349]&gt;[.D349];1;[.D349]&gt;[.C349];0;[.D349]=[.C349];0)" office:value-type="float" office:value="0" calcext:value-type="float">
            <text:p>0</text:p>
          </table:table-cell>
          <table:table-cell table:formula="of:=[.C349]-[.D349]" office:value-type="float" office:value="-0.0000196672" calcext:value-type="float">
            <text:p>-1.96672E-05</text:p>
          </table:table-cell>
        </table:table-row>
        <table:table-row table:style-name="ro1">
          <table:table-cell office:value-type="string" calcext:value-type="string">
            <text:p>Monobehaviour.OnMouse_</text:p>
          </table:table-cell>
          <table:table-cell office:value-type="string" calcext:value-type="string">
            <text:p>Scripts</text:p>
          </table:table-cell>
          <table:table-cell office:value-type="float" office:value="0.004669668" calcext:value-type="float">
            <text:p>0.004669668</text:p>
          </table:table-cell>
          <table:table-cell office:value-type="float" office:value="0.004689668" calcext:value-type="float">
            <text:p>0.004689668</text:p>
          </table:table-cell>
          <table:table-cell table:formula="of:=COM.MICROSOFT.IFS([.C350]&gt;[.D350];1;[.D350]&gt;[.C350];0;[.D350]=[.C350];0)" office:value-type="float" office:value="0" calcext:value-type="float">
            <text:p>0</text:p>
          </table:table-cell>
          <table:table-cell table:formula="of:=[.C350]-[.D350]" office:value-type="float" office:value="-0.00002" calcext:value-type="float">
            <text:p>-2E-05</text:p>
          </table:table-cell>
        </table:table-row>
        <table:table-row table:style-name="ro1">
          <table:table-cell office:value-type="string" calcext:value-type="string">
            <text:p>Cleanup Unused Cached Data</text:p>
          </table:table-cell>
          <table:table-cell office:value-type="string" calcext:value-type="string">
            <text:p>PlayerLoop</text:p>
          </table:table-cell>
          <table:table-cell office:value-type="float" office:value="0.001350001" calcext:value-type="float">
            <text:p>0.001350001</text:p>
          </table:table-cell>
          <table:table-cell office:value-type="float" office:value="0.001370333" calcext:value-type="float">
            <text:p>0.001370333</text:p>
          </table:table-cell>
          <table:table-cell table:formula="of:=COM.MICROSOFT.IFS([.C351]&gt;[.D351];1;[.D351]&gt;[.C351];0;[.D351]=[.C351];0)" office:value-type="float" office:value="0" calcext:value-type="float">
            <text:p>0</text:p>
          </table:table-cell>
          <table:table-cell table:formula="of:=[.C351]-[.D351]" office:value-type="float" office:value="-0.0000203320000000001" calcext:value-type="float">
            <text:p>-2.03320000000001E-05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000586666" calcext:value-type="float">
            <text:p>5.86666E-05</text:p>
          </table:table-cell>
          <table:table-cell office:value-type="float" office:value="0.00007933324" calcext:value-type="float">
            <text:p>7.933324E-05</text:p>
          </table:table-cell>
          <table:table-cell table:formula="of:=COM.MICROSOFT.IFS([.C352]&gt;[.D352];1;[.D352]&gt;[.C352];0;[.D352]=[.C352];0)" office:value-type="float" office:value="0" calcext:value-type="float">
            <text:p>0</text:p>
          </table:table-cell>
          <table:table-cell table:formula="of:=[.C352]-[.D352]" office:value-type="float" office:value="-0.00002066664" calcext:value-type="float">
            <text:p>-2.066664E-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4836686" calcext:value-type="float">
            <text:p>0.0004836686</text:p>
          </table:table-cell>
          <table:table-cell office:value-type="float" office:value="0.0005043356" calcext:value-type="float">
            <text:p>0.0005043356</text:p>
          </table:table-cell>
          <table:table-cell table:formula="of:=COM.MICROSOFT.IFS([.C353]&gt;[.D353];1;[.D353]&gt;[.C353];0;[.D353]=[.C353];0)" office:value-type="float" office:value="0" calcext:value-type="float">
            <text:p>0</text:p>
          </table:table-cell>
          <table:table-cell table:formula="of:=[.C353]-[.D353]" office:value-type="float" office:value="-0.000020667" calcext:value-type="float">
            <text:p>-2.0667E-05</text:p>
          </table:table-cell>
        </table:table-row>
        <table:table-row table:style-name="ro1">
          <table:table-cell office:value-type="string" calcext:value-type="string">
            <text:p>PhysX.ScScene.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9" calcext:value-type="float">
            <text:p>0.000129</text:p>
          </table:table-cell>
          <table:table-cell table:formula="of:=COM.MICROSOFT.IFS([.C354]&gt;[.D354];1;[.D354]&gt;[.C354];0;[.D354]=[.C354];0)" office:value-type="float" office:value="0" calcext:value-type="float">
            <text:p>0</text:p>
          </table:table-cell>
          <table:table-cell table:formula="of:=[.C354]-[.D354]" office:value-type="float" office:value="-0.000021" calcext:value-type="float">
            <text:p>-2.1E-05</text:p>
          </table:table-cell>
        </table:table-row>
        <table:table-row table:style-name="ro1">
          <table:table-cell office:value-type="string" calcext:value-type="string">
            <text:p>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0002213336" calcext:value-type="float">
            <text:p>0.0002213336</text:p>
          </table:table-cell>
          <table:table-cell office:value-type="float" office:value="0.0002423337" calcext:value-type="float">
            <text:p>0.0002423337</text:p>
          </table:table-cell>
          <table:table-cell table:formula="of:=COM.MICROSOFT.IFS([.C355]&gt;[.D355];1;[.D355]&gt;[.C355];0;[.D355]=[.C355];0)" office:value-type="float" office:value="0" calcext:value-type="float">
            <text:p>0</text:p>
          </table:table-cell>
          <table:table-cell table:formula="of:=[.C355]-[.D355]" office:value-type="float" office:value="-0.0000210001" calcext:value-type="float">
            <text:p>-2.10001E-05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001613335" calcext:value-type="float">
            <text:p>0.0001613335</text:p>
          </table:table-cell>
          <table:table-cell office:value-type="float" office:value="0.0001833335" calcext:value-type="float">
            <text:p>0.0001833335</text:p>
          </table:table-cell>
          <table:table-cell table:formula="of:=COM.MICROSOFT.IFS([.C356]&gt;[.D356];1;[.D356]&gt;[.C356];0;[.D356]=[.C356];0)" office:value-type="float" office:value="0" calcext:value-type="float">
            <text:p>0</text:p>
          </table:table-cell>
          <table:table-cell table:formula="of:=[.C356]-[.D356]" office:value-type="float" office:value="-0.000022" calcext:value-type="float">
            <text:p>-2.2E-05</text:p>
          </table:table-cell>
        </table:table-row>
        <table:table-row table:style-name="ro1">
          <table:table-cell office:value-type="string" calcext:value-type="string">
            <text:p>NavMeshManager</text:p>
          </table:table-cell>
          <table:table-cell office:value-type="string" calcext:value-type="string">
            <text:p>AI</text:p>
          </table:table-cell>
          <table:table-cell office:value-type="float" office:value="0.00007966658" calcext:value-type="float">
            <text:p>7.966658E-05</text:p>
          </table:table-cell>
          <table:table-cell office:value-type="float" office:value="0.0001019999" calcext:value-type="float">
            <text:p>0.0001019999</text:p>
          </table:table-cell>
          <table:table-cell table:formula="of:=COM.MICROSOFT.IFS([.C357]&gt;[.D357];1;[.D357]&gt;[.C357];0;[.D357]=[.C357];0)" office:value-type="float" office:value="0" calcext:value-type="float">
            <text:p>0</text:p>
          </table:table-cell>
          <table:table-cell table:formula="of:=[.C357]-[.D357]" office:value-type="float" office:value="-0.00002233332" calcext:value-type="float">
            <text:p>-2.233332E-05</text:p>
          </table:table-cell>
        </table:table-row>
        <table:table-row table:style-name="ro1">
          <table:table-cell office:value-type="string" calcext:value-type="string">
            <text:p>FrameEvents.XREndFrame</text:p>
          </table:table-cell>
          <table:table-cell office:value-type="string" calcext:value-type="string">
            <text:p>PlayerLoop</text:p>
          </table:table-cell>
          <table:table-cell office:value-type="float" office:value="0.0001216667" calcext:value-type="float">
            <text:p>0.0001216667</text:p>
          </table:table-cell>
          <table:table-cell office:value-type="float" office:value="0.0001443335" calcext:value-type="float">
            <text:p>0.0001443335</text:p>
          </table:table-cell>
          <table:table-cell table:formula="of:=COM.MICROSOFT.IFS([.C358]&gt;[.D358];1;[.D358]&gt;[.C358];0;[.D358]=[.C358];0)" office:value-type="float" office:value="0" calcext:value-type="float">
            <text:p>0</text:p>
          </table:table-cell>
          <table:table-cell table:formula="of:=[.C358]-[.D358]" office:value-type="float" office:value="-0.0000226668" calcext:value-type="float">
            <text:p>-2.26668E-05</text:p>
          </table:table-cell>
        </table:table-row>
        <table:table-row table:style-name="ro1">
          <table:table-cell office:value-type="string" calcext:value-type="string">
            <text:p>Inl_CopyColorPass</text:p>
          </table:table-cell>
          <table:table-cell office:value-type="string" calcext:value-type="string">
            <text:p>Scripts</text:p>
          </table:table-cell>
          <table:table-cell office:value-type="float" office:value="0.00643133" calcext:value-type="float">
            <text:p>0.00643133</text:p>
          </table:table-cell>
          <table:table-cell office:value-type="float" office:value="0.00645433" calcext:value-type="float">
            <text:p>0.00645433</text:p>
          </table:table-cell>
          <table:table-cell table:formula="of:=COM.MICROSOFT.IFS([.C359]&gt;[.D359];1;[.D359]&gt;[.C359];0;[.D359]=[.C359];0)" office:value-type="float" office:value="0" calcext:value-type="float">
            <text:p>0</text:p>
          </table:table-cell>
          <table:table-cell table:formula="of:=[.C359]-[.D359]" office:value-type="float" office:value="-0.0000230000000000004" calcext:value-type="float">
            <text:p>-2.30000000000004E-05</text:p>
          </table:table-cell>
        </table:table-row>
        <table:table-row table:style-name="ro1">
          <table:table-cell office:value-type="string" calcext:value-type="string">
            <text:p>PostLateUpdate.XRPreEndFrame</text:p>
          </table:table-cell>
          <table:table-cell office:value-type="string" calcext:value-type="string">
            <text:p>PlayerLoop</text:p>
          </table:table-cell>
          <table:table-cell office:value-type="float" office:value="0.0000626666" calcext:value-type="float">
            <text:p>6.26666E-05</text:p>
          </table:table-cell>
          <table:table-cell office:value-type="float" office:value="0.00008633324" calcext:value-type="float">
            <text:p>8.633324E-05</text:p>
          </table:table-cell>
          <table:table-cell table:formula="of:=COM.MICROSOFT.IFS([.C360]&gt;[.D360];1;[.D360]&gt;[.C360];0;[.D360]=[.C360];0)" office:value-type="float" office:value="0" calcext:value-type="float">
            <text:p>0</text:p>
          </table:table-cell>
          <table:table-cell table:formula="of:=[.C360]-[.D360]" office:value-type="float" office:value="-0.00002366664" calcext:value-type="float">
            <text:p>-2.366664E-05</text:p>
          </table:table-cell>
        </table:table-row>
        <table:table-row table:style-name="ro1">
          <table:table-cell office:value-type="string" calcext:value-type="string">
            <text:p>Late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02543336" calcext:value-type="float">
            <text:p>0.0002543336</text:p>
          </table:table-cell>
          <table:table-cell office:value-type="float" office:value="0.0002780004" calcext:value-type="float">
            <text:p>0.0002780004</text:p>
          </table:table-cell>
          <table:table-cell table:formula="of:=COM.MICROSOFT.IFS([.C361]&gt;[.D361];1;[.D361]&gt;[.C361];0;[.D361]=[.C361];0)" office:value-type="float" office:value="0" calcext:value-type="float">
            <text:p>0</text:p>
          </table:table-cell>
          <table:table-cell table:formula="of:=[.C361]-[.D361]" office:value-type="float" office:value="-0.0000236668" calcext:value-type="float">
            <text:p>-2.36668E-05</text:p>
          </table:table-cell>
        </table:table-row>
        <table:table-row table:style-name="ro1">
          <table:table-cell office:value-type="string" calcext:value-type="string">
            <text:p>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0003513335" calcext:value-type="float">
            <text:p>0.0003513335</text:p>
          </table:table-cell>
          <table:table-cell office:value-type="float" office:value="0.0003763334" calcext:value-type="float">
            <text:p>0.0003763334</text:p>
          </table:table-cell>
          <table:table-cell table:formula="of:=COM.MICROSOFT.IFS([.C362]&gt;[.D362];1;[.D362]&gt;[.C362];0;[.D362]=[.C362];0)" office:value-type="float" office:value="0" calcext:value-type="float">
            <text:p>0</text:p>
          </table:table-cell>
          <table:table-cell table:formula="of:=[.C362]-[.D362]" office:value-type="float" office:value="-0.0000249999" calcext:value-type="float">
            <text:p>-2.49999E-05</text:p>
          </table:table-cell>
        </table:table-row>
        <table:table-row table:style-name="ro1">
          <table:table-cell office:value-type="string" calcext:value-type="string">
            <text:p>Shadows.CullingCallbacks</text:p>
          </table:table-cell>
          <table:table-cell office:value-type="string" calcext:value-type="string">
            <text:p>Render</text:p>
          </table:table-cell>
          <table:table-cell office:value-type="float" office:value="0.000924667" calcext:value-type="float">
            <text:p>0.000924667</text:p>
          </table:table-cell>
          <table:table-cell office:value-type="float" office:value="0.0009496671" calcext:value-type="float">
            <text:p>0.0009496671</text:p>
          </table:table-cell>
          <table:table-cell table:formula="of:=COM.MICROSOFT.IFS([.C363]&gt;[.D363];1;[.D363]&gt;[.C363];0;[.D363]=[.C363];0)" office:value-type="float" office:value="0" calcext:value-type="float">
            <text:p>0</text:p>
          </table:table-cell>
          <table:table-cell table:formula="of:=[.C363]-[.D363]" office:value-type="float" office:value="-0.0000250000999999999" calcext:value-type="float">
            <text:p>-2.50000999999999E-05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1351991" calcext:value-type="float">
            <text:p>0.001351991</text:p>
          </table:table-cell>
          <table:table-cell office:value-type="float" office:value="0.00137799" calcext:value-type="float">
            <text:p>0.00137799</text:p>
          </table:table-cell>
          <table:table-cell table:formula="of:=COM.MICROSOFT.IFS([.C364]&gt;[.D364];1;[.D364]&gt;[.C364];0;[.D364]=[.C364];0)" office:value-type="float" office:value="0" calcext:value-type="float">
            <text:p>0</text:p>
          </table:table-cell>
          <table:table-cell table:formula="of:=[.C364]-[.D364]" office:value-type="float" office:value="-0.0000259989999999999" calcext:value-type="float">
            <text:p>-2.59989999999999E-05</text:p>
          </table:table-cell>
        </table:table-row>
        <table:table-row table:style-name="ro1">
          <table:table-cell office:value-type="string" calcext:value-type="string">
            <text:p>PreLateUpdate.DirectorUpdateAnimationEnd</text:p>
          </table:table-cell>
          <table:table-cell office:value-type="string" calcext:value-type="string">
            <text:p>PlayerLoop</text:p>
          </table:table-cell>
          <table:table-cell office:value-type="float" office:value="0.0003226672" calcext:value-type="float">
            <text:p>0.0003226672</text:p>
          </table:table-cell>
          <table:table-cell office:value-type="float" office:value="0.0003486671" calcext:value-type="float">
            <text:p>0.0003486671</text:p>
          </table:table-cell>
          <table:table-cell table:formula="of:=COM.MICROSOFT.IFS([.C365]&gt;[.D365];1;[.D365]&gt;[.C365];0;[.D365]=[.C365];0)" office:value-type="float" office:value="0" calcext:value-type="float">
            <text:p>0</text:p>
          </table:table-cell>
          <table:table-cell table:formula="of:=[.C365]-[.D365]" office:value-type="float" office:value="-0.0000259999" calcext:value-type="float">
            <text:p>-2.59999E-05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016335" calcext:value-type="float">
            <text:p>0.001016335</text:p>
          </table:table-cell>
          <table:table-cell office:value-type="float" office:value="0.001042335" calcext:value-type="float">
            <text:p>0.001042335</text:p>
          </table:table-cell>
          <table:table-cell table:formula="of:=COM.MICROSOFT.IFS([.C366]&gt;[.D366];1;[.D366]&gt;[.C366];0;[.D366]=[.C366];0)" office:value-type="float" office:value="0" calcext:value-type="float">
            <text:p>0</text:p>
          </table:table-cell>
          <table:table-cell table:formula="of:=[.C366]-[.D366]" office:value-type="float" office:value="-0.000026" calcext:value-type="float">
            <text:p>-2.6E-05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002066667" calcext:value-type="float">
            <text:p>2.066667E-05</text:p>
          </table:table-cell>
          <table:table-cell office:value-type="float" office:value="0.00004733333" calcext:value-type="float">
            <text:p>4.733333E-05</text:p>
          </table:table-cell>
          <table:table-cell table:formula="of:=COM.MICROSOFT.IFS([.C367]&gt;[.D367];1;[.D367]&gt;[.C367];0;[.D367]=[.C367];0)" office:value-type="float" office:value="0" calcext:value-type="float">
            <text:p>0</text:p>
          </table:table-cell>
          <table:table-cell table:formula="of:=[.C367]-[.D367]" office:value-type="float" office:value="-0.00002666666" calcext:value-type="float">
            <text:p>-2.666666E-05</text:p>
          </table:table-cell>
        </table:table-row>
        <table:table-row table:style-name="ro1">
          <table:table-cell office:value-type="string" calcext:value-type="string">
            <text:p>PreUpdate.WindUpdate</text:p>
          </table:table-cell>
          <table:table-cell office:value-type="string" calcext:value-type="string">
            <text:p>PlayerLoop</text:p>
          </table:table-cell>
          <table:table-cell office:value-type="float" office:value="0.0003926666" calcext:value-type="float">
            <text:p>0.0003926666</text:p>
          </table:table-cell>
          <table:table-cell office:value-type="float" office:value="0.0004196666" calcext:value-type="float">
            <text:p>0.0004196666</text:p>
          </table:table-cell>
          <table:table-cell table:formula="of:=COM.MICROSOFT.IFS([.C368]&gt;[.D368];1;[.D368]&gt;[.C368];0;[.D368]=[.C368];0)" office:value-type="float" office:value="0" calcext:value-type="float">
            <text:p>0</text:p>
          </table:table-cell>
          <table:table-cell table:formula="of:=[.C368]-[.D368]" office:value-type="float" office:value="-0.000027" calcext:value-type="float">
            <text:p>-2.7E-05</text:p>
          </table:table-cell>
        </table:table-row>
        <table:table-row table:style-name="ro1">
          <table:table-cell office:value-type="string" calcext:value-type="string">
            <text:p>EarlyUpdate.DispatchEventQueueEvents</text:p>
          </table:table-cell>
          <table:table-cell office:value-type="string" calcext:value-type="string">
            <text:p>PlayerLoop</text:p>
          </table:table-cell>
          <table:table-cell office:value-type="float" office:value="0.0003493334" calcext:value-type="float">
            <text:p>0.0003493334</text:p>
          </table:table-cell>
          <table:table-cell office:value-type="float" office:value="0.0003766668" calcext:value-type="float">
            <text:p>0.0003766668</text:p>
          </table:table-cell>
          <table:table-cell table:formula="of:=COM.MICROSOFT.IFS([.C369]&gt;[.D369];1;[.D369]&gt;[.C369];0;[.D369]=[.C369];0)" office:value-type="float" office:value="0" calcext:value-type="float">
            <text:p>0</text:p>
          </table:table-cell>
          <table:table-cell table:formula="of:=[.C369]-[.D369]" office:value-type="float" office:value="-0.0000273334" calcext:value-type="float">
            <text:p>-2.73334E-05</text:p>
          </table:table-cell>
        </table:table-row>
        <table:table-row table:style-name="ro1">
          <table:table-cell office:value-type="string" calcext:value-type="string">
            <text:p>GlobalEventQueue</text:p>
          </table:table-cell>
          <table:table-cell office:value-type="string" calcext:value-type="string">
            <text:p>PlayerLoop</text:p>
          </table:table-cell>
          <table:table-cell office:value-type="float" office:value="0.0001910002" calcext:value-type="float">
            <text:p>0.0001910002</text:p>
          </table:table-cell>
          <table:table-cell office:value-type="float" office:value="0.0002193336" calcext:value-type="float">
            <text:p>0.0002193336</text:p>
          </table:table-cell>
          <table:table-cell table:formula="of:=COM.MICROSOFT.IFS([.C370]&gt;[.D370];1;[.D370]&gt;[.C370];0;[.D370]=[.C370];0)" office:value-type="float" office:value="0" calcext:value-type="float">
            <text:p>0</text:p>
          </table:table-cell>
          <table:table-cell table:formula="of:=[.C370]-[.D370]" office:value-type="float" office:value="-0.0000283334" calcext:value-type="float">
            <text:p>-2.83334E-05</text:p>
          </table:table-cell>
        </table:table-row>
        <table:table-row table:style-name="ro1">
          <table:table-cell office:value-type="string" calcext:value-type="string">
            <text:p>PreLateUpdate.AIUpdatePostScript</text:p>
          </table:table-cell>
          <table:table-cell office:value-type="string" calcext:value-type="string">
            <text:p>PlayerLoop</text:p>
          </table:table-cell>
          <table:table-cell office:value-type="float" office:value="0.0001873335" calcext:value-type="float">
            <text:p>0.0001873335</text:p>
          </table:table-cell>
          <table:table-cell office:value-type="float" office:value="0.0002163336" calcext:value-type="float">
            <text:p>0.0002163336</text:p>
          </table:table-cell>
          <table:table-cell table:formula="of:=COM.MICROSOFT.IFS([.C371]&gt;[.D371];1;[.D371]&gt;[.C371];0;[.D371]=[.C371];0)" office:value-type="float" office:value="0" calcext:value-type="float">
            <text:p>0</text:p>
          </table:table-cell>
          <table:table-cell table:formula="of:=[.C371]-[.D371]" office:value-type="float" office:value="-0.0000290001" calcext:value-type="float">
            <text:p>-2.90001E-05</text:p>
          </table:table-cell>
        </table:table-row>
        <table:table-row table:style-name="ro1">
          <table:table-cell office:value-type="string" calcext:value-type="string">
            <text:p>PreLateUpdate.ScriptRunBehaviourLateUpdate</text:p>
          </table:table-cell>
          <table:table-cell office:value-type="string" calcext:value-type="string">
            <text:p>PlayerLoop</text:p>
          </table:table-cell>
          <table:table-cell office:value-type="float" office:value="0.0005286667" calcext:value-type="float">
            <text:p>0.0005286667</text:p>
          </table:table-cell>
          <table:table-cell office:value-type="float" office:value="0.0005580003" calcext:value-type="float">
            <text:p>0.0005580003</text:p>
          </table:table-cell>
          <table:table-cell table:formula="of:=COM.MICROSOFT.IFS([.C372]&gt;[.D372];1;[.D372]&gt;[.C372];0;[.D372]=[.C372];0)" office:value-type="float" office:value="0" calcext:value-type="float">
            <text:p>0</text:p>
          </table:table-cell>
          <table:table-cell table:formula="of:=[.C372]-[.D372]" office:value-type="float" office:value="-0.0000293336" calcext:value-type="float">
            <text:p>-2.93336E-05</text:p>
          </table:table-cell>
        </table:table-row>
        <table:table-row table:style-name="ro1">
          <table:table-cell office:value-type="string" calcext:value-type="string">
            <text:p>PostLateUpdate.ResetInputAxis</text:p>
          </table:table-cell>
          <table:table-cell office:value-type="string" calcext:value-type="string">
            <text:p>PlayerLoop</text:p>
          </table:table-cell>
          <table:table-cell office:value-type="float" office:value="0.00006366659" calcext:value-type="float">
            <text:p>6.366659E-05</text:p>
          </table:table-cell>
          <table:table-cell office:value-type="float" office:value="0.00009366657" calcext:value-type="float">
            <text:p>9.366657E-05</text:p>
          </table:table-cell>
          <table:table-cell table:formula="of:=COM.MICROSOFT.IFS([.C373]&gt;[.D373];1;[.D373]&gt;[.C373];0;[.D373]=[.C373];0)" office:value-type="float" office:value="0" calcext:value-type="float">
            <text:p>0</text:p>
          </table:table-cell>
          <table:table-cell table:formula="of:=[.C373]-[.D373]" office:value-type="float" office:value="-0.00002999998" calcext:value-type="float">
            <text:p>-2.999998E-05</text:p>
          </table:table-cell>
        </table:table-row>
        <table:table-row table:style-name="ro1">
          <table:table-cell office:value-type="string" calcext:value-type="string">
            <text:p>PhysX.ScScene.processLostContact</text:p>
          </table:table-cell>
          <table:table-cell office:value-type="string" calcext:value-type="string">
            <text:p>Physics</text:p>
          </table:table-cell>
          <table:table-cell office:value-type="float" office:value="0.00004266667" calcext:value-type="float">
            <text:p>4.266667E-05</text:p>
          </table:table-cell>
          <table:table-cell office:value-type="float" office:value="0.00007266667" calcext:value-type="float">
            <text:p>7.266667E-05</text:p>
          </table:table-cell>
          <table:table-cell table:formula="of:=COM.MICROSOFT.IFS([.C374]&gt;[.D374];1;[.D374]&gt;[.C374];0;[.D374]=[.C374];0)" office:value-type="float" office:value="0" calcext:value-type="float">
            <text:p>0</text:p>
          </table:table-cell>
          <table:table-cell table:formula="of:=[.C374]-[.D374]" office:value-type="float" office:value="-0.00003" calcext:value-type="float">
            <text:p>-3E-05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002206685" calcext:value-type="float">
            <text:p>0.0002206685</text:p>
          </table:table-cell>
          <table:table-cell office:value-type="float" office:value="0.0002510023" calcext:value-type="float">
            <text:p>0.0002510023</text:p>
          </table:table-cell>
          <table:table-cell table:formula="of:=COM.MICROSOFT.IFS([.C375]&gt;[.D375];1;[.D375]&gt;[.C375];0;[.D375]=[.C375];0)" office:value-type="float" office:value="0" calcext:value-type="float">
            <text:p>0</text:p>
          </table:table-cell>
          <table:table-cell table:formula="of:=[.C375]-[.D375]" office:value-type="float" office:value="-0.0000303338" calcext:value-type="float">
            <text:p>-3.03338E-05</text:p>
          </table:table-cell>
        </table:table-row>
        <table:table-row table:style-name="ro1">
          <table:table-cell office:value-type="string" calcext:value-type="string">
            <text:p>PhysX.ScScene.collideStep</text:p>
          </table:table-cell>
          <table:table-cell office:value-type="string" calcext:value-type="string">
            <text:p>Physics</text:p>
          </table:table-cell>
          <table:table-cell office:value-type="float" office:value="0.00002766667" calcext:value-type="float">
            <text:p>2.766667E-05</text:p>
          </table:table-cell>
          <table:table-cell office:value-type="float" office:value="0.00005866666" calcext:value-type="float">
            <text:p>5.866666E-05</text:p>
          </table:table-cell>
          <table:table-cell table:formula="of:=COM.MICROSOFT.IFS([.C376]&gt;[.D376];1;[.D376]&gt;[.C376];0;[.D376]=[.C376];0)" office:value-type="float" office:value="0" calcext:value-type="float">
            <text:p>0</text:p>
          </table:table-cell>
          <table:table-cell table:formula="of:=[.C376]-[.D376]" office:value-type="float" office:value="-0.00003099999" calcext:value-type="float">
            <text:p>-3.099999E-05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750001" calcext:value-type="float">
            <text:p>0.001750001</text:p>
          </table:table-cell>
          <table:table-cell office:value-type="float" office:value="0.001781001" calcext:value-type="float">
            <text:p>0.001781001</text:p>
          </table:table-cell>
          <table:table-cell table:formula="of:=COM.MICROSOFT.IFS([.C377]&gt;[.D377];1;[.D377]&gt;[.C377];0;[.D377]=[.C377];0)" office:value-type="float" office:value="0" calcext:value-type="float">
            <text:p>0</text:p>
          </table:table-cell>
          <table:table-cell table:formula="of:=[.C377]-[.D377]" office:value-type="float" office:value="-0.000031" calcext:value-type="float">
            <text:p>-3.1E-05</text:p>
          </table:table-cell>
        </table:table-row>
        <table:table-row table:style-name="ro1">
          <table:table-cell office:value-type="string" calcext:value-type="string">
            <text:p>EarlyUpdate.RendererNotifyInvisible</text:p>
          </table:table-cell>
          <table:table-cell office:value-type="string" calcext:value-type="string">
            <text:p>PlayerLoop</text:p>
          </table:table-cell>
          <table:table-cell office:value-type="float" office:value="0.000277667" calcext:value-type="float">
            <text:p>0.000277667</text:p>
          </table:table-cell>
          <table:table-cell office:value-type="float" office:value="0.0003086672" calcext:value-type="float">
            <text:p>0.0003086672</text:p>
          </table:table-cell>
          <table:table-cell table:formula="of:=COM.MICROSOFT.IFS([.C378]&gt;[.D378];1;[.D378]&gt;[.C378];0;[.D378]=[.C378];0)" office:value-type="float" office:value="0" calcext:value-type="float">
            <text:p>0</text:p>
          </table:table-cell>
          <table:table-cell table:formula="of:=[.C378]-[.D378]" office:value-type="float" office:value="-0.0000310002" calcext:value-type="float">
            <text:p>-3.10002E-05</text:p>
          </table:table-cell>
        </table:table-row>
        <table:table-row table:style-name="ro1">
          <table:table-cell office:value-type="string" calcext:value-type="string">
            <text:p>Inl_DrawOpaqueObjects</text:p>
          </table:table-cell>
          <table:table-cell office:value-type="string" calcext:value-type="string">
            <text:p>Scripts</text:p>
          </table:table-cell>
          <table:table-cell office:value-type="float" office:value="0.004226001" calcext:value-type="float">
            <text:p>0.004226001</text:p>
          </table:table-cell>
          <table:table-cell office:value-type="float" office:value="0.004258" calcext:value-type="float">
            <text:p>0.004258</text:p>
          </table:table-cell>
          <table:table-cell table:formula="of:=COM.MICROSOFT.IFS([.C379]&gt;[.D379];1;[.D379]&gt;[.C379];0;[.D379]=[.C379];0)" office:value-type="float" office:value="0" calcext:value-type="float">
            <text:p>0</text:p>
          </table:table-cell>
          <table:table-cell table:formula="of:=[.C379]-[.D379]" office:value-type="float" office:value="-0.0000319989999999996" calcext:value-type="float">
            <text:p>-3.19989999999996E-0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57" calcext:value-type="float">
            <text:p>0.000157</text:p>
          </table:table-cell>
          <table:table-cell table:formula="of:=COM.MICROSOFT.IFS([.C380]&gt;[.D380];1;[.D380]&gt;[.C380];0;[.D380]=[.C380];0)" office:value-type="float" office:value="0" calcext:value-type="float">
            <text:p>0</text:p>
          </table:table-cell>
          <table:table-cell table:formula="of:=[.C380]-[.D380]" office:value-type="float" office:value="-0.000032" calcext:value-type="float">
            <text:p>-3.2E-05</text:p>
          </table:table-cell>
        </table:table-row>
        <table:table-row table:style-name="ro1">
          <table:table-cell office:value-type="string" calcext:value-type="string">
            <text:p>Profiler.FlushMemoryCounters</text:p>
          </table:table-cell>
          <table:table-cell office:value-type="string" calcext:value-type="string">
            <text:p>Overhead</text:p>
          </table:table-cell>
          <table:table-cell office:value-type="float" office:value="0.0005509998" calcext:value-type="float">
            <text:p>0.0005509998</text:p>
          </table:table-cell>
          <table:table-cell office:value-type="float" office:value="0.0005836662" calcext:value-type="float">
            <text:p>0.0005836662</text:p>
          </table:table-cell>
          <table:table-cell table:formula="of:=COM.MICROSOFT.IFS([.C381]&gt;[.D381];1;[.D381]&gt;[.C381];0;[.D381]=[.C381];0)" office:value-type="float" office:value="0" calcext:value-type="float">
            <text:p>0</text:p>
          </table:table-cell>
          <table:table-cell table:formula="of:=[.C381]-[.D381]" office:value-type="float" office:value="-0.0000326664" calcext:value-type="float">
            <text:p>-3.26664E-05</text:p>
          </table:table-cell>
        </table:table-row>
        <table:table-row table:style-name="ro1">
          <table:table-cell office:value-type="string" calcext:value-type="string">
            <text:p>suspendPointHook.Invoke</text:p>
          </table:table-cell>
          <table:table-cell office:value-type="string" calcext:value-type="string">
            <text:p>PlayerLoop</text:p>
          </table:table-cell>
          <table:table-cell office:value-type="float" office:value="0.0001320002" calcext:value-type="float">
            <text:p>0.0001320002</text:p>
          </table:table-cell>
          <table:table-cell office:value-type="float" office:value="0.0001656669" calcext:value-type="float">
            <text:p>0.0001656669</text:p>
          </table:table-cell>
          <table:table-cell table:formula="of:=COM.MICROSOFT.IFS([.C382]&gt;[.D382];1;[.D382]&gt;[.C382];0;[.D382]=[.C382];0)" office:value-type="float" office:value="0" calcext:value-type="float">
            <text:p>0</text:p>
          </table:table-cell>
          <table:table-cell table:formula="of:=[.C382]-[.D382]" office:value-type="float" office:value="-0.0000336667" calcext:value-type="float">
            <text:p>-3.36667E-05</text:p>
          </table:table-cell>
        </table:table-row>
        <table:table-row table:style-name="ro1">
          <table:table-cell office:value-type="string" calcext:value-type="string">
            <text:p>PostLateUpdate.PlayerUpdateCanvases</text:p>
          </table:table-cell>
          <table:table-cell office:value-type="string" calcext:value-type="string">
            <text:p>PlayerLoop</text:p>
          </table:table-cell>
          <table:table-cell office:value-type="float" office:value="0.002028335" calcext:value-type="float">
            <text:p>0.002028335</text:p>
          </table:table-cell>
          <table:table-cell office:value-type="float" office:value="0.002062002" calcext:value-type="float">
            <text:p>0.002062002</text:p>
          </table:table-cell>
          <table:table-cell table:formula="of:=COM.MICROSOFT.IFS([.C383]&gt;[.D383];1;[.D383]&gt;[.C383];0;[.D383]=[.C383];0)" office:value-type="float" office:value="0" calcext:value-type="float">
            <text:p>0</text:p>
          </table:table-cell>
          <table:table-cell table:formula="of:=[.C383]-[.D383]" office:value-type="float" office:value="-0.0000336670000000002" calcext:value-type="float">
            <text:p>-3.36670000000002E-05</text:p>
          </table:table-cell>
        </table:table-row>
        <table:table-row table:style-name="ro1">
          <table:table-cell office:value-type="string" calcext:value-type="string">
            <text:p>EarlyUpdate.ScriptRunDelayedStartupFrame</text:p>
          </table:table-cell>
          <table:table-cell office:value-type="string" calcext:value-type="string">
            <text:p>PlayerLoop</text:p>
          </table:table-cell>
          <table:table-cell office:value-type="float" office:value="0.0006093333" calcext:value-type="float">
            <text:p>0.0006093333</text:p>
          </table:table-cell>
          <table:table-cell office:value-type="float" office:value="0.0006436663" calcext:value-type="float">
            <text:p>0.0006436663</text:p>
          </table:table-cell>
          <table:table-cell table:formula="of:=COM.MICROSOFT.IFS([.C384]&gt;[.D384];1;[.D384]&gt;[.C384];0;[.D384]=[.C384];0)" office:value-type="float" office:value="0" calcext:value-type="float">
            <text:p>0</text:p>
          </table:table-cell>
          <table:table-cell table:formula="of:=[.C384]-[.D384]" office:value-type="float" office:value="-0.000034333" calcext:value-type="float">
            <text:p>-3.4333E-05</text:p>
          </table:table-cell>
        </table:table-row>
        <table:table-row table:style-name="ro1">
          <table:table-cell office:value-type="string" calcext:value-type="string">
            <text:p>UnityEngine.CoreModule.dll!UnityEngine::Application.InvokeOnBeforeRender()</text:p>
          </table:table-cell>
          <table:table-cell office:value-type="string" calcext:value-type="string">
            <text:p>Scripts</text:p>
          </table:table-cell>
          <table:table-cell office:value-type="float" office:value="0.0005573331" calcext:value-type="float">
            <text:p>0.0005573331</text:p>
          </table:table-cell>
          <table:table-cell office:value-type="float" office:value="0.000592667" calcext:value-type="float">
            <text:p>0.000592667</text:p>
          </table:table-cell>
          <table:table-cell table:formula="of:=COM.MICROSOFT.IFS([.C385]&gt;[.D385];1;[.D385]&gt;[.C385];0;[.D385]=[.C385];0)" office:value-type="float" office:value="0" calcext:value-type="float">
            <text:p>0</text:p>
          </table:table-cell>
          <table:table-cell table:formula="of:=[.C385]-[.D385]" office:value-type="float" office:value="-0.0000353339" calcext:value-type="float">
            <text:p>-3.53339E-05</text:p>
          </table:table-cell>
        </table:table-row>
        <table:table-row table:style-name="ro1">
          <table:table-cell office:value-type="string" calcext:value-type="string">
            <text:p>EarlyUpdate.PlayerCleanupCachedData</text:p>
          </table:table-cell>
          <table:table-cell office:value-type="string" calcext:value-type="string">
            <text:p>PlayerLoop</text:p>
          </table:table-cell>
          <table:table-cell office:value-type="float" office:value="0.001479667" calcext:value-type="float">
            <text:p>0.001479667</text:p>
          </table:table-cell>
          <table:table-cell office:value-type="float" office:value="0.001517333" calcext:value-type="float">
            <text:p>0.001517333</text:p>
          </table:table-cell>
          <table:table-cell table:formula="of:=COM.MICROSOFT.IFS([.C386]&gt;[.D386];1;[.D386]&gt;[.C386];0;[.D386]=[.C386];0)" office:value-type="float" office:value="0" calcext:value-type="float">
            <text:p>0</text:p>
          </table:table-cell>
          <table:table-cell table:formula="of:=[.C386]-[.D386]" office:value-type="float" office:value="-0.000037666" calcext:value-type="float">
            <text:p>-3.7666E-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6176688" calcext:value-type="float">
            <text:p>0.0006176688</text:p>
          </table:table-cell>
          <table:table-cell office:value-type="float" office:value="0.000656669" calcext:value-type="float">
            <text:p>0.000656669</text:p>
          </table:table-cell>
          <table:table-cell table:formula="of:=COM.MICROSOFT.IFS([.C387]&gt;[.D387];1;[.D387]&gt;[.C387];0;[.D387]=[.C387];0)" office:value-type="float" office:value="0" calcext:value-type="float">
            <text:p>0</text:p>
          </table:table-cell>
          <table:table-cell table:formula="of:=[.C387]-[.D387]" office:value-type="float" office:value="-0.0000390002" calcext:value-type="float">
            <text:p>-3.90002E-05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2233336" calcext:value-type="float">
            <text:p>0.0002233336</text:p>
          </table:table-cell>
          <table:table-cell office:value-type="float" office:value="0.0002633341" calcext:value-type="float">
            <text:p>0.0002633341</text:p>
          </table:table-cell>
          <table:table-cell table:formula="of:=COM.MICROSOFT.IFS([.C388]&gt;[.D388];1;[.D388]&gt;[.C388];0;[.D388]=[.C388];0)" office:value-type="float" office:value="0" calcext:value-type="float">
            <text:p>0</text:p>
          </table:table-cell>
          <table:table-cell table:formula="of:=[.C388]-[.D388]" office:value-type="float" office:value="-0.0000400005" calcext:value-type="float">
            <text:p>-4.00005E-05</text:p>
          </table:table-cell>
        </table:table-row>
        <table:table-row table:style-name="ro1">
          <table:table-cell office:value-type="string" calcext:value-type="string">
            <text:p>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0.0001736668" calcext:value-type="float">
            <text:p>0.0001736668</text:p>
          </table:table-cell>
          <table:table-cell office:value-type="float" office:value="0.0002150002" calcext:value-type="float">
            <text:p>0.0002150002</text:p>
          </table:table-cell>
          <table:table-cell table:formula="of:=COM.MICROSOFT.IFS([.C389]&gt;[.D389];1;[.D389]&gt;[.C389];0;[.D389]=[.C389];0)" office:value-type="float" office:value="0" calcext:value-type="float">
            <text:p>0</text:p>
          </table:table-cell>
          <table:table-cell table:formula="of:=[.C389]-[.D389]" office:value-type="float" office:value="-0.0000413334" calcext:value-type="float">
            <text:p>-4.13334E-05</text:p>
          </table:table-cell>
        </table:table-row>
        <table:table-row table:style-name="ro1">
          <table:table-cell office:value-type="string" calcext:value-type="string">
            <text:p>PreUpdate.IMGUISendQueuedEvents</text:p>
          </table:table-cell>
          <table:table-cell office:value-type="string" calcext:value-type="string">
            <text:p>PlayerLoop</text:p>
          </table:table-cell>
          <table:table-cell office:value-type="float" office:value="0.0003096668" calcext:value-type="float">
            <text:p>0.0003096668</text:p>
          </table:table-cell>
          <table:table-cell office:value-type="float" office:value="0.0003516668" calcext:value-type="float">
            <text:p>0.0003516668</text:p>
          </table:table-cell>
          <table:table-cell table:formula="of:=COM.MICROSOFT.IFS([.C390]&gt;[.D390];1;[.D390]&gt;[.C390];0;[.D390]=[.C390];0)" office:value-type="float" office:value="0" calcext:value-type="float">
            <text:p>0</text:p>
          </table:table-cell>
          <table:table-cell table:formula="of:=[.C390]-[.D390]" office:value-type="float" office:value="-0.000042" calcext:value-type="float">
            <text:p>-4.2E-05</text:p>
          </table:table-cell>
        </table:table-row>
        <table:table-row table:style-name="ro1">
          <table:table-cell office:value-type="string" calcext:value-type="string">
            <text:p>PostLateUpdate.PlayerSendFrameComplete</text:p>
          </table:table-cell>
          <table:table-cell office:value-type="string" calcext:value-type="string">
            <text:p>PlayerLoop</text:p>
          </table:table-cell>
          <table:table-cell office:value-type="float" office:value="0.001306333" calcext:value-type="float">
            <text:p>0.001306333</text:p>
          </table:table-cell>
          <table:table-cell office:value-type="float" office:value="0.001349333" calcext:value-type="float">
            <text:p>0.001349333</text:p>
          </table:table-cell>
          <table:table-cell table:formula="of:=COM.MICROSOFT.IFS([.C391]&gt;[.D391];1;[.D391]&gt;[.C391];0;[.D391]=[.C391];0)" office:value-type="float" office:value="0" calcext:value-type="float">
            <text:p>0</text:p>
          </table:table-cell>
          <table:table-cell table:formula="of:=[.C391]-[.D391]" office:value-type="float" office:value="-0.0000430000000000001" calcext:value-type="float">
            <text:p>-4.30000000000001E-05</text:p>
          </table:table-cell>
        </table:table-row>
        <table:table-row table:style-name="ro1">
          <table:table-cell office:value-type="string" calcext:value-type="string">
            <text:p>Camera.Render</text:p>
          </table:table-cell>
          <table:table-cell office:value-type="string" calcext:value-type="string">
            <text:p>Render</text:p>
          </table:table-cell>
          <table:table-cell office:value-type="float" office:value="0.000519667" calcext:value-type="float">
            <text:p>0.000519667</text:p>
          </table:table-cell>
          <table:table-cell office:value-type="float" office:value="0.0005656669" calcext:value-type="float">
            <text:p>0.0005656669</text:p>
          </table:table-cell>
          <table:table-cell table:formula="of:=COM.MICROSOFT.IFS([.C392]&gt;[.D392];1;[.D392]&gt;[.C392];0;[.D392]=[.C392];0)" office:value-type="float" office:value="0" calcext:value-type="float">
            <text:p>0</text:p>
          </table:table-cell>
          <table:table-cell table:formula="of:=[.C392]-[.D392]" office:value-type="float" office:value="-0.0000459999" calcext:value-type="float">
            <text:p>-4.59999E-05</text:p>
          </table:table-cell>
        </table:table-row>
        <table:table-row table:style-name="ro1">
          <table:table-cell office:value-type="string" calcext:value-type="string">
            <text:p>EarlyUpdate.UpdateTextur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002730004" calcext:value-type="float">
            <text:p>0.0002730004</text:p>
          </table:table-cell>
          <table:table-cell office:value-type="float" office:value="0.0003190004" calcext:value-type="float">
            <text:p>0.0003190004</text:p>
          </table:table-cell>
          <table:table-cell table:formula="of:=COM.MICROSOFT.IFS([.C393]&gt;[.D393];1;[.D393]&gt;[.C393];0;[.D393]=[.C393];0)" office:value-type="float" office:value="0" calcext:value-type="float">
            <text:p>0</text:p>
          </table:table-cell>
          <table:table-cell table:formula="of:=[.C393]-[.D393]" office:value-type="float" office:value="-0.000046" calcext:value-type="float">
            <text:p>-4.6E-05</text:p>
          </table:table-cell>
        </table:table-row>
        <table:table-row table:style-name="ro1">
          <table:table-cell office:value-type="string" calcext:value-type="string">
            <text:p>UIEvents.AlignCanvasRectTransformWithCamera</text:p>
          </table:table-cell>
          <table:table-cell office:value-type="string" calcext:value-type="string">
            <text:p>PlayerLoop</text:p>
          </table:table-cell>
          <table:table-cell office:value-type="float" office:value="0.00006733327" calcext:value-type="float">
            <text:p>6.733327E-05</text:p>
          </table:table-cell>
          <table:table-cell office:value-type="float" office:value="0.0001133334" calcext:value-type="float">
            <text:p>0.0001133334</text:p>
          </table:table-cell>
          <table:table-cell table:formula="of:=COM.MICROSOFT.IFS([.C394]&gt;[.D394];1;[.D394]&gt;[.C394];0;[.D394]=[.C394];0)" office:value-type="float" office:value="0" calcext:value-type="float">
            <text:p>0</text:p>
          </table:table-cell>
          <table:table-cell table:formula="of:=[.C394]-[.D394]" office:value-type="float" office:value="-0.00004600013" calcext:value-type="float">
            <text:p>-4.600013E-0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001906667" calcext:value-type="float">
            <text:p>0.0001906667</text:p>
          </table:table-cell>
          <table:table-cell office:value-type="float" office:value="0.000236667" calcext:value-type="float">
            <text:p>0.000236667</text:p>
          </table:table-cell>
          <table:table-cell table:formula="of:=COM.MICROSOFT.IFS([.C395]&gt;[.D395];1;[.D395]&gt;[.C395];0;[.D395]=[.C395];0)" office:value-type="float" office:value="0" calcext:value-type="float">
            <text:p>0</text:p>
          </table:table-cell>
          <table:table-cell table:formula="of:=[.C395]-[.D395]" office:value-type="float" office:value="-0.0000460003" calcext:value-type="float">
            <text:p>-4.60003E-05</text:p>
          </table:table-cell>
        </table:table-row>
        <table:table-row table:style-name="ro1">
          <table:table-cell office:value-type="string" calcext:value-type="string">
            <text:p>Inl_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002339663" calcext:value-type="float">
            <text:p>0.002339663</text:p>
          </table:table-cell>
          <table:table-cell office:value-type="float" office:value="0.002385998" calcext:value-type="float">
            <text:p>0.002385998</text:p>
          </table:table-cell>
          <table:table-cell table:formula="of:=COM.MICROSOFT.IFS([.C396]&gt;[.D396];1;[.D396]&gt;[.C396];0;[.D396]=[.C396];0)" office:value-type="float" office:value="0" calcext:value-type="float">
            <text:p>0</text:p>
          </table:table-cell>
          <table:table-cell table:formula="of:=[.C396]-[.D396]" office:value-type="float" office:value="-0.0000463350000000002" calcext:value-type="float">
            <text:p>-4.63350000000002E-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1030004" calcext:value-type="float">
            <text:p>0.001030004</text:p>
          </table:table-cell>
          <table:table-cell office:value-type="float" office:value="0.001078336" calcext:value-type="float">
            <text:p>0.001078336</text:p>
          </table:table-cell>
          <table:table-cell table:formula="of:=COM.MICROSOFT.IFS([.C397]&gt;[.D397];1;[.D397]&gt;[.C397];0;[.D397]=[.C397];0)" office:value-type="float" office:value="0" calcext:value-type="float">
            <text:p>0</text:p>
          </table:table-cell>
          <table:table-cell table:formula="of:=[.C397]-[.D397]" office:value-type="float" office:value="-0.0000483319999999999" calcext:value-type="float">
            <text:p>-4.83319999999999E-05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1066001" calcext:value-type="float">
            <text:p>0.001066001</text:p>
          </table:table-cell>
          <table:table-cell office:value-type="float" office:value="0.001114668" calcext:value-type="float">
            <text:p>0.001114668</text:p>
          </table:table-cell>
          <table:table-cell table:formula="of:=COM.MICROSOFT.IFS([.C398]&gt;[.D398];1;[.D398]&gt;[.C398];0;[.D398]=[.C398];0)" office:value-type="float" office:value="0" calcext:value-type="float">
            <text:p>0</text:p>
          </table:table-cell>
          <table:table-cell table:formula="of:=[.C398]-[.D398]" office:value-type="float" office:value="-0.0000486670000000001" calcext:value-type="float">
            <text:p>-4.86670000000001E-05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697669" calcext:value-type="float">
            <text:p>0.001697669</text:p>
          </table:table-cell>
          <table:table-cell office:value-type="float" office:value="0.001748668" calcext:value-type="float">
            <text:p>0.001748668</text:p>
          </table:table-cell>
          <table:table-cell table:formula="of:=COM.MICROSOFT.IFS([.C399]&gt;[.D399];1;[.D399]&gt;[.C399];0;[.D399]=[.C399];0)" office:value-type="float" office:value="0" calcext:value-type="float">
            <text:p>0</text:p>
          </table:table-cell>
          <table:table-cell table:formula="of:=[.C399]-[.D399]" office:value-type="float" office:value="-0.0000509989999999999" calcext:value-type="float">
            <text:p>-5.09989999999999E-05</text:p>
          </table:table-cell>
        </table:table-row>
        <table:table-row table:style-name="ro1">
          <table:table-cell office:value-type="string" calcext:value-type="string">
            <text:p>CopyDepth</text:p>
          </table:table-cell>
          <table:table-cell office:value-type="string" calcext:value-type="string">
            <text:p>Scripts</text:p>
          </table:table-cell>
          <table:table-cell office:value-type="float" office:value="0.004613333" calcext:value-type="float">
            <text:p>0.004613333</text:p>
          </table:table-cell>
          <table:table-cell office:value-type="float" office:value="0.004664666" calcext:value-type="float">
            <text:p>0.004664666</text:p>
          </table:table-cell>
          <table:table-cell table:formula="of:=COM.MICROSOFT.IFS([.C400]&gt;[.D400];1;[.D400]&gt;[.C400];0;[.D400]=[.C400];0)" office:value-type="float" office:value="0" calcext:value-type="float">
            <text:p>0</text:p>
          </table:table-cell>
          <table:table-cell table:formula="of:=[.C400]-[.D400]" office:value-type="float" office:value="-0.0000513329999999998" calcext:value-type="float">
            <text:p>-5.13329999999998E-05</text:p>
          </table:table-cell>
        </table:table-row>
        <table:table-row table:style-name="ro1">
          <table:table-cell office:value-type="string" calcext:value-type="string">
            <text:p>PreLateUpdate.Legacy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001620002" calcext:value-type="float">
            <text:p>0.0001620002</text:p>
          </table:table-cell>
          <table:table-cell office:value-type="float" office:value="0.0002143335" calcext:value-type="float">
            <text:p>0.0002143335</text:p>
          </table:table-cell>
          <table:table-cell table:formula="of:=COM.MICROSOFT.IFS([.C401]&gt;[.D401];1;[.D401]&gt;[.C401];0;[.D401]=[.C401];0)" office:value-type="float" office:value="0" calcext:value-type="float">
            <text:p>0</text:p>
          </table:table-cell>
          <table:table-cell table:formula="of:=[.C401]-[.D401]" office:value-type="float" office:value="-0.0000523333" calcext:value-type="float">
            <text:p>-5.23333E-05</text:p>
          </table:table-cell>
        </table:table-row>
        <table:table-row table:style-name="ro1">
          <table:table-cell office:value-type="string" calcext:value-type="string">
            <text:p>Inl_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001134334" calcext:value-type="float">
            <text:p>0.001134334</text:p>
          </table:table-cell>
          <table:table-cell office:value-type="float" office:value="0.001187" calcext:value-type="float">
            <text:p>0.001187</text:p>
          </table:table-cell>
          <table:table-cell table:formula="of:=COM.MICROSOFT.IFS([.C402]&gt;[.D402];1;[.D402]&gt;[.C402];0;[.D402]=[.C402];0)" office:value-type="float" office:value="0" calcext:value-type="float">
            <text:p>0</text:p>
          </table:table-cell>
          <table:table-cell table:formula="of:=[.C402]-[.D402]" office:value-type="float" office:value="-0.0000526659999999998" calcext:value-type="float">
            <text:p>-5.26659999999998E-0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002010002" calcext:value-type="float">
            <text:p>0.0002010002</text:p>
          </table:table-cell>
          <table:table-cell office:value-type="float" office:value="0.0002540004" calcext:value-type="float">
            <text:p>0.0002540004</text:p>
          </table:table-cell>
          <table:table-cell table:formula="of:=COM.MICROSOFT.IFS([.C403]&gt;[.D403];1;[.D403]&gt;[.C403];0;[.D403]=[.C403];0)" office:value-type="float" office:value="0" calcext:value-type="float">
            <text:p>0</text:p>
          </table:table-cell>
          <table:table-cell table:formula="of:=[.C403]-[.D403]" office:value-type="float" office:value="-0.0000530002" calcext:value-type="float">
            <text:p>-5.30002E-05</text:p>
          </table:table-cell>
        </table:table-row>
        <table:table-row table:style-name="ro1">
          <table:table-cell office:value-type="string" calcext:value-type="string">
            <text:p>FindDirectional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02283336" calcext:value-type="float">
            <text:p>0.0002283336</text:p>
          </table:table-cell>
          <table:table-cell office:value-type="float" office:value="0.0002816671" calcext:value-type="float">
            <text:p>0.0002816671</text:p>
          </table:table-cell>
          <table:table-cell table:formula="of:=COM.MICROSOFT.IFS([.C404]&gt;[.D404];1;[.D404]&gt;[.C404];0;[.D404]=[.C404];0)" office:value-type="float" office:value="0" calcext:value-type="float">
            <text:p>0</text:p>
          </table:table-cell>
          <table:table-cell table:formula="of:=[.C404]-[.D404]" office:value-type="float" office:value="-0.0000533335" calcext:value-type="float">
            <text:p>-5.33335E-05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06066666" calcext:value-type="float">
            <text:p>6.066666E-05</text:p>
          </table:table-cell>
          <table:table-cell table:formula="of:=COM.MICROSOFT.IFS([.C405]&gt;[.D405];1;[.D405]&gt;[.C405];0;[.D405]=[.C405];0)" office:value-type="float" office:value="0" calcext:value-type="float">
            <text:p>0</text:p>
          </table:table-cell>
          <table:table-cell table:formula="of:=[.C405]-[.D405]" office:value-type="float" office:value="-0.000053666659" calcext:value-type="float">
            <text:p>-5.3666659E-05</text:p>
          </table:table-cell>
        </table:table-row>
        <table:table-row table:style-name="ro1">
          <table:table-cell office:value-type="string" calcext:value-type="string">
            <text:p>PhysX.FinalizeUpdateTask</text:p>
          </table:table-cell>
          <table:table-cell office:value-type="string" calcext:value-type="string">
            <text:p>Physics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913333" calcext:value-type="float">
            <text:p>0.0001913333</text:p>
          </table:table-cell>
          <table:table-cell table:formula="of:=COM.MICROSOFT.IFS([.C406]&gt;[.D406];1;[.D406]&gt;[.C406];0;[.D406]=[.C406];0)" office:value-type="float" office:value="0" calcext:value-type="float">
            <text:p>0</text:p>
          </table:table-cell>
          <table:table-cell table:formula="of:=[.C406]-[.D406]" office:value-type="float" office:value="-0.0000553333" calcext:value-type="float">
            <text:p>-5.53333E-0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0582333" calcext:value-type="float">
            <text:p>0.000582333</text:p>
          </table:table-cell>
          <table:table-cell office:value-type="float" office:value="0.0006386664" calcext:value-type="float">
            <text:p>0.0006386664</text:p>
          </table:table-cell>
          <table:table-cell table:formula="of:=COM.MICROSOFT.IFS([.C407]&gt;[.D407];1;[.D407]&gt;[.C407];0;[.D407]=[.C407];0)" office:value-type="float" office:value="0" calcext:value-type="float">
            <text:p>0</text:p>
          </table:table-cell>
          <table:table-cell table:formula="of:=[.C407]-[.D407]" office:value-type="float" office:value="-0.0000563334" calcext:value-type="float">
            <text:p>-5.63334E-05</text:p>
          </table:table-cell>
        </table:table-row>
        <table:table-row table:style-name="ro1">
          <table:table-cell office:value-type="string" calcext:value-type="string">
            <text:p>Preload Single Step</text:p>
          </table:table-cell>
          <table:table-cell office:value-type="string" calcext:value-type="string">
            <text:p>Loading</text:p>
          </table:table-cell>
          <table:table-cell office:value-type="float" office:value="0.0002490003" calcext:value-type="float">
            <text:p>0.0002490003</text:p>
          </table:table-cell>
          <table:table-cell office:value-type="float" office:value="0.0003086671" calcext:value-type="float">
            <text:p>0.0003086671</text:p>
          </table:table-cell>
          <table:table-cell table:formula="of:=COM.MICROSOFT.IFS([.C408]&gt;[.D408];1;[.D408]&gt;[.C408];0;[.D408]=[.C408];0)" office:value-type="float" office:value="0" calcext:value-type="float">
            <text:p>0</text:p>
          </table:table-cell>
          <table:table-cell table:formula="of:=[.C408]-[.D408]" office:value-type="float" office:value="-0.0000596668" calcext:value-type="float">
            <text:p>-5.96668E-05</text:p>
          </table:table-cell>
        </table:table-row>
        <table:table-row table:style-name="ro1">
          <table:table-cell office:value-type="string" calcext:value-type="string">
            <text:p>PreLateUpdate.Physics2DLateUpdate</text:p>
          </table:table-cell>
          <table:table-cell office:value-type="string" calcext:value-type="string">
            <text:p>PlayerLoop</text:p>
          </table:table-cell>
          <table:table-cell office:value-type="float" office:value="0.0003010003" calcext:value-type="float">
            <text:p>0.0003010003</text:p>
          </table:table-cell>
          <table:table-cell office:value-type="float" office:value="0.0003613339" calcext:value-type="float">
            <text:p>0.0003613339</text:p>
          </table:table-cell>
          <table:table-cell table:formula="of:=COM.MICROSOFT.IFS([.C409]&gt;[.D409];1;[.D409]&gt;[.C409];0;[.D409]=[.C409];0)" office:value-type="float" office:value="0" calcext:value-type="float">
            <text:p>0</text:p>
          </table:table-cell>
          <table:table-cell table:formula="of:=[.C409]-[.D409]" office:value-type="float" office:value="-0.0000603336" calcext:value-type="float">
            <text:p>-6.03336E-05</text:p>
          </table:table-cell>
        </table:table-row>
        <table:table-row table:style-name="ro1">
          <table:table-cell office:value-type="string" calcext:value-type="string">
            <text:p>PhysX.ScScene.postBroadPhaseCont</text:p>
          </table:table-cell>
          <table:table-cell office:value-type="string" calcext:value-type="string">
            <text:p>Physics</text:p>
          </table:table-cell>
          <table:table-cell office:value-type="float" office:value="0.00002433333" calcext:value-type="float">
            <text:p>2.433333E-05</text:p>
          </table:table-cell>
          <table:table-cell office:value-type="float" office:value="0.00008733333" calcext:value-type="float">
            <text:p>8.733333E-05</text:p>
          </table:table-cell>
          <table:table-cell table:formula="of:=COM.MICROSOFT.IFS([.C410]&gt;[.D410];1;[.D410]&gt;[.C410];0;[.D410]=[.C410];0)" office:value-type="float" office:value="0" calcext:value-type="float">
            <text:p>0</text:p>
          </table:table-cell>
          <table:table-cell table:formula="of:=[.C410]-[.D410]" office:value-type="float" office:value="-0.000063" calcext:value-type="float">
            <text:p>-6.3E-05</text:p>
          </table:table-cell>
        </table:table-row>
        <table:table-row table:style-name="ro1">
          <table:table-cell office:value-type="string" calcext:value-type="string">
            <text:p>PostLateUpdate.TriggerEndOfFrameCallbacks</text:p>
          </table:table-cell>
          <table:table-cell office:value-type="string" calcext:value-type="string">
            <text:p>PlayerLoop</text:p>
          </table:table-cell>
          <table:table-cell office:value-type="float" office:value="0.0002193337" calcext:value-type="float">
            <text:p>0.0002193337</text:p>
          </table:table-cell>
          <table:table-cell office:value-type="float" office:value="0.000284667" calcext:value-type="float">
            <text:p>0.000284667</text:p>
          </table:table-cell>
          <table:table-cell table:formula="of:=COM.MICROSOFT.IFS([.C411]&gt;[.D411];1;[.D411]&gt;[.C411];0;[.D411]=[.C411];0)" office:value-type="float" office:value="0" calcext:value-type="float">
            <text:p>0</text:p>
          </table:table-cell>
          <table:table-cell table:formula="of:=[.C411]-[.D411]" office:value-type="float" office:value="-0.0000653333" calcext:value-type="float">
            <text:p>-6.53333E-05</text:p>
          </table:table-cell>
        </table:table-row>
        <table:table-row table:style-name="ro1">
          <table:table-cell office:value-type="string" calcext:value-type="string">
            <text:p>Application.Integrate Assets in Background</text:p>
          </table:table-cell>
          <table:table-cell office:value-type="string" calcext:value-type="string">
            <text:p>Loading</text:p>
          </table:table-cell>
          <table:table-cell office:value-type="float" office:value="0.0006613333" calcext:value-type="float">
            <text:p>0.0006613333</text:p>
          </table:table-cell>
          <table:table-cell office:value-type="float" office:value="0.0007279994" calcext:value-type="float">
            <text:p>0.0007279994</text:p>
          </table:table-cell>
          <table:table-cell table:formula="of:=COM.MICROSOFT.IFS([.C412]&gt;[.D412];1;[.D412]&gt;[.C412];0;[.D412]=[.C412];0)" office:value-type="float" office:value="0" calcext:value-type="float">
            <text:p>0</text:p>
          </table:table-cell>
          <table:table-cell table:formula="of:=[.C412]-[.D412]" office:value-type="float" office:value="-0.0000666661" calcext:value-type="float">
            <text:p>-6.66661E-05</text:p>
          </table:table-cell>
        </table:table-row>
        <table:table-row table:style-name="ro1">
          <table:table-cell office:value-type="string" calcext:value-type="string">
            <text:p>PostLateUpdate.ShaderHandleErrors</text:p>
          </table:table-cell>
          <table:table-cell office:value-type="string" calcext:value-type="string">
            <text:p>PlayerLoop</text:p>
          </table:table-cell>
          <table:table-cell office:value-type="float" office:value="0.0001596668" calcext:value-type="float">
            <text:p>0.0001596668</text:p>
          </table:table-cell>
          <table:table-cell office:value-type="float" office:value="0.0002266672" calcext:value-type="float">
            <text:p>0.0002266672</text:p>
          </table:table-cell>
          <table:table-cell table:formula="of:=COM.MICROSOFT.IFS([.C413]&gt;[.D413];1;[.D413]&gt;[.C413];0;[.D413]=[.C413];0)" office:value-type="float" office:value="0" calcext:value-type="float">
            <text:p>0</text:p>
          </table:table-cell>
          <table:table-cell table:formula="of:=[.C413]-[.D413]" office:value-type="float" office:value="-0.0000670004" calcext:value-type="float">
            <text:p>-6.70004E-05</text:p>
          </table:table-cell>
        </table:table-row>
        <table:table-row table:style-name="ro1">
          <table:table-cell office:value-type="string" calcext:value-type="string">
            <text:p>UnityEngine.IMGUIModule.dll!UnityEngine::Event.Internal_MakeMasterEventCurrent()</text:p>
          </table:table-cell>
          <table:table-cell office:value-type="string" calcext:value-type="string">
            <text:p>Scripts</text:p>
          </table:table-cell>
          <table:table-cell office:value-type="float" office:value="0.000616333" calcext:value-type="float">
            <text:p>0.000616333</text:p>
          </table:table-cell>
          <table:table-cell office:value-type="float" office:value="0.0006843326" calcext:value-type="float">
            <text:p>0.0006843326</text:p>
          </table:table-cell>
          <table:table-cell table:formula="of:=COM.MICROSOFT.IFS([.C414]&gt;[.D414];1;[.D414]&gt;[.C414];0;[.D414]=[.C414];0)" office:value-type="float" office:value="0" calcext:value-type="float">
            <text:p>0</text:p>
          </table:table-cell>
          <table:table-cell table:formula="of:=[.C414]-[.D414]" office:value-type="float" office:value="-0.0000679996" calcext:value-type="float">
            <text:p>-6.79996E-05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003366667" calcext:value-type="float">
            <text:p>3.366667E-05</text:p>
          </table:table-cell>
          <table:table-cell office:value-type="float" office:value="0.0001016667" calcext:value-type="float">
            <text:p>0.0001016667</text:p>
          </table:table-cell>
          <table:table-cell table:formula="of:=COM.MICROSOFT.IFS([.C415]&gt;[.D415];1;[.D415]&gt;[.C415];0;[.D415]=[.C415];0)" office:value-type="float" office:value="0" calcext:value-type="float">
            <text:p>0</text:p>
          </table:table-cell>
          <table:table-cell table:formula="of:=[.C415]-[.D415]" office:value-type="float" office:value="-0.00006800003" calcext:value-type="float">
            <text:p>-6.800003E-05</text:p>
          </table:table-cell>
        </table:table-row>
        <table:table-row table:style-name="ro1">
          <table:table-cell office:value-type="string" calcext:value-type="string">
            <text:p>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000868666" calcext:value-type="float">
            <text:p>0.000868666</text:p>
          </table:table-cell>
          <table:table-cell office:value-type="float" office:value="0.000939" calcext:value-type="float">
            <text:p>0.000939</text:p>
          </table:table-cell>
          <table:table-cell table:formula="of:=COM.MICROSOFT.IFS([.C416]&gt;[.D416];1;[.D416]&gt;[.C416];0;[.D416]=[.C416];0)" office:value-type="float" office:value="0" calcext:value-type="float">
            <text:p>0</text:p>
          </table:table-cell>
          <table:table-cell table:formula="of:=[.C416]-[.D416]" office:value-type="float" office:value="-0.0000703339999999999" calcext:value-type="float">
            <text:p>-7.03339999999999E-0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1209667" calcext:value-type="float">
            <text:p>0.001209667</text:p>
          </table:table-cell>
          <table:table-cell office:value-type="float" office:value="0.001280667" calcext:value-type="float">
            <text:p>0.001280667</text:p>
          </table:table-cell>
          <table:table-cell table:formula="of:=COM.MICROSOFT.IFS([.C417]&gt;[.D417];1;[.D417]&gt;[.C417];0;[.D417]=[.C417];0)" office:value-type="float" office:value="0" calcext:value-type="float">
            <text:p>0</text:p>
          </table:table-cell>
          <table:table-cell table:formula="of:=[.C417]-[.D417]" office:value-type="float" office:value="-0.0000710000000000001" calcext:value-type="float">
            <text:p>-7.10000000000001E-05</text:p>
          </table:table-cell>
        </table:table-row>
        <table:table-row table:style-name="ro1">
          <table:table-cell office:value-type="string" calcext:value-type="string">
            <text:p>Inl_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001409668" calcext:value-type="float">
            <text:p>0.001409668</text:p>
          </table:table-cell>
          <table:table-cell table:formula="of:=COM.MICROSOFT.IFS([.C418]&gt;[.D418];1;[.D418]&gt;[.C418];0;[.D418]=[.C418];0)" office:value-type="float" office:value="0" calcext:value-type="float">
            <text:p>0</text:p>
          </table:table-cell>
          <table:table-cell table:formula="of:=[.C418]-[.D418]" office:value-type="float" office:value="-0.000074668" calcext:value-type="float">
            <text:p>-7.4668E-05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6586746" calcext:value-type="float">
            <text:p>0.0006586746</text:p>
          </table:table-cell>
          <table:table-cell office:value-type="float" office:value="0.0007343419" calcext:value-type="float">
            <text:p>0.0007343419</text:p>
          </table:table-cell>
          <table:table-cell table:formula="of:=COM.MICROSOFT.IFS([.C419]&gt;[.D419];1;[.D419]&gt;[.C419];0;[.D419]=[.C419];0)" office:value-type="float" office:value="0" calcext:value-type="float">
            <text:p>0</text:p>
          </table:table-cell>
          <table:table-cell table:formula="of:=[.C419]-[.D419]" office:value-type="float" office:value="-0.0000756673" calcext:value-type="float">
            <text:p>-7.56673E-05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9890005" calcext:value-type="float">
            <text:p>0.0009890005</text:p>
          </table:table-cell>
          <table:table-cell office:value-type="float" office:value="0.001064668" calcext:value-type="float">
            <text:p>0.001064668</text:p>
          </table:table-cell>
          <table:table-cell table:formula="of:=COM.MICROSOFT.IFS([.C420]&gt;[.D420];1;[.D420]&gt;[.C420];0;[.D420]=[.C420];0)" office:value-type="float" office:value="0" calcext:value-type="float">
            <text:p>0</text:p>
          </table:table-cell>
          <table:table-cell table:formula="of:=[.C420]-[.D420]" office:value-type="float" office:value="-0.0000756675000000001" calcext:value-type="float">
            <text:p>-7.56675000000001E-05</text:p>
          </table:table-cell>
        </table:table-row>
        <table:table-row table:style-name="ro1">
          <table:table-cell office:value-type="string" calcext:value-type="string">
            <text:p>FindActiveLights</text:p>
          </table:table-cell>
          <table:table-cell office:value-type="string" calcext:value-type="string">
            <text:p>Render</text:p>
          </table:table-cell>
          <table:table-cell office:value-type="float" office:value="0.0009979996" calcext:value-type="float">
            <text:p>0.0009979996</text:p>
          </table:table-cell>
          <table:table-cell office:value-type="float" office:value="0.001076999" calcext:value-type="float">
            <text:p>0.001076999</text:p>
          </table:table-cell>
          <table:table-cell table:formula="of:=COM.MICROSOFT.IFS([.C421]&gt;[.D421];1;[.D421]&gt;[.C421];0;[.D421]=[.C421];0)" office:value-type="float" office:value="0" calcext:value-type="float">
            <text:p>0</text:p>
          </table:table-cell>
          <table:table-cell table:formula="of:=[.C421]-[.D421]" office:value-type="float" office:value="-0.0000789994000000001" calcext:value-type="float">
            <text:p>-7.89994000000001E-05</text:p>
          </table:table-cell>
        </table:table-row>
        <table:table-row table:style-name="ro1">
          <table:table-cell office:value-type="string" calcext:value-type="string">
            <text:p>SoundManager.UpdateChannels</text:p>
          </table:table-cell>
          <table:table-cell office:value-type="string" calcext:value-type="string">
            <text:p>Audio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2040006" calcext:value-type="float">
            <text:p>0.0002040006</text:p>
          </table:table-cell>
          <table:table-cell table:formula="of:=COM.MICROSOFT.IFS([.C422]&gt;[.D422];1;[.D422]&gt;[.C422];0;[.D422]=[.C422];0)" office:value-type="float" office:value="0" calcext:value-type="float">
            <text:p>0</text:p>
          </table:table-cell>
          <table:table-cell table:formula="of:=[.C422]-[.D422]" office:value-type="float" office:value="-0.0000790006" calcext:value-type="float">
            <text:p>-7.90006E-05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0008199991" calcext:value-type="float">
            <text:p>8.199991E-05</text:p>
          </table:table-cell>
          <table:table-cell office:value-type="float" office:value="0.0001616675" calcext:value-type="float">
            <text:p>0.0001616675</text:p>
          </table:table-cell>
          <table:table-cell table:formula="of:=COM.MICROSOFT.IFS([.C423]&gt;[.D423];1;[.D423]&gt;[.C423];0;[.D423]=[.C423];0)" office:value-type="float" office:value="0" calcext:value-type="float">
            <text:p>0</text:p>
          </table:table-cell>
          <table:table-cell table:formula="of:=[.C423]-[.D423]" office:value-type="float" office:value="-0.00007966759" calcext:value-type="float">
            <text:p>-7.966759E-05</text:p>
          </table:table-cell>
        </table:table-row>
        <table:table-row table:style-name="ro1">
          <table:table-cell office:value-type="string" calcext:value-type="string">
            <text:p>SoundManager.Update</text:p>
          </table:table-cell>
          <table:table-cell office:value-type="string" calcext:value-type="string">
            <text:p>Audio</text:p>
          </table:table-cell>
          <table:table-cell office:value-type="float" office:value="0.0003106668" calcext:value-type="float">
            <text:p>0.0003106668</text:p>
          </table:table-cell>
          <table:table-cell office:value-type="float" office:value="0.0003956674" calcext:value-type="float">
            <text:p>0.0003956674</text:p>
          </table:table-cell>
          <table:table-cell table:formula="of:=COM.MICROSOFT.IFS([.C424]&gt;[.D424];1;[.D424]&gt;[.C424];0;[.D424]=[.C424];0)" office:value-type="float" office:value="0" calcext:value-type="float">
            <text:p>0</text:p>
          </table:table-cell>
          <table:table-cell table:formula="of:=[.C424]-[.D424]" office:value-type="float" office:value="-0.0000850006" calcext:value-type="float">
            <text:p>-8.50006E-05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 office:value-type="float" office:value="0.001200333" calcext:value-type="float">
            <text:p>0.001200333</text:p>
          </table:table-cell>
          <table:table-cell office:value-type="float" office:value="0.001286667" calcext:value-type="float">
            <text:p>0.001286667</text:p>
          </table:table-cell>
          <table:table-cell table:formula="of:=COM.MICROSOFT.IFS([.C425]&gt;[.D425];1;[.D425]&gt;[.C425];0;[.D425]=[.C425];0)" office:value-type="float" office:value="0" calcext:value-type="float">
            <text:p>0</text:p>
          </table:table-cell>
          <table:table-cell table:formula="of:=[.C425]-[.D425]" office:value-type="float" office:value="-0.000086334" calcext:value-type="float">
            <text:p>-8.6334E-05</text:p>
          </table:table-cell>
        </table:table-row>
        <table:table-row table:style-name="ro1">
          <table:table-cell office:value-type="string" calcext:value-type="string">
            <text:p>PhysX.ScScene.ccdBroadPhaseAABB</text:p>
          </table:table-cell>
          <table:table-cell office:value-type="string" calcext:value-type="string">
            <text:p>Physics</text:p>
          </table:table-cell>
          <table:table-cell office:value-type="float" office:value="0.00004866666" calcext:value-type="float">
            <text:p>4.866666E-05</text:p>
          </table:table-cell>
          <table:table-cell office:value-type="float" office:value="0.000136" calcext:value-type="float">
            <text:p>0.000136</text:p>
          </table:table-cell>
          <table:table-cell table:formula="of:=COM.MICROSOFT.IFS([.C426]&gt;[.D426];1;[.D426]&gt;[.C426];0;[.D426]=[.C426];0)" office:value-type="float" office:value="0" calcext:value-type="float">
            <text:p>0</text:p>
          </table:table-cell>
          <table:table-cell table:formula="of:=[.C426]-[.D426]" office:value-type="float" office:value="-0.00008733334" calcext:value-type="float">
            <text:p>-8.733334E-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4611082" calcext:value-type="float">
            <text:p>0.004611082</text:p>
          </table:table-cell>
          <table:table-cell office:value-type="float" office:value="0.004698416" calcext:value-type="float">
            <text:p>0.004698416</text:p>
          </table:table-cell>
          <table:table-cell table:formula="of:=COM.MICROSOFT.IFS([.C427]&gt;[.D427];1;[.D427]&gt;[.C427];0;[.D427]=[.C427];0)" office:value-type="float" office:value="0" calcext:value-type="float">
            <text:p>0</text:p>
          </table:table-cell>
          <table:table-cell table:formula="of:=[.C427]-[.D427]" office:value-type="float" office:value="-0.0000873340000000005" calcext:value-type="float">
            <text:p>-8.73340000000005E-05</text:p>
          </table:table-cell>
        </table:table-row>
        <table:table-row table:style-name="ro1">
          <table:table-cell office:value-type="string" calcext:value-type="string">
            <text:p>CustomRenderTextures.Update</text:p>
          </table:table-cell>
          <table:table-cell office:value-type="string" calcext:value-type="string">
            <text:p>Render</text:p>
          </table:table-cell>
          <table:table-cell office:value-type="float" office:value="0.001794333" calcext:value-type="float">
            <text:p>0.001794333</text:p>
          </table:table-cell>
          <table:table-cell office:value-type="float" office:value="0.001883" calcext:value-type="float">
            <text:p>0.001883</text:p>
          </table:table-cell>
          <table:table-cell table:formula="of:=COM.MICROSOFT.IFS([.C428]&gt;[.D428];1;[.D428]&gt;[.C428];0;[.D428]=[.C428];0)" office:value-type="float" office:value="0" calcext:value-type="float">
            <text:p>0</text:p>
          </table:table-cell>
          <table:table-cell table:formula="of:=[.C428]-[.D428]" office:value-type="float" office:value="-0.0000886669999999997" calcext:value-type="float">
            <text:p>-8.86669999999997E-05</text:p>
          </table:table-cell>
        </table:table-row>
        <table:table-row table:style-name="ro1">
          <table:table-cell office:value-type="string" calcext:value-type="string">
            <text:p>EarlyUpdate.PhysicsResetInterpolatedTransformPosition</text:p>
          </table:table-cell>
          <table:table-cell office:value-type="string" calcext:value-type="string">
            <text:p>PlayerLoop</text:p>
          </table:table-cell>
          <table:table-cell office:value-type="float" office:value="0.0001009999" calcext:value-type="float">
            <text:p>0.0001009999</text:p>
          </table:table-cell>
          <table:table-cell office:value-type="float" office:value="0.0001900008" calcext:value-type="float">
            <text:p>0.0001900008</text:p>
          </table:table-cell>
          <table:table-cell table:formula="of:=COM.MICROSOFT.IFS([.C429]&gt;[.D429];1;[.D429]&gt;[.C429];0;[.D429]=[.C429];0)" office:value-type="float" office:value="0" calcext:value-type="float">
            <text:p>0</text:p>
          </table:table-cell>
          <table:table-cell table:formula="of:=[.C429]-[.D429]" office:value-type="float" office:value="-0.0000890009" calcext:value-type="float">
            <text:p>-8.90009E-05</text:p>
          </table:table-cell>
        </table:table-row>
        <table:table-row table:style-name="ro1">
          <table:table-cell office:value-type="string" calcext:value-type="string">
            <text:p>Physics.JointBreaks</text:p>
          </table:table-cell>
          <table:table-cell office:value-type="string" calcext:value-type="string">
            <text:p>Physics</text:p>
          </table:table-cell>
          <table:table-cell office:value-type="float" office:value="0.000005333334" calcext:value-type="float">
            <text:p>5.333334E-06</text:p>
          </table:table-cell>
          <table:table-cell office:value-type="float" office:value="0.000098" calcext:value-type="float">
            <text:p>9.8E-05</text:p>
          </table:table-cell>
          <table:table-cell table:formula="of:=COM.MICROSOFT.IFS([.C430]&gt;[.D430];1;[.D430]&gt;[.C430];0;[.D430]=[.C430];0)" office:value-type="float" office:value="0" calcext:value-type="float">
            <text:p>0</text:p>
          </table:table-cell>
          <table:table-cell table:formula="of:=[.C430]-[.D430]" office:value-type="float" office:value="-0.000092666666" calcext:value-type="float">
            <text:p>-9.2666666E-05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 office:value-type="float" office:value="0.0004149998" calcext:value-type="float">
            <text:p>0.0004149998</text:p>
          </table:table-cell>
          <table:table-cell office:value-type="float" office:value="0.0005096667" calcext:value-type="float">
            <text:p>0.0005096667</text:p>
          </table:table-cell>
          <table:table-cell table:formula="of:=COM.MICROSOFT.IFS([.C431]&gt;[.D431];1;[.D431]&gt;[.C431];0;[.D431]=[.C431];0)" office:value-type="float" office:value="0" calcext:value-type="float">
            <text:p>0</text:p>
          </table:table-cell>
          <table:table-cell table:formula="of:=[.C431]-[.D431]" office:value-type="float" office:value="-0.0000946669" calcext:value-type="float">
            <text:p>-9.46669E-05</text:p>
          </table:table-cell>
        </table:table-row>
        <table:table-row table:style-name="ro1">
          <table:table-cell office:value-type="string" calcext:value-type="string">
            <text:p>Physics.ProcessReports</text:p>
          </table:table-cell>
          <table:table-cell office:value-type="string" calcext:value-type="string">
            <text:p>Physics</text:p>
          </table:table-cell>
          <table:table-cell office:value-type="float" office:value="0.00003666667" calcext:value-type="float">
            <text:p>3.666667E-05</text:p>
          </table:table-cell>
          <table:table-cell office:value-type="float" office:value="0.0001326667" calcext:value-type="float">
            <text:p>0.0001326667</text:p>
          </table:table-cell>
          <table:table-cell table:formula="of:=COM.MICROSOFT.IFS([.C432]&gt;[.D432];1;[.D432]&gt;[.C432];0;[.D432]=[.C432];0)" office:value-type="float" office:value="0" calcext:value-type="float">
            <text:p>0</text:p>
          </table:table-cell>
          <table:table-cell table:formula="of:=[.C432]-[.D432]" office:value-type="float" office:value="-0.00009600003" calcext:value-type="float">
            <text:p>-9.600003E-0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1067333" calcext:value-type="float">
            <text:p>0.001067333</text:p>
          </table:table-cell>
          <table:table-cell office:value-type="float" office:value="0.001165334" calcext:value-type="float">
            <text:p>0.001165334</text:p>
          </table:table-cell>
          <table:table-cell table:formula="of:=COM.MICROSOFT.IFS([.C433]&gt;[.D433];1;[.D433]&gt;[.C433];0;[.D433]=[.C433];0)" office:value-type="float" office:value="0" calcext:value-type="float">
            <text:p>0</text:p>
          </table:table-cell>
          <table:table-cell table:formula="of:=[.C433]-[.D433]" office:value-type="float" office:value="-0.0000980009999999999" calcext:value-type="float">
            <text:p>-9.80009999999999E-05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3006668" calcext:value-type="float">
            <text:p>0.0003006668</text:p>
          </table:table-cell>
          <table:table-cell office:value-type="float" office:value="0.0004000001" calcext:value-type="float">
            <text:p>0.0004000001</text:p>
          </table:table-cell>
          <table:table-cell table:formula="of:=COM.MICROSOFT.IFS([.C434]&gt;[.D434];1;[.D434]&gt;[.C434];0;[.D434]=[.C434];0)" office:value-type="float" office:value="0" calcext:value-type="float">
            <text:p>0</text:p>
          </table:table-cell>
          <table:table-cell table:formula="of:=[.C434]-[.D434]" office:value-type="float" office:value="-0.0000993333" calcext:value-type="float">
            <text:p>-9.93333E-05</text:p>
          </table:table-cell>
        </table:table-row>
        <table:table-row table:style-name="ro1">
          <table:table-cell office:value-type="string" calcext:value-type="string">
            <text:p>PreUpdate.PhysicsUpdate</text:p>
          </table:table-cell>
          <table:table-cell office:value-type="string" calcext:value-type="string">
            <text:p>PlayerLoop</text:p>
          </table:table-cell>
          <table:table-cell office:value-type="float" office:value="0.0007493328" calcext:value-type="float">
            <text:p>0.0007493328</text:p>
          </table:table-cell>
          <table:table-cell office:value-type="float" office:value="0.0008509991" calcext:value-type="float">
            <text:p>0.0008509991</text:p>
          </table:table-cell>
          <table:table-cell table:formula="of:=COM.MICROSOFT.IFS([.C435]&gt;[.D435];1;[.D435]&gt;[.C435];0;[.D435]=[.C435];0)" office:value-type="float" office:value="0" calcext:value-type="float">
            <text:p>0</text:p>
          </table:table-cell>
          <table:table-cell table:formula="of:=[.C435]-[.D435]" office:value-type="float" office:value="-0.0001016663" calcext:value-type="float">
            <text:p>-0.0001016663</text:p>
          </table:table-cell>
        </table:table-row>
        <table:table-row table:style-name="ro1">
          <table:table-cell office:value-type="string" calcext:value-type="string">
            <text:p>PhysX.ScScene.postBroadPhase2</text:p>
          </table:table-cell>
          <table:table-cell office:value-type="string" calcext:value-type="string">
            <text:p>Physics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3146667" calcext:value-type="float">
            <text:p>0.0003146667</text:p>
          </table:table-cell>
          <table:table-cell table:formula="of:=COM.MICROSOFT.IFS([.C436]&gt;[.D436];1;[.D436]&gt;[.C436];0;[.D436]=[.C436];0)" office:value-type="float" office:value="0" calcext:value-type="float">
            <text:p>0</text:p>
          </table:table-cell>
          <table:table-cell table:formula="of:=[.C436]-[.D436]" office:value-type="float" office:value="-0.0001076667" calcext:value-type="float">
            <text:p>-0.0001076667</text:p>
          </table:table-cell>
        </table:table-row>
        <table:table-row table:style-name="ro1">
          <table:table-cell office:value-type="string" calcext:value-type="string">
            <text:p>UnityEngine.CoreModule.dll!UnityEngine.Experimental.Rendering::ScriptableRuntimeReflectionSystemWrapper.Internal_ScriptableRuntimeReflectionSystemWrapper_TickRealtimeProbes()</text:p>
          </table:table-cell>
          <table:table-cell office:value-type="string" calcext:value-type="string">
            <text:p>Scripts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003885667" calcext:value-type="float">
            <text:p>0.003885667</text:p>
          </table:table-cell>
          <table:table-cell table:formula="of:=COM.MICROSOFT.IFS([.C437]&gt;[.D437];1;[.D437]&gt;[.C437];0;[.D437]=[.C437];0)" office:value-type="float" office:value="0" calcext:value-type="float">
            <text:p>0</text:p>
          </table:table-cell>
          <table:table-cell table:formula="of:=[.C437]-[.D437]" office:value-type="float" office:value="-0.000109667" calcext:value-type="float">
            <text:p>-0.000109667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1196001" calcext:value-type="float">
            <text:p>0.001196001</text:p>
          </table:table-cell>
          <table:table-cell office:value-type="float" office:value="0.001307001" calcext:value-type="float">
            <text:p>0.001307001</text:p>
          </table:table-cell>
          <table:table-cell table:formula="of:=COM.MICROSOFT.IFS([.C438]&gt;[.D438];1;[.D438]&gt;[.C438];0;[.D438]=[.C438];0)" office:value-type="float" office:value="0" calcext:value-type="float">
            <text:p>0</text:p>
          </table:table-cell>
          <table:table-cell table:formula="of:=[.C438]-[.D438]" office:value-type="float" office:value="-0.000111" calcext:value-type="float">
            <text:p>-0.000111</text:p>
          </table:table-cell>
        </table:table-row>
        <table:table-row table:style-name="ro1">
          <table:table-cell office:value-type="string" calcext:value-type="string">
            <text:p>PhysX.ScScene.afterIntegration</text:p>
          </table:table-cell>
          <table:table-cell office:value-type="string" calcext:value-type="string">
            <text:p>Physics</text:p>
          </table:table-cell>
          <table:table-cell office:value-type="float" office:value="0.00004766666" calcext:value-type="float">
            <text:p>4.766666E-05</text:p>
          </table:table-cell>
          <table:table-cell office:value-type="float" office:value="0.00016" calcext:value-type="float">
            <text:p>0.00016</text:p>
          </table:table-cell>
          <table:table-cell table:formula="of:=COM.MICROSOFT.IFS([.C439]&gt;[.D439];1;[.D439]&gt;[.C439];0;[.D439]=[.C439];0)" office:value-type="float" office:value="0" calcext:value-type="float">
            <text:p>0</text:p>
          </table:table-cell>
          <table:table-cell table:formula="of:=[.C439]-[.D439]" office:value-type="float" office:value="-0.00011233334" calcext:value-type="float">
            <text:p>-0.00011233334</text:p>
          </table:table-cell>
        </table:table-row>
        <table:table-row table:style-name="ro1">
          <table:table-cell office:value-type="string" calcext:value-type="string">
            <text:p>EarlyUpdate.UpdateAsyncReadbackManager</text:p>
          </table:table-cell>
          <table:table-cell office:value-type="string" calcext:value-type="string">
            <text:p>PlayerLoop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376671" calcext:value-type="float">
            <text:p>0.0002376671</text:p>
          </table:table-cell>
          <table:table-cell table:formula="of:=COM.MICROSOFT.IFS([.C440]&gt;[.D440];1;[.D440]&gt;[.C440];0;[.D440]=[.C440];0)" office:value-type="float" office:value="0" calcext:value-type="float">
            <text:p>0</text:p>
          </table:table-cell>
          <table:table-cell table:formula="of:=[.C440]-[.D440]" office:value-type="float" office:value="-0.0001176671" calcext:value-type="float">
            <text:p>-0.0001176671</text:p>
          </table:table-cell>
        </table:table-row>
        <table:table-row table:style-name="ro1">
          <table:table-cell office:value-type="string" calcext:value-type="string">
            <text:p>Shadows.ExtractShaderPassContext</text:p>
          </table:table-cell>
          <table:table-cell office:value-type="string" calcext:value-type="string">
            <text:p>Render</text:p>
          </table:table-cell>
          <table:table-cell office:value-type="float" office:value="0.001591668" calcext:value-type="float">
            <text:p>0.001591668</text:p>
          </table:table-cell>
          <table:table-cell office:value-type="float" office:value="0.001714334" calcext:value-type="float">
            <text:p>0.001714334</text:p>
          </table:table-cell>
          <table:table-cell table:formula="of:=COM.MICROSOFT.IFS([.C441]&gt;[.D441];1;[.D441]&gt;[.C441];0;[.D441]=[.C441];0)" office:value-type="float" office:value="0" calcext:value-type="float">
            <text:p>0</text:p>
          </table:table-cell>
          <table:table-cell table:formula="of:=[.C441]-[.D441]" office:value-type="float" office:value="-0.000122666" calcext:value-type="float">
            <text:p>-0.000122666</text:p>
          </table:table-cell>
        </table:table-row>
        <table:table-row table:style-name="ro1">
          <table:table-cell office:value-type="string" calcext:value-type="string">
            <text:p>ReflectionProbes.Update</text:p>
          </table:table-cell>
          <table:table-cell office:value-type="string" calcext:value-type="string">
            <text:p>Render</text:p>
          </table:table-cell>
          <table:table-cell office:value-type="float" office:value="0.002559999" calcext:value-type="float">
            <text:p>0.002559999</text:p>
          </table:table-cell>
          <table:table-cell office:value-type="float" office:value="0.002683334" calcext:value-type="float">
            <text:p>0.002683334</text:p>
          </table:table-cell>
          <table:table-cell table:formula="of:=COM.MICROSOFT.IFS([.C442]&gt;[.D442];1;[.D442]&gt;[.C442];0;[.D442]=[.C442];0)" office:value-type="float" office:value="0" calcext:value-type="float">
            <text:p>0</text:p>
          </table:table-cell>
          <table:table-cell table:formula="of:=[.C442]-[.D442]" office:value-type="float" office:value="-0.000123335" calcext:value-type="float">
            <text:p>-0.000123335</text:p>
          </table:table-cell>
        </table:table-row>
        <table:table-row table:style-name="ro1">
          <table:table-cell office:value-type="string" calcext:value-type="string">
            <text:p>Inl_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004069669" calcext:value-type="float">
            <text:p>0.004069669</text:p>
          </table:table-cell>
          <table:table-cell office:value-type="float" office:value="0.004195002" calcext:value-type="float">
            <text:p>0.004195002</text:p>
          </table:table-cell>
          <table:table-cell table:formula="of:=COM.MICROSOFT.IFS([.C443]&gt;[.D443];1;[.D443]&gt;[.C443];0;[.D443]=[.C443];0)" office:value-type="float" office:value="0" calcext:value-type="float">
            <text:p>0</text:p>
          </table:table-cell>
          <table:table-cell table:formula="of:=[.C443]-[.D443]" office:value-type="float" office:value="-0.000125333" calcext:value-type="float">
            <text:p>-0.000125333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876666" calcext:value-type="float">
            <text:p>0.001876666</text:p>
          </table:table-cell>
          <table:table-cell office:value-type="float" office:value="0.002004334" calcext:value-type="float">
            <text:p>0.002004334</text:p>
          </table:table-cell>
          <table:table-cell table:formula="of:=COM.MICROSOFT.IFS([.C444]&gt;[.D444];1;[.D444]&gt;[.C444];0;[.D444]=[.C444];0)" office:value-type="float" office:value="0" calcext:value-type="float">
            <text:p>0</text:p>
          </table:table-cell>
          <table:table-cell table:formula="of:=[.C444]-[.D444]" office:value-type="float" office:value="-0.000127668" calcext:value-type="float">
            <text:p>-0.000127668</text:p>
          </table:table-cell>
        </table:table-row>
        <table:table-row table:style-name="ro1">
          <table:table-cell office:value-type="string" calcext:value-type="string">
            <text:p>UIEvents.CanvasmanagerEmitOnScreenGeometry</text:p>
          </table:table-cell>
          <table:table-cell office:value-type="string" calcext:value-type="string">
            <text:p>PlayerLoop</text:p>
          </table:table-cell>
          <table:table-cell office:value-type="float" office:value="0.0004450002" calcext:value-type="float">
            <text:p>0.0004450002</text:p>
          </table:table-cell>
          <table:table-cell office:value-type="float" office:value="0.0005810011" calcext:value-type="float">
            <text:p>0.0005810011</text:p>
          </table:table-cell>
          <table:table-cell table:formula="of:=COM.MICROSOFT.IFS([.C445]&gt;[.D445];1;[.D445]&gt;[.C445];0;[.D445]=[.C445];0)" office:value-type="float" office:value="0" calcext:value-type="float">
            <text:p>0</text:p>
          </table:table-cell>
          <table:table-cell table:formula="of:=[.C445]-[.D445]" office:value-type="float" office:value="-0.0001360009" calcext:value-type="float">
            <text:p>-0.0001360009</text:p>
          </table:table-cell>
        </table:table-row>
        <table:table-row table:style-name="ro1">
          <table:table-cell office:value-type="string" calcext:value-type="string">
            <text:p>PostLateUpdate.PhysicsSkinnedClothBeginUpdate</text:p>
          </table:table-cell>
          <table:table-cell office:value-type="string" calcext:value-type="string">
            <text:p>PlayerLoop</text:p>
          </table:table-cell>
          <table:table-cell office:value-type="float" office:value="0.0003696666" calcext:value-type="float">
            <text:p>0.0003696666</text:p>
          </table:table-cell>
          <table:table-cell office:value-type="float" office:value="0.0005136674" calcext:value-type="float">
            <text:p>0.0005136674</text:p>
          </table:table-cell>
          <table:table-cell table:formula="of:=COM.MICROSOFT.IFS([.C446]&gt;[.D446];1;[.D446]&gt;[.C446];0;[.D446]=[.C446];0)" office:value-type="float" office:value="0" calcext:value-type="float">
            <text:p>0</text:p>
          </table:table-cell>
          <table:table-cell table:formula="of:=[.C446]-[.D446]" office:value-type="float" office:value="-0.0001440008" calcext:value-type="float">
            <text:p>-0.0001440008</text:p>
          </table:table-cell>
        </table:table-row>
        <table:table-row table:style-name="ro1">
          <table:table-cell office:value-type="string" calcext:value-type="string">
            <text:p>PostLat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0003643332" calcext:value-type="float">
            <text:p>0.0003643332</text:p>
          </table:table-cell>
          <table:table-cell office:value-type="float" office:value="0.0005086676" calcext:value-type="float">
            <text:p>0.0005086676</text:p>
          </table:table-cell>
          <table:table-cell table:formula="of:=COM.MICROSOFT.IFS([.C447]&gt;[.D447];1;[.D447]&gt;[.C447];0;[.D447]=[.C447];0)" office:value-type="float" office:value="0" calcext:value-type="float">
            <text:p>0</text:p>
          </table:table-cell>
          <table:table-cell table:formula="of:=[.C447]-[.D447]" office:value-type="float" office:value="-0.0001443344" calcext:value-type="float">
            <text:p>-0.0001443344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01785333" calcext:value-type="float">
            <text:p>0.001785333</text:p>
          </table:table-cell>
          <table:table-cell table:formula="of:=COM.MICROSOFT.IFS([.C448]&gt;[.D448];1;[.D448]&gt;[.C448];0;[.D448]=[.C448];0)" office:value-type="float" office:value="0" calcext:value-type="float">
            <text:p>0</text:p>
          </table:table-cell>
          <table:table-cell table:formula="of:=[.C448]-[.D448]" office:value-type="float" office:value="-0.000146333" calcext:value-type="float">
            <text:p>-0.000146333</text:p>
          </table:table-cell>
        </table:table-row>
        <table:table-row table:style-name="ro1">
          <table:table-cell office:value-type="string" calcext:value-type="string">
            <text:p>Profiler.SerializeStats</text:p>
          </table:table-cell>
          <table:table-cell office:value-type="string" calcext:value-type="string">
            <text:p>Overhead</text:p>
          </table:table-cell>
          <table:table-cell office:value-type="float" office:value="0.001386667" calcext:value-type="float">
            <text:p>0.001386667</text:p>
          </table:table-cell>
          <table:table-cell office:value-type="float" office:value="0.001539334" calcext:value-type="float">
            <text:p>0.001539334</text:p>
          </table:table-cell>
          <table:table-cell table:formula="of:=COM.MICROSOFT.IFS([.C449]&gt;[.D449];1;[.D449]&gt;[.C449];0;[.D449]=[.C449];0)" office:value-type="float" office:value="0" calcext:value-type="float">
            <text:p>0</text:p>
          </table:table-cell>
          <table:table-cell table:formula="of:=[.C449]-[.D449]" office:value-type="float" office:value="-0.000152667" calcext:value-type="float">
            <text:p>-0.000152667</text:p>
          </table:table-cell>
        </table:table-row>
        <table:table-row table:style-name="ro1">
          <table:table-cell office:value-type="string" calcext:value-type="string">
            <text:p>AudioManager.Update</text:p>
          </table:table-cell>
          <table:table-cell office:value-type="string" calcext:value-type="string">
            <text:p>Audio</text:p>
          </table:table-cell>
          <table:table-cell office:value-type="float" office:value="0.004150335" calcext:value-type="float">
            <text:p>0.004150335</text:p>
          </table:table-cell>
          <table:table-cell office:value-type="float" office:value="0.004306001" calcext:value-type="float">
            <text:p>0.004306001</text:p>
          </table:table-cell>
          <table:table-cell table:formula="of:=COM.MICROSOFT.IFS([.C450]&gt;[.D450];1;[.D450]&gt;[.C450];0;[.D450]=[.C450];0)" office:value-type="float" office:value="0" calcext:value-type="float">
            <text:p>0</text:p>
          </table:table-cell>
          <table:table-cell table:formula="of:=[.C450]-[.D450]" office:value-type="float" office:value="-0.000155666" calcext:value-type="float">
            <text:p>-0.000155666</text:p>
          </table:table-cell>
        </table:table-row>
        <table:table-row table:style-name="ro1">
          <table:table-cell office:value-type="string" calcext:value-type="string">
            <text:p>UpdatePreloading</text:p>
          </table:table-cell>
          <table:table-cell office:value-type="string" calcext:value-type="string">
            <text:p>Loading</text:p>
          </table:table-cell>
          <table:table-cell office:value-type="float" office:value="0.000889333" calcext:value-type="float">
            <text:p>0.000889333</text:p>
          </table:table-cell>
          <table:table-cell office:value-type="float" office:value="0.001045333" calcext:value-type="float">
            <text:p>0.001045333</text:p>
          </table:table-cell>
          <table:table-cell table:formula="of:=COM.MICROSOFT.IFS([.C451]&gt;[.D451];1;[.D451]&gt;[.C451];0;[.D451]=[.C451];0)" office:value-type="float" office:value="0" calcext:value-type="float">
            <text:p>0</text:p>
          </table:table-cell>
          <table:table-cell table:formula="of:=[.C451]-[.D451]" office:value-type="float" office:value="-0.000156" calcext:value-type="float">
            <text:p>-0.000156</text:p>
          </table:table-cell>
        </table:table-row>
        <table:table-row table:style-name="ro1">
          <table:table-cell office:value-type="string" calcext:value-type="string">
            <text:p>Shadows.CullDirectionalShadowCasters</text:p>
          </table:table-cell>
          <table:table-cell office:value-type="string" calcext:value-type="string">
            <text:p>Render</text:p>
          </table:table-cell>
          <table:table-cell office:value-type="float" office:value="0.006155668" calcext:value-type="float">
            <text:p>0.006155668</text:p>
          </table:table-cell>
          <table:table-cell office:value-type="float" office:value="0.006318668" calcext:value-type="float">
            <text:p>0.006318668</text:p>
          </table:table-cell>
          <table:table-cell table:formula="of:=COM.MICROSOFT.IFS([.C452]&gt;[.D452];1;[.D452]&gt;[.C452];0;[.D452]=[.C452];0)" office:value-type="float" office:value="0" calcext:value-type="float">
            <text:p>0</text:p>
          </table:table-cell>
          <table:table-cell table:formula="of:=[.C452]-[.D452]" office:value-type="float" office:value="-0.000163" calcext:value-type="float">
            <text:p>-0.000163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0.008201998" calcext:value-type="float">
            <text:p>0.008201998</text:p>
          </table:table-cell>
          <table:table-cell office:value-type="float" office:value="0.008365668" calcext:value-type="float">
            <text:p>0.008365668</text:p>
          </table:table-cell>
          <table:table-cell table:formula="of:=COM.MICROSOFT.IFS([.C453]&gt;[.D453];1;[.D453]&gt;[.C453];0;[.D453]=[.C453];0)" office:value-type="float" office:value="0" calcext:value-type="float">
            <text:p>0</text:p>
          </table:table-cell>
          <table:table-cell table:formula="of:=[.C453]-[.D453]" office:value-type="float" office:value="-0.000163669999999999" calcext:value-type="float">
            <text:p>-0.00016367</text:p>
          </table:table-cell>
        </table:table-row>
        <table:table-row table:style-name="ro1">
          <table:table-cell office:value-type="string" calcext:value-type="string">
            <text:p>Assembly-CSharp.dll!::RotationgAroundPoint.Update()</text:p>
          </table:table-cell>
          <table:table-cell office:value-type="string" calcext:value-type="string">
            <text:p>Scripts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.002632001" calcext:value-type="float">
            <text:p>0.002632001</text:p>
          </table:table-cell>
          <table:table-cell table:formula="of:=COM.MICROSOFT.IFS([.C454]&gt;[.D454];1;[.D454]&gt;[.C454];0;[.D454]=[.C454];0)" office:value-type="float" office:value="0" calcext:value-type="float">
            <text:p>0</text:p>
          </table:table-cell>
          <table:table-cell table:formula="of:=[.C454]-[.D454]" office:value-type="float" office:value="-0.000173001" calcext:value-type="float">
            <text:p>-0.000173001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230999" calcext:value-type="float">
            <text:p>0.003230999</text:p>
          </table:table-cell>
          <table:table-cell table:formula="of:=COM.MICROSOFT.IFS([.C455]&gt;[.D455];1;[.D455]&gt;[.C455];0;[.D455]=[.C455];0)" office:value-type="float" office:value="0" calcext:value-type="float">
            <text:p>0</text:p>
          </table:table-cell>
          <table:table-cell table:formula="of:=[.C455]-[.D455]" office:value-type="float" office:value="-0.000175999" calcext:value-type="float">
            <text:p>-0.000175999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003966668" calcext:value-type="float">
            <text:p>0.0003966668</text:p>
          </table:table-cell>
          <table:table-cell office:value-type="float" office:value="0.0005776671" calcext:value-type="float">
            <text:p>0.0005776671</text:p>
          </table:table-cell>
          <table:table-cell table:formula="of:=COM.MICROSOFT.IFS([.C456]&gt;[.D456];1;[.D456]&gt;[.C456];0;[.D456]=[.C456];0)" office:value-type="float" office:value="0" calcext:value-type="float">
            <text:p>0</text:p>
          </table:table-cell>
          <table:table-cell table:formula="of:=[.C456]-[.D456]" office:value-type="float" office:value="-0.0001810003" calcext:value-type="float">
            <text:p>-0.0001810003</text:p>
          </table:table-cell>
        </table:table-row>
        <table:table-row table:style-name="ro1">
          <table:table-cell office:value-type="string" calcext:value-type="string">
            <text:p>Shadows.ExecuteDrawShadows</text:p>
          </table:table-cell>
          <table:table-cell office:value-type="string" calcext:value-type="string">
            <text:p>Render</text:p>
          </table:table-cell>
          <table:table-cell office:value-type="float" office:value="0.008541668" calcext:value-type="float">
            <text:p>0.008541668</text:p>
          </table:table-cell>
          <table:table-cell office:value-type="float" office:value="0.00874" calcext:value-type="float">
            <text:p>0.00874</text:p>
          </table:table-cell>
          <table:table-cell table:formula="of:=COM.MICROSOFT.IFS([.C457]&gt;[.D457];1;[.D457]&gt;[.C457];0;[.D457]=[.C457];0)" office:value-type="float" office:value="0" calcext:value-type="float">
            <text:p>0</text:p>
          </table:table-cell>
          <table:table-cell table:formula="of:=[.C457]-[.D457]" office:value-type="float" office:value="-0.000198332000000001" calcext:value-type="float">
            <text:p>-0.000198332</text:p>
          </table:table-cell>
        </table:table-row>
        <table:table-row table:style-name="ro1">
          <table:table-cell office:value-type="string" calcext:value-type="string">
            <text:p>Inl_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0.005956995" calcext:value-type="float">
            <text:p>0.005956995</text:p>
          </table:table-cell>
          <table:table-cell office:value-type="float" office:value="0.006165333" calcext:value-type="float">
            <text:p>0.006165333</text:p>
          </table:table-cell>
          <table:table-cell table:formula="of:=COM.MICROSOFT.IFS([.C458]&gt;[.D458];1;[.D458]&gt;[.C458];0;[.D458]=[.C458];0)" office:value-type="float" office:value="0" calcext:value-type="float">
            <text:p>0</text:p>
          </table:table-cell>
          <table:table-cell table:formula="of:=[.C458]-[.D458]" office:value-type="float" office:value="-0.000208338" calcext:value-type="float">
            <text:p>-0.000208338</text:p>
          </table:table-cell>
        </table:table-row>
        <table:table-row table:style-name="ro1">
          <table:table-cell office:value-type="string" calcext:value-type="string">
            <text:p>PhysX.ScScene.postSolver</text:p>
          </table:table-cell>
          <table:table-cell office:value-type="string" calcext:value-type="string">
            <text:p>Physics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2556667" calcext:value-type="float">
            <text:p>0.0002556667</text:p>
          </table:table-cell>
          <table:table-cell table:formula="of:=COM.MICROSOFT.IFS([.C459]&gt;[.D459];1;[.D459]&gt;[.C459];0;[.D459]=[.C459];0)" office:value-type="float" office:value="0" calcext:value-type="float">
            <text:p>0</text:p>
          </table:table-cell>
          <table:table-cell table:formula="of:=[.C459]-[.D459]" office:value-type="float" office:value="-0.0002226667" calcext:value-type="float">
            <text:p>-0.0002226667</text:p>
          </table:table-cell>
        </table:table-row>
        <table:table-row table:style-name="ro1">
          <table:table-cell office:value-type="string" calcext:value-type="string">
            <text:p>Inl_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003565668" calcext:value-type="float">
            <text:p>0.003565668</text:p>
          </table:table-cell>
          <table:table-cell office:value-type="float" office:value="0.003791669" calcext:value-type="float">
            <text:p>0.003791669</text:p>
          </table:table-cell>
          <table:table-cell table:formula="of:=COM.MICROSOFT.IFS([.C460]&gt;[.D460];1;[.D460]&gt;[.C460];0;[.D460]=[.C460];0)" office:value-type="float" office:value="0" calcext:value-type="float">
            <text:p>0</text:p>
          </table:table-cell>
          <table:table-cell table:formula="of:=[.C460]-[.D460]" office:value-type="float" office:value="-0.000226001" calcext:value-type="float">
            <text:p>-0.000226001</text:p>
          </table:table-cell>
        </table:table-row>
        <table:table-row table:style-name="ro1">
          <table:table-cell office:value-type="string" calcext:value-type="string">
            <text:p>PostLateUpdate.MemoryFrameMaintenance</text:p>
          </table:table-cell>
          <table:table-cell office:value-type="string" calcext:value-type="string">
            <text:p>PlayerLoop</text:p>
          </table:table-cell>
          <table:table-cell office:value-type="float" office:value="0.001345334" calcext:value-type="float">
            <text:p>0.001345334</text:p>
          </table:table-cell>
          <table:table-cell office:value-type="float" office:value="0.001573333" calcext:value-type="float">
            <text:p>0.001573333</text:p>
          </table:table-cell>
          <table:table-cell table:formula="of:=COM.MICROSOFT.IFS([.C461]&gt;[.D461];1;[.D461]&gt;[.C461];0;[.D461]=[.C461];0)" office:value-type="float" office:value="0" calcext:value-type="float">
            <text:p>0</text:p>
          </table:table-cell>
          <table:table-cell table:formula="of:=[.C461]-[.D461]" office:value-type="float" office:value="-0.000227999" calcext:value-type="float">
            <text:p>-0.000227999</text:p>
          </table:table-cell>
        </table:table-row>
        <table:table-row table:style-name="ro1">
          <table:table-cell office:value-type="string" calcext:value-type="string">
            <text:p>Profiler.CollectLegacyStats</text:p>
          </table:table-cell>
          <table:table-cell office:value-type="string" calcext:value-type="string">
            <text:p>Overhead</text:p>
          </table:table-cell>
          <table:table-cell office:value-type="float" office:value="0.002251" calcext:value-type="float">
            <text:p>0.002251</text:p>
          </table:table-cell>
          <table:table-cell office:value-type="float" office:value="0.002489666" calcext:value-type="float">
            <text:p>0.002489666</text:p>
          </table:table-cell>
          <table:table-cell table:formula="of:=COM.MICROSOFT.IFS([.C462]&gt;[.D462];1;[.D462]&gt;[.C462];0;[.D462]=[.C462];0)" office:value-type="float" office:value="0" calcext:value-type="float">
            <text:p>0</text:p>
          </table:table-cell>
          <table:table-cell table:formula="of:=[.C462]-[.D462]" office:value-type="float" office:value="-0.000238666" calcext:value-type="float">
            <text:p>-0.000238666</text:p>
          </table:table-cell>
        </table:table-row>
        <table:table-row table:style-name="ro1">
          <table:table-cell office:value-type="string" calcext:value-type="string">
            <text:p>Loading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1343" calcext:value-type="float">
            <text:p>0.001343</text:p>
          </table:table-cell>
          <table:table-cell table:formula="of:=COM.MICROSOFT.IFS([.C463]&gt;[.D463];1;[.D463]&gt;[.C463];0;[.D463]=[.C463];0)" office:value-type="float" office:value="0" calcext:value-type="float">
            <text:p>0</text:p>
          </table:table-cell>
          <table:table-cell table:formula="of:=[.C463]-[.D463]" office:value-type="float" office:value="-0.000249" calcext:value-type="float">
            <text:p>-0.000249</text:p>
          </table:table-cell>
        </table:table-row>
        <table:table-row table:style-name="ro1">
          <table:table-cell office:value-type="string" calcext:value-type="string">
            <text:p>Physics.FetchResults</text:p>
          </table:table-cell>
          <table:table-cell office:value-type="string" calcext:value-type="string">
            <text:p>Physics</text:p>
          </table:table-cell>
          <table:table-cell office:value-type="float" office:value="0.0005826667" calcext:value-type="float">
            <text:p>0.0005826667</text:p>
          </table:table-cell>
          <table:table-cell office:value-type="float" office:value="0.0008350001" calcext:value-type="float">
            <text:p>0.0008350001</text:p>
          </table:table-cell>
          <table:table-cell table:formula="of:=COM.MICROSOFT.IFS([.C464]&gt;[.D464];1;[.D464]&gt;[.C464];0;[.D464]=[.C464];0)" office:value-type="float" office:value="0" calcext:value-type="float">
            <text:p>0</text:p>
          </table:table-cell>
          <table:table-cell table:formula="of:=[.C464]-[.D464]" office:value-type="float" office:value="-0.0002523334" calcext:value-type="float">
            <text:p>-0.0002523334</text:p>
          </table:table-cell>
        </table:table-row>
        <table:table-row table:style-name="ro1">
          <table:table-cell office:value-type="string" calcext:value-type="string">
            <text:p>Inl_FinalBlit</text:p>
          </table:table-cell>
          <table:table-cell office:value-type="string" calcext:value-type="string">
            <text:p>Scripts</text:p>
          </table:table-cell>
          <table:table-cell office:value-type="float" office:value="0.002388667" calcext:value-type="float">
            <text:p>0.002388667</text:p>
          </table:table-cell>
          <table:table-cell office:value-type="float" office:value="0.002660667" calcext:value-type="float">
            <text:p>0.002660667</text:p>
          </table:table-cell>
          <table:table-cell table:formula="of:=COM.MICROSOFT.IFS([.C465]&gt;[.D465];1;[.D465]&gt;[.C465];0;[.D465]=[.C465];0)" office:value-type="float" office:value="0" calcext:value-type="float">
            <text:p>0</text:p>
          </table:table-cell>
          <table:table-cell table:formula="of:=[.C465]-[.D465]" office:value-type="float" office:value="-0.000272" calcext:value-type="float">
            <text:p>-0.000272</text:p>
          </table:table-cell>
        </table:table-row>
        <table:table-row table:style-name="ro1">
          <table:table-cell office:value-type="string" calcext:value-type="string">
            <text:p>EarlyUpdate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001212667" calcext:value-type="float">
            <text:p>0.001212667</text:p>
          </table:table-cell>
          <table:table-cell office:value-type="float" office:value="0.001490334" calcext:value-type="float">
            <text:p>0.001490334</text:p>
          </table:table-cell>
          <table:table-cell table:formula="of:=COM.MICROSOFT.IFS([.C466]&gt;[.D466];1;[.D466]&gt;[.C466];0;[.D466]=[.C466];0)" office:value-type="float" office:value="0" calcext:value-type="float">
            <text:p>0</text:p>
          </table:table-cell>
          <table:table-cell table:formula="of:=[.C466]-[.D466]" office:value-type="float" office:value="-0.000277667" calcext:value-type="float">
            <text:p>-0.000277667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 office:value-type="float" office:value="0.0005070006" calcext:value-type="float">
            <text:p>0.0005070006</text:p>
          </table:table-cell>
          <table:table-cell office:value-type="float" office:value="0.0007893346" calcext:value-type="float">
            <text:p>0.0007893346</text:p>
          </table:table-cell>
          <table:table-cell table:formula="of:=COM.MICROSOFT.IFS([.C467]&gt;[.D467];1;[.D467]&gt;[.C467];0;[.D467]=[.C467];0)" office:value-type="float" office:value="0" calcext:value-type="float">
            <text:p>0</text:p>
          </table:table-cell>
          <table:table-cell table:formula="of:=[.C467]-[.D467]" office:value-type="float" office:value="-0.000282334" calcext:value-type="float">
            <text:p>-0.000282334</text:p>
          </table:table-cell>
        </table:table-row>
        <table:table-row table:style-name="ro1">
          <table:table-cell office:value-type="string" calcext:value-type="string">
            <text:p>Inl_CopyDepth</text:p>
          </table:table-cell>
          <table:table-cell office:value-type="string" calcext:value-type="string">
            <text:p>Scripts</text:p>
          </table:table-cell>
          <table:table-cell office:value-type="float" office:value="0.003420001" calcext:value-type="float">
            <text:p>0.003420001</text:p>
          </table:table-cell>
          <table:table-cell office:value-type="float" office:value="0.003729669" calcext:value-type="float">
            <text:p>0.003729669</text:p>
          </table:table-cell>
          <table:table-cell table:formula="of:=COM.MICROSOFT.IFS([.C468]&gt;[.D468];1;[.D468]&gt;[.C468];0;[.D468]=[.C468];0)" office:value-type="float" office:value="0" calcext:value-type="float">
            <text:p>0</text:p>
          </table:table-cell>
          <table:table-cell table:formula="of:=[.C468]-[.D468]" office:value-type="float" office:value="-0.000309668" calcext:value-type="float">
            <text:p>-0.000309668</text:p>
          </table:table-cell>
        </table:table-row>
        <table:table-row table:style-name="ro1">
          <table:table-cell office:value-type="string" calcext:value-type="string">
            <text:p>Inl_DrawSkyboxPass</text:p>
          </table:table-cell>
          <table:table-cell office:value-type="string" calcext:value-type="string">
            <text:p>Scripts</text:p>
          </table:table-cell>
          <table:table-cell office:value-type="float" office:value="0.003520998" calcext:value-type="float">
            <text:p>0.003520998</text:p>
          </table:table-cell>
          <table:table-cell office:value-type="float" office:value="0.003831664" calcext:value-type="float">
            <text:p>0.003831664</text:p>
          </table:table-cell>
          <table:table-cell table:formula="of:=COM.MICROSOFT.IFS([.C469]&gt;[.D469];1;[.D469]&gt;[.C469];0;[.D469]=[.C469];0)" office:value-type="float" office:value="0" calcext:value-type="float">
            <text:p>0</text:p>
          </table:table-cell>
          <table:table-cell table:formula="of:=[.C469]-[.D469]" office:value-type="float" office:value="-0.000310666" calcext:value-type="float">
            <text:p>-0.000310666</text:p>
          </table:table-cell>
        </table:table-row>
        <table:table-row table:style-name="ro1">
          <table:table-cell office:value-type="string" calcext:value-type="string">
            <text:p>Inl_UniversalRenderPipeline.SetupPerFrameShaderConstants</text:p>
          </table:table-cell>
          <table:table-cell office:value-type="string" calcext:value-type="string">
            <text:p>Scripts</text:p>
          </table:table-cell>
          <table:table-cell office:value-type="float" office:value="0.003514668" calcext:value-type="float">
            <text:p>0.003514668</text:p>
          </table:table-cell>
          <table:table-cell office:value-type="float" office:value="0.003827334" calcext:value-type="float">
            <text:p>0.003827334</text:p>
          </table:table-cell>
          <table:table-cell table:formula="of:=COM.MICROSOFT.IFS([.C470]&gt;[.D470];1;[.D470]&gt;[.C470];0;[.D470]=[.C470];0)" office:value-type="float" office:value="0" calcext:value-type="float">
            <text:p>0</text:p>
          </table:table-cell>
          <table:table-cell table:formula="of:=[.C470]-[.D470]" office:value-type="float" office:value="-0.000312666" calcext:value-type="float">
            <text:p>-0.000312666</text:p>
          </table:table-cell>
        </table:table-row>
        <table:table-row table:style-name="ro1">
          <table:table-cell office:value-type="string" calcext:value-type="string">
            <text:p>Profiler.FlushCountersWithFlushOnEndOfFrame</text:p>
          </table:table-cell>
          <table:table-cell office:value-type="string" calcext:value-type="string">
            <text:p>Overhead</text:p>
          </table:table-cell>
          <table:table-cell office:value-type="float" office:value="0.001391666" calcext:value-type="float">
            <text:p>0.001391666</text:p>
          </table:table-cell>
          <table:table-cell office:value-type="float" office:value="0.001705334" calcext:value-type="float">
            <text:p>0.001705334</text:p>
          </table:table-cell>
          <table:table-cell table:formula="of:=COM.MICROSOFT.IFS([.C471]&gt;[.D471];1;[.D471]&gt;[.C471];0;[.D471]=[.C471];0)" office:value-type="float" office:value="0" calcext:value-type="float">
            <text:p>0</text:p>
          </table:table-cell>
          <table:table-cell table:formula="of:=[.C471]-[.D471]" office:value-type="float" office:value="-0.000313668" calcext:value-type="float">
            <text:p>-0.000313668</text:p>
          </table:table-cell>
        </table:table-row>
        <table:table-row table:style-name="ro1">
          <table:table-cell office:value-type="string" calcext:value-type="string">
            <text:p>FinalBlit</text:p>
          </table:table-cell>
          <table:table-cell office:value-type="string" calcext:value-type="string">
            <text:p>Scripts</text:p>
          </table:table-cell>
          <table:table-cell office:value-type="float" office:value="0.004225662" calcext:value-type="float">
            <text:p>0.004225662</text:p>
          </table:table-cell>
          <table:table-cell office:value-type="float" office:value="0.004541997" calcext:value-type="float">
            <text:p>0.004541997</text:p>
          </table:table-cell>
          <table:table-cell table:formula="of:=COM.MICROSOFT.IFS([.C472]&gt;[.D472];1;[.D472]&gt;[.C472];0;[.D472]=[.C472];0)" office:value-type="float" office:value="0" calcext:value-type="float">
            <text:p>0</text:p>
          </table:table-cell>
          <table:table-cell table:formula="of:=[.C472]-[.D472]" office:value-type="float" office:value="-0.000316334999999999" calcext:value-type="float">
            <text:p>-0.000316335</text:p>
          </table:table-cell>
        </table:table-row>
        <table:table-row table:style-name="ro1">
          <table:table-cell office:value-type="string" calcext:value-type="string">
            <text:p>PhysX.ScScene.fetchPatchEventsTask</text:p>
          </table:table-cell>
          <table:table-cell office:value-type="string" calcext:value-type="string">
            <text:p>Physics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336" calcext:value-type="float">
            <text:p>0.000336</text:p>
          </table:table-cell>
          <table:table-cell table:formula="of:=COM.MICROSOFT.IFS([.C473]&gt;[.D473];1;[.D473]&gt;[.C473];0;[.D473]=[.C473];0)" office:value-type="float" office:value="0" calcext:value-type="float">
            <text:p>0</text:p>
          </table:table-cell>
          <table:table-cell table:formula="of:=[.C473]-[.D473]" office:value-type="float" office:value="-0.00032" calcext:value-type="float">
            <text:p>-0.00032</text:p>
          </table:table-cell>
        </table:table-row>
        <table:table-row table:style-name="ro1">
          <table:table-cell office:value-type="string" calcext:value-type="string">
            <text:p>EarlyUpdate.UpdateInputManager</text:p>
          </table:table-cell>
          <table:table-cell office:value-type="string" calcext:value-type="string">
            <text:p>PlayerLoop</text:p>
          </table:table-cell>
          <table:table-cell office:value-type="float" office:value="0.002345667" calcext:value-type="float">
            <text:p>0.002345667</text:p>
          </table:table-cell>
          <table:table-cell office:value-type="float" office:value="0.002666665" calcext:value-type="float">
            <text:p>0.002666665</text:p>
          </table:table-cell>
          <table:table-cell table:formula="of:=COM.MICROSOFT.IFS([.C474]&gt;[.D474];1;[.D474]&gt;[.C474];0;[.D474]=[.C474];0)" office:value-type="float" office:value="0" calcext:value-type="float">
            <text:p>0</text:p>
          </table:table-cell>
          <table:table-cell table:formula="of:=[.C474]-[.D474]" office:value-type="float" office:value="-0.000320998" calcext:value-type="float">
            <text:p>-0.00032099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08953332" calcext:value-type="float">
            <text:p>0.0008953332</text:p>
          </table:table-cell>
          <table:table-cell office:value-type="float" office:value="0.001237667" calcext:value-type="float">
            <text:p>0.001237667</text:p>
          </table:table-cell>
          <table:table-cell table:formula="of:=COM.MICROSOFT.IFS([.C475]&gt;[.D475];1;[.D475]&gt;[.C475];0;[.D475]=[.C475];0)" office:value-type="float" office:value="0" calcext:value-type="float">
            <text:p>0</text:p>
          </table:table-cell>
          <table:table-cell table:formula="of:=[.C475]-[.D475]" office:value-type="float" office:value="-0.0003423338" calcext:value-type="float">
            <text:p>-0.0003423338</text:p>
          </table:table-cell>
        </table:table-row>
        <table:table-row table:style-name="ro1">
          <table:table-cell office:value-type="string" calcext:value-type="string">
            <text:p>Inl_MainLightShadowCasterPass</text:p>
          </table:table-cell>
          <table:table-cell office:value-type="string" calcext:value-type="string">
            <text:p>Scripts</text:p>
          </table:table-cell>
          <table:table-cell office:value-type="float" office:value="0.02254734" calcext:value-type="float">
            <text:p>0.02254734</text:p>
          </table:table-cell>
          <table:table-cell office:value-type="float" office:value="0.02289833" calcext:value-type="float">
            <text:p>0.02289833</text:p>
          </table:table-cell>
          <table:table-cell table:formula="of:=COM.MICROSOFT.IFS([.C476]&gt;[.D476];1;[.D476]&gt;[.C476];0;[.D476]=[.C476];0)" office:value-type="float" office:value="0" calcext:value-type="float">
            <text:p>0</text:p>
          </table:table-cell>
          <table:table-cell table:formula="of:=[.C476]-[.D476]" office:value-type="float" office:value="-0.000350990000000002" calcext:value-type="float">
            <text:p>-0.00035099</text:p>
          </table:table-cell>
        </table:table-row>
        <table:table-row table:style-name="ro1">
          <table:table-cell office:value-type="string" calcext:value-type="string">
            <text:p>Inl_UniversalRenderPipeline.InitializeAdditionalCameraData</text:p>
          </table:table-cell>
          <table:table-cell office:value-type="string" calcext:value-type="string">
            <text:p>Scripts</text:p>
          </table:table-cell>
          <table:table-cell office:value-type="float" office:value="0.001947334" calcext:value-type="float">
            <text:p>0.001947334</text:p>
          </table:table-cell>
          <table:table-cell office:value-type="float" office:value="0.002299" calcext:value-type="float">
            <text:p>0.002299</text:p>
          </table:table-cell>
          <table:table-cell table:formula="of:=COM.MICROSOFT.IFS([.C477]&gt;[.D477];1;[.D477]&gt;[.C477];0;[.D477]=[.C477];0)" office:value-type="float" office:value="0" calcext:value-type="float">
            <text:p>0</text:p>
          </table:table-cell>
          <table:table-cell table:formula="of:=[.C477]-[.D477]" office:value-type="float" office:value="-0.000351666" calcext:value-type="float">
            <text:p>-0.000351666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1386667" calcext:value-type="float">
            <text:p>0.0001386667</text:p>
          </table:table-cell>
          <table:table-cell office:value-type="float" office:value="0.0004946667" calcext:value-type="float">
            <text:p>0.0004946667</text:p>
          </table:table-cell>
          <table:table-cell table:formula="of:=COM.MICROSOFT.IFS([.C478]&gt;[.D478];1;[.D478]&gt;[.C478];0;[.D478]=[.C478];0)" office:value-type="float" office:value="0" calcext:value-type="float">
            <text:p>0</text:p>
          </table:table-cell>
          <table:table-cell table:formula="of:=[.C478]-[.D478]" office:value-type="float" office:value="-0.000356" calcext:value-type="float">
            <text:p>-0.000356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004463001" calcext:value-type="float">
            <text:p>0.004463001</text:p>
          </table:table-cell>
          <table:table-cell office:value-type="float" office:value="0.004824002" calcext:value-type="float">
            <text:p>0.004824002</text:p>
          </table:table-cell>
          <table:table-cell table:formula="of:=COM.MICROSOFT.IFS([.C479]&gt;[.D479];1;[.D479]&gt;[.C479];0;[.D479]=[.C479];0)" office:value-type="float" office:value="0" calcext:value-type="float">
            <text:p>0</text:p>
          </table:table-cell>
          <table:table-cell table:formula="of:=[.C479]-[.D479]" office:value-type="float" office:value="-0.000361001" calcext:value-type="float">
            <text:p>-0.000361001</text:p>
          </table:table-cell>
        </table:table-row>
        <table:table-row table:style-name="ro1">
          <table:table-cell office:value-type="string" calcext:value-type="string">
            <text:p>PostLateUpdate.UpdateAudio</text:p>
          </table:table-cell>
          <table:table-cell office:value-type="string" calcext:value-type="string">
            <text:p>PlayerLoop</text:p>
          </table:table-cell>
          <table:table-cell office:value-type="float" office:value="0.005100001" calcext:value-type="float">
            <text:p>0.005100001</text:p>
          </table:table-cell>
          <table:table-cell office:value-type="float" office:value="0.005466336" calcext:value-type="float">
            <text:p>0.005466336</text:p>
          </table:table-cell>
          <table:table-cell table:formula="of:=COM.MICROSOFT.IFS([.C480]&gt;[.D480];1;[.D480]&gt;[.C480];0;[.D480]=[.C480];0)" office:value-type="float" office:value="0" calcext:value-type="float">
            <text:p>0</text:p>
          </table:table-cell>
          <table:table-cell table:formula="of:=[.C480]-[.D480]" office:value-type="float" office:value="-0.000366335" calcext:value-type="float">
            <text:p>-0.000366335</text:p>
          </table:table-cell>
        </table:table-row>
        <table:table-row table:style-name="ro1">
          <table:table-cell office:value-type="string" calcext:value-type="string">
            <text:p>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002008668" calcext:value-type="float">
            <text:p>0.002008668</text:p>
          </table:table-cell>
          <table:table-cell office:value-type="float" office:value="0.002375668" calcext:value-type="float">
            <text:p>0.002375668</text:p>
          </table:table-cell>
          <table:table-cell table:formula="of:=COM.MICROSOFT.IFS([.C481]&gt;[.D481];1;[.D481]&gt;[.C481];0;[.D481]=[.C481];0)" office:value-type="float" office:value="0" calcext:value-type="float">
            <text:p>0</text:p>
          </table:table-cell>
          <table:table-cell table:formula="of:=[.C481]-[.D481]" office:value-type="float" office:value="-0.000367" calcext:value-type="float">
            <text:p>-0.000367</text:p>
          </table:table-cell>
        </table:table-row>
        <table:table-row table:style-name="ro1">
          <table:table-cell office:value-type="string" calcext:value-type="string">
            <text:p>Inl_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0.02307766" calcext:value-type="float">
            <text:p>0.02307766</text:p>
          </table:table-cell>
          <table:table-cell office:value-type="float" office:value="0.02345567" calcext:value-type="float">
            <text:p>0.02345567</text:p>
          </table:table-cell>
          <table:table-cell table:formula="of:=COM.MICROSOFT.IFS([.C482]&gt;[.D482];1;[.D482]&gt;[.C482];0;[.D482]=[.C482];0)" office:value-type="float" office:value="0" calcext:value-type="float">
            <text:p>0</text:p>
          </table:table-cell>
          <table:table-cell table:formula="of:=[.C482]-[.D482]" office:value-type="float" office:value="-0.000378010000000001" calcext:value-type="float">
            <text:p>-0.00037801</text:p>
          </table:table-cell>
        </table:table-row>
        <table:table-row table:style-name="ro1">
          <table:table-cell office:value-type="string" calcext:value-type="string">
            <text:p>CopyColor</text:p>
          </table:table-cell>
          <table:table-cell office:value-type="string" calcext:value-type="string">
            <text:p>Scripts</text:p>
          </table:table-cell>
          <table:table-cell office:value-type="float" office:value="0.006228999" calcext:value-type="float">
            <text:p>0.006228999</text:p>
          </table:table-cell>
          <table:table-cell office:value-type="float" office:value="0.006639" calcext:value-type="float">
            <text:p>0.006639</text:p>
          </table:table-cell>
          <table:table-cell table:formula="of:=COM.MICROSOFT.IFS([.C483]&gt;[.D483];1;[.D483]&gt;[.C483];0;[.D483]=[.C483];0)" office:value-type="float" office:value="0" calcext:value-type="float">
            <text:p>0</text:p>
          </table:table-cell>
          <table:table-cell table:formula="of:=[.C483]-[.D483]" office:value-type="float" office:value="-0.000410000999999999" calcext:value-type="float">
            <text:p>-0.000410001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0.01063033" calcext:value-type="float">
            <text:p>0.01063033</text:p>
          </table:table-cell>
          <table:table-cell office:value-type="float" office:value="0.011043" calcext:value-type="float">
            <text:p>0.011043</text:p>
          </table:table-cell>
          <table:table-cell table:formula="of:=COM.MICROSOFT.IFS([.C484]&gt;[.D484];1;[.D484]&gt;[.C484];0;[.D484]=[.C484];0)" office:value-type="float" office:value="0" calcext:value-type="float">
            <text:p>0</text:p>
          </table:table-cell>
          <table:table-cell table:formula="of:=[.C484]-[.D484]" office:value-type="float" office:value="-0.000412669999999999" calcext:value-type="float">
            <text:p>-0.00041267</text:p>
          </table:table-cell>
        </table:table-row>
        <table:table-row table:style-name="ro1">
          <table:table-cell office:value-type="string" calcext:value-type="string">
            <text:p>Inl_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0.011142" calcext:value-type="float">
            <text:p>0.011142</text:p>
          </table:table-cell>
          <table:table-cell office:value-type="float" office:value="0.011564" calcext:value-type="float">
            <text:p>0.011564</text:p>
          </table:table-cell>
          <table:table-cell table:formula="of:=COM.MICROSOFT.IFS([.C485]&gt;[.D485];1;[.D485]&gt;[.C485];0;[.D485]=[.C485];0)" office:value-type="float" office:value="0" calcext:value-type="float">
            <text:p>0</text:p>
          </table:table-cell>
          <table:table-cell table:formula="of:=[.C485]-[.D485]" office:value-type="float" office:value="-0.000422000000000001" calcext:value-type="float">
            <text:p>-0.000422</text:p>
          </table:table-cell>
        </table:table-row>
        <table:table-row table:style-name="ro1">
          <table:table-cell office:value-type="string" calcext:value-type="string">
            <text:p>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004541665" calcext:value-type="float">
            <text:p>0.004541665</text:p>
          </table:table-cell>
          <table:table-cell office:value-type="float" office:value="0.004986334" calcext:value-type="float">
            <text:p>0.004986334</text:p>
          </table:table-cell>
          <table:table-cell table:formula="of:=COM.MICROSOFT.IFS([.C486]&gt;[.D486];1;[.D486]&gt;[.C486];0;[.D486]=[.C486];0)" office:value-type="float" office:value="0" calcext:value-type="float">
            <text:p>0</text:p>
          </table:table-cell>
          <table:table-cell table:formula="of:=[.C486]-[.D486]" office:value-type="float" office:value="-0.000444669" calcext:value-type="float">
            <text:p>-0.000444669</text:p>
          </table:table-cell>
        </table:table-row>
        <table:table-row table:style-name="ro1">
          <table:table-cell office:value-type="string" calcext:value-type="string">
            <text:p>Inl_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001667667" calcext:value-type="float">
            <text:p>0.001667667</text:p>
          </table:table-cell>
          <table:table-cell office:value-type="float" office:value="0.002148332" calcext:value-type="float">
            <text:p>0.002148332</text:p>
          </table:table-cell>
          <table:table-cell table:formula="of:=COM.MICROSOFT.IFS([.C487]&gt;[.D487];1;[.D487]&gt;[.C487];0;[.D487]=[.C487];0)" office:value-type="float" office:value="0" calcext:value-type="float">
            <text:p>0</text:p>
          </table:table-cell>
          <table:table-cell table:formula="of:=[.C487]-[.D487]" office:value-type="float" office:value="-0.000480665" calcext:value-type="float">
            <text:p>-0.000480665</text:p>
          </table:table-cell>
        </table:table-row>
        <table:table-row table:style-name="ro1">
          <table:table-cell office:value-type="string" calcext:value-type="string">
            <text:p>PrepareSceneNodes</text:p>
          </table:table-cell>
          <table:table-cell office:value-type="string" calcext:value-type="string">
            <text:p>Render</text:p>
          </table:table-cell>
          <table:table-cell office:value-type="float" office:value="0.008337665" calcext:value-type="float">
            <text:p>0.008337665</text:p>
          </table:table-cell>
          <table:table-cell office:value-type="float" office:value="0.008822668" calcext:value-type="float">
            <text:p>0.008822668</text:p>
          </table:table-cell>
          <table:table-cell table:formula="of:=COM.MICROSOFT.IFS([.C488]&gt;[.D488];1;[.D488]&gt;[.C488];0;[.D488]=[.C488];0)" office:value-type="float" office:value="0" calcext:value-type="float">
            <text:p>0</text:p>
          </table:table-cell>
          <table:table-cell table:formula="of:=[.C488]-[.D488]" office:value-type="float" office:value="-0.000485003" calcext:value-type="float">
            <text:p>-0.000485003</text:p>
          </table:table-cell>
        </table:table-row>
        <table:table-row table:style-name="ro1">
          <table:table-cell office:value-type="string" calcext:value-type="string">
            <text:p>Inl_CopyDepthPass</text:p>
          </table:table-cell>
          <table:table-cell office:value-type="string" calcext:value-type="string">
            <text:p>Scripts</text:p>
          </table:table-cell>
          <table:table-cell office:value-type="float" office:value="0.009032337" calcext:value-type="float">
            <text:p>0.009032337</text:p>
          </table:table-cell>
          <table:table-cell office:value-type="float" office:value="0.009528668" calcext:value-type="float">
            <text:p>0.009528668</text:p>
          </table:table-cell>
          <table:table-cell table:formula="of:=COM.MICROSOFT.IFS([.C489]&gt;[.D489];1;[.D489]&gt;[.C489];0;[.D489]=[.C489];0)" office:value-type="float" office:value="0" calcext:value-type="float">
            <text:p>0</text:p>
          </table:table-cell>
          <table:table-cell table:formula="of:=[.C489]-[.D489]" office:value-type="float" office:value="-0.000496330999999999" calcext:value-type="float">
            <text:p>-0.000496331</text:p>
          </table:table-cell>
        </table:table-row>
        <table:table-row table:style-name="ro1">
          <table:table-cell office:value-type="string" calcext:value-type="string">
            <text:p>Profiler.FlushCounters</text:p>
          </table:table-cell>
          <table:table-cell office:value-type="string" calcext:value-type="string">
            <text:p>Overhead</text:p>
          </table:table-cell>
          <table:table-cell office:value-type="float" office:value="0.004730666" calcext:value-type="float">
            <text:p>0.004730666</text:p>
          </table:table-cell>
          <table:table-cell office:value-type="float" office:value="0.00522833" calcext:value-type="float">
            <text:p>0.00522833</text:p>
          </table:table-cell>
          <table:table-cell table:formula="of:=COM.MICROSOFT.IFS([.C490]&gt;[.D490];1;[.D490]&gt;[.C490];0;[.D490]=[.C490];0)" office:value-type="float" office:value="0" calcext:value-type="float">
            <text:p>0</text:p>
          </table:table-cell>
          <table:table-cell table:formula="of:=[.C490]-[.D490]" office:value-type="float" office:value="-0.000497663999999999" calcext:value-type="float">
            <text:p>-0.000497664</text:p>
          </table:table-cell>
        </table:table-row>
        <table:table-row table:style-name="ro1">
          <table:table-cell office:value-type="string" calcext:value-type="string">
            <text:p>PostLateUpdate.ProfilerEndFrame</text:p>
          </table:table-cell>
          <table:table-cell office:value-type="string" calcext:value-type="string">
            <text:p>PlayerLoop</text:p>
          </table:table-cell>
          <table:table-cell office:value-type="float" office:value="0.004901669" calcext:value-type="float">
            <text:p>0.004901669</text:p>
          </table:table-cell>
          <table:table-cell office:value-type="float" office:value="0.005431332" calcext:value-type="float">
            <text:p>0.005431332</text:p>
          </table:table-cell>
          <table:table-cell table:formula="of:=COM.MICROSOFT.IFS([.C491]&gt;[.D491];1;[.D491]&gt;[.C491];0;[.D491]=[.C491];0)" office:value-type="float" office:value="0" calcext:value-type="float">
            <text:p>0</text:p>
          </table:table-cell>
          <table:table-cell table:formula="of:=[.C491]-[.D491]" office:value-type="float" office:value="-0.000529663000000001" calcext:value-type="float">
            <text:p>-0.000529663</text:p>
          </table:table-cell>
        </table:table-row>
        <table:table-row table:style-name="ro1">
          <table:table-cell office:value-type="string" calcext:value-type="string">
            <text:p>SceneCulling</text:p>
          </table:table-cell>
          <table:table-cell office:value-type="string" calcext:value-type="string">
            <text:p>Render</text:p>
          </table:table-cell>
          <table:table-cell office:value-type="float" office:value="0.03212665" calcext:value-type="float">
            <text:p>0.03212665</text:p>
          </table:table-cell>
          <table:table-cell office:value-type="float" office:value="0.03277165" calcext:value-type="float">
            <text:p>0.03277165</text:p>
          </table:table-cell>
          <table:table-cell table:formula="of:=COM.MICROSOFT.IFS([.C492]&gt;[.D492];1;[.D492]&gt;[.C492];0;[.D492]=[.C492];0)" office:value-type="float" office:value="0" calcext:value-type="float">
            <text:p>0</text:p>
          </table:table-cell>
          <table:table-cell table:formula="of:=[.C492]-[.D492]" office:value-type="float" office:value="-0.000645" calcext:value-type="float">
            <text:p>-0.000645</text:p>
          </table:table-cell>
        </table:table-row>
        <table:table-row table:style-name="ro1">
          <table:table-cell office:value-type="string" calcext:value-type="string">
            <text:p>Inl_FinalBlitPass</text:p>
          </table:table-cell>
          <table:table-cell office:value-type="string" calcext:value-type="string">
            <text:p>Scripts</text:p>
          </table:table-cell>
          <table:table-cell office:value-type="float" office:value="0.006590331" calcext:value-type="float">
            <text:p>0.006590331</text:p>
          </table:table-cell>
          <table:table-cell office:value-type="float" office:value="0.007285667" calcext:value-type="float">
            <text:p>0.007285667</text:p>
          </table:table-cell>
          <table:table-cell table:formula="of:=COM.MICROSOFT.IFS([.C493]&gt;[.D493];1;[.D493]&gt;[.C493];0;[.D493]=[.C493];0)" office:value-type="float" office:value="0" calcext:value-type="float">
            <text:p>0</text:p>
          </table:table-cell>
          <table:table-cell table:formula="of:=[.C493]-[.D493]" office:value-type="float" office:value="-0.000695336" calcext:value-type="float">
            <text:p>-0.000695336</text:p>
          </table:table-cell>
        </table:table-row>
        <table:table-row table:style-name="ro1">
          <table:table-cell office:value-type="string" calcext:value-type="string">
            <text:p>CullAllVisibleLights</text:p>
          </table:table-cell>
          <table:table-cell office:value-type="string" calcext:value-type="string">
            <text:p>Render</text:p>
          </table:table-cell>
          <table:table-cell office:value-type="float" office:value="0.01305267" calcext:value-type="float">
            <text:p>0.01305267</text:p>
          </table:table-cell>
          <table:table-cell office:value-type="float" office:value="0.01375034" calcext:value-type="float">
            <text:p>0.01375034</text:p>
          </table:table-cell>
          <table:table-cell table:formula="of:=COM.MICROSOFT.IFS([.C494]&gt;[.D494];1;[.D494]&gt;[.C494];0;[.D494]=[.C494];0)" office:value-type="float" office:value="0" calcext:value-type="float">
            <text:p>0</text:p>
          </table:table-cell>
          <table:table-cell table:formula="of:=[.C494]-[.D494]" office:value-type="float" office:value="-0.000697669999999999" calcext:value-type="float">
            <text:p>-0.00069767</text:p>
          </table:table-cell>
        </table:table-row>
        <table:table-row table:style-name="ro1">
          <table:table-cell office:value-type="string" calcext:value-type="string">
            <text:p>Inl_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0.007046669" calcext:value-type="float">
            <text:p>0.007046669</text:p>
          </table:table-cell>
          <table:table-cell office:value-type="float" office:value="0.00789267" calcext:value-type="float">
            <text:p>0.00789267</text:p>
          </table:table-cell>
          <table:table-cell table:formula="of:=COM.MICROSOFT.IFS([.C495]&gt;[.D495];1;[.D495]&gt;[.C495];0;[.D495]=[.C495];0)" office:value-type="float" office:value="0" calcext:value-type="float">
            <text:p>0</text:p>
          </table:table-cell>
          <table:table-cell table:formula="of:=[.C495]-[.D495]" office:value-type="float" office:value="-0.000846001000000001" calcext:value-type="float">
            <text:p>-0.000846001</text:p>
          </table:table-cell>
        </table:table-row>
        <table:table-row table:style-name="ro1">
          <table:table-cell office:value-type="string" calcext:value-type="string">
            <text:p>Inl_UpdateVolumeFramework</text:p>
          </table:table-cell>
          <table:table-cell office:value-type="string" calcext:value-type="string">
            <text:p>Scripts</text:p>
          </table:table-cell>
          <table:table-cell office:value-type="float" office:value="0.018086" calcext:value-type="float">
            <text:p>0.018086</text:p>
          </table:table-cell>
          <table:table-cell office:value-type="float" office:value="0.01897633" calcext:value-type="float">
            <text:p>0.01897633</text:p>
          </table:table-cell>
          <table:table-cell table:formula="of:=COM.MICROSOFT.IFS([.C496]&gt;[.D496];1;[.D496]&gt;[.C496];0;[.D496]=[.C496];0)" office:value-type="float" office:value="0" calcext:value-type="float">
            <text:p>0</text:p>
          </table:table-cell>
          <table:table-cell table:formula="of:=[.C496]-[.D496]" office:value-type="float" office:value="-0.000890330000000002" calcext:value-type="float">
            <text:p>-0.00089033</text:p>
          </table:table-cell>
        </table:table-row>
        <table:table-row table:style-name="ro1">
          <table:table-cell office:value-type="string" calcext:value-type="string">
            <text:p>Inl_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0.03098567" calcext:value-type="float">
            <text:p>0.03098567</text:p>
          </table:table-cell>
          <table:table-cell office:value-type="float" office:value="0.03206733" calcext:value-type="float">
            <text:p>0.03206733</text:p>
          </table:table-cell>
          <table:table-cell table:formula="of:=COM.MICROSOFT.IFS([.C497]&gt;[.D497];1;[.D497]&gt;[.C497];0;[.D497]=[.C497];0)" office:value-type="float" office:value="0" calcext:value-type="float">
            <text:p>0</text:p>
          </table:table-cell>
          <table:table-cell table:formula="of:=[.C497]-[.D497]" office:value-type="float" office:value="-0.00108166" calcext:value-type="float">
            <text:p>-0.00108166</text:p>
          </table:table-cell>
        </table:table-row>
        <table:table-row table:style-name="ro1">
          <table:table-cell office:value-type="string" calcext:value-type="string">
            <text:p>Inl_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0.189923" calcext:value-type="float">
            <text:p>0.189923</text:p>
          </table:table-cell>
          <table:table-cell office:value-type="float" office:value="0.1913157" calcext:value-type="float">
            <text:p>0.1913157</text:p>
          </table:table-cell>
          <table:table-cell table:formula="of:=COM.MICROSOFT.IFS([.C498]&gt;[.D498];1;[.D498]&gt;[.C498];0;[.D498]=[.C498];0)" office:value-type="float" office:value="0" calcext:value-type="float">
            <text:p>0</text:p>
          </table:table-cell>
          <table:table-cell table:formula="of:=[.C498]-[.D498]" office:value-type="float" office:value="-0.00139270000000002" calcext:value-type="float">
            <text:p>-0.0013927</text:p>
          </table:table-cell>
        </table:table-row>
        <table:table-row table:style-name="ro1">
          <table:table-cell office:value-type="string" calcext:value-type="string">
            <text:p>Physics.Processing</text:p>
          </table:table-cell>
          <table:table-cell office:value-type="string" calcext:value-type="string">
            <text:p>Physics</text:p>
          </table:table-cell>
          <table:table-cell office:value-type="float" office:value="0.005639667" calcext:value-type="float">
            <text:p>0.005639667</text:p>
          </table:table-cell>
          <table:table-cell office:value-type="float" office:value="0.007203667" calcext:value-type="float">
            <text:p>0.007203667</text:p>
          </table:table-cell>
          <table:table-cell table:formula="of:=COM.MICROSOFT.IFS([.C499]&gt;[.D499];1;[.D499]&gt;[.C499];0;[.D499]=[.C499];0)" office:value-type="float" office:value="0" calcext:value-type="float">
            <text:p>0</text:p>
          </table:table-cell>
          <table:table-cell table:formula="of:=[.C499]-[.D499]" office:value-type="float" office:value="-0.001564" calcext:value-type="float">
            <text:p>-0.001564</text:p>
          </table:table-cell>
        </table:table-row>
        <table:table-row table:style-name="ro1">
          <table:table-cell office:value-type="string" calcext:value-type="string">
            <text:p>Inl_RenderCameraStack</text:p>
          </table:table-cell>
          <table:table-cell office:value-type="string" calcext:value-type="string">
            <text:p>Scripts</text:p>
          </table:table-cell>
          <table:table-cell office:value-type="float" office:value="0.3768754" calcext:value-type="float">
            <text:p>0.3768754</text:p>
          </table:table-cell>
          <table:table-cell office:value-type="float" office:value="0.3784603" calcext:value-type="float">
            <text:p>0.3784603</text:p>
          </table:table-cell>
          <table:table-cell table:formula="of:=COM.MICROSOFT.IFS([.C500]&gt;[.D500];1;[.D500]&gt;[.C500];0;[.D500]=[.C500];0)" office:value-type="float" office:value="0" calcext:value-type="float">
            <text:p>0</text:p>
          </table:table-cell>
          <table:table-cell table:formula="of:=[.C500]-[.D500]" office:value-type="float" office:value="-0.0015849" calcext:value-type="float">
            <text:p>-0.0015849</text:p>
          </table:table-cell>
        </table:table-row>
        <table:table-row table:style-name="ro1">
          <table:table-cell office:value-type="string" calcext:value-type="string">
            <text:p>PostLateUpdate.FinishFrameRendering</text:p>
          </table:table-cell>
          <table:table-cell office:value-type="string" calcext:value-type="string">
            <text:p>PlayerLoop</text:p>
          </table:table-cell>
          <table:table-cell office:value-type="float" office:value="0.4210494" calcext:value-type="float">
            <text:p>0.4210494</text:p>
          </table:table-cell>
          <table:table-cell office:value-type="float" office:value="0.4228556" calcext:value-type="float">
            <text:p>0.4228556</text:p>
          </table:table-cell>
          <table:table-cell table:formula="of:=COM.MICROSOFT.IFS([.C501]&gt;[.D501];1;[.D501]&gt;[.C501];0;[.D501]=[.C501];0)" office:value-type="float" office:value="0" calcext:value-type="float">
            <text:p>0</text:p>
          </table:table-cell>
          <table:table-cell table:formula="of:=[.C501]-[.D501]" office:value-type="float" office:value="-0.00180620000000004" calcext:value-type="float">
            <text:p>-0.0018062</text:p>
          </table:table-cell>
        </table:table-row>
        <table:table-row table:style-name="ro1">
          <table:table-cell office:value-type="string" calcext:value-type="string">
            <text:p>FixedUpdate.PhysicsFixedUpdate</text:p>
          </table:table-cell>
          <table:table-cell office:value-type="string" calcext:value-type="string">
            <text:p>PlayerLoop</text:p>
          </table:table-cell>
          <table:table-cell office:value-type="float" office:value="0.007350001" calcext:value-type="float">
            <text:p>0.007350001</text:p>
          </table:table-cell>
          <table:table-cell office:value-type="float" office:value="0.009160334" calcext:value-type="float">
            <text:p>0.009160334</text:p>
          </table:table-cell>
          <table:table-cell table:formula="of:=COM.MICROSOFT.IFS([.C502]&gt;[.D502];1;[.D502]&gt;[.C502];0;[.D502]=[.C502];0)" office:value-type="float" office:value="0" calcext:value-type="float">
            <text:p>0</text:p>
          </table:table-cell>
          <table:table-cell table:formula="of:=[.C502]-[.D502]" office:value-type="float" office:value="-0.001810333" calcext:value-type="float">
            <text:p>-0.001810333</text:p>
          </table:table-cell>
        </table:table-row>
        <table:table-row table:style-name="ro1">
          <table:table-cell office:value-type="string" calcext:value-type="string">
            <text:p>Inl_UniversalRenderTotal</text:p>
          </table:table-cell>
          <table:table-cell office:value-type="string" calcext:value-type="string">
            <text:p>Scripts</text:p>
          </table:table-cell>
          <table:table-cell office:value-type="float" office:value="0.3833109" calcext:value-type="float">
            <text:p>0.3833109</text:p>
          </table:table-cell>
          <table:table-cell office:value-type="float" office:value="0.3852099" calcext:value-type="float">
            <text:p>0.3852099</text:p>
          </table:table-cell>
          <table:table-cell table:formula="of:=COM.MICROSOFT.IFS([.C503]&gt;[.D503];1;[.D503]&gt;[.C503];0;[.D503]=[.C503];0)" office:value-type="float" office:value="0" calcext:value-type="float">
            <text:p>0</text:p>
          </table:table-cell>
          <table:table-cell table:formula="of:=[.C503]-[.D503]" office:value-type="float" office:value="-0.00189899999999998" calcext:value-type="float">
            <text:p>-0.001899</text:p>
          </table:table-cell>
        </table:table-row>
        <table:table-row table:style-name="ro1">
          <table:table-cell office:value-type="string" calcext:value-type="string">
            <text:p>UnityEngine.CoreModule.dll!UnityEngine.Rendering::RenderPipelineManager.DoRenderLoop_Internal()</text:p>
          </table:table-cell>
          <table:table-cell office:value-type="string" calcext:value-type="string">
            <text:p>Scripts</text:p>
          </table:table-cell>
          <table:table-cell office:value-type="float" office:value="0.3859339" calcext:value-type="float">
            <text:p>0.3859339</text:p>
          </table:table-cell>
          <table:table-cell office:value-type="float" office:value="0.387974" calcext:value-type="float">
            <text:p>0.387974</text:p>
          </table:table-cell>
          <table:table-cell table:formula="of:=COM.MICROSOFT.IFS([.C504]&gt;[.D504];1;[.D504]&gt;[.C504];0;[.D504]=[.C504];0)" office:value-type="float" office:value="0" calcext:value-type="float">
            <text:p>0</text:p>
          </table:table-cell>
          <table:table-cell table:formula="of:=[.C504]-[.D504]" office:value-type="float" office:value="-0.00204009999999999" calcext:value-type="float">
            <text:p>-0.0020401</text:p>
          </table:table-cell>
        </table:table-row>
        <table:table-row table:style-name="ro1">
          <table:table-cell office:value-type="string" calcext:value-type="string">
            <text:p>Inl_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0.1028863" calcext:value-type="float">
            <text:p>0.1028863</text:p>
          </table:table-cell>
          <table:table-cell office:value-type="float" office:value="0.1063873" calcext:value-type="float">
            <text:p>0.1063873</text:p>
          </table:table-cell>
          <table:table-cell table:formula="of:=COM.MICROSOFT.IFS([.C505]&gt;[.D505];1;[.D505]&gt;[.C505];0;[.D505]=[.C505];0)" office:value-type="float" office:value="0" calcext:value-type="float">
            <text:p>0</text:p>
          </table:table-cell>
          <table:table-cell table:formula="of:=[.C505]-[.D505]" office:value-type="float" office:value="-0.00350099999999999" calcext:value-type="float">
            <text:p>-0.003501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 office:value-type="float" office:value="0.06902898" calcext:value-type="float">
            <text:p>0.06902898</text:p>
          </table:table-cell>
          <table:table-cell office:value-type="float" office:value="0.07280701" calcext:value-type="float">
            <text:p>0.07280701</text:p>
          </table:table-cell>
          <table:table-cell table:formula="of:=COM.MICROSOFT.IFS([.C506]&gt;[.D506];1;[.D506]&gt;[.C506];0;[.D506]=[.C506];0)" office:value-type="float" office:value="0" calcext:value-type="float">
            <text:p>0</text:p>
          </table:table-cell>
          <table:table-cell table:formula="of:=[.C506]-[.D506]" office:value-type="float" office:value="-0.00377803" calcext:value-type="float">
            <text:p>-0.00377803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 office:value-type="float" office:value="0.07194969" calcext:value-type="float">
            <text:p>0.07194969</text:p>
          </table:table-cell>
          <table:table-cell office:value-type="float" office:value="0.07583065" calcext:value-type="float">
            <text:p>0.07583065</text:p>
          </table:table-cell>
          <table:table-cell table:formula="of:=COM.MICROSOFT.IFS([.C507]&gt;[.D507];1;[.D507]&gt;[.C507];0;[.D507]=[.C507];0)" office:value-type="float" office:value="0" calcext:value-type="float">
            <text:p>0</text:p>
          </table:table-cell>
          <table:table-cell table:formula="of:=[.C507]-[.D507]" office:value-type="float" office:value="-0.00388096" calcext:value-type="float">
            <text:p>-0.00388096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 office:value-type="float" office:value="0.07429862" calcext:value-type="float">
            <text:p>0.07429862</text:p>
          </table:table-cell>
          <table:table-cell office:value-type="float" office:value="0.07829266" calcext:value-type="float">
            <text:p>0.07829266</text:p>
          </table:table-cell>
          <table:table-cell table:formula="of:=COM.MICROSOFT.IFS([.C508]&gt;[.D508];1;[.D508]&gt;[.C508];0;[.D508]=[.C508];0)" office:value-type="float" office:value="0" calcext:value-type="float">
            <text:p>0</text:p>
          </table:table-cell>
          <table:table-cell table:formula="of:=[.C508]-[.D508]" office:value-type="float" office:value="-0.00399404" calcext:value-type="float">
            <text:p>-0.00399404</text:p>
          </table:table-cell>
        </table:table-row>
        <table:table-row table:style-name="ro1">
          <table:table-cell office:value-type="string" calcext:value-type="string">
            <text:p>Main Thread</text:p>
          </table:table-cell>
          <table:table-cell office:value-type="string" calcext:value-type="string">
            <text:p>Internal</text:p>
          </table:table-cell>
          <table:table-cell office:value-type="float" office:value="0.6442469" calcext:value-type="float">
            <text:p>0.6442469</text:p>
          </table:table-cell>
          <table:table-cell office:value-type="float" office:value="0.650672" calcext:value-type="float">
            <text:p>0.650672</text:p>
          </table:table-cell>
          <table:table-cell table:formula="of:=COM.MICROSOFT.IFS([.C509]&gt;[.D509];1;[.D509]&gt;[.C509];0;[.D509]=[.C509];0)" office:value-type="float" office:value="0" calcext:value-type="float">
            <text:p>0</text:p>
          </table:table-cell>
          <table:table-cell table:formula="of:=[.C509]-[.D509]" office:value-type="float" office:value="-0.00642509999999996" calcext:value-type="float">
            <text:p>-0.0064251</text:p>
          </table:table-cell>
        </table:table-row>
        <table:table-row table:style-name="ro1">
          <table:table-cell table:number-columns-repeated="2" office:value-type="string" calcext:value-type="string">
            <text:p>PlayerLoop</text:p>
          </table:table-cell>
          <table:table-cell office:value-type="float" office:value="0.6381882" calcext:value-type="float">
            <text:p>0.6381882</text:p>
          </table:table-cell>
          <table:table-cell office:value-type="float" office:value="0.6451388" calcext:value-type="float">
            <text:p>0.6451388</text:p>
          </table:table-cell>
          <table:table-cell table:formula="of:=COM.MICROSOFT.IFS([.C510]&gt;[.D510];1;[.D510]&gt;[.C510];0;[.D510]=[.C510];0)" office:value-type="float" office:value="0" calcext:value-type="float">
            <text:p>0</text:p>
          </table:table-cell>
          <table:table-cell table:formula="of:=[.C510]-[.D510]" office:value-type="float" office:value="-0.00695060000000003" calcext:value-type="float">
            <text:p>-0.0069506</text:p>
          </table:table-cell>
        </table:table-row>
      </table:table>
      <table:named-expressions/>
      <table:database-ranges>
        <table:database-range table:name="__Anonymous_Sheet_DB__0" table:target-range-address="ToonshaderHLSLProfilerData_data_main_self.A1:ToonshaderHLSLProfilerData_data_main_self.F510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1:38:14.79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3T12:14:12.613000000</dc:date>
    <meta:editing-duration>PT25M56S</meta:editing-duration>
    <meta:editing-cycles>4</meta:editing-cycles>
    <meta:generator>LibreOffice/6.4.2.2$Windows_X86_64 LibreOffice_project/4e471d8c02c9c90f512f7f9ead8875b57fcb1ec3</meta:generator>
    <meta:document-statistic meta:table-count="1" meta:cell-count="3060" meta:object-count="0"/>
  </office:meta>
</office:document-meta>
</file>